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A_20_D37_20_10kHz">
      <style:table-properties table:display="true" style:writing-mode="lr-tb"/>
    </style:style>
    <style:style style:name="ta2" style:family="table" style:master-page-name="PageStyle_5f_B_20_D38_20_10kHz">
      <style:table-properties table:display="true" style:writing-mode="lr-tb"/>
    </style:style>
    <style:style style:name="ta3" style:family="table" style:master-page-name="PageStyle_5f_A_20_D39_20_10kHz">
      <style:table-properties table:display="true" style:writing-mode="lr-tb"/>
    </style:style>
    <style:style style:name="ta4" style:family="table" style:master-page-name="PageStyle_5f_B_20_D40_20_10kHz">
      <style:table-properties table:display="true" style:writing-mode="lr-tb"/>
    </style:style>
    <style:style style:name="ta5" style:family="table" style:master-page-name="PageStyle_5f_A_20_D41_20_10kHz">
      <style:table-properties table:display="true" style:writing-mode="lr-tb"/>
    </style:style>
    <style:style style:name="ta6" style:family="table" style:master-page-name="PageStyle_5f_B_20_D42_20_10kHz">
      <style:table-properties table:display="true" style:writing-mode="lr-tb"/>
    </style:style>
    <style:style style:name="ta7" style:family="table" style:master-page-name="PageStyle_5f_A_20_D43_20_10kHz">
      <style:table-properties table:display="true" style:writing-mode="lr-tb"/>
    </style:style>
    <style:style style:name="ta8" style:family="table" style:master-page-name="PageStyle_5f_B_20_D44_20_10kHz">
      <style:table-properties table:display="true" style:writing-mode="lr-tb"/>
    </style:style>
    <style:style style:name="ta9" style:family="table" style:master-page-name="PageStyle_5f_A_20_D45_20_10kHz">
      <style:table-properties table:display="true" style:writing-mode="lr-tb"/>
    </style:style>
    <style:style style:name="ta10" style:family="table" style:master-page-name="PageStyle_5f_B_20_D46_20_10kHz">
      <style:table-properties table:display="true" style:writing-mode="lr-tb"/>
    </style:style>
    <style:style style:name="ta11" style:family="table" style:master-page-name="PageStyle_5f_A_20_D47_20_10kHz">
      <style:table-properties table:display="true" style:writing-mode="lr-tb"/>
    </style:style>
    <style:style style:name="ta12" style:family="table" style:master-page-name="PageStyle_5f_B_20_D48_20_10kHz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 D37 10kHz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7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81.12" calcext:value-type="float">
            <text:p>81.12</text:p>
          </table:table-cell>
          <table:table-cell table:number-columns-repeated="2" table:style-name="ce2" office:value-type="float" office:value="81.14" calcext:value-type="float">
            <text:p>81.14</text:p>
          </table:table-cell>
          <table:table-cell table:formula="of:=AVERAGE([.B4:.D4])" office:value-type="float" office:value="81.1333333333333" calcext:value-type="float">
            <text:p>81.133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4.39609389188532" calcext:value-type="float">
            <text:p>4.39609389188532</text:p>
          </table:table-cell>
          <table:table-cell table:formula="of:=SQRT(((MAX([.B4:.D4])-MIN([.B4:.D4]))/2)^2+0.005^2)" office:value-type="float" office:value="0.0111803398874972" calcext:value-type="float">
            <text:p>0.011180339887497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4.39609389188532" calcext:value-type="float">
            <text:p>4.39609389188532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137802052845076" calcext:value-type="float">
            <text:p>0.000137802052845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.438" calcext:value-type="float">
            <text:p>40.438</text:p>
          </table:table-cell>
          <table:table-cell table:style-name="ce2" office:value-type="float" office:value="40.464" calcext:value-type="float">
            <text:p>40.464</text:p>
          </table:table-cell>
          <table:table-cell table:style-name="ce2" office:value-type="float" office:value="40.48" calcext:value-type="float">
            <text:p>40.48</text:p>
          </table:table-cell>
          <table:table-cell table:formula="of:=AVERAGE([.B5:.D5])" office:value-type="float" office:value="40.4606666666667" calcext:value-type="float">
            <text:p>40.4606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70033030878296" calcext:value-type="float">
            <text:p>3.70033030878296</text:p>
          </table:table-cell>
          <table:table-cell table:formula="of:=SQRT(((MAX([.B5:.D5])-MIN([.B5:.D5]))/2)^2+0.0005^2)" office:value-type="float" office:value="0.0210059515375972" calcext:value-type="float">
            <text:p>0.021005951537597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70033030878296" calcext:value-type="float">
            <text:p>3.70033030878296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519169684243065" calcext:value-type="float">
            <text:p>0.000519169684243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1.132" calcext:value-type="float">
            <text:p>31.132</text:p>
          </table:table-cell>
          <table:table-cell table:style-name="ce2" office:value-type="float" office:value="31.128" calcext:value-type="float">
            <text:p>31.128</text:p>
          </table:table-cell>
          <table:table-cell table:style-name="ce2" office:value-type="float" office:value="31.082" calcext:value-type="float">
            <text:p>31.082</text:p>
          </table:table-cell>
          <table:table-cell table:formula="of:=AVERAGE([.B6:.D6])" office:value-type="float" office:value="31.114" calcext:value-type="float">
            <text:p>31.114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43765787866493" calcext:value-type="float">
            <text:p>3.43765787866493</text:p>
          </table:table-cell>
          <table:table-cell table:formula="of:=SQRT(((MAX([.B6:.D6])-MIN([.B6:.D6]))/2)^2+0.0005^2)" office:value-type="float" office:value="0.0250049995001003" calcext:value-type="float">
            <text:p>0.0250049995001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43765787866493" calcext:value-type="float">
            <text:p>3.43765787866493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803657501449519" calcext:value-type="float">
            <text:p>0.00080365750145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.176" calcext:value-type="float">
            <text:p>24.176</text:p>
          </table:table-cell>
          <table:table-cell table:style-name="ce2" office:value-type="float" office:value="24.186" calcext:value-type="float">
            <text:p>24.186</text:p>
          </table:table-cell>
          <table:table-cell table:style-name="ce2" office:value-type="float" office:value="24.196" calcext:value-type="float">
            <text:p>24.196</text:p>
          </table:table-cell>
          <table:table-cell table:formula="of:=AVERAGE([.B7:.D7])" office:value-type="float" office:value="24.186" calcext:value-type="float">
            <text:p>24.186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18577395336308" calcext:value-type="float">
            <text:p>3.18577395336308</text:p>
          </table:table-cell>
          <table:table-cell table:formula="of:=SQRT(((MAX([.B7:.D7])-MIN([.B7:.D7]))/2)^2+0.0005^2)" office:value-type="float" office:value="0.010012492197252" calcext:value-type="float">
            <text:p>0.010012492197252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18577395336308" calcext:value-type="float">
            <text:p>3.18577395336308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413978838884146" calcext:value-type="float">
            <text:p>0.000413978838884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.628" calcext:value-type="float">
            <text:p>20.628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20.655" calcext:value-type="float">
            <text:p>20.655</text:p>
          </table:table-cell>
          <table:table-cell table:formula="of:=AVERAGE([.B8:.D8])" office:value-type="float" office:value="20.641" calcext:value-type="float">
            <text:p>20.641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3.02727938905212" calcext:value-type="float">
            <text:p>3.02727938905212</text:p>
          </table:table-cell>
          <table:table-cell table:formula="of:=SQRT(((MAX([.B8:.D8])-MIN([.B8:.D8]))/2)^2+0.0005^2)" office:value-type="float" office:value="0.0135092560861068" calcext:value-type="float">
            <text:p>0.013509256086107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3.02727938905212" calcext:value-type="float">
            <text:p>3.02727938905212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654486511608295" calcext:value-type="float">
            <text:p>0.000654486511608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.781" calcext:value-type="float">
            <text:p>17.781</text:p>
          </table:table-cell>
          <table:table-cell table:style-name="ce2" office:value-type="float" office:value="17.796" calcext:value-type="float">
            <text:p>17.796</text:p>
          </table:table-cell>
          <table:table-cell table:style-name="ce2" office:value-type="float" office:value="17.809" calcext:value-type="float">
            <text:p>17.809</text:p>
          </table:table-cell>
          <table:table-cell table:formula="of:=AVERAGE([.B9:.D9])" office:value-type="float" office:value="17.7953333333333" calcext:value-type="float">
            <text:p>17.7953333333333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7893625064023" calcext:value-type="float">
            <text:p>2.87893625064023</text:p>
          </table:table-cell>
          <table:table-cell table:formula="of:=SQRT(((MAX([.B9:.D9])-MIN([.B9:.D9]))/2)^2+0.0005^2)" office:value-type="float" office:value="0.014008925726123" calcext:value-type="float">
            <text:p>0.014008925726123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7893625064023" calcext:value-type="float">
            <text:p>2.87893625064023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787224687715301" calcext:value-type="float">
            <text:p>0.000787224687715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.693" calcext:value-type="float">
            <text:p>15.693</text:p>
          </table:table-cell>
          <table:table-cell table:style-name="ce2" office:value-type="float" office:value="15.706" calcext:value-type="float">
            <text:p>15.706</text:p>
          </table:table-cell>
          <table:table-cell table:style-name="ce2" office:value-type="float" office:value="15.723" calcext:value-type="float">
            <text:p>15.723</text:p>
          </table:table-cell>
          <table:table-cell table:formula="of:=AVERAGE([.B10:.D10])" office:value-type="float" office:value="15.7073333333333" calcext:value-type="float">
            <text:p>15.7073333333333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541276945962" calcext:value-type="float">
            <text:p>2.7541276945962</text:p>
          </table:table-cell>
          <table:table-cell table:formula="of:=SQRT(((MAX([.B10:.D10])-MIN([.B10:.D10]))/2)^2+0.0005^2)" office:value-type="float" office:value="0.0150083310198042" calcext:value-type="float">
            <text:p>0.015008331019804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541276945962" calcext:value-type="float">
            <text:p>2.7541276945962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955498345983036" calcext:value-type="float">
            <text:p>0.000955498345983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.315" calcext:value-type="float">
            <text:p>14.315</text:p>
          </table:table-cell>
          <table:table-cell table:style-name="ce2" office:value-type="float" office:value="14.326" calcext:value-type="float">
            <text:p>14.326</text:p>
          </table:table-cell>
          <table:table-cell table:style-name="ce2" office:value-type="float" office:value="14.337" calcext:value-type="float">
            <text:p>14.337</text:p>
          </table:table-cell>
          <table:table-cell table:formula="of:=AVERAGE([.B11:.D11])" office:value-type="float" office:value="14.326" calcext:value-type="float">
            <text:p>14.326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6207606819226" calcext:value-type="float">
            <text:p>2.66207606819226</text:p>
          </table:table-cell>
          <table:table-cell table:formula="of:=SQRT(((MAX([.B11:.D11])-MIN([.B11:.D11]))/2)^2+0.0005^2)" office:value-type="float" office:value="0.0110113577727727" calcext:value-type="float">
            <text:p>0.011011357772773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6207606819226" calcext:value-type="float">
            <text:p>2.66207606819226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768627514503193" calcext:value-type="float">
            <text:p>0.000768627514503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3.418" calcext:value-type="float">
            <text:p>13.418</text:p>
          </table:table-cell>
          <table:table-cell table:style-name="ce2" office:value-type="float" office:value="13.423" calcext:value-type="float">
            <text:p>13.423</text:p>
          </table:table-cell>
          <table:table-cell table:style-name="ce2" office:value-type="float" office:value="13.434" calcext:value-type="float">
            <text:p>13.434</text:p>
          </table:table-cell>
          <table:table-cell table:formula="of:=AVERAGE([.B12:.D12])" office:value-type="float" office:value="13.425" calcext:value-type="float">
            <text:p>13.425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59711864039493" calcext:value-type="float">
            <text:p>2.59711864039493</text:p>
          </table:table-cell>
          <table:table-cell table:formula="of:=SQRT(((MAX([.B12:.D12])-MIN([.B12:.D12]))/2)^2+0.0005^2)" office:value-type="float" office:value="0.00801560977094071" calcext:value-type="float">
            <text:p>0.008015609770941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59711864039493" calcext:value-type="float">
            <text:p>2.59711864039493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597065904725565" calcext:value-type="float">
            <text:p>0.000597065904726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.778" calcext:value-type="float">
            <text:p>12.778</text:p>
          </table:table-cell>
          <table:table-cell table:style-name="ce2" office:value-type="float" office:value="12.784" calcext:value-type="float">
            <text:p>12.784</text:p>
          </table:table-cell>
          <table:table-cell table:style-name="ce2" office:value-type="float" office:value="12.787" calcext:value-type="float">
            <text:p>12.787</text:p>
          </table:table-cell>
          <table:table-cell table:formula="of:=AVERAGE([.B13:.D13])" office:value-type="float" office:value="12.783" calcext:value-type="float">
            <text:p>12.783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4811616318588" calcext:value-type="float">
            <text:p>2.54811616318588</text:p>
          </table:table-cell>
          <table:table-cell table:formula="of:=SQRT(((MAX([.B13:.D13])-MIN([.B13:.D13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4811616318588" calcext:value-type="float">
            <text:p>2.54811616318588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354196399050996" calcext:value-type="float">
            <text:p>0.000354196399051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.296" calcext:value-type="float">
            <text:p>12.296</text:p>
          </table:table-cell>
          <table:table-cell table:style-name="ce2" office:value-type="float" office:value="12.313" calcext:value-type="float">
            <text:p>12.313</text:p>
          </table:table-cell>
          <table:table-cell table:style-name="ce2" office:value-type="float" office:value="12.316" calcext:value-type="float">
            <text:p>12.316</text:p>
          </table:table-cell>
          <table:table-cell table:formula="of:=AVERAGE([.B14:.D14])" office:value-type="float" office:value="12.3083333333333" calcext:value-type="float">
            <text:p>12.3083333333333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1027653974933" calcext:value-type="float">
            <text:p>2.51027653974933</text:p>
          </table:table-cell>
          <table:table-cell table:formula="of:=SQRT(((MAX([.B14:.D14])-MIN([.B14:.D14]))/2)^2+0.0005^2)" office:value-type="float" office:value="0.0100124921972511" calcext:value-type="float">
            <text:p>0.010012492197251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1027653974933" calcext:value-type="float">
            <text:p>2.51027653974933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813472622660886" calcext:value-type="float">
            <text:p>0.000813472622661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.939" calcext:value-type="float">
            <text:p>11.939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11.946" calcext:value-type="float">
            <text:p>11.946</text:p>
          </table:table-cell>
          <table:table-cell table:formula="of:=AVERAGE([.B15:.D15])" office:value-type="float" office:value="11.9416666666667" calcext:value-type="float">
            <text:p>11.941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48003368504613" calcext:value-type="float">
            <text:p>2.48003368504613</text:p>
          </table:table-cell>
          <table:table-cell table:formula="of:=SQRT(((MAX([.B15:.D15])-MIN([.B15:.D15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48003368504613" calcext:value-type="float">
            <text:p>2.48003368504613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296067040273489" calcext:value-type="float">
            <text:p>0.000296067040273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.787" calcext:value-type="float">
            <text:p>11.787</text:p>
          </table:table-cell>
          <table:table-cell table:style-name="ce2" office:value-type="float" office:value="11.795" calcext:value-type="float">
            <text:p>11.795</text:p>
          </table:table-cell>
          <table:table-cell table:style-name="ce2" office:value-type="float" office:value="11.798" calcext:value-type="float">
            <text:p>11.798</text:p>
          </table:table-cell>
          <table:table-cell table:formula="of:=AVERAGE([.B16:.D16])" office:value-type="float" office:value="11.7933333333333" calcext:value-type="float">
            <text:p>11.7933333333333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46753440006353" calcext:value-type="float">
            <text:p>2.46753440006353</text:p>
          </table:table-cell>
          <table:table-cell table:formula="of:=SQRT(((MAX([.B16:.D16])-MIN([.B16:.D16]))/2)^2+0.0005^2)" office:value-type="float" office:value="0.00552268050859325" calcext:value-type="float">
            <text:p>0.005522680508593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46753440006353" calcext:value-type="float">
            <text:p>2.46753440006353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468288341599201" calcext:value-type="float">
            <text:p>0.000468288341599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.675" calcext:value-type="float">
            <text:p>11.675</text:p>
          </table:table-cell>
          <table:table-cell table:style-name="ce2" office:value-type="float" office:value="11.682" calcext:value-type="float">
            <text:p>11.682</text:p>
          </table:table-cell>
          <table:table-cell table:style-name="ce2" office:value-type="float" office:value="11.686" calcext:value-type="float">
            <text:p>11.686</text:p>
          </table:table-cell>
          <table:table-cell table:formula="of:=AVERAGE([.B17:.D17])" office:value-type="float" office:value="11.681" calcext:value-type="float">
            <text:p>11.681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45796359017356" calcext:value-type="float">
            <text:p>2.45796359017356</text:p>
          </table:table-cell>
          <table:table-cell table:formula="of:=SQRT(((MAX([.B17:.D17])-MIN([.B17:.D17]))/2)^2+0.0005^2)" office:value-type="float" office:value="0.00552268050859325" calcext:value-type="float">
            <text:p>0.005522680508593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45796359017356" calcext:value-type="float">
            <text:p>2.45796359017356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472791756578482" calcext:value-type="float">
            <text:p>0.000472791756578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.571" calcext:value-type="float">
            <text:p>11.571</text:p>
          </table:table-cell>
          <table:table-cell table:style-name="ce2" office:value-type="float" office:value="11.58" calcext:value-type="float">
            <text:p>11.58</text:p>
          </table:table-cell>
          <table:table-cell table:style-name="ce2" office:value-type="float" office:value="11.581" calcext:value-type="float">
            <text:p>11.581</text:p>
          </table:table-cell>
          <table:table-cell table:formula="of:=AVERAGE([.B18:.D18])" office:value-type="float" office:value="11.5773333333333" calcext:value-type="float">
            <text:p>11.577333333333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4904916353029" calcext:value-type="float">
            <text:p>2.44904916353029</text:p>
          </table:table-cell>
          <table:table-cell table:formula="of:=SQRT(((MAX([.B18:.D18])-MIN([.B18:.D18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4904916353029" calcext:value-type="float">
            <text:p>2.44904916353029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434032403307642" calcext:value-type="float">
            <text:p>0.000434032403308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.531" calcext:value-type="float">
            <text:p>11.531</text:p>
          </table:table-cell>
          <table:table-cell table:number-columns-repeated="2" table:style-name="ce2" office:value-type="float" office:value="11.533" calcext:value-type="float">
            <text:p>11.533</text:p>
          </table:table-cell>
          <table:table-cell table:formula="of:=AVERAGE([.B19:.D19])" office:value-type="float" office:value="11.5323333333333" calcext:value-type="float">
            <text:p>11.5323333333333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4515468443414" calcext:value-type="float">
            <text:p>2.44515468443414</text:p>
          </table:table-cell>
          <table:table-cell table:formula="of:=SQRT(((MAX([.B19:.D19])-MIN([.B19:.D19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4515468443414" calcext:value-type="float">
            <text:p>2.44515468443414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0969477690622943" calcext:value-type="float">
            <text:p>9.69477690622943E-05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482" calcext:value-type="float">
            <text:p>11.482</text:p>
          </table:table-cell>
          <table:table-cell table:style-name="ce2" office:value-type="float" office:value="11.478" calcext:value-type="float">
            <text:p>11.478</text:p>
          </table:table-cell>
          <table:table-cell table:style-name="ce2" office:value-type="float" office:value="11.468" calcext:value-type="float">
            <text:p>11.468</text:p>
          </table:table-cell>
          <table:table-cell table:formula="of:=AVERAGE([.B20:.D20])" office:value-type="float" office:value="11.476" calcext:value-type="float">
            <text:p>11.476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4025789811912" calcext:value-type="float">
            <text:p>2.44025789811912</text:p>
          </table:table-cell>
          <table:table-cell table:formula="of:=SQRT(((MAX([.B20:.D20])-MIN([.B20:.D20]))/2)^2+0.0005^2)" office:value-type="float" office:value="0.00701783442380877" calcext:value-type="float">
            <text:p>0.007017834423809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4025789811912" calcext:value-type="float">
            <text:p>2.44025789811912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611522692907701" calcext:value-type="float">
            <text:p>0.000611522692908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418" calcext:value-type="float">
            <text:p>11.418</text:p>
          </table:table-cell>
          <table:table-cell table:style-name="ce2" office:value-type="float" office:value="11.419" calcext:value-type="float">
            <text:p>11.419</text:p>
          </table:table-cell>
          <table:table-cell table:style-name="ce2" office:value-type="float" office:value="11.421" calcext:value-type="float">
            <text:p>11.421</text:p>
          </table:table-cell>
          <table:table-cell table:formula="of:=AVERAGE([.B21:.D21])" office:value-type="float" office:value="11.4193333333333" calcext:value-type="float">
            <text:p>11.4193333333333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3530782540768" calcext:value-type="float">
            <text:p>2.43530782540768</text:p>
          </table:table-cell>
          <table:table-cell table:formula="of:=SQRT(((MAX([.B21:.D21])-MIN([.B21:.D2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3530782540768" calcext:value-type="float">
            <text:p>2.43530782540768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138461570735382" calcext:value-type="float">
            <text:p>0.000138461570735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362" calcext:value-type="float">
            <text:p>11.362</text:p>
          </table:table-cell>
          <table:table-cell table:style-name="ce2" office:value-type="float" office:value="11.363" calcext:value-type="float">
            <text:p>11.363</text:p>
          </table:table-cell>
          <table:table-cell table:style-name="ce2" office:value-type="float" office:value="11.365" calcext:value-type="float">
            <text:p>11.365</text:p>
          </table:table-cell>
          <table:table-cell table:formula="of:=AVERAGE([.B22:.D22])" office:value-type="float" office:value="11.3633333333333" calcext:value-type="float">
            <text:p>11.3633333333333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303917974817" calcext:value-type="float">
            <text:p>2.4303917974817</text:p>
          </table:table-cell>
          <table:table-cell table:formula="of:=SQRT(((MAX([.B22:.D22])-MIN([.B22:.D22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303917974817" calcext:value-type="float">
            <text:p>2.4303917974817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139143927552148" calcext:value-type="float">
            <text:p>0.000139143927552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.326" calcext:value-type="float">
            <text:p>11.326</text:p>
          </table:table-cell>
          <table:table-cell table:number-columns-repeated="2" table:style-name="ce2" office:value-type="float" office:value="11.327" calcext:value-type="float">
            <text:p>11.327</text:p>
          </table:table-cell>
          <table:table-cell table:formula="of:=AVERAGE([.B23:.D23])" office:value-type="float" office:value="11.3266666666667" calcext:value-type="float">
            <text:p>11.326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2715982757568" calcext:value-type="float">
            <text:p>2.42715982757568</text:p>
          </table:table-cell>
          <table:table-cell table:formula="of:=SQRT(((MAX([.B23:.D23])-MIN([.B23:.D23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2715982757568" calcext:value-type="float">
            <text:p>2.42715982757568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0624284974561228" calcext:value-type="float">
            <text:p>6.24284974561228E-05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275" calcext:value-type="float">
            <text:p>11.275</text:p>
          </table:table-cell>
          <table:table-cell table:style-name="ce2" office:value-type="float" office:value="11.285" calcext:value-type="float">
            <text:p>11.285</text:p>
          </table:table-cell>
          <table:table-cell table:style-name="ce2" office:value-type="float" office:value="11.282" calcext:value-type="float">
            <text:p>11.282</text:p>
          </table:table-cell>
          <table:table-cell table:formula="of:=AVERAGE([.B24:.D24])" office:value-type="float" office:value="11.2806666666667" calcext:value-type="float">
            <text:p>11.2806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2309034597833" calcext:value-type="float">
            <text:p>2.42309034597833</text:p>
          </table:table-cell>
          <table:table-cell table:formula="of:=SQRT(((MAX([.B24:.D24])-MIN([.B24:.D24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2309034597833" calcext:value-type="float">
            <text:p>2.42309034597833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445446883508097" calcext:value-type="float">
            <text:p>0.000445446883508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228" calcext:value-type="float">
            <text:p>11.228</text:p>
          </table:table-cell>
          <table:table-cell table:style-name="ce2" office:value-type="float" office:value="11.231" calcext:value-type="float">
            <text:p>11.231</text:p>
          </table:table-cell>
          <table:table-cell table:style-name="ce2" office:value-type="float" office:value="11.232" calcext:value-type="float">
            <text:p>11.232</text:p>
          </table:table-cell>
          <table:table-cell table:formula="of:=AVERAGE([.B25:.D25])" office:value-type="float" office:value="11.2303333333333" calcext:value-type="float">
            <text:p>11.2303333333333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1861845070818" calcext:value-type="float">
            <text:p>2.41861845070818</text:p>
          </table:table-cell>
          <table:table-cell table:formula="of:=SQRT(((MAX([.B25:.D25])-MIN([.B25:.D25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1861845070818" calcext:value-type="float">
            <text:p>2.41861845070818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183570046553259" calcext:value-type="float">
            <text:p>0.000183570046553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11.193" calcext:value-type="float">
            <text:p>11.193</text:p>
          </table:table-cell>
          <table:table-cell table:style-name="ce2" office:value-type="float" office:value="11.197" calcext:value-type="float">
            <text:p>11.197</text:p>
          </table:table-cell>
          <table:table-cell table:formula="of:=AVERAGE([.B26:.D26])" office:value-type="float" office:value="11.1933333333333" calcext:value-type="float">
            <text:p>11.1933333333333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1531836298128" calcext:value-type="float">
            <text:p>2.41531836298128</text:p>
          </table:table-cell>
          <table:table-cell table:formula="of:=SQRT(((MAX([.B26:.D26])-MIN([.B26:.D26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1531836298128" calcext:value-type="float">
            <text:p>2.41531836298128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315860682483554" calcext:value-type="float">
            <text:p>0.000315860682484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.13" calcext:value-type="float">
            <text:p>11.13</text:p>
          </table:table-cell>
          <table:table-cell table:style-name="ce2" office:value-type="float" office:value="11.133" calcext:value-type="float">
            <text:p>11.133</text:p>
          </table:table-cell>
          <table:table-cell table:style-name="ce2" office:value-type="float" office:value="11.13" calcext:value-type="float">
            <text:p>11.13</text:p>
          </table:table-cell>
          <table:table-cell table:formula="of:=AVERAGE([.B27:.D27])" office:value-type="float" office:value="11.131" calcext:value-type="float">
            <text:p>11.131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0973400851109" calcext:value-type="float">
            <text:p>2.40973400851109</text:p>
          </table:table-cell>
          <table:table-cell table:formula="of:=SQRT(((MAX([.B27:.D27])-MIN([.B27:.D27]))/2)^2+0.0005^2)" office:value-type="float" office:value="0.0015811388300834" calcext:value-type="float">
            <text:p>0.001581138830083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0973400851109" calcext:value-type="float">
            <text:p>2.40973400851109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142048228378708" calcext:value-type="float">
            <text:p>0.000142048228379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.078" calcext:value-type="float">
            <text:p>11.078</text:p>
          </table:table-cell>
          <table:table-cell table:style-name="ce2" office:value-type="float" office:value="11.083" calcext:value-type="float">
            <text:p>11.083</text:p>
          </table:table-cell>
          <table:table-cell table:style-name="ce2" office:value-type="float" office:value="11.087" calcext:value-type="float">
            <text:p>11.087</text:p>
          </table:table-cell>
          <table:table-cell table:formula="of:=AVERAGE([.B28:.D28])" office:value-type="float" office:value="11.0826666666667" calcext:value-type="float">
            <text:p>11.0826666666667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0538232624871" calcext:value-type="float">
            <text:p>2.40538232624871</text:p>
          </table:table-cell>
          <table:table-cell table:formula="of:=SQRT(((MAX([.B28:.D28])-MIN([.B28:.D28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0538232624871" calcext:value-type="float">
            <text:p>2.40538232624871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408538188979988" calcext:value-type="float">
            <text:p>0.00040853818898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046" calcext:value-type="float">
            <text:p>11.046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office:value-type="float" office:value="11.048" calcext:value-type="float">
            <text:p>11.048</text:p>
          </table:table-cell>
          <table:table-cell table:formula="of:=AVERAGE([.B29:.D29])" office:value-type="float" office:value="11.048" calcext:value-type="float">
            <text:p>11.048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0224941610699" calcext:value-type="float">
            <text:p>2.40224941610699</text:p>
          </table:table-cell>
          <table:table-cell table:formula="of:=SQRT(((MAX([.B29:.D29])-MIN([.B29:.D29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0224941610699" calcext:value-type="float">
            <text:p>2.40224941610699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186599639102958" calcext:value-type="float">
            <text:p>0.000186599639103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.998" calcext:value-type="float">
            <text:p>10.998</text:p>
          </table:table-cell>
          <table:table-cell table:style-name="ce2" office:value-type="float" office:value="10.999" calcext:value-type="float">
            <text:p>10.999</text:p>
          </table:table-cell>
          <table:table-cell table:style-name="ce2" office:value-type="float" office:value="11.003" calcext:value-type="float">
            <text:p>11.003</text:p>
          </table:table-cell>
          <table:table-cell table:formula="of:=AVERAGE([.B30:.D30])" office:value-type="float" office:value="11" calcext:value-type="float">
            <text:p>11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9789527279837" calcext:value-type="float">
            <text:p>2.39789527279837</text:p>
          </table:table-cell>
          <table:table-cell table:formula="of:=SQRT(((MAX([.B30:.D30])-MIN([.B30:.D30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9789527279837" calcext:value-type="float">
            <text:p>2.39789527279837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231773614254252" calcext:value-type="float">
            <text:p>0.000231773614254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.973" calcext:value-type="float">
            <text:p>10.973</text:p>
          </table:table-cell>
          <table:table-cell table:style-name="ce2" office:value-type="float" office:value="10.975" calcext:value-type="float">
            <text:p>10.975</text:p>
          </table:table-cell>
          <table:table-cell table:style-name="ce2" office:value-type="float" office:value="10.976" calcext:value-type="float">
            <text:p>10.976</text:p>
          </table:table-cell>
          <table:table-cell table:formula="of:=AVERAGE([.B31:.D31])" office:value-type="float" office:value="10.9746666666667" calcext:value-type="float">
            <text:p>10.974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9558958644229" calcext:value-type="float">
            <text:p>2.39558958644229</text:p>
          </table:table-cell>
          <table:table-cell table:formula="of:=SQRT(((MAX([.B31:.D31])-MIN([.B31:.D3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9558958644229" calcext:value-type="float">
            <text:p>2.39558958644229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144071695123701" calcext:value-type="float">
            <text:p>0.000144071695124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.976" calcext:value-type="float">
            <text:p>10.976</text:p>
          </table:table-cell>
          <table:table-cell table:style-name="ce2" office:value-type="float" office:value="10.937" calcext:value-type="float">
            <text:p>10.937</text:p>
          </table:table-cell>
          <table:table-cell table:style-name="ce2" office:value-type="float" office:value="10.939" calcext:value-type="float">
            <text:p>10.939</text:p>
          </table:table-cell>
          <table:table-cell table:formula="of:=AVERAGE([.B32:.D32])" office:value-type="float" office:value="10.9506666666667" calcext:value-type="float">
            <text:p>10.950666666666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9340033720984" calcext:value-type="float">
            <text:p>2.39340033720984</text:p>
          </table:table-cell>
          <table:table-cell table:formula="of:=SQRT(((MAX([.B32:.D32])-MIN([.B32:.D32]))/2)^2+0.0005^2)" office:value-type="float" office:value="0.0195064092031319" calcext:value-type="float">
            <text:p>0.019506409203132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9340033720984" calcext:value-type="float">
            <text:p>2.39340033720984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178129878270412" calcext:value-type="float">
            <text:p>0.001781298782704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.797" calcext:value-type="float">
            <text:p>10.797</text:p>
          </table:table-cell>
          <table:table-cell table:style-name="ce2" office:value-type="float" office:value="10.903" calcext:value-type="float">
            <text:p>10.903</text:p>
          </table:table-cell>
          <table:table-cell table:style-name="ce2" office:value-type="float" office:value="10.908" calcext:value-type="float">
            <text:p>10.908</text:p>
          </table:table-cell>
          <table:table-cell table:formula="of:=AVERAGE([.B33:.D33])" office:value-type="float" office:value="10.8693333333333" calcext:value-type="float">
            <text:p>10.8693333333333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859453683722" calcext:value-type="float">
            <text:p>2.3859453683722</text:p>
          </table:table-cell>
          <table:table-cell table:formula="of:=SQRT(((MAX([.B33:.D33])-MIN([.B33:.D33]))/2)^2+0.0005^2)" office:value-type="float" office:value="0.0555022522065541" calcext:value-type="float">
            <text:p>0.055502252206554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859453683722" calcext:value-type="float">
            <text:p>2.3859453683722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510631613774725" calcext:value-type="float">
            <text:p>0.005106316137747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.862" calcext:value-type="float">
            <text:p>10.862</text:p>
          </table:table-cell>
          <table:table-cell table:style-name="ce2" office:value-type="float" office:value="10.866" calcext:value-type="float">
            <text:p>10.866</text:p>
          </table:table-cell>
          <table:table-cell table:style-name="ce2" office:value-type="float" office:value="10.864" calcext:value-type="float">
            <text:p>10.864</text:p>
          </table:table-cell>
          <table:table-cell table:formula="of:=AVERAGE([.B34:.D34])" office:value-type="float" office:value="10.864" calcext:value-type="float">
            <text:p>10.864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8545457081634" calcext:value-type="float">
            <text:p>2.38545457081634</text:p>
          </table:table-cell>
          <table:table-cell table:formula="of:=SQRT(((MAX([.B34:.D34])-MIN([.B34:.D34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8545457081634" calcext:value-type="float">
            <text:p>2.38545457081634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189760015906537" calcext:value-type="float">
            <text:p>0.000189760015907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.822" calcext:value-type="float">
            <text:p>10.822</text:p>
          </table:table-cell>
          <table:table-cell table:style-name="ce2" office:value-type="float" office:value="10.823" calcext:value-type="float">
            <text:p>10.823</text:p>
          </table:table-cell>
          <table:table-cell table:style-name="ce2" office:value-type="float" office:value="10.822" calcext:value-type="float">
            <text:p>10.822</text:p>
          </table:table-cell>
          <table:table-cell table:formula="of:=AVERAGE([.B35:.D35])" office:value-type="float" office:value="10.8223333333333" calcext:value-type="float">
            <text:p>10.8223333333333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8161190020002" calcext:value-type="float">
            <text:p>2.38161190020002</text:p>
          </table:table-cell>
          <table:table-cell table:formula="of:=SQRT(((MAX([.B35:.D35])-MIN([.B35:.D35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8161190020002" calcext:value-type="float">
            <text:p>2.38161190020002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0653377381205821" calcext:value-type="float">
            <text:p>6.53377381205821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0.781" calcext:value-type="float">
            <text:p>10.781</text:p>
          </table:table-cell>
          <table:table-cell table:style-name="ce2" office:value-type="float" office:value="10.779" calcext:value-type="float">
            <text:p>10.779</text:p>
          </table:table-cell>
          <table:table-cell table:style-name="ce2" office:value-type="float" office:value="10.782" calcext:value-type="float">
            <text:p>10.782</text:p>
          </table:table-cell>
          <table:table-cell table:formula="of:=AVERAGE([.B36:.D36])" office:value-type="float" office:value="10.7806666666667" calcext:value-type="float">
            <text:p>10.7806666666667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7775440648764" calcext:value-type="float">
            <text:p>2.37775440648764</text:p>
          </table:table-cell>
          <table:table-cell table:formula="of:=SQRT(((MAX([.B36:.D36])-MIN([.B36:.D36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7775440648764" calcext:value-type="float">
            <text:p>2.37775440648764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146664290713398" calcext:value-type="float">
            <text:p>0.000146664290713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.727" calcext:value-type="float">
            <text:p>10.727</text:p>
          </table:table-cell>
          <table:table-cell table:style-name="ce2" office:value-type="float" office:value="10.729" calcext:value-type="float">
            <text:p>10.729</text:p>
          </table:table-cell>
          <table:table-cell table:style-name="ce2" office:value-type="float" office:value="10.731" calcext:value-type="float">
            <text:p>10.731</text:p>
          </table:table-cell>
          <table:table-cell table:formula="of:=AVERAGE([.B37:.D37])" office:value-type="float" office:value="10.729" calcext:value-type="float">
            <text:p>10.729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7295035565461" calcext:value-type="float">
            <text:p>2.37295035565461</text:p>
          </table:table-cell>
          <table:table-cell table:formula="of:=SQRT(((MAX([.B37:.D37])-MIN([.B37:.D37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7295035565461" calcext:value-type="float">
            <text:p>2.37295035565461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92147713002947" calcext:value-type="float">
            <text:p>0.000192147713003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.704" calcext:value-type="float">
            <text:p>10.704</text:p>
          </table:table-cell>
          <table:table-cell table:number-columns-repeated="2" table:style-name="ce2" office:value-type="float" office:value="10.706" calcext:value-type="float">
            <text:p>10.706</text:p>
          </table:table-cell>
          <table:table-cell table:formula="of:=AVERAGE([.B38:.D38])" office:value-type="float" office:value="10.7053333333333" calcext:value-type="float">
            <text:p>10.705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7074205965433" calcext:value-type="float">
            <text:p>2.37074205965433</text:p>
          </table:table-cell>
          <table:table-cell table:formula="of:=SQRT(((MAX([.B38:.D38])-MIN([.B38:.D38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7074205965433" calcext:value-type="float">
            <text:p>2.37074205965433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104437101950685" calcext:value-type="float">
            <text:p>0.000104437101951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.661" calcext:value-type="float">
            <text:p>10.661</text:p>
          </table:table-cell>
          <table:table-cell table:style-name="ce2" office:value-type="float" office:value="10.663" calcext:value-type="float">
            <text:p>10.663</text:p>
          </table:table-cell>
          <table:table-cell table:style-name="ce2" office:value-type="float" office:value="10.662" calcext:value-type="float">
            <text:p>10.662</text:p>
          </table:table-cell>
          <table:table-cell table:formula="of:=AVERAGE([.B39:.D39])" office:value-type="float" office:value="10.662" calcext:value-type="float">
            <text:p>10.662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6668601840057" calcext:value-type="float">
            <text:p>2.36668601840057</text:p>
          </table:table-cell>
          <table:table-cell table:formula="of:=SQRT(((MAX([.B39:.D39])-MIN([.B39:.D39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6668601840057" calcext:value-type="float">
            <text:p>2.36668601840057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104861563379309" calcext:value-type="float">
            <text:p>0.000104861563379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10.619" calcext:value-type="float">
            <text:p>10.619</text:p>
          </table:table-cell>
          <table:table-cell table:style-name="ce2" office:value-type="float" office:value="10.618" calcext:value-type="float">
            <text:p>10.618</text:p>
          </table:table-cell>
          <table:table-cell table:formula="of:=AVERAGE([.B40:.D40])" office:value-type="float" office:value="10.6186666666667" calcext:value-type="float">
            <text:p>10.6186666666667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6261345865373" calcext:value-type="float">
            <text:p>2.36261345865373</text:p>
          </table:table-cell>
          <table:table-cell table:formula="of:=SQRT(((MAX([.B40:.D40])-MIN([.B40:.D40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6261345865373" calcext:value-type="float">
            <text:p>2.36261345865373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0665909198756609" calcext:value-type="float">
            <text:p>6.6590919875660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10.577" calcext:value-type="float">
            <text:p>10.577</text:p>
          </table:table-cell>
          <table:table-cell table:style-name="ce2" office:value-type="float" office:value="10.58" calcext:value-type="float">
            <text:p>10.58</text:p>
          </table:table-cell>
          <table:table-cell table:formula="of:=AVERAGE([.B41:.D41])" office:value-type="float" office:value="10.578" calcext:value-type="float">
            <text:p>10.578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5877637264379" calcext:value-type="float">
            <text:p>2.35877637264379</text:p>
          </table:table-cell>
          <table:table-cell table:formula="of:=SQRT(((MAX([.B41:.D41])-MIN([.B41:.D4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5877637264379" calcext:value-type="float">
            <text:p>2.35877637264379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149474270191364" calcext:value-type="float">
            <text:p>0.000149474270191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 D38 10kHz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8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90.99" calcext:value-type="float">
            <text:p>90.99</text:p>
          </table:table-cell>
          <table:table-cell table:style-name="ce2" office:value-type="float" office:value="90.98" calcext:value-type="float">
            <text:p>90.98</text:p>
          </table:table-cell>
          <table:table-cell table:style-name="ce2" office:value-type="float" office:value="91" calcext:value-type="float">
            <text:p>91</text:p>
          </table:table-cell>
          <table:table-cell table:formula="of:=AVERAGE([.B4:.D4])" office:value-type="float" office:value="90.99" calcext:value-type="float">
            <text:p>90.99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4.5107496103686" calcext:value-type="float">
            <text:p>4.5107496103686</text:p>
          </table:table-cell>
          <table:table-cell table:formula="of:=SQRT(((MAX([.B4:.D4])-MIN([.B4:.D4]))/2)^2+0.005^2)" office:value-type="float" office:value="0.0111803398874972" calcext:value-type="float">
            <text:p>0.011180339887497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4.5107496103686" calcext:value-type="float">
            <text:p>4.5107496103686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122874380563767" calcext:value-type="float">
            <text:p>0.000122874380564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5.636" calcext:value-type="float">
            <text:p>45.636</text:p>
          </table:table-cell>
          <table:table-cell table:style-name="ce2" office:value-type="float" office:value="45.752" calcext:value-type="float">
            <text:p>45.752</text:p>
          </table:table-cell>
          <table:table-cell table:style-name="ce2" office:value-type="float" office:value="45.76" calcext:value-type="float">
            <text:p>45.76</text:p>
          </table:table-cell>
          <table:table-cell table:formula="of:=AVERAGE([.B5:.D5])" office:value-type="float" office:value="45.716" calcext:value-type="float">
            <text:p>45.716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82244834603535" calcext:value-type="float">
            <text:p>3.82244834603535</text:p>
          </table:table-cell>
          <table:table-cell table:formula="of:=SQRT(((MAX([.B5:.D5])-MIN([.B5:.D5]))/2)^2+0.0005^2)" office:value-type="float" office:value="0.0620020160962505" calcext:value-type="float">
            <text:p>0.062002016096251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82244834603535" calcext:value-type="float">
            <text:p>3.82244834603535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135624324298387" calcext:value-type="float">
            <text:p>0.001356243242984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4.182" calcext:value-type="float">
            <text:p>34.182</text:p>
          </table:table-cell>
          <table:table-cell table:number-columns-repeated="2" table:style-name="ce2" office:value-type="float" office:value="34.132" calcext:value-type="float">
            <text:p>34.132</text:p>
          </table:table-cell>
          <table:table-cell table:formula="of:=AVERAGE([.B6:.D6])" office:value-type="float" office:value="34.1486666666667" calcext:value-type="float">
            <text:p>34.1486666666667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53072354181876" calcext:value-type="float">
            <text:p>3.53072354181876</text:p>
          </table:table-cell>
          <table:table-cell table:formula="of:=SQRT(((MAX([.B6:.D6])-MIN([.B6:.D6]))/2)^2+0.0005^2)" office:value-type="float" office:value="0.0250049995001021" calcext:value-type="float">
            <text:p>0.025004999500102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53072354181876" calcext:value-type="float">
            <text:p>3.53072354181876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732239409057516" calcext:value-type="float">
            <text:p>0.000732239409058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.234" calcext:value-type="float">
            <text:p>26.234</text:p>
          </table:table-cell>
          <table:table-cell table:style-name="ce2" office:value-type="float" office:value="26.276" calcext:value-type="float">
            <text:p>26.276</text:p>
          </table:table-cell>
          <table:table-cell table:style-name="ce2" office:value-type="float" office:value="26.302" calcext:value-type="float">
            <text:p>26.302</text:p>
          </table:table-cell>
          <table:table-cell table:formula="of:=AVERAGE([.B7:.D7])" office:value-type="float" office:value="26.2706666666667" calcext:value-type="float">
            <text:p>26.2706666666667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26845298086561" calcext:value-type="float">
            <text:p>3.26845298086561</text:p>
          </table:table-cell>
          <table:table-cell table:formula="of:=SQRT(((MAX([.B7:.D7])-MIN([.B7:.D7]))/2)^2+0.0005^2)" office:value-type="float" office:value="0.0340036762718375" calcext:value-type="float">
            <text:p>0.034003676271838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26845298086561" calcext:value-type="float">
            <text:p>3.26845298086561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129435909272081" calcext:value-type="float">
            <text:p>0.001294359092721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2.554" calcext:value-type="float">
            <text:p>22.554</text:p>
          </table:table-cell>
          <table:table-cell table:style-name="ce2" office:value-type="float" office:value="22.568" calcext:value-type="float">
            <text:p>22.568</text:p>
          </table:table-cell>
          <table:table-cell table:formula="of:=AVERAGE([.B8:.D8])" office:value-type="float" office:value="22.5406666666667" calcext:value-type="float">
            <text:p>22.5406666666667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3.11532108522245" calcext:value-type="float">
            <text:p>3.11532108522245</text:p>
          </table:table-cell>
          <table:table-cell table:formula="of:=SQRT(((MAX([.B8:.D8])-MIN([.B8:.D8]))/2)^2+0.0005^2)" office:value-type="float" office:value="0.0340036762718393" calcext:value-type="float">
            <text:p>0.034003676271839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3.11532108522245" calcext:value-type="float">
            <text:p>3.11532108522245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1508547940249" calcext:value-type="float">
            <text:p>0.001508547940249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.212" calcext:value-type="float">
            <text:p>19.212</text:p>
          </table:table-cell>
          <table:table-cell table:style-name="ce2" office:value-type="float" office:value="19.242" calcext:value-type="float">
            <text:p>19.242</text:p>
          </table:table-cell>
          <table:table-cell table:style-name="ce2" office:value-type="float" office:value="19.263" calcext:value-type="float">
            <text:p>19.263</text:p>
          </table:table-cell>
          <table:table-cell table:formula="of:=AVERAGE([.B9:.D9])" office:value-type="float" office:value="19.239" calcext:value-type="float">
            <text:p>19.239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95693946883484" calcext:value-type="float">
            <text:p>2.95693946883484</text:p>
          </table:table-cell>
          <table:table-cell table:formula="of:=SQRT(((MAX([.B9:.D9])-MIN([.B9:.D9]))/2)^2+0.0005^2)" office:value-type="float" office:value="0.0255049014897147" calcext:value-type="float">
            <text:p>0.025504901489715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95693946883484" calcext:value-type="float">
            <text:p>2.95693946883484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132568748322234" calcext:value-type="float">
            <text:p>0.001325687483222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.653" calcext:value-type="float">
            <text:p>16.653</text:p>
          </table:table-cell>
          <table:table-cell table:style-name="ce2" office:value-type="float" office:value="16.678" calcext:value-type="float">
            <text:p>16.678</text:p>
          </table:table-cell>
          <table:table-cell table:style-name="ce2" office:value-type="float" office:value="16.68" calcext:value-type="float">
            <text:p>16.68</text:p>
          </table:table-cell>
          <table:table-cell table:formula="of:=AVERAGE([.B10:.D10])" office:value-type="float" office:value="16.6703333333333" calcext:value-type="float">
            <text:p>16.6703333333333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1363069256359" calcext:value-type="float">
            <text:p>2.81363069256359</text:p>
          </table:table-cell>
          <table:table-cell table:formula="of:=SQRT(((MAX([.B10:.D10])-MIN([.B10:.D10]))/2)^2+0.0005^2)" office:value-type="float" office:value="0.0135092560861068" calcext:value-type="float">
            <text:p>0.013509256086107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1363069256359" calcext:value-type="float">
            <text:p>2.81363069256359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810377082208323" calcext:value-type="float">
            <text:p>0.000810377082208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.001" calcext:value-type="float">
            <text:p>15.001</text:p>
          </table:table-cell>
          <table:table-cell table:style-name="ce2" office:value-type="float" office:value="15.008" calcext:value-type="float">
            <text:p>15.008</text:p>
          </table:table-cell>
          <table:table-cell table:style-name="ce2" office:value-type="float" office:value="15.02" calcext:value-type="float">
            <text:p>15.02</text:p>
          </table:table-cell>
          <table:table-cell table:formula="of:=AVERAGE([.B11:.D11])" office:value-type="float" office:value="15.0096666666667" calcext:value-type="float">
            <text:p>15.0096666666667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086944379815" calcext:value-type="float">
            <text:p>2.7086944379815</text:p>
          </table:table-cell>
          <table:table-cell table:formula="of:=SQRT(((MAX([.B11:.D11])-MIN([.B11:.D11]))/2)^2+0.0005^2)" office:value-type="float" office:value="0.00951314879522029" calcext:value-type="float">
            <text:p>0.00951314879522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086944379815" calcext:value-type="float">
            <text:p>2.7086944379815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63380146984523" calcext:value-type="float">
            <text:p>0.000633801469845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3.99" calcext:value-type="float">
            <text:p>13.990</text:p>
          </table:table-cell>
          <table:table-cell table:style-name="ce2" office:value-type="float" office:value="14.105" calcext:value-type="float">
            <text:p>14.105</text:p>
          </table:table-cell>
          <table:table-cell table:style-name="ce2" office:value-type="float" office:value="14.136" calcext:value-type="float">
            <text:p>14.136</text:p>
          </table:table-cell>
          <table:table-cell table:formula="of:=AVERAGE([.B12:.D12])" office:value-type="float" office:value="14.077" calcext:value-type="float">
            <text:p>14.077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4454225984583" calcext:value-type="float">
            <text:p>2.64454225984583</text:p>
          </table:table-cell>
          <table:table-cell table:formula="of:=SQRT(((MAX([.B12:.D12])-MIN([.B12:.D12]))/2)^2+0.0005^2)" office:value-type="float" office:value="0.0730017123086844" calcext:value-type="float">
            <text:p>0.073001712308685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4454225984583" calcext:value-type="float">
            <text:p>2.64454225984583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518588565096856" calcext:value-type="float">
            <text:p>0.005185885650969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.409" calcext:value-type="float">
            <text:p>13.409</text:p>
          </table:table-cell>
          <table:table-cell table:style-name="ce2" office:value-type="float" office:value="13.426" calcext:value-type="float">
            <text:p>13.426</text:p>
          </table:table-cell>
          <table:table-cell table:style-name="ce2" office:value-type="float" office:value="13.431" calcext:value-type="float">
            <text:p>13.431</text:p>
          </table:table-cell>
          <table:table-cell table:formula="of:=AVERAGE([.B13:.D13])" office:value-type="float" office:value="13.422" calcext:value-type="float">
            <text:p>13.422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9689515173605" calcext:value-type="float">
            <text:p>2.59689515173605</text:p>
          </table:table-cell>
          <table:table-cell table:formula="of:=SQRT(((MAX([.B13:.D13])-MIN([.B13:.D13]))/2)^2+0.0005^2)" office:value-type="float" office:value="0.0110113577727719" calcext:value-type="float">
            <text:p>0.011011357772772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9689515173605" calcext:value-type="float">
            <text:p>2.59689515173605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820396198239596" calcext:value-type="float">
            <text:p>0.00082039619824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.943" calcext:value-type="float">
            <text:p>12.943</text:p>
          </table:table-cell>
          <table:table-cell table:style-name="ce2" office:value-type="float" office:value="12.955" calcext:value-type="float">
            <text:p>12.955</text:p>
          </table:table-cell>
          <table:table-cell table:style-name="ce2" office:value-type="float" office:value="12.961" calcext:value-type="float">
            <text:p>12.961</text:p>
          </table:table-cell>
          <table:table-cell table:formula="of:=AVERAGE([.B14:.D14])" office:value-type="float" office:value="12.953" calcext:value-type="float">
            <text:p>12.953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6132742154812" calcext:value-type="float">
            <text:p>2.56132742154812</text:p>
          </table:table-cell>
          <table:table-cell table:formula="of:=SQRT(((MAX([.B14:.D14])-MIN([.B14:.D14]))/2)^2+0.0005^2)" office:value-type="float" office:value="0.00901387818866031" calcext:value-type="float">
            <text:p>0.00901387818866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6132742154812" calcext:value-type="float">
            <text:p>2.56132742154812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695891159473505" calcext:value-type="float">
            <text:p>0.000695891159474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.601" calcext:value-type="float">
            <text:p>12.601</text:p>
          </table:table-cell>
          <table:table-cell table:style-name="ce2" office:value-type="float" office:value="12.609" calcext:value-type="float">
            <text:p>12.609</text:p>
          </table:table-cell>
          <table:table-cell table:style-name="ce2" office:value-type="float" office:value="12.594" calcext:value-type="float">
            <text:p>12.594</text:p>
          </table:table-cell>
          <table:table-cell table:formula="of:=AVERAGE([.B15:.D15])" office:value-type="float" office:value="12.6013333333333" calcext:value-type="float">
            <text:p>12.6013333333333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338026284647" calcext:value-type="float">
            <text:p>2.5338026284647</text:p>
          </table:table-cell>
          <table:table-cell table:formula="of:=SQRT(((MAX([.B15:.D15])-MIN([.B15:.D15]))/2)^2+0.0005^2)" office:value-type="float" office:value="0.00751664818918674" calcext:value-type="float">
            <text:p>0.007516648189187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338026284647" calcext:value-type="float">
            <text:p>2.5338026284647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596496258796958" calcext:value-type="float">
            <text:p>0.000596496258797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.377" calcext:value-type="float">
            <text:p>12.377</text:p>
          </table:table-cell>
          <table:table-cell table:style-name="ce2" office:value-type="float" office:value="12.387" calcext:value-type="float">
            <text:p>12.387</text:p>
          </table:table-cell>
          <table:table-cell table:style-name="ce2" office:value-type="float" office:value="12.288" calcext:value-type="float">
            <text:p>12.288</text:p>
          </table:table-cell>
          <table:table-cell table:formula="of:=AVERAGE([.B16:.D16])" office:value-type="float" office:value="12.3506666666667" calcext:value-type="float">
            <text:p>12.350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1371004272367" calcext:value-type="float">
            <text:p>2.51371004272367</text:p>
          </table:table-cell>
          <table:table-cell table:formula="of:=SQRT(((MAX([.B16:.D16])-MIN([.B16:.D16]))/2)^2+0.0005^2)" office:value-type="float" office:value="0.0495025251881155" calcext:value-type="float">
            <text:p>0.049502525188116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1371004272367" calcext:value-type="float">
            <text:p>2.51371004272367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400808527378675" calcext:value-type="float">
            <text:p>0.004008085273787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.223" calcext:value-type="float">
            <text:p>12.223</text:p>
          </table:table-cell>
          <table:table-cell table:style-name="ce2" office:value-type="float" office:value="12.228" calcext:value-type="float">
            <text:p>12.228</text:p>
          </table:table-cell>
          <table:table-cell table:style-name="ce2" office:value-type="float" office:value="12.227" calcext:value-type="float">
            <text:p>12.227</text:p>
          </table:table-cell>
          <table:table-cell table:formula="of:=AVERAGE([.B17:.D17])" office:value-type="float" office:value="12.226" calcext:value-type="float">
            <text:p>12.226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0356483160653" calcext:value-type="float">
            <text:p>2.50356483160653</text:p>
          </table:table-cell>
          <table:table-cell table:formula="of:=SQRT(((MAX([.B17:.D17])-MIN([.B17:.D17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0356483160653" calcext:value-type="float">
            <text:p>2.50356483160653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208531797545878" calcext:value-type="float">
            <text:p>0.000208531797546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.117" calcext:value-type="float">
            <text:p>12.117</text:p>
          </table:table-cell>
          <table:table-cell table:style-name="ce2" office:value-type="float" office:value="12.122" calcext:value-type="float">
            <text:p>12.122</text:p>
          </table:table-cell>
          <table:table-cell table:style-name="ce2" office:value-type="float" office:value="12.128" calcext:value-type="float">
            <text:p>12.128</text:p>
          </table:table-cell>
          <table:table-cell table:formula="of:=AVERAGE([.B18:.D18])" office:value-type="float" office:value="12.1223333333333" calcext:value-type="float">
            <text:p>12.122333333333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9504948136364" calcext:value-type="float">
            <text:p>2.49504948136364</text:p>
          </table:table-cell>
          <table:table-cell table:formula="of:=SQRT(((MAX([.B18:.D18])-MIN([.B18:.D18]))/2)^2+0.0005^2)" office:value-type="float" office:value="0.00552268050859325" calcext:value-type="float">
            <text:p>0.005522680508593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9504948136364" calcext:value-type="float">
            <text:p>2.49504948136364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45557900090136" calcext:value-type="float">
            <text:p>0.000455579000901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031" calcext:value-type="float">
            <text:p>12.031</text:p>
          </table:table-cell>
          <table:table-cell table:number-columns-repeated="2" table:style-name="ce2" office:value-type="float" office:value="12.048" calcext:value-type="float">
            <text:p>12.048</text:p>
          </table:table-cell>
          <table:table-cell table:formula="of:=AVERAGE([.B19:.D19])" office:value-type="float" office:value="12.0423333333333" calcext:value-type="float">
            <text:p>12.0423333333333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8842821955379" calcext:value-type="float">
            <text:p>2.48842821955379</text:p>
          </table:table-cell>
          <table:table-cell table:formula="of:=SQRT(((MAX([.B19:.D19])-MIN([.B19:.D19]))/2)^2+0.0005^2)" office:value-type="float" office:value="0.00851469318296293" calcext:value-type="float">
            <text:p>0.008514693182963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8842821955379" calcext:value-type="float">
            <text:p>2.48842821955379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70706340268743" calcext:value-type="float">
            <text:p>0.000707063402687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981" calcext:value-type="float">
            <text:p>11.981</text:p>
          </table:table-cell>
          <table:table-cell table:style-name="ce2" office:value-type="float" office:value="11.982" calcext:value-type="float">
            <text:p>11.982</text:p>
          </table:table-cell>
          <table:table-cell table:style-name="ce2" office:value-type="float" office:value="11.973" calcext:value-type="float">
            <text:p>11.973</text:p>
          </table:table-cell>
          <table:table-cell table:formula="of:=AVERAGE([.B20:.D20])" office:value-type="float" office:value="11.9786666666667" calcext:value-type="float">
            <text:p>11.9786666666667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8312728988792" calcext:value-type="float">
            <text:p>2.48312728988792</text:p>
          </table:table-cell>
          <table:table-cell table:formula="of:=SQRT(((MAX([.B20:.D20])-MIN([.B20:.D20]))/2)^2+0.0005^2)" office:value-type="float" office:value="0.00452769256906799" calcext:value-type="float">
            <text:p>0.004527692569068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8312728988792" calcext:value-type="float">
            <text:p>2.48312728988792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37797967796093" calcext:value-type="float">
            <text:p>0.000377979677961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945" calcext:value-type="float">
            <text:p>11.945</text:p>
          </table:table-cell>
          <table:table-cell table:style-name="ce2" office:value-type="float" office:value="11.936" calcext:value-type="float">
            <text:p>11.936</text:p>
          </table:table-cell>
          <table:table-cell table:style-name="ce2" office:value-type="float" office:value="11.93" calcext:value-type="float">
            <text:p>11.93</text:p>
          </table:table-cell>
          <table:table-cell table:formula="of:=AVERAGE([.B21:.D21])" office:value-type="float" office:value="11.937" calcext:value-type="float">
            <text:p>11.937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796428201129" calcext:value-type="float">
            <text:p>2.4796428201129</text:p>
          </table:table-cell>
          <table:table-cell table:formula="of:=SQRT(((MAX([.B21:.D21])-MIN([.B21:.D21]))/2)^2+0.0005^2)" office:value-type="float" office:value="0.00751664818918674" calcext:value-type="float">
            <text:p>0.007516648189187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796428201129" calcext:value-type="float">
            <text:p>2.4796428201129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629693238601553" calcext:value-type="float">
            <text:p>0.000629693238602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876" calcext:value-type="float">
            <text:p>11.876</text:p>
          </table:table-cell>
          <table:table-cell table:style-name="ce2" office:value-type="float" office:value="11.908" calcext:value-type="float">
            <text:p>11.908</text:p>
          </table:table-cell>
          <table:table-cell table:style-name="ce2" office:value-type="float" office:value="11.901" calcext:value-type="float">
            <text:p>11.901</text:p>
          </table:table-cell>
          <table:table-cell table:formula="of:=AVERAGE([.B22:.D22])" office:value-type="float" office:value="11.895" calcext:value-type="float">
            <text:p>11.895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7611814375492" calcext:value-type="float">
            <text:p>2.47611814375492</text:p>
          </table:table-cell>
          <table:table-cell table:formula="of:=SQRT(((MAX([.B22:.D22])-MIN([.B22:.D22]))/2)^2+0.0005^2)" office:value-type="float" office:value="0.0160078105935821" calcext:value-type="float">
            <text:p>0.016007810593582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7611814375492" calcext:value-type="float">
            <text:p>2.47611814375492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134575961274335" calcext:value-type="float">
            <text:p>0.001345759612743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.863" calcext:value-type="float">
            <text:p>11.863</text:p>
          </table:table-cell>
          <table:table-cell table:style-name="ce2" office:value-type="float" office:value="11.879" calcext:value-type="float">
            <text:p>11.879</text:p>
          </table:table-cell>
          <table:table-cell table:style-name="ce2" office:value-type="float" office:value="11.863" calcext:value-type="float">
            <text:p>11.863</text:p>
          </table:table-cell>
          <table:table-cell table:formula="of:=AVERAGE([.B23:.D23])" office:value-type="float" office:value="11.8683333333333" calcext:value-type="float">
            <text:p>11.8683333333333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7387378876598" calcext:value-type="float">
            <text:p>2.47387378876598</text:p>
          </table:table-cell>
          <table:table-cell table:formula="of:=SQRT(((MAX([.B23:.D23])-MIN([.B23:.D23]))/2)^2+0.0005^2)" office:value-type="float" office:value="0.00801560977094071" calcext:value-type="float">
            <text:p>0.008015609770941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7387378876598" calcext:value-type="float">
            <text:p>2.47387378876598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675377877062832" calcext:value-type="float">
            <text:p>0.000675377877063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811" calcext:value-type="float">
            <text:p>11.811</text:p>
          </table:table-cell>
          <table:table-cell table:number-columns-repeated="2" table:style-name="ce2" office:value-type="float" office:value="11.82" calcext:value-type="float">
            <text:p>11.82</text:p>
          </table:table-cell>
          <table:table-cell table:formula="of:=AVERAGE([.B24:.D24])" office:value-type="float" office:value="11.817" calcext:value-type="float">
            <text:p>11.81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6953917265688" calcext:value-type="float">
            <text:p>2.46953917265688</text:p>
          </table:table-cell>
          <table:table-cell table:formula="of:=SQRT(((MAX([.B24:.D24])-MIN([.B24:.D24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6953917265688" calcext:value-type="float">
            <text:p>2.46953917265688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383150763228305" calcext:value-type="float">
            <text:p>0.000383150763228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765" calcext:value-type="float">
            <text:p>11.765</text:p>
          </table:table-cell>
          <table:table-cell table:style-name="ce2" office:value-type="float" office:value="11.774" calcext:value-type="float">
            <text:p>11.774</text:p>
          </table:table-cell>
          <table:table-cell table:style-name="ce2" office:value-type="float" office:value="11.79" calcext:value-type="float">
            <text:p>11.79</text:p>
          </table:table-cell>
          <table:table-cell table:formula="of:=AVERAGE([.B25:.D25])" office:value-type="float" office:value="11.7763333333333" calcext:value-type="float">
            <text:p>11.7763333333333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6609186774533" calcext:value-type="float">
            <text:p>2.46609186774533</text:p>
          </table:table-cell>
          <table:table-cell table:formula="of:=SQRT(((MAX([.B25:.D25])-MIN([.B25:.D25]))/2)^2+0.0005^2)" office:value-type="float" office:value="0.0125099960031961" calcext:value-type="float">
            <text:p>0.012509996003196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6609186774533" calcext:value-type="float">
            <text:p>2.46609186774533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106229975401478" calcext:value-type="float">
            <text:p>0.001062299754015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713" calcext:value-type="float">
            <text:p>11.713</text:p>
          </table:table-cell>
          <table:table-cell table:style-name="ce2" office:value-type="float" office:value="11.709" calcext:value-type="float">
            <text:p>11.709</text:p>
          </table:table-cell>
          <table:table-cell table:style-name="ce2" office:value-type="float" office:value="11.716" calcext:value-type="float">
            <text:p>11.716</text:p>
          </table:table-cell>
          <table:table-cell table:formula="of:=AVERAGE([.B26:.D26])" office:value-type="float" office:value="11.7126666666667" calcext:value-type="float">
            <text:p>11.7126666666667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6067087727475" calcext:value-type="float">
            <text:p>2.46067087727475</text:p>
          </table:table-cell>
          <table:table-cell table:formula="of:=SQRT(((MAX([.B26:.D26])-MIN([.B26:.D26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6067087727475" calcext:value-type="float">
            <text:p>2.46067087727475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301855589896913" calcext:value-type="float">
            <text:p>0.000301855589897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.669" calcext:value-type="float">
            <text:p>11.669</text:p>
          </table:table-cell>
          <table:table-cell table:style-name="ce2" office:value-type="float" office:value="11.679" calcext:value-type="float">
            <text:p>11.679</text:p>
          </table:table-cell>
          <table:table-cell table:style-name="ce2" office:value-type="float" office:value="11.685" calcext:value-type="float">
            <text:p>11.685</text:p>
          </table:table-cell>
          <table:table-cell table:formula="of:=AVERAGE([.B27:.D27])" office:value-type="float" office:value="11.6776666666667" calcext:value-type="float">
            <text:p>11.6776666666667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5767818575356" calcext:value-type="float">
            <text:p>2.45767818575356</text:p>
          </table:table-cell>
          <table:table-cell table:formula="of:=SQRT(((MAX([.B27:.D27])-MIN([.B27:.D27]))/2)^2+0.0005^2)" office:value-type="float" office:value="0.00801560977094071" calcext:value-type="float">
            <text:p>0.008015609770941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5767818575356" calcext:value-type="float">
            <text:p>2.45767818575356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686405084144153" calcext:value-type="float">
            <text:p>0.000686405084144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.627" calcext:value-type="float">
            <text:p>11.627</text:p>
          </table:table-cell>
          <table:table-cell table:number-columns-repeated="2" table:style-name="ce2" office:value-type="float" office:value="11.685" calcext:value-type="float">
            <text:p>11.685</text:p>
          </table:table-cell>
          <table:table-cell table:formula="of:=AVERAGE([.B28:.D28])" office:value-type="float" office:value="11.6656666666667" calcext:value-type="float">
            <text:p>11.6656666666667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5665005486191" calcext:value-type="float">
            <text:p>2.45665005486191</text:p>
          </table:table-cell>
          <table:table-cell table:formula="of:=SQRT(((MAX([.B28:.D28])-MIN([.B28:.D28]))/2)^2+0.0005^2)" office:value-type="float" office:value="0.0290043100245463" calcext:value-type="float">
            <text:p>0.029004310024546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5665005486191" calcext:value-type="float">
            <text:p>2.45665005486191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248629682754633" calcext:value-type="float">
            <text:p>0.002486296827546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648" calcext:value-type="float">
            <text:p>11.648</text:p>
          </table:table-cell>
          <table:table-cell table:number-columns-repeated="2" table:style-name="ce2" office:value-type="float" office:value="11.642" calcext:value-type="float">
            <text:p>11.642</text:p>
          </table:table-cell>
          <table:table-cell table:formula="of:=AVERAGE([.B29:.D29])" office:value-type="float" office:value="11.644" calcext:value-type="float">
            <text:p>11.644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5479102588338" calcext:value-type="float">
            <text:p>2.45479102588338</text:p>
          </table:table-cell>
          <table:table-cell table:formula="of:=SQRT(((MAX([.B29:.D29])-MIN([.B29:.D29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5479102588338" calcext:value-type="float">
            <text:p>2.45479102588338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26119729175105" calcext:value-type="float">
            <text:p>0.000261197291751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2" table:style-name="ce2" office:value-type="float" office:value="11.608" calcext:value-type="float">
            <text:p>11.608</text:p>
          </table:table-cell>
          <table:table-cell table:formula="of:=AVERAGE([.B30:.D30])" office:value-type="float" office:value="11.6053333333333" calcext:value-type="float">
            <text:p>11.605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5146476256537" calcext:value-type="float">
            <text:p>2.45146476256537</text:p>
          </table:table-cell>
          <table:table-cell table:formula="of:=SQRT(((MAX([.B30:.D30])-MIN([.B30:.D30]))/2)^2+0.0005^2)" office:value-type="float" office:value="0.00403112887414972" calcext:value-type="float">
            <text:p>0.00403112887415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5146476256537" calcext:value-type="float">
            <text:p>2.45146476256537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347351408043691" calcext:value-type="float">
            <text:p>0.000347351408044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.562" calcext:value-type="float">
            <text:p>11.562</text:p>
          </table:table-cell>
          <table:table-cell table:style-name="ce2" office:value-type="float" office:value="11.533" calcext:value-type="float">
            <text:p>11.533</text:p>
          </table:table-cell>
          <table:table-cell table:style-name="ce2" office:value-type="float" office:value="11.536" calcext:value-type="float">
            <text:p>11.536</text:p>
          </table:table-cell>
          <table:table-cell table:formula="of:=AVERAGE([.B31:.D31])" office:value-type="float" office:value="11.5436666666667" calcext:value-type="float">
            <text:p>11.543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461369460258" calcext:value-type="float">
            <text:p>2.4461369460258</text:p>
          </table:table-cell>
          <table:table-cell table:formula="of:=SQRT(((MAX([.B31:.D31])-MIN([.B31:.D31]))/2)^2+0.0005^2)" office:value-type="float" office:value="0.0145086181285469" calcext:value-type="float">
            <text:p>0.014508618128547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461369460258" calcext:value-type="float">
            <text:p>2.4461369460258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125684659367736" calcext:value-type="float">
            <text:p>0.001256846593677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.494" calcext:value-type="float">
            <text:p>11.494</text:p>
          </table:table-cell>
          <table:table-cell table:number-columns-repeated="2" table:style-name="ce2" office:value-type="float" office:value="11.495" calcext:value-type="float">
            <text:p>11.495</text:p>
          </table:table-cell>
          <table:table-cell table:formula="of:=AVERAGE([.B32:.D32])" office:value-type="float" office:value="11.4946666666667" calcext:value-type="float">
            <text:p>11.494666666666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4188315967957" calcext:value-type="float">
            <text:p>2.44188315967957</text:p>
          </table:table-cell>
          <table:table-cell table:formula="of:=SQRT(((MAX([.B32:.D32])-MIN([.B32:.D32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4188315967957" calcext:value-type="float">
            <text:p>2.44188315967957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0615160753844988" calcext:value-type="float">
            <text:p>6.15160753844988E-05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.448" calcext:value-type="float">
            <text:p>11.448</text:p>
          </table:table-cell>
          <table:table-cell table:style-name="ce2" office:value-type="float" office:value="11.451" calcext:value-type="float">
            <text:p>11.451</text:p>
          </table:table-cell>
          <table:table-cell table:style-name="ce2" office:value-type="float" office:value="11.456" calcext:value-type="float">
            <text:p>11.456</text:p>
          </table:table-cell>
          <table:table-cell table:formula="of:=AVERAGE([.B33:.D33])" office:value-type="float" office:value="11.4516666666667" calcext:value-type="float">
            <text:p>11.451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3813527981493" calcext:value-type="float">
            <text:p>2.43813527981493</text:p>
          </table:table-cell>
          <table:table-cell table:formula="of:=SQRT(((MAX([.B33:.D33])-MIN([.B33:.D33]))/2)^2+0.0005^2)" office:value-type="float" office:value="0.00403112887414884" calcext:value-type="float">
            <text:p>0.004031128874149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3813527981493" calcext:value-type="float">
            <text:p>2.43813527981493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352012418059861" calcext:value-type="float">
            <text:p>0.00035201241806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.417" calcext:value-type="float">
            <text:p>11.417</text:p>
          </table:table-cell>
          <table:table-cell table:style-name="ce2" office:value-type="float" office:value="11.419" calcext:value-type="float">
            <text:p>11.419</text:p>
          </table:table-cell>
          <table:table-cell table:style-name="ce2" office:value-type="float" office:value="11.417" calcext:value-type="float">
            <text:p>11.417</text:p>
          </table:table-cell>
          <table:table-cell table:formula="of:=AVERAGE([.B34:.D34])" office:value-type="float" office:value="11.4176666666667" calcext:value-type="float">
            <text:p>11.417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3516186344511" calcext:value-type="float">
            <text:p>2.43516186344511</text:p>
          </table:table-cell>
          <table:table-cell table:formula="of:=SQRT(((MAX([.B34:.D34])-MIN([.B34:.D34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3516186344511" calcext:value-type="float">
            <text:p>2.43516186344511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0979214073584965" calcext:value-type="float">
            <text:p>9.79214073584965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.369" calcext:value-type="float">
            <text:p>11.369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11.374" calcext:value-type="float">
            <text:p>11.374</text:p>
          </table:table-cell>
          <table:table-cell table:formula="of:=AVERAGE([.B35:.D35])" office:value-type="float" office:value="11.3743333333333" calcext:value-type="float">
            <text:p>11.3743333333333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3135935506089" calcext:value-type="float">
            <text:p>2.43135935506089</text:p>
          </table:table-cell>
          <table:table-cell table:formula="of:=SQRT(((MAX([.B35:.D35])-MIN([.B35:.D35]))/2)^2+0.0005^2)" office:value-type="float" office:value="0.00552268050859413" calcext:value-type="float">
            <text:p>0.005522680508594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3135935506089" calcext:value-type="float">
            <text:p>2.43135935506089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485538830870158" calcext:value-type="float">
            <text:p>0.00048553883087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.452" calcext:value-type="float">
            <text:p>11.452</text:p>
          </table:table-cell>
          <table:table-cell table:style-name="ce2" office:value-type="float" office:value="11.339" calcext:value-type="float">
            <text:p>11.339</text:p>
          </table:table-cell>
          <table:table-cell table:style-name="ce2" office:value-type="float" office:value="11.341" calcext:value-type="float">
            <text:p>11.341</text:p>
          </table:table-cell>
          <table:table-cell table:formula="of:=AVERAGE([.B36:.D36])" office:value-type="float" office:value="11.3773333333333" calcext:value-type="float">
            <text:p>11.377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3162307200623" calcext:value-type="float">
            <text:p>2.43162307200623</text:p>
          </table:table-cell>
          <table:table-cell table:formula="of:=SQRT(((MAX([.B36:.D36])-MIN([.B36:.D36]))/2)^2+0.0005^2)" office:value-type="float" office:value="0.0565022123460664" calcext:value-type="float">
            <text:p>0.056502212346066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3162307200623" calcext:value-type="float">
            <text:p>2.43162307200623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496620874950777" calcext:value-type="float">
            <text:p>0.004966208749508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581" calcext:value-type="float">
            <text:p>11.581</text:p>
          </table:table-cell>
          <table:table-cell table:style-name="ce2" office:value-type="float" office:value="11.366" calcext:value-type="float">
            <text:p>11.366</text:p>
          </table:table-cell>
          <table:table-cell table:style-name="ce2" office:value-type="float" office:value="11.32" calcext:value-type="float">
            <text:p>11.32</text:p>
          </table:table-cell>
          <table:table-cell table:formula="of:=AVERAGE([.B37:.D37])" office:value-type="float" office:value="11.4223333333333" calcext:value-type="float">
            <text:p>11.42233333333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3557050326399" calcext:value-type="float">
            <text:p>2.43557050326399</text:p>
          </table:table-cell>
          <table:table-cell table:formula="of:=SQRT(((MAX([.B37:.D37])-MIN([.B37:.D37]))/2)^2+0.0005^2)" office:value-type="float" office:value="0.13050095785089" calcext:value-type="float">
            <text:p>0.13050095785089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3557050326399" calcext:value-type="float">
            <text:p>2.43557050326399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114250699959924" calcext:value-type="float">
            <text:p>0.011425069995992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.464" calcext:value-type="float">
            <text:p>11.464</text:p>
          </table:table-cell>
          <table:table-cell table:style-name="ce2" office:value-type="float" office:value="11.415" calcext:value-type="float">
            <text:p>11.415</text:p>
          </table:table-cell>
          <table:table-cell table:style-name="ce2" office:value-type="float" office:value="11.385" calcext:value-type="float">
            <text:p>11.385</text:p>
          </table:table-cell>
          <table:table-cell table:formula="of:=AVERAGE([.B38:.D38])" office:value-type="float" office:value="11.4213333333333" calcext:value-type="float">
            <text:p>11.421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3548295164496" calcext:value-type="float">
            <text:p>2.43548295164496</text:p>
          </table:table-cell>
          <table:table-cell table:formula="of:=SQRT(((MAX([.B38:.D38])-MIN([.B38:.D38]))/2)^2+0.0005^2)" office:value-type="float" office:value="0.0395031644302077" calcext:value-type="float">
            <text:p>0.039503164430208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3548295164496" calcext:value-type="float">
            <text:p>2.43548295164496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345871740866866" calcext:value-type="float">
            <text:p>0.003458717408669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number-columns-repeated="2" table:style-name="ce2" office:value-type="float" office:value="11.322" calcext:value-type="float">
            <text:p>11.322</text:p>
          </table:table-cell>
          <table:table-cell table:style-name="ce2" office:value-type="float" office:value="11.323" calcext:value-type="float">
            <text:p>11.323</text:p>
          </table:table-cell>
          <table:table-cell table:formula="of:=AVERAGE([.B39:.D39])" office:value-type="float" office:value="11.3223333333333" calcext:value-type="float">
            <text:p>11.322333333333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26777176387" calcext:value-type="float">
            <text:p>2.426777176387</text:p>
          </table:table-cell>
          <table:table-cell table:formula="of:=SQRT(((MAX([.B39:.D39])-MIN([.B39:.D39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26777176387" calcext:value-type="float">
            <text:p>2.426777176387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062452390365971" calcext:value-type="float">
            <text:p>6.2452390365971E-05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.283" calcext:value-type="float">
            <text:p>11.283</text:p>
          </table:table-cell>
          <table:table-cell table:style-name="ce2" office:value-type="float" office:value="11.282" calcext:value-type="float">
            <text:p>11.282</text:p>
          </table:table-cell>
          <table:table-cell table:style-name="ce2" office:value-type="float" office:value="11.284" calcext:value-type="float">
            <text:p>11.284</text:p>
          </table:table-cell>
          <table:table-cell table:formula="of:=AVERAGE([.B40:.D40])" office:value-type="float" office:value="11.283" calcext:value-type="float">
            <text:p>11.283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2329716815631" calcext:value-type="float">
            <text:p>2.42329716815631</text:p>
          </table:table-cell>
          <table:table-cell table:formula="of:=SQRT(((MAX([.B40:.D40])-MIN([.B40:.D4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2329716815631" calcext:value-type="float">
            <text:p>2.42329716815631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0990901346051753" calcext:value-type="float">
            <text:p>9.90901346051753E-05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.385" calcext:value-type="float">
            <text:p>11.385</text:p>
          </table:table-cell>
          <table:table-cell table:style-name="ce2" office:value-type="float" office:value="11.383" calcext:value-type="float">
            <text:p>11.383</text:p>
          </table:table-cell>
          <table:table-cell table:style-name="ce2" office:value-type="float" office:value="11.382" calcext:value-type="float">
            <text:p>11.382</text:p>
          </table:table-cell>
          <table:table-cell table:formula="of:=AVERAGE([.B41:.D41])" office:value-type="float" office:value="11.3833333333333" calcext:value-type="float">
            <text:p>11.383333333333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3215029734869" calcext:value-type="float">
            <text:p>2.43215029734869</text:p>
          </table:table-cell>
          <table:table-cell table:formula="of:=SQRT(((MAX([.B41:.D41])-MIN([.B41:.D4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3215029734869" calcext:value-type="float">
            <text:p>2.43215029734869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138899457986903" calcext:value-type="float">
            <text:p>0.000138899457987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D39 10kHz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39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.326" calcext:value-type="float">
            <text:p>41.326</text:p>
          </table:table-cell>
          <table:table-cell table:style-name="ce2" office:value-type="float" office:value="41.324" calcext:value-type="float">
            <text:p>41.324</text:p>
          </table:table-cell>
          <table:table-cell table:style-name="ce2" office:value-type="float" office:value="41.314" calcext:value-type="float">
            <text:p>41.314</text:p>
          </table:table-cell>
          <table:table-cell table:formula="of:=AVERAGE([.B4:.D4])" office:value-type="float" office:value="41.3213333333333" calcext:value-type="float">
            <text:p>41.321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2137891220452" calcext:value-type="float">
            <text:p>3.72137891220452</text:p>
          </table:table-cell>
          <table:table-cell table:formula="of:=SQRT(((MAX([.B4:.D4])-MIN([.B4:.D4]))/2)^2+0.0005^2)" office:value-type="float" office:value="0.00602079728939637" calcext:value-type="float">
            <text:p>0.006020797289396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2137891220452" calcext:value-type="float">
            <text:p>3.72137891220452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145706752510318" calcext:value-type="float">
            <text:p>0.00014570675251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7.178" calcext:value-type="float">
            <text:p>27.178</text:p>
          </table:table-cell>
          <table:table-cell table:style-name="ce2" office:value-type="float" office:value="27.184" calcext:value-type="float">
            <text:p>27.184</text:p>
          </table:table-cell>
          <table:table-cell table:formula="of:=AVERAGE([.B5:.D5])" office:value-type="float" office:value="27.1773333333333" calcext:value-type="float">
            <text:p>27.1773333333333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0238329255337" calcext:value-type="float">
            <text:p>3.30238329255337</text:p>
          </table:table-cell>
          <table:table-cell table:formula="of:=SQRT(((MAX([.B5:.D5])-MIN([.B5:.D5]))/2)^2+0.0005^2)" office:value-type="float" office:value="0.00701783442380877" calcext:value-type="float">
            <text:p>0.007017834423809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0238329255337" calcext:value-type="float">
            <text:p>3.30238329255337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25822380502657" calcext:value-type="float">
            <text:p>0.000258223805027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.024" calcext:value-type="float">
            <text:p>23.024</text:p>
          </table:table-cell>
          <table:table-cell table:number-columns-repeated="2" table:style-name="ce2" office:value-type="float" office:value="23.034" calcext:value-type="float">
            <text:p>23.034</text:p>
          </table:table-cell>
          <table:table-cell table:formula="of:=AVERAGE([.B6:.D6])" office:value-type="float" office:value="23.0306666666667" calcext:value-type="float">
            <text:p>23.0306666666667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3682666116293" calcext:value-type="float">
            <text:p>3.13682666116293</text:p>
          </table:table-cell>
          <table:table-cell table:formula="of:=SQRT(((MAX([.B6:.D6])-MIN([.B6:.D6]))/2)^2+0.0005^2)" office:value-type="float" office:value="0.00502493781055946" calcext:value-type="float">
            <text:p>0.005024937810559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3682666116293" calcext:value-type="float">
            <text:p>3.13682666116293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218184644122017" calcext:value-type="float">
            <text:p>0.000218184644122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.963" calcext:value-type="float">
            <text:p>18.963</text:p>
          </table:table-cell>
          <table:table-cell table:style-name="ce2" office:value-type="float" office:value="18.669" calcext:value-type="float">
            <text:p>18.669</text:p>
          </table:table-cell>
          <table:table-cell table:style-name="ce2" office:value-type="float" office:value="18.704" calcext:value-type="float">
            <text:p>18.704</text:p>
          </table:table-cell>
          <table:table-cell table:formula="of:=AVERAGE([.B7:.D7])" office:value-type="float" office:value="18.7786666666667" calcext:value-type="float">
            <text:p>18.7786666666667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3272147374459" calcext:value-type="float">
            <text:p>2.93272147374459</text:p>
          </table:table-cell>
          <table:table-cell table:formula="of:=SQRT(((MAX([.B7:.D7])-MIN([.B7:.D7]))/2)^2+0.0005^2)" office:value-type="float" office:value="0.147000850337677" calcext:value-type="float">
            <text:p>0.147000850337677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3272147374459" calcext:value-type="float">
            <text:p>2.93272147374459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782807709125658" calcext:value-type="float">
            <text:p>0.007828077091257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645" calcext:value-type="float">
            <text:p>16.645</text:p>
          </table:table-cell>
          <table:table-cell table:style-name="ce2" office:value-type="float" office:value="16.651" calcext:value-type="float">
            <text:p>16.651</text:p>
          </table:table-cell>
          <table:table-cell table:style-name="ce2" office:value-type="float" office:value="16.655" calcext:value-type="float">
            <text:p>16.655</text:p>
          </table:table-cell>
          <table:table-cell table:formula="of:=AVERAGE([.B8:.D8])" office:value-type="float" office:value="16.6503333333333" calcext:value-type="float">
            <text:p>16.6503333333333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1243023624607" calcext:value-type="float">
            <text:p>2.81243023624607</text:p>
          </table:table-cell>
          <table:table-cell table:formula="of:=SQRT(((MAX([.B8:.D8])-MIN([.B8:.D8]))/2)^2+0.0005^2)" office:value-type="float" office:value="0.00502493781056122" calcext:value-type="float">
            <text:p>0.005024937810561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1243023624607" calcext:value-type="float">
            <text:p>2.81243023624607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301792024817995" calcext:value-type="float">
            <text:p>0.000301792024818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.388" calcext:value-type="float">
            <text:p>15.388</text:p>
          </table:table-cell>
          <table:table-cell table:style-name="ce2" office:value-type="float" office:value="15.383" calcext:value-type="float">
            <text:p>15.383</text:p>
          </table:table-cell>
          <table:table-cell table:style-name="ce2" office:value-type="float" office:value="15.384" calcext:value-type="float">
            <text:p>15.384</text:p>
          </table:table-cell>
          <table:table-cell table:formula="of:=AVERAGE([.B9:.D9])" office:value-type="float" office:value="15.385" calcext:value-type="float">
            <text:p>15.385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33393008774" calcext:value-type="float">
            <text:p>2.733393008774</text:p>
          </table:table-cell>
          <table:table-cell table:formula="of:=SQRT(((MAX([.B9:.D9])-MIN([.B9:.D9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33393008774" calcext:value-type="float">
            <text:p>2.733393008774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165713991342007" calcext:value-type="float">
            <text:p>0.000165713991342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.528" calcext:value-type="float">
            <text:p>14.528</text:p>
          </table:table-cell>
          <table:table-cell table:style-name="ce2" office:value-type="float" office:value="14.539" calcext:value-type="float">
            <text:p>14.539</text:p>
          </table:table-cell>
          <table:table-cell table:style-name="ce2" office:value-type="float" office:value="14.541" calcext:value-type="float">
            <text:p>14.541</text:p>
          </table:table-cell>
          <table:table-cell table:formula="of:=AVERAGE([.B10:.D10])" office:value-type="float" office:value="14.536" calcext:value-type="float">
            <text:p>14.536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67662833109387" calcext:value-type="float">
            <text:p>2.67662833109387</text:p>
          </table:table-cell>
          <table:table-cell table:formula="of:=SQRT(((MAX([.B10:.D10])-MIN([.B10:.D10]))/2)^2+0.0005^2)" office:value-type="float" office:value="0.0065192024052026" calcext:value-type="float">
            <text:p>0.006519202405203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67662833109387" calcext:value-type="float">
            <text:p>2.67662833109387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448486681700784" calcext:value-type="float">
            <text:p>0.000448486681701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.917" calcext:value-type="float">
            <text:p>13.917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13.924" calcext:value-type="float">
            <text:p>13.924</text:p>
          </table:table-cell>
          <table:table-cell table:formula="of:=AVERAGE([.B11:.D11])" office:value-type="float" office:value="13.9203333333333" calcext:value-type="float">
            <text:p>13.9203333333333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3335060097972" calcext:value-type="float">
            <text:p>2.63335060097972</text:p>
          </table:table-cell>
          <table:table-cell table:formula="of:=SQRT(((MAX([.B11:.D11])-MIN([.B11:.D11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3335060097972" calcext:value-type="float">
            <text:p>2.63335060097972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253983422758021" calcext:value-type="float">
            <text:p>0.000253983422758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3.438" calcext:value-type="float">
            <text:p>13.438</text:p>
          </table:table-cell>
          <table:table-cell table:number-columns-repeated="2" table:style-name="ce2" office:value-type="float" office:value="13.439" calcext:value-type="float">
            <text:p>13.439</text:p>
          </table:table-cell>
          <table:table-cell table:formula="of:=AVERAGE([.B12:.D12])" office:value-type="float" office:value="13.4386666666667" calcext:value-type="float">
            <text:p>13.4386666666667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59813612382452" calcext:value-type="float">
            <text:p>2.59813612382452</text:p>
          </table:table-cell>
          <table:table-cell table:formula="of:=SQRT(((MAX([.B12:.D12])-MIN([.B12:.D12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59813612382452" calcext:value-type="float">
            <text:p>2.59813612382452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0526173316687929" calcext:value-type="float">
            <text:p>5.26173316687929E-05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.041" calcext:value-type="float">
            <text:p>13.041</text:p>
          </table:table-cell>
          <table:table-cell table:style-name="ce2" office:value-type="float" office:value="13.046" calcext:value-type="float">
            <text:p>13.046</text:p>
          </table:table-cell>
          <table:table-cell table:style-name="ce2" office:value-type="float" office:value="13.047" calcext:value-type="float">
            <text:p>13.047</text:p>
          </table:table-cell>
          <table:table-cell table:formula="of:=AVERAGE([.B13:.D13])" office:value-type="float" office:value="13.0446666666667" calcext:value-type="float">
            <text:p>13.0446666666667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683793656878" calcext:value-type="float">
            <text:p>2.5683793656878</text:p>
          </table:table-cell>
          <table:table-cell table:formula="of:=SQRT(((MAX([.B13:.D13])-MIN([.B13:.D13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683793656878" calcext:value-type="float">
            <text:p>2.5683793656878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233151320985528" calcext:value-type="float">
            <text:p>0.000233151320986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.716" calcext:value-type="float">
            <text:p>12.716</text:p>
          </table:table-cell>
          <table:table-cell table:style-name="ce2" office:value-type="float" office:value="12.711" calcext:value-type="float">
            <text:p>12.711</text:p>
          </table:table-cell>
          <table:table-cell table:style-name="ce2" office:value-type="float" office:value="12.703" calcext:value-type="float">
            <text:p>12.703</text:p>
          </table:table-cell>
          <table:table-cell table:formula="of:=AVERAGE([.B14:.D14])" office:value-type="float" office:value="12.71" calcext:value-type="float">
            <text:p>12.71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4238908520136" calcext:value-type="float">
            <text:p>2.54238908520136</text:p>
          </table:table-cell>
          <table:table-cell table:formula="of:=SQRT(((MAX([.B14:.D14])-MIN([.B14:.D14]))/2)^2+0.0005^2)" office:value-type="float" office:value="0.0065192024052026" calcext:value-type="float">
            <text:p>0.006519202405203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4238908520136" calcext:value-type="float">
            <text:p>2.54238908520136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512919150684705" calcext:value-type="float">
            <text:p>0.000512919150685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.426" calcext:value-type="float">
            <text:p>12.426</text:p>
          </table:table-cell>
          <table:table-cell table:style-name="ce2" office:value-type="float" office:value="12.424" calcext:value-type="float">
            <text:p>12.424</text:p>
          </table:table-cell>
          <table:table-cell table:style-name="ce2" office:value-type="float" office:value="12.41" calcext:value-type="float">
            <text:p>12.41</text:p>
          </table:table-cell>
          <table:table-cell table:formula="of:=AVERAGE([.B15:.D15])" office:value-type="float" office:value="12.42" calcext:value-type="float">
            <text:p>12.42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1930807650533" calcext:value-type="float">
            <text:p>2.51930807650533</text:p>
          </table:table-cell>
          <table:table-cell table:formula="of:=SQRT(((MAX([.B15:.D15])-MIN([.B15:.D15]))/2)^2+0.0005^2)" office:value-type="float" office:value="0.00801560977094071" calcext:value-type="float">
            <text:p>0.008015609770941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1930807650533" calcext:value-type="float">
            <text:p>2.51930807650533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645379208610363" calcext:value-type="float">
            <text:p>0.00064537920861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12.178" calcext:value-type="float">
            <text:p>12.178</text:p>
          </table:table-cell>
          <table:table-cell table:style-name="ce2" office:value-type="float" office:value="12.182" calcext:value-type="float">
            <text:p>12.182</text:p>
          </table:table-cell>
          <table:table-cell table:formula="of:=AVERAGE([.B16:.D16])" office:value-type="float" office:value="12.1793333333333" calcext:value-type="float">
            <text:p>12.1793333333333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49974052624627" calcext:value-type="float">
            <text:p>2.49974052624627</text:p>
          </table:table-cell>
          <table:table-cell table:formula="of:=SQRT(((MAX([.B16:.D16])-MIN([.B16:.D16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49974052624627" calcext:value-type="float">
            <text:p>2.49974052624627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169266474312383" calcext:value-type="float">
            <text:p>0.000169266474312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.956" calcext:value-type="float">
            <text:p>11.956</text:p>
          </table:table-cell>
          <table:table-cell table:style-name="ce2" office:value-type="float" office:value="11.972" calcext:value-type="float">
            <text:p>11.972</text:p>
          </table:table-cell>
          <table:table-cell table:style-name="ce2" office:value-type="float" office:value="11.962" calcext:value-type="float">
            <text:p>11.962</text:p>
          </table:table-cell>
          <table:table-cell table:formula="of:=AVERAGE([.B17:.D17])" office:value-type="float" office:value="11.9633333333333" calcext:value-type="float">
            <text:p>11.963333333333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48184641649141" calcext:value-type="float">
            <text:p>2.48184641649141</text:p>
          </table:table-cell>
          <table:table-cell table:formula="of:=SQRT(((MAX([.B17:.D17])-MIN([.B17:.D17]))/2)^2+0.0005^2)" office:value-type="float" office:value="0.00801560977094071" calcext:value-type="float">
            <text:p>0.008015609770941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48184641649141" calcext:value-type="float">
            <text:p>2.48184641649141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670014748197886" calcext:value-type="float">
            <text:p>0.000670014748198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.761" calcext:value-type="float">
            <text:p>11.761</text:p>
          </table:table-cell>
          <table:table-cell table:style-name="ce2" office:value-type="float" office:value="11.772" calcext:value-type="float">
            <text:p>11.772</text:p>
          </table:table-cell>
          <table:table-cell table:style-name="ce2" office:value-type="float" office:value="11.758" calcext:value-type="float">
            <text:p>11.758</text:p>
          </table:table-cell>
          <table:table-cell table:formula="of:=AVERAGE([.B18:.D18])" office:value-type="float" office:value="11.7636666666667" calcext:value-type="float">
            <text:p>11.763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6501568525687" calcext:value-type="float">
            <text:p>2.46501568525687</text:p>
          </table:table-cell>
          <table:table-cell table:formula="of:=SQRT(((MAX([.B18:.D18])-MIN([.B18:.D18]))/2)^2+0.0005^2)" office:value-type="float" office:value="0.00701783442380966" calcext:value-type="float">
            <text:p>0.00701783442381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6501568525687" calcext:value-type="float">
            <text:p>2.46501568525687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596568622918846" calcext:value-type="float">
            <text:p>0.000596568622919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.584" calcext:value-type="float">
            <text:p>11.584</text:p>
          </table:table-cell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11.58" calcext:value-type="float">
            <text:p>11.58</text:p>
          </table:table-cell>
          <table:table-cell table:formula="of:=AVERAGE([.B19:.D19])" office:value-type="float" office:value="11.5846666666667" calcext:value-type="float">
            <text:p>11.5846666666667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4968238463195" calcext:value-type="float">
            <text:p>2.44968238463195</text:p>
          </table:table-cell>
          <table:table-cell table:formula="of:=SQRT(((MAX([.B19:.D19])-MIN([.B19:.D19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4968238463195" calcext:value-type="float">
            <text:p>2.44968238463195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433757651829459" calcext:value-type="float">
            <text:p>0.000433757651829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416" calcext:value-type="float">
            <text:p>11.416</text:p>
          </table:table-cell>
          <table:table-cell table:style-name="ce2" office:value-type="float" office:value="11.415" calcext:value-type="float">
            <text:p>11.415</text:p>
          </table:table-cell>
          <table:table-cell table:style-name="ce2" office:value-type="float" office:value="11.418" calcext:value-type="float">
            <text:p>11.418</text:p>
          </table:table-cell>
          <table:table-cell table:formula="of:=AVERAGE([.B20:.D20])" office:value-type="float" office:value="11.4163333333333" calcext:value-type="float">
            <text:p>11.416333333333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3504507853359" calcext:value-type="float">
            <text:p>2.43504507853359</text:p>
          </table:table-cell>
          <table:table-cell table:formula="of:=SQRT(((MAX([.B20:.D20])-MIN([.B20:.D20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3504507853359" calcext:value-type="float">
            <text:p>2.43504507853359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38497955860105" calcext:value-type="float">
            <text:p>0.00013849795586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279" calcext:value-type="float">
            <text:p>11.279</text:p>
          </table:table-cell>
          <table:table-cell table:style-name="ce2" office:value-type="float" office:value="11.28" calcext:value-type="float">
            <text:p>11.28</text:p>
          </table:table-cell>
          <table:table-cell table:style-name="ce2" office:value-type="float" office:value="11.279" calcext:value-type="float">
            <text:p>11.279</text:p>
          </table:table-cell>
          <table:table-cell table:formula="of:=AVERAGE([.B21:.D21])" office:value-type="float" office:value="11.2793333333333" calcext:value-type="float">
            <text:p>11.2793333333333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2297214266849" calcext:value-type="float">
            <text:p>2.42297214266849</text:p>
          </table:table-cell>
          <table:table-cell table:formula="of:=SQRT(((MAX([.B21:.D21])-MIN([.B21:.D21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2297214266849" calcext:value-type="float">
            <text:p>2.42297214266849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0626904764926726" calcext:value-type="float">
            <text:p>6.26904764926726E-05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16" calcext:value-type="float">
            <text:p>11.16</text:p>
          </table:table-cell>
          <table:table-cell table:style-name="ce2" office:value-type="float" office:value="11.159" calcext:value-type="float">
            <text:p>11.159</text:p>
          </table:table-cell>
          <table:table-cell table:style-name="ce2" office:value-type="float" office:value="11.162" calcext:value-type="float">
            <text:p>11.162</text:p>
          </table:table-cell>
          <table:table-cell table:formula="of:=AVERAGE([.B22:.D22])" office:value-type="float" office:value="11.1603333333333" calcext:value-type="float">
            <text:p>11.1603333333333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1236582508536" calcext:value-type="float">
            <text:p>2.41236582508536</text:p>
          </table:table-cell>
          <table:table-cell table:formula="of:=SQRT(((MAX([.B22:.D22])-MIN([.B22:.D22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1236582508536" calcext:value-type="float">
            <text:p>2.41236582508536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141674875011282" calcext:value-type="float">
            <text:p>0.000141674875011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.062" calcext:value-type="float">
            <text:p>11.062</text:p>
          </table:table-cell>
          <table:table-cell table:number-columns-repeated="2" table:style-name="ce2" office:value-type="float" office:value="11.06" calcext:value-type="float">
            <text:p>11.06</text:p>
          </table:table-cell>
          <table:table-cell table:formula="of:=AVERAGE([.B23:.D23])" office:value-type="float" office:value="11.0606666666667" calcext:value-type="float">
            <text:p>11.060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0339527155305" calcext:value-type="float">
            <text:p>2.40339527155305</text:p>
          </table:table-cell>
          <table:table-cell table:formula="of:=SQRT(((MAX([.B23:.D23])-MIN([.B23:.D23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0339527155305" calcext:value-type="float">
            <text:p>2.40339527155305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101081971136405" calcext:value-type="float">
            <text:p>0.000101081971136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.979" calcext:value-type="float">
            <text:p>10.979</text:p>
          </table:table-cell>
          <table:table-cell table:style-name="ce2" office:value-type="float" office:value="10.986" calcext:value-type="float">
            <text:p>10.986</text:p>
          </table:table-cell>
          <table:table-cell table:style-name="ce2" office:value-type="float" office:value="10.987" calcext:value-type="float">
            <text:p>10.987</text:p>
          </table:table-cell>
          <table:table-cell table:formula="of:=AVERAGE([.B24:.D24])" office:value-type="float" office:value="10.984" calcext:value-type="float">
            <text:p>10.984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39643966846567" calcext:value-type="float">
            <text:p>2.39643966846567</text:p>
          </table:table-cell>
          <table:table-cell table:formula="of:=SQRT(((MAX([.B24:.D24])-MIN([.B24:.D24]))/2)^2+0.0005^2)" office:value-type="float" office:value="0.00403112887414972" calcext:value-type="float">
            <text:p>0.00403112887415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39643966846567" calcext:value-type="float">
            <text:p>2.39643966846567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367000079583915" calcext:value-type="float">
            <text:p>0.000367000079584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.918" calcext:value-type="float">
            <text:p>10.918</text:p>
          </table:table-cell>
          <table:table-cell table:style-name="ce2" office:value-type="float" office:value="10.928" calcext:value-type="float">
            <text:p>10.928</text:p>
          </table:table-cell>
          <table:table-cell table:style-name="ce2" office:value-type="float" office:value="10.929" calcext:value-type="float">
            <text:p>10.929</text:p>
          </table:table-cell>
          <table:table-cell table:formula="of:=AVERAGE([.B25:.D25])" office:value-type="float" office:value="10.925" calcext:value-type="float">
            <text:p>10.925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39105374098165" calcext:value-type="float">
            <text:p>2.39105374098165</text:p>
          </table:table-cell>
          <table:table-cell table:formula="of:=SQRT(((MAX([.B25:.D25])-MIN([.B25:.D25]))/2)^2+0.0005^2)" office:value-type="float" office:value="0.00552268050859413" calcext:value-type="float">
            <text:p>0.005522680508594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39105374098165" calcext:value-type="float">
            <text:p>2.39105374098165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505508513372461" calcext:value-type="float">
            <text:p>0.000505508513372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.886" calcext:value-type="float">
            <text:p>10.886</text:p>
          </table:table-cell>
          <table:table-cell table:style-name="ce2" office:value-type="float" office:value="10.877" calcext:value-type="float">
            <text:p>10.877</text:p>
          </table:table-cell>
          <table:table-cell table:style-name="ce2" office:value-type="float" office:value="10.871" calcext:value-type="float">
            <text:p>10.871</text:p>
          </table:table-cell>
          <table:table-cell table:formula="of:=AVERAGE([.B26:.D26])" office:value-type="float" office:value="10.878" calcext:value-type="float">
            <text:p>10.878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38674240100077" calcext:value-type="float">
            <text:p>2.38674240100077</text:p>
          </table:table-cell>
          <table:table-cell table:formula="of:=SQRT(((MAX([.B26:.D26])-MIN([.B26:.D26]))/2)^2+0.0005^2)" office:value-type="float" office:value="0.00751664818918585" calcext:value-type="float">
            <text:p>0.007516648189186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38674240100077" calcext:value-type="float">
            <text:p>2.38674240100077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690995420958435" calcext:value-type="float">
            <text:p>0.000690995420958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0.856" calcext:value-type="float">
            <text:p>10.856</text:p>
          </table:table-cell>
          <table:table-cell table:style-name="ce2" office:value-type="float" office:value="10.858" calcext:value-type="float">
            <text:p>10.858</text:p>
          </table:table-cell>
          <table:table-cell table:formula="of:=AVERAGE([.B27:.D27])" office:value-type="float" office:value="10.8566666666667" calcext:value-type="float">
            <text:p>10.8566666666667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38477933062003" calcext:value-type="float">
            <text:p>2.38477933062003</text:p>
          </table:table-cell>
          <table:table-cell table:formula="of:=SQRT(((MAX([.B27:.D27])-MIN([.B27:.D27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38477933062003" calcext:value-type="float">
            <text:p>2.38477933062003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102981331478372" calcext:value-type="float">
            <text:p>0.000102981331478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.813" calcext:value-type="float">
            <text:p>10.813</text:p>
          </table:table-cell>
          <table:table-cell table:style-name="ce2" office:value-type="float" office:value="10.794" calcext:value-type="float">
            <text:p>10.794</text:p>
          </table:table-cell>
          <table:table-cell table:style-name="ce2" office:value-type="float" office:value="10.796" calcext:value-type="float">
            <text:p>10.796</text:p>
          </table:table-cell>
          <table:table-cell table:formula="of:=AVERAGE([.B28:.D28])" office:value-type="float" office:value="10.801" calcext:value-type="float">
            <text:p>10.801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37963872243634" calcext:value-type="float">
            <text:p>2.37963872243634</text:p>
          </table:table-cell>
          <table:table-cell table:formula="of:=SQRT(((MAX([.B28:.D28])-MIN([.B28:.D28]))/2)^2+0.0005^2)" office:value-type="float" office:value="0.00951314879522029" calcext:value-type="float">
            <text:p>0.00951314879522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37963872243634" calcext:value-type="float">
            <text:p>2.37963872243634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880765558302036" calcext:value-type="float">
            <text:p>0.000880765558302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.769" calcext:value-type="float">
            <text:p>10.769</text:p>
          </table:table-cell>
          <table:table-cell table:style-name="ce2" office:value-type="float" office:value="10.745" calcext:value-type="float">
            <text:p>10.745</text:p>
          </table:table-cell>
          <table:table-cell table:style-name="ce2" office:value-type="float" office:value="10.75" calcext:value-type="float">
            <text:p>10.75</text:p>
          </table:table-cell>
          <table:table-cell table:formula="of:=AVERAGE([.B29:.D29])" office:value-type="float" office:value="10.7546666666667" calcext:value-type="float">
            <text:p>10.7546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37533976890296" calcext:value-type="float">
            <text:p>2.37533976890296</text:p>
          </table:table-cell>
          <table:table-cell table:formula="of:=SQRT(((MAX([.B29:.D29])-MIN([.B29:.D29]))/2)^2+0.0005^2)" office:value-type="float" office:value="0.0120104121494648" calcext:value-type="float">
            <text:p>0.012010412149465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37533976890296" calcext:value-type="float">
            <text:p>2.37533976890296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111676284553665" calcext:value-type="float">
            <text:p>0.001116762845537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.734" calcext:value-type="float">
            <text:p>10.734</text:p>
          </table:table-cell>
          <table:table-cell table:style-name="ce2" office:value-type="float" office:value="10.737" calcext:value-type="float">
            <text:p>10.737</text:p>
          </table:table-cell>
          <table:table-cell table:style-name="ce2" office:value-type="float" office:value="10.736" calcext:value-type="float">
            <text:p>10.736</text:p>
          </table:table-cell>
          <table:table-cell table:formula="of:=AVERAGE([.B30:.D30])" office:value-type="float" office:value="10.7356666666667" calcext:value-type="float">
            <text:p>10.7356666666667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7357153156054" calcext:value-type="float">
            <text:p>2.37357153156054</text:p>
          </table:table-cell>
          <table:table-cell table:formula="of:=SQRT(((MAX([.B30:.D30])-MIN([.B30:.D30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7357153156054" calcext:value-type="float">
            <text:p>2.37357153156054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147279053940222" calcext:value-type="float">
            <text:p>0.00014727905394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.714" calcext:value-type="float">
            <text:p>10.714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10.711" calcext:value-type="float">
            <text:p>10.711</text:p>
          </table:table-cell>
          <table:table-cell table:formula="of:=AVERAGE([.B31:.D31])" office:value-type="float" office:value="10.7116666666667" calcext:value-type="float">
            <text:p>10.711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7133349015514" calcext:value-type="float">
            <text:p>2.37133349015514</text:p>
          </table:table-cell>
          <table:table-cell table:formula="of:=SQRT(((MAX([.B31:.D31])-MIN([.B31:.D31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7133349015514" calcext:value-type="float">
            <text:p>2.37133349015514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192458641307791" calcext:value-type="float">
            <text:p>0.000192458641308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10.685" calcext:value-type="float">
            <text:p>10.685</text:p>
          </table:table-cell>
          <table:table-cell table:style-name="ce2" office:value-type="float" office:value="10.691" calcext:value-type="float">
            <text:p>10.691</text:p>
          </table:table-cell>
          <table:table-cell table:formula="of:=AVERAGE([.B32:.D32])" office:value-type="float" office:value="10.687" calcext:value-type="float">
            <text:p>10.68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6902804954276" calcext:value-type="float">
            <text:p>2.36902804954276</text:p>
          </table:table-cell>
          <table:table-cell table:formula="of:=SQRT(((MAX([.B32:.D32])-MIN([.B32:.D32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6902804954276" calcext:value-type="float">
            <text:p>2.36902804954276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284586999639676" calcext:value-type="float">
            <text:p>0.00028458699964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.66" calcext:value-type="float">
            <text:p>10.66</text:p>
          </table:table-cell>
          <table:table-cell table:style-name="ce2" office:value-type="float" office:value="10.669" calcext:value-type="float">
            <text:p>10.669</text:p>
          </table:table-cell>
          <table:table-cell table:style-name="ce2" office:value-type="float" office:value="10.667" calcext:value-type="float">
            <text:p>10.667</text:p>
          </table:table-cell>
          <table:table-cell table:formula="of:=AVERAGE([.B33:.D33])" office:value-type="float" office:value="10.6653333333333" calcext:value-type="float">
            <text:p>10.6653333333333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6699860631847" calcext:value-type="float">
            <text:p>2.36699860631847</text:p>
          </table:table-cell>
          <table:table-cell table:formula="of:=SQRT(((MAX([.B33:.D33])-MIN([.B33:.D33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6699860631847" calcext:value-type="float">
            <text:p>2.36699860631847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424524243880692" calcext:value-type="float">
            <text:p>0.000424524243881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.642" calcext:value-type="float">
            <text:p>10.642</text:p>
          </table:table-cell>
          <table:table-cell table:style-name="ce2" office:value-type="float" office:value="10.648" calcext:value-type="float">
            <text:p>10.648</text:p>
          </table:table-cell>
          <table:table-cell table:style-name="ce2" office:value-type="float" office:value="10.644" calcext:value-type="float">
            <text:p>10.644</text:p>
          </table:table-cell>
          <table:table-cell table:formula="of:=AVERAGE([.B34:.D34])" office:value-type="float" office:value="10.6446666666667" calcext:value-type="float">
            <text:p>10.644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650589842494" calcext:value-type="float">
            <text:p>2.3650589842494</text:p>
          </table:table-cell>
          <table:table-cell table:formula="of:=SQRT(((MAX([.B34:.D34])-MIN([.B34:.D34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650589842494" calcext:value-type="float">
            <text:p>2.3650589842494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285718788609246" calcext:value-type="float">
            <text:p>0.000285718788609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.625" calcext:value-type="float">
            <text:p>10.625</text:p>
          </table:table-cell>
          <table:table-cell table:style-name="ce2" office:value-type="float" office:value="10.623" calcext:value-type="float">
            <text:p>10.623</text:p>
          </table:table-cell>
          <table:table-cell table:style-name="ce2" office:value-type="float" office:value="10.625" calcext:value-type="float">
            <text:p>10.625</text:p>
          </table:table-cell>
          <table:table-cell table:formula="of:=AVERAGE([.B35:.D35])" office:value-type="float" office:value="10.6243333333333" calcext:value-type="float">
            <text:p>10.6243333333333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6314696774389" calcext:value-type="float">
            <text:p>2.36314696774389</text:p>
          </table:table-cell>
          <table:table-cell table:formula="of:=SQRT(((MAX([.B35:.D35])-MIN([.B35:.D35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6314696774389" calcext:value-type="float">
            <text:p>2.36314696774389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105233331228644" calcext:value-type="float">
            <text:p>0.000105233331229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0.605" calcext:value-type="float">
            <text:p>10.605</text:p>
          </table:table-cell>
          <table:table-cell table:style-name="ce2" office:value-type="float" office:value="10.603" calcext:value-type="float">
            <text:p>10.603</text:p>
          </table:table-cell>
          <table:table-cell table:style-name="ce2" office:value-type="float" office:value="10.605" calcext:value-type="float">
            <text:p>10.605</text:p>
          </table:table-cell>
          <table:table-cell table:formula="of:=AVERAGE([.B36:.D36])" office:value-type="float" office:value="10.6043333333333" calcext:value-type="float">
            <text:p>10.604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6126272261146" calcext:value-type="float">
            <text:p>2.36126272261146</text:p>
          </table:table-cell>
          <table:table-cell table:formula="of:=SQRT(((MAX([.B36:.D36])-MIN([.B36:.D36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6126272261146" calcext:value-type="float">
            <text:p>2.36126272261146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10543180354731" calcext:value-type="float">
            <text:p>0.000105431803547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.586" calcext:value-type="float">
            <text:p>10.586</text:p>
          </table:table-cell>
          <table:table-cell table:style-name="ce2" office:value-type="float" office:value="10.59" calcext:value-type="float">
            <text:p>10.59</text:p>
          </table:table-cell>
          <table:table-cell table:style-name="ce2" office:value-type="float" office:value="10.583" calcext:value-type="float">
            <text:p>10.583</text:p>
          </table:table-cell>
          <table:table-cell table:formula="of:=AVERAGE([.B37:.D37])" office:value-type="float" office:value="10.5863333333333" calcext:value-type="float">
            <text:p>10.58633333333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5956386106903" calcext:value-type="float">
            <text:p>2.35956386106903</text:p>
          </table:table-cell>
          <table:table-cell table:formula="of:=SQRT(((MAX([.B37:.D37])-MIN([.B37:.D37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5956386106903" calcext:value-type="float">
            <text:p>2.35956386106903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333971526741954" calcext:value-type="float">
            <text:p>0.000333971526742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.568" calcext:value-type="float">
            <text:p>10.568</text:p>
          </table:table-cell>
          <table:table-cell table:style-name="ce2" office:value-type="float" office:value="10.566" calcext:value-type="float">
            <text:p>10.566</text:p>
          </table:table-cell>
          <table:table-cell table:style-name="ce2" office:value-type="float" office:value="10.571" calcext:value-type="float">
            <text:p>10.571</text:p>
          </table:table-cell>
          <table:table-cell table:formula="of:=AVERAGE([.B38:.D38])" office:value-type="float" office:value="10.5683333333333" calcext:value-type="float">
            <text:p>10.568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5786210848389" calcext:value-type="float">
            <text:p>2.35786210848389</text:p>
          </table:table-cell>
          <table:table-cell table:formula="of:=SQRT(((MAX([.B38:.D38])-MIN([.B38:.D38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5786210848389" calcext:value-type="float">
            <text:p>2.35786210848389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241240475331579" calcext:value-type="float">
            <text:p>0.000241240475332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.555" calcext:value-type="float">
            <text:p>10.555</text:p>
          </table:table-cell>
          <table:table-cell table:style-name="ce2" office:value-type="float" office:value="10.552" calcext:value-type="float">
            <text:p>10.552</text:p>
          </table:table-cell>
          <table:table-cell table:style-name="ce2" office:value-type="float" office:value="10.553" calcext:value-type="float">
            <text:p>10.553</text:p>
          </table:table-cell>
          <table:table-cell table:formula="of:=AVERAGE([.B39:.D39])" office:value-type="float" office:value="10.5533333333333" calcext:value-type="float">
            <text:p>10.553333333333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5644176578476" calcext:value-type="float">
            <text:p>2.35644176578476</text:p>
          </table:table-cell>
          <table:table-cell table:formula="of:=SQRT(((MAX([.B39:.D39])-MIN([.B39:.D39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5644176578476" calcext:value-type="float">
            <text:p>2.35644176578476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149823641511457" calcext:value-type="float">
            <text:p>0.000149823641511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.538" calcext:value-type="float">
            <text:p>10.538</text:p>
          </table:table-cell>
          <table:table-cell table:number-columns-repeated="2" table:style-name="ce2" office:value-type="float" office:value="10.537" calcext:value-type="float">
            <text:p>10.537</text:p>
          </table:table-cell>
          <table:table-cell table:formula="of:=AVERAGE([.B40:.D40])" office:value-type="float" office:value="10.5373333333333" calcext:value-type="float">
            <text:p>10.5373333333333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5492450667462" calcext:value-type="float">
            <text:p>2.35492450667462</text:p>
          </table:table-cell>
          <table:table-cell table:formula="of:=SQRT(((MAX([.B40:.D40])-MIN([.B40:.D40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5492450667462" calcext:value-type="float">
            <text:p>2.35492450667462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0671049077425995" calcext:value-type="float">
            <text:p>6.71049077425995E-05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10.527" calcext:value-type="float">
            <text:p>10.527</text:p>
          </table:table-cell>
          <table:table-cell table:style-name="ce2" office:value-type="float" office:value="10.531" calcext:value-type="float">
            <text:p>10.531</text:p>
          </table:table-cell>
          <table:table-cell table:formula="of:=AVERAGE([.B41:.D41])" office:value-type="float" office:value="10.5283333333333" calcext:value-type="float">
            <text:p>10.528333333333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5407003568255" calcext:value-type="float">
            <text:p>2.35407003568255</text:p>
          </table:table-cell>
          <table:table-cell table:formula="of:=SQRT(((MAX([.B41:.D41])-MIN([.B41:.D41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5407003568255" calcext:value-type="float">
            <text:p>2.35407003568255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195809986969398" calcext:value-type="float">
            <text:p>0.000195809986969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 D40 10kHz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0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3.71" calcext:value-type="float">
            <text:p>43.71</text:p>
          </table:table-cell>
          <table:table-cell table:style-name="ce2" office:value-type="float" office:value="43.546" calcext:value-type="float">
            <text:p>43.546</text:p>
          </table:table-cell>
          <table:table-cell table:style-name="ce2" office:value-type="float" office:value="43.512" calcext:value-type="float">
            <text:p>43.512</text:p>
          </table:table-cell>
          <table:table-cell table:formula="of:=AVERAGE([.B4:.D4])" office:value-type="float" office:value="43.5893333333333" calcext:value-type="float">
            <text:p>43.589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7481247210566" calcext:value-type="float">
            <text:p>3.77481247210566</text:p>
          </table:table-cell>
          <table:table-cell table:formula="of:=SQRT(((MAX([.B4:.D4])-MIN([.B4:.D4]))/2)^2+0.0005^2)" office:value-type="float" office:value="0.0990012626182113" calcext:value-type="float">
            <text:p>0.099001262618211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7481247210566" calcext:value-type="float">
            <text:p>3.77481247210566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227122681278779" calcext:value-type="float">
            <text:p>0.002271226812788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8.16" calcext:value-type="float">
            <text:p>28.16</text:p>
          </table:table-cell>
          <table:table-cell table:style-name="ce2" office:value-type="float" office:value="28.214" calcext:value-type="float">
            <text:p>28.214</text:p>
          </table:table-cell>
          <table:table-cell table:style-name="ce2" office:value-type="float" office:value="28.228" calcext:value-type="float">
            <text:p>28.228</text:p>
          </table:table-cell>
          <table:table-cell table:formula="of:=AVERAGE([.B5:.D5])" office:value-type="float" office:value="28.2006666666667" calcext:value-type="float">
            <text:p>28.2006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3934561832657" calcext:value-type="float">
            <text:p>3.33934561832657</text:p>
          </table:table-cell>
          <table:table-cell table:formula="of:=SQRT(((MAX([.B5:.D5])-MIN([.B5:.D5]))/2)^2+0.0005^2)" office:value-type="float" office:value="0.0340036762718393" calcext:value-type="float">
            <text:p>0.034003676271839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3934561832657" calcext:value-type="float">
            <text:p>3.33934561832657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120577561778112" calcext:value-type="float">
            <text:p>0.001205775617781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.884" calcext:value-type="float">
            <text:p>23.884</text:p>
          </table:table-cell>
          <table:table-cell table:style-name="ce2" office:value-type="float" office:value="23.904" calcext:value-type="float">
            <text:p>23.904</text:p>
          </table:table-cell>
          <table:table-cell table:style-name="ce2" office:value-type="float" office:value="23.922" calcext:value-type="float">
            <text:p>23.922</text:p>
          </table:table-cell>
          <table:table-cell table:formula="of:=AVERAGE([.B6:.D6])" office:value-type="float" office:value="23.9033333333333" calcext:value-type="float">
            <text:p>23.9033333333333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7401791922637" calcext:value-type="float">
            <text:p>3.17401791922637</text:p>
          </table:table-cell>
          <table:table-cell table:formula="of:=SQRT(((MAX([.B6:.D6])-MIN([.B6:.D6]))/2)^2+0.0005^2)" office:value-type="float" office:value="0.0190065778087483" calcext:value-type="float">
            <text:p>0.019006577808748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7401791922637" calcext:value-type="float">
            <text:p>3.17401791922637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795143402959769" calcext:value-type="float">
            <text:p>0.00079514340296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.424" calcext:value-type="float">
            <text:p>19.424</text:p>
          </table:table-cell>
          <table:table-cell table:style-name="ce2" office:value-type="float" office:value="19.428" calcext:value-type="float">
            <text:p>19.428</text:p>
          </table:table-cell>
          <table:table-cell table:style-name="ce2" office:value-type="float" office:value="19.431" calcext:value-type="float">
            <text:p>19.431</text:p>
          </table:table-cell>
          <table:table-cell table:formula="of:=AVERAGE([.B7:.D7])" office:value-type="float" office:value="19.4276666666667" calcext:value-type="float">
            <text:p>19.4276666666667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6669816696894" calcext:value-type="float">
            <text:p>2.96669816696894</text:p>
          </table:table-cell>
          <table:table-cell table:formula="of:=SQRT(((MAX([.B7:.D7])-MIN([.B7:.D7]))/2)^2+0.0005^2)" office:value-type="float" office:value="0.00353553390593345" calcext:value-type="float">
            <text:p>0.003535533905933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6669816696894" calcext:value-type="float">
            <text:p>2.96669816696894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181984484631889" calcext:value-type="float">
            <text:p>0.000181984484632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346" calcext:value-type="float">
            <text:p>17.346</text:p>
          </table:table-cell>
          <table:table-cell table:style-name="ce2" office:value-type="float" office:value="17.352" calcext:value-type="float">
            <text:p>17.352</text:p>
          </table:table-cell>
          <table:table-cell table:style-name="ce2" office:value-type="float" office:value="17.351" calcext:value-type="float">
            <text:p>17.351</text:p>
          </table:table-cell>
          <table:table-cell table:formula="of:=AVERAGE([.B8:.D8])" office:value-type="float" office:value="17.3496666666667" calcext:value-type="float">
            <text:p>17.3496666666667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5357329391244" calcext:value-type="float">
            <text:p>2.85357329391244</text:p>
          </table:table-cell>
          <table:table-cell table:formula="of:=SQRT(((MAX([.B8:.D8])-MIN([.B8:.D8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5357329391244" calcext:value-type="float">
            <text:p>2.85357329391244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175299118051215" calcext:value-type="float">
            <text:p>0.000175299118051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.091" calcext:value-type="float">
            <text:p>16.091</text:p>
          </table:table-cell>
          <table:table-cell table:style-name="ce2" office:value-type="float" office:value="16.101" calcext:value-type="float">
            <text:p>16.101</text:p>
          </table:table-cell>
          <table:table-cell table:style-name="ce2" office:value-type="float" office:value="16.084" calcext:value-type="float">
            <text:p>16.084</text:p>
          </table:table-cell>
          <table:table-cell table:formula="of:=AVERAGE([.B9:.D9])" office:value-type="float" office:value="16.092" calcext:value-type="float">
            <text:p>16.092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7832225408754" calcext:value-type="float">
            <text:p>2.77832225408754</text:p>
          </table:table-cell>
          <table:table-cell table:formula="of:=SQRT(((MAX([.B9:.D9])-MIN([.B9:.D9]))/2)^2+0.0005^2)" office:value-type="float" office:value="0.00851469318296293" calcext:value-type="float">
            <text:p>0.008514693182963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7832225408754" calcext:value-type="float">
            <text:p>2.77832225408754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529125850295981" calcext:value-type="float">
            <text:p>0.000529125850296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.239" calcext:value-type="float">
            <text:p>15.239</text:p>
          </table:table-cell>
          <table:table-cell table:style-name="ce2" office:value-type="float" office:value="15.238" calcext:value-type="float">
            <text:p>15.238</text:p>
          </table:table-cell>
          <table:table-cell table:style-name="ce2" office:value-type="float" office:value="15.24" calcext:value-type="float">
            <text:p>15.24</text:p>
          </table:table-cell>
          <table:table-cell table:formula="of:=AVERAGE([.B10:.D10])" office:value-type="float" office:value="15.239" calcext:value-type="float">
            <text:p>15.239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2385793130772" calcext:value-type="float">
            <text:p>2.72385793130772</text:p>
          </table:table-cell>
          <table:table-cell table:formula="of:=SQRT(((MAX([.B10:.D10])-MIN([.B10:.D1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2385793130772" calcext:value-type="float">
            <text:p>2.72385793130772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0733666243684096" calcext:value-type="float">
            <text:p>7.33666243684096E-05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.609" calcext:value-type="float">
            <text:p>14.609</text:p>
          </table:table-cell>
          <table:table-cell table:style-name="ce2" office:value-type="float" office:value="14.62" calcext:value-type="float">
            <text:p>14.62</text:p>
          </table:table-cell>
          <table:table-cell table:style-name="ce2" office:value-type="float" office:value="13.614" calcext:value-type="float">
            <text:p>13.614</text:p>
          </table:table-cell>
          <table:table-cell table:formula="of:=AVERAGE([.B11:.D11])" office:value-type="float" office:value="14.281" calcext:value-type="float">
            <text:p>14.281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589299824708" calcext:value-type="float">
            <text:p>2.6589299824708</text:p>
          </table:table-cell>
          <table:table-cell table:formula="of:=SQRT(((MAX([.B11:.D11])-MIN([.B11:.D11]))/2)^2+0.0005^2)" office:value-type="float" office:value="0.503000248508884" calcext:value-type="float">
            <text:p>0.503000248508884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589299824708" calcext:value-type="float">
            <text:p>2.6589299824708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352216405369991" calcext:value-type="float">
            <text:p>0.035221640536999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4.129" calcext:value-type="float">
            <text:p>14.129</text:p>
          </table:table-cell>
          <table:table-cell table:style-name="ce2" office:value-type="float" office:value="14.125" calcext:value-type="float">
            <text:p>14.125</text:p>
          </table:table-cell>
          <table:table-cell table:style-name="ce2" office:value-type="float" office:value="14.126" calcext:value-type="float">
            <text:p>14.126</text:p>
          </table:table-cell>
          <table:table-cell table:formula="of:=AVERAGE([.B12:.D12])" office:value-type="float" office:value="14.1266666666667" calcext:value-type="float">
            <text:p>14.1266666666667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4806426417204" calcext:value-type="float">
            <text:p>2.64806426417204</text:p>
          </table:table-cell>
          <table:table-cell table:formula="of:=SQRT(((MAX([.B12:.D12])-MIN([.B12:.D12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4806426417204" calcext:value-type="float">
            <text:p>2.64806426417204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145933422331898" calcext:value-type="float">
            <text:p>0.000145933422332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.726" calcext:value-type="float">
            <text:p>13.726</text:p>
          </table:table-cell>
          <table:table-cell table:style-name="ce2" office:value-type="float" office:value="13.736" calcext:value-type="float">
            <text:p>13.736</text:p>
          </table:table-cell>
          <table:table-cell table:style-name="ce2" office:value-type="float" office:value="13.907" calcext:value-type="float">
            <text:p>13.907</text:p>
          </table:table-cell>
          <table:table-cell table:formula="of:=AVERAGE([.B13:.D13])" office:value-type="float" office:value="13.7896666666667" calcext:value-type="float">
            <text:p>13.7896666666667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2391951940767" calcext:value-type="float">
            <text:p>2.62391951940767</text:p>
          </table:table-cell>
          <table:table-cell table:formula="of:=SQRT(((MAX([.B13:.D13])-MIN([.B13:.D13]))/2)^2+0.0005^2)" office:value-type="float" office:value="0.0905013812049293" calcext:value-type="float">
            <text:p>0.090501381204929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2391951940767" calcext:value-type="float">
            <text:p>2.62391951940767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65629854145565" calcext:value-type="float">
            <text:p>0.006562985414557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.779" calcext:value-type="float">
            <text:p>13.779</text:p>
          </table:table-cell>
          <table:table-cell table:style-name="ce2" office:value-type="float" office:value="13.579" calcext:value-type="float">
            <text:p>13.579</text:p>
          </table:table-cell>
          <table:table-cell table:style-name="ce2" office:value-type="float" office:value="13.451" calcext:value-type="float">
            <text:p>13.451</text:p>
          </table:table-cell>
          <table:table-cell table:formula="of:=AVERAGE([.B14:.D14])" office:value-type="float" office:value="13.603" calcext:value-type="float">
            <text:p>13.603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1029035665129" calcext:value-type="float">
            <text:p>2.61029035665129</text:p>
          </table:table-cell>
          <table:table-cell table:formula="of:=SQRT(((MAX([.B14:.D14])-MIN([.B14:.D14]))/2)^2+0.0005^2)" office:value-type="float" office:value="0.16400076219335" calcext:value-type="float">
            <text:p>0.16400076219335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1029035665129" calcext:value-type="float">
            <text:p>2.61029035665129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120562201127215" calcext:value-type="float">
            <text:p>0.012056220112722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.158" calcext:value-type="float">
            <text:p>13.158</text:p>
          </table:table-cell>
          <table:table-cell table:style-name="ce2" office:value-type="float" office:value="13.159" calcext:value-type="float">
            <text:p>13.159</text:p>
          </table:table-cell>
          <table:table-cell table:style-name="ce2" office:value-type="float" office:value="13.163" calcext:value-type="float">
            <text:p>13.163</text:p>
          </table:table-cell>
          <table:table-cell table:formula="of:=AVERAGE([.B15:.D15])" office:value-type="float" office:value="13.16" calcext:value-type="float">
            <text:p>13.16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7718192589717" calcext:value-type="float">
            <text:p>2.57718192589717</text:p>
          </table:table-cell>
          <table:table-cell table:formula="of:=SQRT(((MAX([.B15:.D15])-MIN([.B15:.D15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7718192589717" calcext:value-type="float">
            <text:p>2.57718192589717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193731744437445" calcext:value-type="float">
            <text:p>0.000193731744437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12.906" calcext:value-type="float">
            <text:p>12.906</text:p>
          </table:table-cell>
          <table:table-cell table:style-name="ce2" office:value-type="float" office:value="12.907" calcext:value-type="float">
            <text:p>12.907</text:p>
          </table:table-cell>
          <table:table-cell table:formula="of:=AVERAGE([.B16:.D16])" office:value-type="float" office:value="12.9063333333333" calcext:value-type="float">
            <text:p>12.9063333333333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5771814696048" calcext:value-type="float">
            <text:p>2.55771814696048</text:p>
          </table:table-cell>
          <table:table-cell table:formula="of:=SQRT(((MAX([.B16:.D16])-MIN([.B16:.D16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5771814696048" calcext:value-type="float">
            <text:p>2.55771814696048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054787580866217" calcext:value-type="float">
            <text:p>5.4787580866217E-05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.684" calcext:value-type="float">
            <text:p>12.684</text:p>
          </table:table-cell>
          <table:table-cell table:style-name="ce2" office:value-type="float" office:value="12.688" calcext:value-type="float">
            <text:p>12.688</text:p>
          </table:table-cell>
          <table:table-cell table:style-name="ce2" office:value-type="float" office:value="12.687" calcext:value-type="float">
            <text:p>12.687</text:p>
          </table:table-cell>
          <table:table-cell table:formula="of:=AVERAGE([.B17:.D17])" office:value-type="float" office:value="12.6863333333333" calcext:value-type="float">
            <text:p>12.686333333333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4052529855099" calcext:value-type="float">
            <text:p>2.54052529855099</text:p>
          </table:table-cell>
          <table:table-cell table:formula="of:=SQRT(((MAX([.B17:.D17])-MIN([.B17:.D17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4052529855099" calcext:value-type="float">
            <text:p>2.54052529855099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162501863906788" calcext:value-type="float">
            <text:p>0.000162501863907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.485" calcext:value-type="float">
            <text:p>12.48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2.495" calcext:value-type="float">
            <text:p>12.495</text:p>
          </table:table-cell>
          <table:table-cell table:formula="of:=AVERAGE([.B18:.D18])" office:value-type="float" office:value="12.4933333333333" calcext:value-type="float">
            <text:p>12.493333333333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2519516870211" calcext:value-type="float">
            <text:p>2.52519516870211</text:p>
          </table:table-cell>
          <table:table-cell table:formula="of:=SQRT(((MAX([.B18:.D18])-MIN([.B18:.D18]))/2)^2+0.0005^2)" office:value-type="float" office:value="0.00751664818918674" calcext:value-type="float">
            <text:p>0.007516648189187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2519516870211" calcext:value-type="float">
            <text:p>2.52519516870211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601652736594456" calcext:value-type="float">
            <text:p>0.000601652736594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442" calcext:value-type="float">
            <text:p>12.442</text:p>
          </table:table-cell>
          <table:table-cell table:style-name="ce2" office:value-type="float" office:value="12.447" calcext:value-type="float">
            <text:p>12.447</text:p>
          </table:table-cell>
          <table:table-cell table:style-name="ce2" office:value-type="float" office:value="12.338" calcext:value-type="float">
            <text:p>12.338</text:p>
          </table:table-cell>
          <table:table-cell table:formula="of:=AVERAGE([.B19:.D19])" office:value-type="float" office:value="12.409" calcext:value-type="float">
            <text:p>12.409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1842201579248" calcext:value-type="float">
            <text:p>2.51842201579248</text:p>
          </table:table-cell>
          <table:table-cell table:formula="of:=SQRT(((MAX([.B19:.D19])-MIN([.B19:.D19]))/2)^2+0.0005^2)" office:value-type="float" office:value="0.0545022935297222" calcext:value-type="float">
            <text:p>0.054502293529722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1842201579248" calcext:value-type="float">
            <text:p>2.51842201579248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439215839549699" calcext:value-type="float">
            <text:p>0.004392158395497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12.177" calcext:value-type="float">
            <text:p>12.177</text:p>
          </table:table-cell>
          <table:table-cell table:style-name="ce2" office:value-type="float" office:value="12.176" calcext:value-type="float">
            <text:p>12.176</text:p>
          </table:table-cell>
          <table:table-cell table:formula="of:=AVERAGE([.B20:.D20])" office:value-type="float" office:value="12.1766666666667" calcext:value-type="float">
            <text:p>12.1766666666667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9952155213908" calcext:value-type="float">
            <text:p>2.49952155213908</text:p>
          </table:table-cell>
          <table:table-cell table:formula="of:=SQRT(((MAX([.B20:.D20])-MIN([.B20:.D20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9952155213908" calcext:value-type="float">
            <text:p>2.49952155213908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0580706362868616" calcext:value-type="float">
            <text:p>5.80706362868616E-05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.034" calcext:value-type="float">
            <text:p>12.034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12.038" calcext:value-type="float">
            <text:p>12.038</text:p>
          </table:table-cell>
          <table:table-cell table:formula="of:=AVERAGE([.B21:.D21])" office:value-type="float" office:value="12.0373333333333" calcext:value-type="float">
            <text:p>12.0373333333333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8801293140707" calcext:value-type="float">
            <text:p>2.48801293140707</text:p>
          </table:table-cell>
          <table:table-cell table:formula="of:=SQRT(((MAX([.B21:.D21])-MIN([.B21:.D21]))/2)^2+0.0005^2)" office:value-type="float" office:value="0.00304138126514835" calcext:value-type="float">
            <text:p>0.003041381265148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8801293140707" calcext:value-type="float">
            <text:p>2.48801293140707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252662378030711" calcext:value-type="float">
            <text:p>0.000252662378031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928" calcext:value-type="float">
            <text:p>11.928</text:p>
          </table:table-cell>
          <table:table-cell table:style-name="ce2" office:value-type="float" office:value="11.924" calcext:value-type="float">
            <text:p>11.924</text:p>
          </table:table-cell>
          <table:table-cell table:style-name="ce2" office:value-type="float" office:value="11.927" calcext:value-type="float">
            <text:p>11.927</text:p>
          </table:table-cell>
          <table:table-cell table:formula="of:=AVERAGE([.B22:.D22])" office:value-type="float" office:value="11.9263333333333" calcext:value-type="float">
            <text:p>11.9263333333333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7874884044727" calcext:value-type="float">
            <text:p>2.47874884044727</text:p>
          </table:table-cell>
          <table:table-cell table:formula="of:=SQRT(((MAX([.B22:.D22])-MIN([.B22:.D22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7874884044727" calcext:value-type="float">
            <text:p>2.47874884044727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172857218995177" calcext:value-type="float">
            <text:p>0.000172857218995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.839" calcext:value-type="float">
            <text:p>11.839</text:p>
          </table:table-cell>
          <table:table-cell table:style-name="ce2" office:value-type="float" office:value="11.841" calcext:value-type="float">
            <text:p>11.841</text:p>
          </table:table-cell>
          <table:table-cell table:style-name="ce2" office:value-type="float" office:value="11.839" calcext:value-type="float">
            <text:p>11.839</text:p>
          </table:table-cell>
          <table:table-cell table:formula="of:=AVERAGE([.B23:.D23])" office:value-type="float" office:value="11.8396666666667" calcext:value-type="float">
            <text:p>11.839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714554759064" calcext:value-type="float">
            <text:p>2.4714554759064</text:p>
          </table:table-cell>
          <table:table-cell table:formula="of:=SQRT(((MAX([.B23:.D23])-MIN([.B23:.D23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714554759064" calcext:value-type="float">
            <text:p>2.4714554759064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0944312048832511" calcext:value-type="float">
            <text:p>9.44312048832511E-05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782" calcext:value-type="float">
            <text:p>11.782</text:p>
          </table:table-cell>
          <table:table-cell table:style-name="ce2" office:value-type="float" office:value="11.781" calcext:value-type="float">
            <text:p>11.781</text:p>
          </table:table-cell>
          <table:table-cell table:style-name="ce2" office:value-type="float" office:value="11.779" calcext:value-type="float">
            <text:p>11.779</text:p>
          </table:table-cell>
          <table:table-cell table:formula="of:=AVERAGE([.B24:.D24])" office:value-type="float" office:value="11.7806666666667" calcext:value-type="float">
            <text:p>11.7806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6645976971775" calcext:value-type="float">
            <text:p>2.46645976971775</text:p>
          </table:table-cell>
          <table:table-cell table:formula="of:=SQRT(((MAX([.B24:.D24])-MIN([.B24:.D24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6645976971775" calcext:value-type="float">
            <text:p>2.46645976971775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134214715925888" calcext:value-type="float">
            <text:p>0.000134214715926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737" calcext:value-type="float">
            <text:p>11.737</text:p>
          </table:table-cell>
          <table:table-cell table:style-name="ce2" office:value-type="float" office:value="11.736" calcext:value-type="float">
            <text:p>11.736</text:p>
          </table:table-cell>
          <table:table-cell table:style-name="ce2" office:value-type="float" office:value="11.739" calcext:value-type="float">
            <text:p>11.739</text:p>
          </table:table-cell>
          <table:table-cell table:formula="of:=AVERAGE([.B25:.D25])" office:value-type="float" office:value="11.7373333333333" calcext:value-type="float">
            <text:p>11.7373333333333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6277464493055" calcext:value-type="float">
            <text:p>2.46277464493055</text:p>
          </table:table-cell>
          <table:table-cell table:formula="of:=SQRT(((MAX([.B25:.D25])-MIN([.B25:.D25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6277464493055" calcext:value-type="float">
            <text:p>2.46277464493055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134710226350469" calcext:value-type="float">
            <text:p>0.00013471022635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696" calcext:value-type="float">
            <text:p>11.696</text:p>
          </table:table-cell>
          <table:table-cell table:style-name="ce2" office:value-type="float" office:value="11.691" calcext:value-type="float">
            <text:p>11.691</text:p>
          </table:table-cell>
          <table:table-cell table:style-name="ce2" office:value-type="float" office:value="11.695" calcext:value-type="float">
            <text:p>11.695</text:p>
          </table:table-cell>
          <table:table-cell table:formula="of:=AVERAGE([.B26:.D26])" office:value-type="float" office:value="11.694" calcext:value-type="float">
            <text:p>11.694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5907588975348" calcext:value-type="float">
            <text:p>2.45907588975348</text:p>
          </table:table-cell>
          <table:table-cell table:formula="of:=SQRT(((MAX([.B26:.D26])-MIN([.B26:.D26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5907588975348" calcext:value-type="float">
            <text:p>2.45907588975348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218018621241312" calcext:value-type="float">
            <text:p>0.000218018621241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.798" calcext:value-type="float">
            <text:p>11.798</text:p>
          </table:table-cell>
          <table:table-cell table:number-columns-repeated="2" table:style-name="ce2" office:value-type="float" office:value="11.672" calcext:value-type="float">
            <text:p>11.672</text:p>
          </table:table-cell>
          <table:table-cell table:formula="of:=AVERAGE([.B27:.D27])" office:value-type="float" office:value="11.714" calcext:value-type="float">
            <text:p>11.714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6078470766759" calcext:value-type="float">
            <text:p>2.46078470766759</text:p>
          </table:table-cell>
          <table:table-cell table:formula="of:=SQRT(((MAX([.B27:.D27])-MIN([.B27:.D27]))/2)^2+0.0005^2)" office:value-type="float" office:value="0.0630019840957407" calcext:value-type="float">
            <text:p>0.063001984095741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6078470766759" calcext:value-type="float">
            <text:p>2.46078470766759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537834933376649" calcext:value-type="float">
            <text:p>0.005378349333767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.651" calcext:value-type="float">
            <text:p>11.651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11.656" calcext:value-type="float">
            <text:p>11.656</text:p>
          </table:table-cell>
          <table:table-cell table:formula="of:=AVERAGE([.B28:.D28])" office:value-type="float" office:value="11.6456666666667" calcext:value-type="float">
            <text:p>11.6456666666667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5493415087468" calcext:value-type="float">
            <text:p>2.45493415087468</text:p>
          </table:table-cell>
          <table:table-cell table:formula="of:=SQRT(((MAX([.B28:.D28])-MIN([.B28:.D28]))/2)^2+0.0005^2)" office:value-type="float" office:value="0.0130096118312576" calcext:value-type="float">
            <text:p>0.013009611831258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5493415087468" calcext:value-type="float">
            <text:p>2.45493415087468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111712040226043" calcext:value-type="float">
            <text:p>0.00111712040226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637" calcext:value-type="float">
            <text:p>11.637</text:p>
          </table:table-cell>
          <table:table-cell table:style-name="ce2" office:value-type="float" office:value="11.634" calcext:value-type="float">
            <text:p>11.634</text:p>
          </table:table-cell>
          <table:table-cell table:style-name="ce2" office:value-type="float" office:value="11.602" calcext:value-type="float">
            <text:p>11.602</text:p>
          </table:table-cell>
          <table:table-cell table:formula="of:=AVERAGE([.B29:.D29])" office:value-type="float" office:value="11.6243333333333" calcext:value-type="float">
            <text:p>11.6243333333333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5310060215873" calcext:value-type="float">
            <text:p>2.45310060215873</text:p>
          </table:table-cell>
          <table:table-cell table:formula="of:=SQRT(((MAX([.B29:.D29])-MIN([.B29:.D29]))/2)^2+0.0005^2)" office:value-type="float" office:value="0.0175071414000117" calcext:value-type="float">
            <text:p>0.017507141400012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5310060215873" calcext:value-type="float">
            <text:p>2.45310060215873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15060770280743" calcext:value-type="float">
            <text:p>0.001506077028074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.566" calcext:value-type="float">
            <text:p>11.566</text:p>
          </table:table-cell>
          <table:table-cell table:style-name="ce2" office:value-type="float" office:value="11.603" calcext:value-type="float">
            <text:p>11.603</text:p>
          </table:table-cell>
          <table:table-cell table:style-name="ce2" office:value-type="float" office:value="11.606" calcext:value-type="float">
            <text:p>11.606</text:p>
          </table:table-cell>
          <table:table-cell table:formula="of:=AVERAGE([.B30:.D30])" office:value-type="float" office:value="11.5916666666667" calcext:value-type="float">
            <text:p>11.5916666666667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502864491414" calcext:value-type="float">
            <text:p>2.4502864491414</text:p>
          </table:table-cell>
          <table:table-cell table:formula="of:=SQRT(((MAX([.B30:.D30])-MIN([.B30:.D30]))/2)^2+0.0005^2)" office:value-type="float" office:value="0.0200062490237421" calcext:value-type="float">
            <text:p>0.020006249023742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502864491414" calcext:value-type="float">
            <text:p>2.4502864491414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172591652253706" calcext:value-type="float">
            <text:p>0.001725916522537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.596" calcext:value-type="float">
            <text:p>11.596</text:p>
          </table:table-cell>
          <table:table-cell table:style-name="ce2" office:value-type="float" office:value="11.594" calcext:value-type="float">
            <text:p>11.594</text:p>
          </table:table-cell>
          <table:table-cell table:style-name="ce2" office:value-type="float" office:value="11.597" calcext:value-type="float">
            <text:p>11.597</text:p>
          </table:table-cell>
          <table:table-cell table:formula="of:=AVERAGE([.B31:.D31])" office:value-type="float" office:value="11.5956666666667" calcext:value-type="float">
            <text:p>11.595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5063146510181" calcext:value-type="float">
            <text:p>2.45063146510181</text:p>
          </table:table-cell>
          <table:table-cell table:formula="of:=SQRT(((MAX([.B31:.D31])-MIN([.B31:.D3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5063146510181" calcext:value-type="float">
            <text:p>2.45063146510181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136356009148611" calcext:value-type="float">
            <text:p>0.000136356009149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11.526" calcext:value-type="float">
            <text:p>11.526</text:p>
          </table:table-cell>
          <table:table-cell table:style-name="ce2" office:value-type="float" office:value="11.538" calcext:value-type="float">
            <text:p>11.538</text:p>
          </table:table-cell>
          <table:table-cell table:formula="of:=AVERAGE([.B32:.D32])" office:value-type="float" office:value="11.53" calcext:value-type="float">
            <text:p>11.5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4495233428097" calcext:value-type="float">
            <text:p>2.44495233428097</text:p>
          </table:table-cell>
          <table:table-cell table:formula="of:=SQRT(((MAX([.B32:.D32])-MIN([.B32:.D32]))/2)^2+0.0005^2)" office:value-type="float" office:value="0.00602079728939637" calcext:value-type="float">
            <text:p>0.006020797289396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4495233428097" calcext:value-type="float">
            <text:p>2.44495233428097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522185367683987" calcext:value-type="float">
            <text:p>0.000522185367684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.554" calcext:value-type="float">
            <text:p>11.554</text:p>
          </table:table-cell>
          <table:table-cell table:style-name="ce2" office:value-type="float" office:value="11.527" calcext:value-type="float">
            <text:p>11.527</text:p>
          </table:table-cell>
          <table:table-cell table:style-name="ce2" office:value-type="float" office:value="11.522" calcext:value-type="float">
            <text:p>11.522</text:p>
          </table:table-cell>
          <table:table-cell table:formula="of:=AVERAGE([.B33:.D33])" office:value-type="float" office:value="11.5343333333333" calcext:value-type="float">
            <text:p>11.5343333333333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453280948392" calcext:value-type="float">
            <text:p>2.4453280948392</text:p>
          </table:table-cell>
          <table:table-cell table:formula="of:=SQRT(((MAX([.B33:.D33])-MIN([.B33:.D33]))/2)^2+0.0005^2)" office:value-type="float" office:value="0.0160078105935821" calcext:value-type="float">
            <text:p>0.016007810593582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453280948392" calcext:value-type="float">
            <text:p>2.4453280948392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138784012313228" calcext:value-type="float">
            <text:p>0.001387840123132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.552" calcext:value-type="float">
            <text:p>11.552</text:p>
          </table:table-cell>
          <table:table-cell table:style-name="ce2" office:value-type="float" office:value="11.494" calcext:value-type="float">
            <text:p>11.494</text:p>
          </table:table-cell>
          <table:table-cell table:style-name="ce2" office:value-type="float" office:value="11.495" calcext:value-type="float">
            <text:p>11.495</text:p>
          </table:table-cell>
          <table:table-cell table:formula="of:=AVERAGE([.B34:.D34])" office:value-type="float" office:value="11.5136666666667" calcext:value-type="float">
            <text:p>11.513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435347355711" calcext:value-type="float">
            <text:p>2.4435347355711</text:p>
          </table:table-cell>
          <table:table-cell table:formula="of:=SQRT(((MAX([.B34:.D34])-MIN([.B34:.D34]))/2)^2+0.0005^2)" office:value-type="float" office:value="0.0290043100245463" calcext:value-type="float">
            <text:p>0.029004310024546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435347355711" calcext:value-type="float">
            <text:p>2.4435347355711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251912017815462" calcext:value-type="float">
            <text:p>0.002519120178155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.49" calcext:value-type="float">
            <text:p>11.49</text:p>
          </table:table-cell>
          <table:table-cell table:style-name="ce2" office:value-type="float" office:value="11.507" calcext:value-type="float">
            <text:p>11.507</text:p>
          </table:table-cell>
          <table:table-cell table:style-name="ce2" office:value-type="float" office:value="11.506" calcext:value-type="float">
            <text:p>11.506</text:p>
          </table:table-cell>
          <table:table-cell table:formula="of:=AVERAGE([.B35:.D35])" office:value-type="float" office:value="11.501" calcext:value-type="float">
            <text:p>11.501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4243398811044" calcext:value-type="float">
            <text:p>2.44243398811044</text:p>
          </table:table-cell>
          <table:table-cell table:formula="of:=SQRT(((MAX([.B35:.D35])-MIN([.B35:.D35]))/2)^2+0.0005^2)" office:value-type="float" office:value="0.00851469318296293" calcext:value-type="float">
            <text:p>0.008514693182963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4243398811044" calcext:value-type="float">
            <text:p>2.44243398811044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740343725151111" calcext:value-type="float">
            <text:p>0.000740343725151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.475" calcext:value-type="float">
            <text:p>11.475</text:p>
          </table:table-cell>
          <table:table-cell table:style-name="ce2" office:value-type="float" office:value="11.506" calcext:value-type="float">
            <text:p>11.506</text:p>
          </table:table-cell>
          <table:table-cell table:style-name="ce2" office:value-type="float" office:value="11.467" calcext:value-type="float">
            <text:p>11.467</text:p>
          </table:table-cell>
          <table:table-cell table:formula="of:=AVERAGE([.B36:.D36])" office:value-type="float" office:value="11.4826666666667" calcext:value-type="float">
            <text:p>11.4826666666667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408386519539" calcext:value-type="float">
            <text:p>2.4408386519539</text:p>
          </table:table-cell>
          <table:table-cell table:formula="of:=SQRT(((MAX([.B36:.D36])-MIN([.B36:.D36]))/2)^2+0.0005^2)" office:value-type="float" office:value="0.019506409203131" calcext:value-type="float">
            <text:p>0.019506409203131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408386519539" calcext:value-type="float">
            <text:p>2.4408386519539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169876996079288" calcext:value-type="float">
            <text:p>0.001698769960793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463" calcext:value-type="float">
            <text:p>11.463</text:p>
          </table:table-cell>
          <table:table-cell table:style-name="ce2" office:value-type="float" office:value="11.479" calcext:value-type="float">
            <text:p>11.479</text:p>
          </table:table-cell>
          <table:table-cell table:style-name="ce2" office:value-type="float" office:value="11.475" calcext:value-type="float">
            <text:p>11.475</text:p>
          </table:table-cell>
          <table:table-cell table:formula="of:=AVERAGE([.B37:.D37])" office:value-type="float" office:value="11.4723333333333" calcext:value-type="float">
            <text:p>11.47233333333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3993833968805" calcext:value-type="float">
            <text:p>2.43993833968805</text:p>
          </table:table-cell>
          <table:table-cell table:formula="of:=SQRT(((MAX([.B37:.D37])-MIN([.B37:.D37]))/2)^2+0.0005^2)" office:value-type="float" office:value="0.00801560977094071" calcext:value-type="float">
            <text:p>0.008015609770941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3993833968805" calcext:value-type="float">
            <text:p>2.43993833968805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698690452765265" calcext:value-type="float">
            <text:p>0.000698690452765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.436" calcext:value-type="float">
            <text:p>11.436</text:p>
          </table:table-cell>
          <table:table-cell table:style-name="ce2" office:value-type="float" office:value="11.468" calcext:value-type="float">
            <text:p>11.468</text:p>
          </table:table-cell>
          <table:table-cell table:style-name="ce2" office:value-type="float" office:value="11.515" calcext:value-type="float">
            <text:p>11.515</text:p>
          </table:table-cell>
          <table:table-cell table:formula="of:=AVERAGE([.B38:.D38])" office:value-type="float" office:value="11.473" calcext:value-type="float">
            <text:p>11.47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3999644881701" calcext:value-type="float">
            <text:p>2.43999644881701</text:p>
          </table:table-cell>
          <table:table-cell table:formula="of:=SQRT(((MAX([.B38:.D38])-MIN([.B38:.D38]))/2)^2+0.0005^2)" office:value-type="float" office:value="0.0395031644302077" calcext:value-type="float">
            <text:p>0.039503164430208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3999644881701" calcext:value-type="float">
            <text:p>2.43999644881701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3443141674384" calcext:value-type="float">
            <text:p>0.003443141674384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.458" calcext:value-type="float">
            <text:p>11.458</text:p>
          </table:table-cell>
          <table:table-cell table:style-name="ce2" office:value-type="float" office:value="11.447" calcext:value-type="float">
            <text:p>11.447</text:p>
          </table:table-cell>
          <table:table-cell table:style-name="ce2" office:value-type="float" office:value="11.513" calcext:value-type="float">
            <text:p>11.513</text:p>
          </table:table-cell>
          <table:table-cell table:formula="of:=AVERAGE([.B39:.D39])" office:value-type="float" office:value="11.4726666666667" calcext:value-type="float">
            <text:p>11.4726666666667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3996739467461" calcext:value-type="float">
            <text:p>2.43996739467461</text:p>
          </table:table-cell>
          <table:table-cell table:formula="of:=SQRT(((MAX([.B39:.D39])-MIN([.B39:.D39]))/2)^2+0.0005^2)" office:value-type="float" office:value="0.0330037876614189" calcext:value-type="float">
            <text:p>0.033003787661419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3996739467461" calcext:value-type="float">
            <text:p>2.43996739467461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287673202929446" calcext:value-type="float">
            <text:p>0.002876732029294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.423" calcext:value-type="float">
            <text:p>11.423</text:p>
          </table:table-cell>
          <table:table-cell table:style-name="ce2" office:value-type="float" office:value="11.488" calcext:value-type="float">
            <text:p>11.488</text:p>
          </table:table-cell>
          <table:table-cell table:style-name="ce2" office:value-type="float" office:value="11.421" calcext:value-type="float">
            <text:p>11.421</text:p>
          </table:table-cell>
          <table:table-cell table:formula="of:=AVERAGE([.B40:.D40])" office:value-type="float" office:value="11.444" calcext:value-type="float">
            <text:p>11.444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3746557518786" calcext:value-type="float">
            <text:p>2.43746557518786</text:p>
          </table:table-cell>
          <table:table-cell table:formula="of:=SQRT(((MAX([.B40:.D40])-MIN([.B40:.D40]))/2)^2+0.0005^2)" office:value-type="float" office:value="0.033503731135502" calcext:value-type="float">
            <text:p>0.033503731135502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3746557518786" calcext:value-type="float">
            <text:p>2.43746557518786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292762418171111" calcext:value-type="float">
            <text:p>0.002927624181711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11.523" calcext:value-type="float">
            <text:p>11.523</text:p>
          </table:table-cell>
          <table:table-cell table:style-name="ce2" office:value-type="float" office:value="11.547" calcext:value-type="float">
            <text:p>11.547</text:p>
          </table:table-cell>
          <table:table-cell table:formula="of:=AVERAGE([.B41:.D41])" office:value-type="float" office:value="11.531" calcext:value-type="float">
            <text:p>11.531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4503906078898" calcext:value-type="float">
            <text:p>2.44503906078898</text:p>
          </table:table-cell>
          <table:table-cell table:formula="of:=SQRT(((MAX([.B41:.D41])-MIN([.B41:.D41]))/2)^2+0.0005^2)" office:value-type="float" office:value="0.0120104121494648" calcext:value-type="float">
            <text:p>0.012010412149465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4503906078898" calcext:value-type="float">
            <text:p>2.44503906078898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104157593872732" calcext:value-type="float">
            <text:p>0.001041575938727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D41 10kHz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1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.032" calcext:value-type="float">
            <text:p>41.032</text:p>
          </table:table-cell>
          <table:table-cell table:style-name="ce2" office:value-type="float" office:value="41.018" calcext:value-type="float">
            <text:p>41.018</text:p>
          </table:table-cell>
          <table:table-cell table:style-name="ce2" office:value-type="float" office:value="41.016" calcext:value-type="float">
            <text:p>41.016</text:p>
          </table:table-cell>
          <table:table-cell table:formula="of:=AVERAGE([.B4:.D4])" office:value-type="float" office:value="41.022" calcext:value-type="float">
            <text:p>41.022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1410850815971" calcext:value-type="float">
            <text:p>3.71410850815971</text:p>
          </table:table-cell>
          <table:table-cell table:formula="of:=SQRT(((MAX([.B4:.D4])-MIN([.B4:.D4]))/2)^2+0.0005^2)" office:value-type="float" office:value="0.00801560977093982" calcext:value-type="float">
            <text:p>0.00801560977094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1410850815971" calcext:value-type="float">
            <text:p>3.71410850815971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195397829724046" calcext:value-type="float">
            <text:p>0.000195397829724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8.386" calcext:value-type="float">
            <text:p>28.386</text:p>
          </table:table-cell>
          <table:table-cell table:number-columns-repeated="2" table:style-name="ce2" office:value-type="float" office:value="28.408" calcext:value-type="float">
            <text:p>28.408</text:p>
          </table:table-cell>
          <table:table-cell table:formula="of:=AVERAGE([.B5:.D5])" office:value-type="float" office:value="28.4006666666667" calcext:value-type="float">
            <text:p>28.4006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4641261907005" calcext:value-type="float">
            <text:p>3.34641261907005</text:p>
          </table:table-cell>
          <table:table-cell table:formula="of:=SQRT(((MAX([.B5:.D5])-MIN([.B5:.D5]))/2)^2+0.0005^2)" office:value-type="float" office:value="0.0110113577727736" calcext:value-type="float">
            <text:p>0.011011357772774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4641261907005" calcext:value-type="float">
            <text:p>3.34641261907005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387714763952969" calcext:value-type="float">
            <text:p>0.000387714763953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24.184" calcext:value-type="float">
            <text:p>24.184</text:p>
          </table:table-cell>
          <table:table-cell table:formula="of:=AVERAGE([.B6:.D6])" office:value-type="float" office:value="24.184" calcext:value-type="float">
            <text:p>24.184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8569125747716" calcext:value-type="float">
            <text:p>3.18569125747716</text:p>
          </table:table-cell>
          <table:table-cell table:formula="of:=SQRT(((MAX([.B6:.D6])-MIN([.B6:.D6]))/2)^2+0.0005^2)" office:value-type="float" office:value="0.0005" calcext:value-type="float">
            <text:p>0.0005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8569125747716" calcext:value-type="float">
            <text:p>3.18569125747716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0206748263314588" calcext:value-type="float">
            <text:p>2.06748263314588E-05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.695" calcext:value-type="float">
            <text:p>19.695</text:p>
          </table:table-cell>
          <table:table-cell table:style-name="ce2" office:value-type="float" office:value="19.698" calcext:value-type="float">
            <text:p>19.698</text:p>
          </table:table-cell>
          <table:table-cell table:style-name="ce2" office:value-type="float" office:value="19.697" calcext:value-type="float">
            <text:p>19.697</text:p>
          </table:table-cell>
          <table:table-cell table:formula="of:=AVERAGE([.B7:.D7])" office:value-type="float" office:value="19.6966666666667" calcext:value-type="float">
            <text:p>19.6966666666667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8044941668947" calcext:value-type="float">
            <text:p>2.98044941668947</text:p>
          </table:table-cell>
          <table:table-cell table:formula="of:=SQRT(((MAX([.B7:.D7])-MIN([.B7:.D7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8044941668947" calcext:value-type="float">
            <text:p>2.98044941668947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0802744371340791" calcext:value-type="float">
            <text:p>8.02744371340791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599" calcext:value-type="float">
            <text:p>17.599</text:p>
          </table:table-cell>
          <table:table-cell table:number-columns-repeated="2" table:style-name="ce2" office:value-type="float" office:value="17.598" calcext:value-type="float">
            <text:p>17.598</text:p>
          </table:table-cell>
          <table:table-cell table:formula="of:=AVERAGE([.B8:.D8])" office:value-type="float" office:value="17.5983333333333" calcext:value-type="float">
            <text:p>17.5983333333333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6780420059037" calcext:value-type="float">
            <text:p>2.86780420059037</text:p>
          </table:table-cell>
          <table:table-cell table:formula="of:=SQRT(((MAX([.B8:.D8])-MIN([.B8:.D8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6780420059037" calcext:value-type="float">
            <text:p>2.86780420059037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0401803266135229" calcext:value-type="float">
            <text:p>4.01803266135229E-05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6.314" calcext:value-type="float">
            <text:p>16.314</text:p>
          </table:table-cell>
          <table:table-cell table:style-name="ce2" office:value-type="float" office:value="16.315" calcext:value-type="float">
            <text:p>16.315</text:p>
          </table:table-cell>
          <table:table-cell table:formula="of:=AVERAGE([.B9:.D9])" office:value-type="float" office:value="16.3143333333333" calcext:value-type="float">
            <text:p>16.3143333333333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9204406701815" calcext:value-type="float">
            <text:p>2.79204406701815</text:p>
          </table:table-cell>
          <table:table-cell table:formula="of:=SQRT(((MAX([.B9:.D9])-MIN([.B9:.D9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9204406701815" calcext:value-type="float">
            <text:p>2.79204406701815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04334267093478" calcext:value-type="float">
            <text:p>4.334267093478E-05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.423" calcext:value-type="float">
            <text:p>15.423</text:p>
          </table:table-cell>
          <table:table-cell table:style-name="ce2" office:value-type="float" office:value="15.427" calcext:value-type="float">
            <text:p>15.427</text:p>
          </table:table-cell>
          <table:table-cell table:style-name="ce2" office:value-type="float" office:value="15.425" calcext:value-type="float">
            <text:p>15.425</text:p>
          </table:table-cell>
          <table:table-cell table:formula="of:=AVERAGE([.B10:.D10])" office:value-type="float" office:value="15.425" calcext:value-type="float">
            <text:p>15.425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3598956979145" calcext:value-type="float">
            <text:p>2.73598956979145</text:p>
          </table:table-cell>
          <table:table-cell table:formula="of:=SQRT(((MAX([.B10:.D10])-MIN([.B10:.D10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3598956979145" calcext:value-type="float">
            <text:p>2.73598956979145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133650101316604" calcext:value-type="float">
            <text:p>0.000133650101317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.763" calcext:value-type="float">
            <text:p>14.763</text:p>
          </table:table-cell>
          <table:table-cell table:style-name="ce2" office:value-type="float" office:value="14.764" calcext:value-type="float">
            <text:p>14.764</text:p>
          </table:table-cell>
          <table:table-cell table:style-name="ce2" office:value-type="float" office:value="14.762" calcext:value-type="float">
            <text:p>14.762</text:p>
          </table:table-cell>
          <table:table-cell table:formula="of:=AVERAGE([.B11:.D11])" office:value-type="float" office:value="14.763" calcext:value-type="float">
            <text:p>14.763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9212405055195" calcext:value-type="float">
            <text:p>2.69212405055195</text:p>
          </table:table-cell>
          <table:table-cell table:formula="of:=SQRT(((MAX([.B11:.D11])-MIN([.B11:.D11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9212405055195" calcext:value-type="float">
            <text:p>2.69212405055195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0757321674964031" calcext:value-type="float">
            <text:p>7.57321674964031E-05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4.241" calcext:value-type="float">
            <text:p>14.241</text:p>
          </table:table-cell>
          <table:table-cell table:style-name="ce2" office:value-type="float" office:value="14.243" calcext:value-type="float">
            <text:p>14.243</text:p>
          </table:table-cell>
          <table:table-cell table:style-name="ce2" office:value-type="float" office:value="14.245" calcext:value-type="float">
            <text:p>14.245</text:p>
          </table:table-cell>
          <table:table-cell table:formula="of:=AVERAGE([.B12:.D12])" office:value-type="float" office:value="14.243" calcext:value-type="float">
            <text:p>14.243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5626555795245" calcext:value-type="float">
            <text:p>2.65626555795245</text:p>
          </table:table-cell>
          <table:table-cell table:formula="of:=SQRT(((MAX([.B12:.D12])-MIN([.B12:.D12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5626555795245" calcext:value-type="float">
            <text:p>2.65626555795245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144741473903575" calcext:value-type="float">
            <text:p>0.000144741473904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.822" calcext:value-type="float">
            <text:p>13.822</text:p>
          </table:table-cell>
          <table:table-cell table:style-name="ce2" office:value-type="float" office:value="13.82" calcext:value-type="float">
            <text:p>13.82</text:p>
          </table:table-cell>
          <table:table-cell table:style-name="ce2" office:value-type="float" office:value="13.823" calcext:value-type="float">
            <text:p>13.823</text:p>
          </table:table-cell>
          <table:table-cell table:formula="of:=AVERAGE([.B13:.D13])" office:value-type="float" office:value="13.8216666666667" calcext:value-type="float">
            <text:p>13.8216666666667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2623740923506" calcext:value-type="float">
            <text:p>2.62623740923506</text:p>
          </table:table-cell>
          <table:table-cell table:formula="of:=SQRT(((MAX([.B13:.D13])-MIN([.B13:.D13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2623740923506" calcext:value-type="float">
            <text:p>2.62623740923506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114395670812799" calcext:value-type="float">
            <text:p>0.000114395670813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.471" calcext:value-type="float">
            <text:p>13.471</text:p>
          </table:table-cell>
          <table:table-cell table:style-name="ce2" office:value-type="float" office:value="13.468" calcext:value-type="float">
            <text:p>13.468</text:p>
          </table:table-cell>
          <table:table-cell table:style-name="ce2" office:value-type="float" office:value="13.471" calcext:value-type="float">
            <text:p>13.471</text:p>
          </table:table-cell>
          <table:table-cell table:formula="of:=AVERAGE([.B14:.D14])" office:value-type="float" office:value="13.47" calcext:value-type="float">
            <text:p>13.47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0046499042227" calcext:value-type="float">
            <text:p>2.60046499042227</text:p>
          </table:table-cell>
          <table:table-cell table:formula="of:=SQRT(((MAX([.B14:.D14])-MIN([.B14:.D14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0046499042227" calcext:value-type="float">
            <text:p>2.60046499042227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117382244252728" calcext:value-type="float">
            <text:p>0.000117382244253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.171" calcext:value-type="float">
            <text:p>13.171</text:p>
          </table:table-cell>
          <table:table-cell table:style-name="ce2" office:value-type="float" office:value="13.174" calcext:value-type="float">
            <text:p>13.174</text:p>
          </table:table-cell>
          <table:table-cell table:style-name="ce2" office:value-type="float" office:value="13.17" calcext:value-type="float">
            <text:p>13.17</text:p>
          </table:table-cell>
          <table:table-cell table:formula="of:=AVERAGE([.B15:.D15])" office:value-type="float" office:value="13.1716666666667" calcext:value-type="float">
            <text:p>13.171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7806805798883" calcext:value-type="float">
            <text:p>2.57806805798883</text:p>
          </table:table-cell>
          <table:table-cell table:formula="of:=SQRT(((MAX([.B15:.D15])-MIN([.B15:.D15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7806805798883" calcext:value-type="float">
            <text:p>2.57806805798883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156514195582079" calcext:value-type="float">
            <text:p>0.000156514195582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.913" calcext:value-type="float">
            <text:p>12.913</text:p>
          </table:table-cell>
          <table:table-cell table:style-name="ce2" office:value-type="float" office:value="12.915" calcext:value-type="float">
            <text:p>12.915</text:p>
          </table:table-cell>
          <table:table-cell table:style-name="ce2" office:value-type="float" office:value="12.916" calcext:value-type="float">
            <text:p>12.916</text:p>
          </table:table-cell>
          <table:table-cell table:formula="of:=AVERAGE([.B16:.D16])" office:value-type="float" office:value="12.9146666666667" calcext:value-type="float">
            <text:p>12.914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5836361643282" calcext:value-type="float">
            <text:p>2.55836361643282</text:p>
          </table:table-cell>
          <table:table-cell table:formula="of:=SQRT(((MAX([.B16:.D16])-MIN([.B16:.D16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5836361643282" calcext:value-type="float">
            <text:p>2.55836361643282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122429704993102" calcext:value-type="float">
            <text:p>0.000122429704993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.684" calcext:value-type="float">
            <text:p>12.684</text:p>
          </table:table-cell>
          <table:table-cell table:style-name="ce2" office:value-type="float" office:value="12.689" calcext:value-type="float">
            <text:p>12.689</text:p>
          </table:table-cell>
          <table:table-cell table:style-name="ce2" office:value-type="float" office:value="12.687" calcext:value-type="float">
            <text:p>12.687</text:p>
          </table:table-cell>
          <table:table-cell table:formula="of:=AVERAGE([.B17:.D17])" office:value-type="float" office:value="12.6866666666667" calcext:value-type="float">
            <text:p>12.6866666666667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4055157319989" calcext:value-type="float">
            <text:p>2.54055157319989</text:p>
          </table:table-cell>
          <table:table-cell table:formula="of:=SQRT(((MAX([.B17:.D17])-MIN([.B17:.D17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4055157319989" calcext:value-type="float">
            <text:p>2.54055157319989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200959781145305" calcext:value-type="float">
            <text:p>0.000200959781145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.485" calcext:value-type="float">
            <text:p>12.485</text:p>
          </table:table-cell>
          <table:table-cell table:style-name="ce2" office:value-type="float" office:value="12.486" calcext:value-type="float">
            <text:p>12.486</text:p>
          </table:table-cell>
          <table:table-cell table:style-name="ce2" office:value-type="float" office:value="12.491" calcext:value-type="float">
            <text:p>12.491</text:p>
          </table:table-cell>
          <table:table-cell table:formula="of:=AVERAGE([.B18:.D18])" office:value-type="float" office:value="12.4873333333333" calcext:value-type="float">
            <text:p>12.487333333333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2471479720559" calcext:value-type="float">
            <text:p>2.52471479720559</text:p>
          </table:table-cell>
          <table:table-cell table:formula="of:=SQRT(((MAX([.B18:.D18])-MIN([.B18:.D18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2471479720559" calcext:value-type="float">
            <text:p>2.52471479720559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243557305948632" calcext:value-type="float">
            <text:p>0.000243557305949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308" calcext:value-type="float">
            <text:p>12.308</text:p>
          </table:table-cell>
          <table:table-cell table:style-name="ce2" office:value-type="float" office:value="12.306" calcext:value-type="float">
            <text:p>12.306</text:p>
          </table:table-cell>
          <table:table-cell table:style-name="ce2" office:value-type="float" office:value="12.307" calcext:value-type="float">
            <text:p>12.307</text:p>
          </table:table-cell>
          <table:table-cell table:formula="of:=AVERAGE([.B19:.D19])" office:value-type="float" office:value="12.307" calcext:value-type="float">
            <text:p>12.307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101682061902" calcext:value-type="float">
            <text:p>2.5101682061902</text:p>
          </table:table-cell>
          <table:table-cell table:formula="of:=SQRT(((MAX([.B19:.D19])-MIN([.B19:.D19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101682061902" calcext:value-type="float">
            <text:p>2.5101682061902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0908453716381079" calcext:value-type="float">
            <text:p>9.08453716381079E-05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144" calcext:value-type="float">
            <text:p>12.144</text:p>
          </table:table-cell>
          <table:table-cell table:number-columns-repeated="2" table:style-name="ce2" office:value-type="float" office:value="12.146" calcext:value-type="float">
            <text:p>12.146</text:p>
          </table:table-cell>
          <table:table-cell table:formula="of:=AVERAGE([.B20:.D20])" office:value-type="float" office:value="12.1453333333333" calcext:value-type="float">
            <text:p>12.145333333333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9694500821445" calcext:value-type="float">
            <text:p>2.49694500821445</text:p>
          </table:table-cell>
          <table:table-cell table:formula="of:=SQRT(((MAX([.B20:.D20])-MIN([.B20:.D2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9694500821445" calcext:value-type="float">
            <text:p>2.49694500821445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0920546153872703" calcext:value-type="float">
            <text:p>9.20546153872703E-05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999" calcext:value-type="float">
            <text:p>11.99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001" calcext:value-type="float">
            <text:p>12.001</text:p>
          </table:table-cell>
          <table:table-cell table:formula="of:=AVERAGE([.B21:.D21])" office:value-type="float" office:value="12" calcext:value-type="float">
            <text:p>12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84906649788" calcext:value-type="float">
            <text:p>2.484906649788</text:p>
          </table:table-cell>
          <table:table-cell table:formula="of:=SQRT(((MAX([.B21:.D21])-MIN([.B21:.D21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84906649788" calcext:value-type="float">
            <text:p>2.484906649788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0931694990624499" calcext:value-type="float">
            <text:p>9.31694990624499E-05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863" calcext:value-type="float">
            <text:p>11.863</text:p>
          </table:table-cell>
          <table:table-cell table:style-name="ce2" office:value-type="float" office:value="11.862" calcext:value-type="float">
            <text:p>11.862</text:p>
          </table:table-cell>
          <table:table-cell table:style-name="ce2" office:value-type="float" office:value="11.864" calcext:value-type="float">
            <text:p>11.864</text:p>
          </table:table-cell>
          <table:table-cell table:formula="of:=AVERAGE([.B22:.D22])" office:value-type="float" office:value="11.863" calcext:value-type="float">
            <text:p>11.863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7342431267897" calcext:value-type="float">
            <text:p>2.47342431267897</text:p>
          </table:table-cell>
          <table:table-cell table:formula="of:=SQRT(((MAX([.B22:.D22])-MIN([.B22:.D22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7342431267897" calcext:value-type="float">
            <text:p>2.47342431267897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0942454681573121" calcext:value-type="float">
            <text:p>9.42454681573121E-05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number-columns-repeated="3" table:style-name="ce2" office:value-type="float" office:value="11.74" calcext:value-type="float">
            <text:p>11.74</text:p>
          </table:table-cell>
          <table:table-cell table:formula="of:=AVERAGE([.B23:.D23])" office:value-type="float" office:value="11.74" calcext:value-type="float">
            <text:p>11.74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6300181439995" calcext:value-type="float">
            <text:p>2.46300181439995</text:p>
          </table:table-cell>
          <table:table-cell table:formula="of:=SQRT(((MAX([.B23:.D23])-MIN([.B23:.D23]))/2)^2+0.0005^2)" office:value-type="float" office:value="0.0005" calcext:value-type="float">
            <text:p>0.0005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6300181439995" calcext:value-type="float">
            <text:p>2.46300181439995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0425894378194208" calcext:value-type="float">
            <text:p>4.25894378194208E-05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627" calcext:value-type="float">
            <text:p>11.627</text:p>
          </table:table-cell>
          <table:table-cell table:style-name="ce2" office:value-type="float" office:value="11.628" calcext:value-type="float">
            <text:p>11.628</text:p>
          </table:table-cell>
          <table:table-cell table:style-name="ce2" office:value-type="float" office:value="11.63" calcext:value-type="float">
            <text:p>11.63</text:p>
          </table:table-cell>
          <table:table-cell table:formula="of:=AVERAGE([.B24:.D24])" office:value-type="float" office:value="11.6283333333333" calcext:value-type="float">
            <text:p>11.6283333333333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5344464872309" calcext:value-type="float">
            <text:p>2.45344464872309</text:p>
          </table:table-cell>
          <table:table-cell table:formula="of:=SQRT(((MAX([.B24:.D24])-MIN([.B24:.D24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5344464872309" calcext:value-type="float">
            <text:p>2.45344464872309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135972953712276" calcext:value-type="float">
            <text:p>0.000135972953712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526" calcext:value-type="float">
            <text:p>11.526</text:p>
          </table:table-cell>
          <table:table-cell table:style-name="ce2" office:value-type="float" office:value="11.523" calcext:value-type="float">
            <text:p>11.523</text:p>
          </table:table-cell>
          <table:table-cell table:style-name="ce2" office:value-type="float" office:value="11.526" calcext:value-type="float">
            <text:p>11.526</text:p>
          </table:table-cell>
          <table:table-cell table:formula="of:=AVERAGE([.B25:.D25])" office:value-type="float" office:value="11.525" calcext:value-type="float">
            <text:p>11.525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4451858888271" calcext:value-type="float">
            <text:p>2.44451858888271</text:p>
          </table:table-cell>
          <table:table-cell table:formula="of:=SQRT(((MAX([.B25:.D25])-MIN([.B25:.D25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4451858888271" calcext:value-type="float">
            <text:p>2.44451858888271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137192089378242" calcext:value-type="float">
            <text:p>0.000137192089378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436" calcext:value-type="float">
            <text:p>11.436</text:p>
          </table:table-cell>
          <table:table-cell table:number-columns-repeated="2" table:style-name="ce2" office:value-type="float" office:value="11.439" calcext:value-type="float">
            <text:p>11.439</text:p>
          </table:table-cell>
          <table:table-cell table:formula="of:=AVERAGE([.B26:.D26])" office:value-type="float" office:value="11.438" calcext:value-type="float">
            <text:p>11.438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3694114549312" calcext:value-type="float">
            <text:p>2.43694114549312</text:p>
          </table:table-cell>
          <table:table-cell table:formula="of:=SQRT(((MAX([.B26:.D26])-MIN([.B26:.D26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3694114549312" calcext:value-type="float">
            <text:p>2.43694114549312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138235603259682" calcext:value-type="float">
            <text:p>0.00013823560326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1.368" calcext:value-type="float">
            <text:p>11.368</text:p>
          </table:table-cell>
          <table:table-cell table:style-name="ce2" office:value-type="float" office:value="11.366" calcext:value-type="float">
            <text:p>11.366</text:p>
          </table:table-cell>
          <table:table-cell table:formula="of:=AVERAGE([.B27:.D27])" office:value-type="float" office:value="11.3673333333333" calcext:value-type="float">
            <text:p>11.3673333333333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3074374492785" calcext:value-type="float">
            <text:p>2.43074374492785</text:p>
          </table:table-cell>
          <table:table-cell table:formula="of:=SQRT(((MAX([.B27:.D27])-MIN([.B27:.D27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3074374492785" calcext:value-type="float">
            <text:p>2.43074374492785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0983549928523424" calcext:value-type="float">
            <text:p>9.83549928523424E-05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.312" calcext:value-type="float">
            <text:p>11.312</text:p>
          </table:table-cell>
          <table:table-cell table:number-columns-repeated="2" table:style-name="ce2" office:value-type="float" office:value="11.31" calcext:value-type="float">
            <text:p>11.31</text:p>
          </table:table-cell>
          <table:table-cell table:formula="of:=AVERAGE([.B28:.D28])" office:value-type="float" office:value="11.3106666666667" calcext:value-type="float">
            <text:p>11.3106666666667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2574623327738" calcext:value-type="float">
            <text:p>2.42574623327738</text:p>
          </table:table-cell>
          <table:table-cell table:formula="of:=SQRT(((MAX([.B28:.D28])-MIN([.B28:.D28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2574623327738" calcext:value-type="float">
            <text:p>2.42574623327738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0988477533375043" calcext:value-type="float">
            <text:p>9.88477533375043E-05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266" calcext:value-type="float">
            <text:p>11.266</text:p>
          </table:table-cell>
          <table:table-cell table:style-name="ce2" office:value-type="float" office:value="11.271" calcext:value-type="float">
            <text:p>11.271</text:p>
          </table:table-cell>
          <table:table-cell table:style-name="ce2" office:value-type="float" office:value="11.267" calcext:value-type="float">
            <text:p>11.267</text:p>
          </table:table-cell>
          <table:table-cell table:formula="of:=AVERAGE([.B29:.D29])" office:value-type="float" office:value="11.268" calcext:value-type="float">
            <text:p>11.268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2196685001413" calcext:value-type="float">
            <text:p>2.42196685001413</text:p>
          </table:table-cell>
          <table:table-cell table:formula="of:=SQRT(((MAX([.B29:.D29])-MIN([.B29:.D29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2196685001413" calcext:value-type="float">
            <text:p>2.42196685001413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226261071778202" calcext:value-type="float">
            <text:p>0.000226261071778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.235" calcext:value-type="float">
            <text:p>11.235</text:p>
          </table:table-cell>
          <table:table-cell table:style-name="ce2" office:value-type="float" office:value="11.236" calcext:value-type="float">
            <text:p>11.236</text:p>
          </table:table-cell>
          <table:table-cell table:style-name="ce2" office:value-type="float" office:value="11.232" calcext:value-type="float">
            <text:p>11.232</text:p>
          </table:table-cell>
          <table:table-cell table:formula="of:=AVERAGE([.B30:.D30])" office:value-type="float" office:value="11.2343333333333" calcext:value-type="float">
            <text:p>11.234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1897456549961" calcext:value-type="float">
            <text:p>2.41897456549961</text:p>
          </table:table-cell>
          <table:table-cell table:formula="of:=SQRT(((MAX([.B30:.D30])-MIN([.B30:.D30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1897456549961" calcext:value-type="float">
            <text:p>2.41897456549961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183504686183083" calcext:value-type="float">
            <text:p>0.000183504686183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11.206" calcext:value-type="float">
            <text:p>11.206</text:p>
          </table:table-cell>
          <table:table-cell table:style-name="ce2" office:value-type="float" office:value="11.205" calcext:value-type="float">
            <text:p>11.205</text:p>
          </table:table-cell>
          <table:table-cell table:formula="of:=AVERAGE([.B31:.D31])" office:value-type="float" office:value="11.2056666666667" calcext:value-type="float">
            <text:p>11.205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1641960273125" calcext:value-type="float">
            <text:p>2.41641960273125</text:p>
          </table:table-cell>
          <table:table-cell table:formula="of:=SQRT(((MAX([.B31:.D31])-MIN([.B31:.D31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1641960273125" calcext:value-type="float">
            <text:p>2.41641960273125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0631026071201789" calcext:value-type="float">
            <text:p>6.3102607120178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.183" calcext:value-type="float">
            <text:p>11.183</text:p>
          </table:table-cell>
          <table:table-cell table:style-name="ce2" office:value-type="float" office:value="11.184" calcext:value-type="float">
            <text:p>11.184</text:p>
          </table:table-cell>
          <table:table-cell table:style-name="ce2" office:value-type="float" office:value="11.183" calcext:value-type="float">
            <text:p>11.183</text:p>
          </table:table-cell>
          <table:table-cell table:formula="of:=AVERAGE([.B32:.D32])" office:value-type="float" office:value="11.1833333333333" calcext:value-type="float">
            <text:p>11.183333333333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1442457474958" calcext:value-type="float">
            <text:p>2.41442457474958</text:p>
          </table:table-cell>
          <table:table-cell table:formula="of:=SQRT(((MAX([.B32:.D32])-MIN([.B32:.D32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1442457474958" calcext:value-type="float">
            <text:p>2.41442457474958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0632286242491522" calcext:value-type="float">
            <text:p>6.32286242491522E-05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.163" calcext:value-type="float">
            <text:p>11.163</text:p>
          </table:table-cell>
          <table:table-cell table:number-columns-repeated="2" table:style-name="ce2" office:value-type="float" office:value="11.161" calcext:value-type="float">
            <text:p>11.161</text:p>
          </table:table-cell>
          <table:table-cell table:formula="of:=AVERAGE([.B33:.D33])" office:value-type="float" office:value="11.1616666666667" calcext:value-type="float">
            <text:p>11.161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124852886939" calcext:value-type="float">
            <text:p>2.4124852886939</text:p>
          </table:table-cell>
          <table:table-cell table:formula="of:=SQRT(((MAX([.B33:.D33])-MIN([.B33:.D33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124852886939" calcext:value-type="float">
            <text:p>2.4124852886939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100167297782607" calcext:value-type="float">
            <text:p>0.000100167297783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.143" calcext:value-type="float">
            <text:p>11.143</text:p>
          </table:table-cell>
          <table:table-cell table:style-name="ce2" office:value-type="float" office:value="11.142" calcext:value-type="float">
            <text:p>11.142</text:p>
          </table:table-cell>
          <table:table-cell table:style-name="ce2" office:value-type="float" office:value="11.138" calcext:value-type="float">
            <text:p>11.138</text:p>
          </table:table-cell>
          <table:table-cell table:formula="of:=AVERAGE([.B34:.D34])" office:value-type="float" office:value="11.141" calcext:value-type="float">
            <text:p>11.141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1063199707718" calcext:value-type="float">
            <text:p>2.41063199707718</text:p>
          </table:table-cell>
          <table:table-cell table:formula="of:=SQRT(((MAX([.B34:.D34])-MIN([.B34:.D34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1063199707718" calcext:value-type="float">
            <text:p>2.41063199707718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228840297710868" calcext:value-type="float">
            <text:p>0.000228840297711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.125" calcext:value-type="float">
            <text:p>11.125</text:p>
          </table:table-cell>
          <table:table-cell table:number-columns-repeated="2" table:style-name="ce2" office:value-type="float" office:value="11.121" calcext:value-type="float">
            <text:p>11.121</text:p>
          </table:table-cell>
          <table:table-cell table:formula="of:=AVERAGE([.B35:.D35])" office:value-type="float" office:value="11.1223333333333" calcext:value-type="float">
            <text:p>11.1223333333333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0895509894505" calcext:value-type="float">
            <text:p>2.40895509894505</text:p>
          </table:table-cell>
          <table:table-cell table:formula="of:=SQRT(((MAX([.B35:.D35])-MIN([.B35:.D35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0895509894505" calcext:value-type="float">
            <text:p>2.40895509894505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185352547080224" calcext:value-type="float">
            <text:p>0.00018535254708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number-columns-repeated="2" table:style-name="ce2" office:value-type="float" office:value="11.101" calcext:value-type="float">
            <text:p>11.101</text:p>
          </table:table-cell>
          <table:table-cell table:style-name="ce2" office:value-type="float" office:value="11.105" calcext:value-type="float">
            <text:p>11.105</text:p>
          </table:table-cell>
          <table:table-cell table:formula="of:=AVERAGE([.B36:.D36])" office:value-type="float" office:value="11.1023333333333" calcext:value-type="float">
            <text:p>11.102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0715529643743" calcext:value-type="float">
            <text:p>2.40715529643743</text:p>
          </table:table-cell>
          <table:table-cell table:formula="of:=SQRT(((MAX([.B36:.D36])-MIN([.B36:.D36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0715529643743" calcext:value-type="float">
            <text:p>2.40715529643743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185686445444677" calcext:value-type="float">
            <text:p>0.000185686445445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088" calcext:value-type="float">
            <text:p>11.088</text:p>
          </table:table-cell>
          <table:table-cell table:style-name="ce2" office:value-type="float" office:value="11.086" calcext:value-type="float">
            <text:p>11.086</text:p>
          </table:table-cell>
          <table:table-cell table:style-name="ce2" office:value-type="float" office:value="11.087" calcext:value-type="float">
            <text:p>11.087</text:p>
          </table:table-cell>
          <table:table-cell table:formula="of:=AVERAGE([.B37:.D37])" office:value-type="float" office:value="11.087" calcext:value-type="float">
            <text:p>11.087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0577325079021" calcext:value-type="float">
            <text:p>2.40577325079021</text:p>
          </table:table-cell>
          <table:table-cell table:formula="of:=SQRT(((MAX([.B37:.D37])-MIN([.B37:.D37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0577325079021" calcext:value-type="float">
            <text:p>2.40577325079021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00841885879805" calcext:value-type="float">
            <text:p>0.00010084188588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number-columns-repeated="2" table:style-name="ce2" office:value-type="float" office:value="11.073" calcext:value-type="float">
            <text:p>11.073</text:p>
          </table:table-cell>
          <table:table-cell table:style-name="ce2" office:value-type="float" office:value="11.077" calcext:value-type="float">
            <text:p>11.077</text:p>
          </table:table-cell>
          <table:table-cell table:formula="of:=AVERAGE([.B38:.D38])" office:value-type="float" office:value="11.0743333333333" calcext:value-type="float">
            <text:p>11.074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0463011848355" calcext:value-type="float">
            <text:p>2.40463011848355</text:p>
          </table:table-cell>
          <table:table-cell table:formula="of:=SQRT(((MAX([.B38:.D38])-MIN([.B38:.D38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0463011848355" calcext:value-type="float">
            <text:p>2.40463011848355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186155929278688" calcext:value-type="float">
            <text:p>0.000186155929279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number-columns-repeated="2" table:style-name="ce2" office:value-type="float" office:value="11.062" calcext:value-type="float">
            <text:p>11.062</text:p>
          </table:table-cell>
          <table:table-cell table:style-name="ce2" office:value-type="float" office:value="11.065" calcext:value-type="float">
            <text:p>11.065</text:p>
          </table:table-cell>
          <table:table-cell table:formula="of:=AVERAGE([.B39:.D39])" office:value-type="float" office:value="11.063" calcext:value-type="float">
            <text:p>11.06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0360620705277" calcext:value-type="float">
            <text:p>2.40360620705277</text:p>
          </table:table-cell>
          <table:table-cell table:formula="of:=SQRT(((MAX([.B39:.D39])-MIN([.B39:.D39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0360620705277" calcext:value-type="float">
            <text:p>2.40360620705277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142921344127655" calcext:value-type="float">
            <text:p>0.000142921344128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.046" calcext:value-type="float">
            <text:p>11.046</text:p>
          </table:table-cell>
          <table:table-cell table:number-columns-repeated="2" table:style-name="ce2" office:value-type="float" office:value="11.05" calcext:value-type="float">
            <text:p>11.05</text:p>
          </table:table-cell>
          <table:table-cell table:formula="of:=AVERAGE([.B40:.D40])" office:value-type="float" office:value="11.0486666666667" calcext:value-type="float">
            <text:p>11.0486666666667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0230975703324" calcext:value-type="float">
            <text:p>2.40230975703324</text:p>
          </table:table-cell>
          <table:table-cell table:formula="of:=SQRT(((MAX([.B40:.D40])-MIN([.B40:.D40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0230975703324" calcext:value-type="float">
            <text:p>2.40230975703324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186588379847596" calcext:value-type="float">
            <text:p>0.000186588379848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.037" calcext:value-type="float">
            <text:p>11.037</text:p>
          </table:table-cell>
          <table:table-cell table:style-name="ce2" office:value-type="float" office:value="11.036" calcext:value-type="float">
            <text:p>11.036</text:p>
          </table:table-cell>
          <table:table-cell table:style-name="ce2" office:value-type="float" office:value="11.032" calcext:value-type="float">
            <text:p>11.032</text:p>
          </table:table-cell>
          <table:table-cell table:formula="of:=AVERAGE([.B41:.D41])" office:value-type="float" office:value="11.035" calcext:value-type="float">
            <text:p>11.035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010720397087" calcext:value-type="float">
            <text:p>2.4010720397087</text:p>
          </table:table-cell>
          <table:table-cell table:formula="of:=SQRT(((MAX([.B41:.D41])-MIN([.B41:.D41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010720397087" calcext:value-type="float">
            <text:p>2.4010720397087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231038491780406" calcext:value-type="float">
            <text:p>0.00023103849178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 D42 10kHz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2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748" calcext:value-type="float">
            <text:p>42.748</text:p>
          </table:table-cell>
          <table:table-cell table:style-name="ce2" office:value-type="float" office:value="42.852" calcext:value-type="float">
            <text:p>42.852</text:p>
          </table:table-cell>
          <table:table-cell table:style-name="ce2" office:value-type="float" office:value="42.88" calcext:value-type="float">
            <text:p>42.88</text:p>
          </table:table-cell>
          <table:table-cell table:formula="of:=AVERAGE([.B4:.D4])" office:value-type="float" office:value="42.8266666666667" calcext:value-type="float">
            <text:p>42.8266666666667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5716096153034" calcext:value-type="float">
            <text:p>3.75716096153034</text:p>
          </table:table-cell>
          <table:table-cell table:formula="of:=SQRT(((MAX([.B4:.D4])-MIN([.B4:.D4]))/2)^2+0.0005^2)" office:value-type="float" office:value="0.0660018939122229" calcext:value-type="float">
            <text:p>0.066001893912223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5716096153034" calcext:value-type="float">
            <text:p>3.75716096153034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154114011314344" calcext:value-type="float">
            <text:p>0.001541140113143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9.868" calcext:value-type="float">
            <text:p>29.868</text:p>
          </table:table-cell>
          <table:table-cell table:style-name="ce2" office:value-type="float" office:value="29.914" calcext:value-type="float">
            <text:p>29.914</text:p>
          </table:table-cell>
          <table:table-cell table:style-name="ce2" office:value-type="float" office:value="29.938" calcext:value-type="float">
            <text:p>29.938</text:p>
          </table:table-cell>
          <table:table-cell table:formula="of:=AVERAGE([.B5:.D5])" office:value-type="float" office:value="29.9066666666667" calcext:value-type="float">
            <text:p>29.9066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980814209839" calcext:value-type="float">
            <text:p>3.3980814209839</text:p>
          </table:table-cell>
          <table:table-cell table:formula="of:=SQRT(((MAX([.B5:.D5])-MIN([.B5:.D5]))/2)^2+0.0005^2)" office:value-type="float" office:value="0.0350035712463744" calcext:value-type="float">
            <text:p>0.035003571246375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980814209839" calcext:value-type="float">
            <text:p>3.3980814209839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117042703677132" calcext:value-type="float">
            <text:p>0.001170427036771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5.626" calcext:value-type="float">
            <text:p>25.626</text:p>
          </table:table-cell>
          <table:table-cell table:style-name="ce2" office:value-type="float" office:value="25.64" calcext:value-type="float">
            <text:p>25.64</text:p>
          </table:table-cell>
          <table:table-cell table:style-name="ce2" office:value-type="float" office:value="25.638" calcext:value-type="float">
            <text:p>25.638</text:p>
          </table:table-cell>
          <table:table-cell table:formula="of:=AVERAGE([.B6:.D6])" office:value-type="float" office:value="25.6346666666667" calcext:value-type="float">
            <text:p>25.6346666666667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4394560209541" calcext:value-type="float">
            <text:p>3.24394560209541</text:p>
          </table:table-cell>
          <table:table-cell table:formula="of:=SQRT(((MAX([.B6:.D6])-MIN([.B6:.D6]))/2)^2+0.0005^2)" office:value-type="float" office:value="0.00701783442380877" calcext:value-type="float">
            <text:p>0.007017834423809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4394560209541" calcext:value-type="float">
            <text:p>3.24394560209541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273763435860636" calcext:value-type="float">
            <text:p>0.000273763435861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.037" calcext:value-type="float">
            <text:p>21.037</text:p>
          </table:table-cell>
          <table:table-cell table:style-name="ce2" office:value-type="float" office:value="21.029" calcext:value-type="float">
            <text:p>21.029</text:p>
          </table:table-cell>
          <table:table-cell table:style-name="ce2" office:value-type="float" office:value="21.033" calcext:value-type="float">
            <text:p>21.033</text:p>
          </table:table-cell>
          <table:table-cell table:formula="of:=AVERAGE([.B7:.D7])" office:value-type="float" office:value="21.033" calcext:value-type="float">
            <text:p>21.033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4609263289294" calcext:value-type="float">
            <text:p>3.04609263289294</text:p>
          </table:table-cell>
          <table:table-cell table:formula="of:=SQRT(((MAX([.B7:.D7])-MIN([.B7:.D7]))/2)^2+0.0005^2)" office:value-type="float" office:value="0.00403112887414884" calcext:value-type="float">
            <text:p>0.004031128874149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4609263289294" calcext:value-type="float">
            <text:p>3.04609263289294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191657341993479" calcext:value-type="float">
            <text:p>0.000191657341993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881" calcext:value-type="float">
            <text:p>18.881</text:p>
          </table:table-cell>
          <table:table-cell table:style-name="ce2" office:value-type="float" office:value="18.882" calcext:value-type="float">
            <text:p>18.882</text:p>
          </table:table-cell>
          <table:table-cell table:style-name="ce2" office:value-type="float" office:value="18.876" calcext:value-type="float">
            <text:p>18.876</text:p>
          </table:table-cell>
          <table:table-cell table:formula="of:=AVERAGE([.B8:.D8])" office:value-type="float" office:value="18.8796666666667" calcext:value-type="float">
            <text:p>18.8796666666667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3808550519426" calcext:value-type="float">
            <text:p>2.93808550519426</text:p>
          </table:table-cell>
          <table:table-cell table:formula="of:=SQRT(((MAX([.B8:.D8])-MIN([.B8:.D8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3808550519426" calcext:value-type="float">
            <text:p>2.93808550519426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161092953538157" calcext:value-type="float">
            <text:p>0.000161092953538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.54" calcext:value-type="float">
            <text:p>17.54</text:p>
          </table:table-cell>
          <table:table-cell table:style-name="ce2" office:value-type="float" office:value="17.556" calcext:value-type="float">
            <text:p>17.556</text:p>
          </table:table-cell>
          <table:table-cell table:style-name="ce2" office:value-type="float" office:value="17.553" calcext:value-type="float">
            <text:p>17.553</text:p>
          </table:table-cell>
          <table:table-cell table:formula="of:=AVERAGE([.B9:.D9])" office:value-type="float" office:value="17.5496666666667" calcext:value-type="float">
            <text:p>17.5496666666667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6503495637917" calcext:value-type="float">
            <text:p>2.86503495637917</text:p>
          </table:table-cell>
          <table:table-cell table:formula="of:=SQRT(((MAX([.B9:.D9])-MIN([.B9:.D9]))/2)^2+0.0005^2)" office:value-type="float" office:value="0.00801560977094159" calcext:value-type="float">
            <text:p>0.008015609770942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6503495637917" calcext:value-type="float">
            <text:p>2.86503495637917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456738576474858" calcext:value-type="float">
            <text:p>0.000456738576475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.734" calcext:value-type="float">
            <text:p>16.734</text:p>
          </table:table-cell>
          <table:table-cell table:style-name="ce2" office:value-type="float" office:value="16.714" calcext:value-type="float">
            <text:p>16.714</text:p>
          </table:table-cell>
          <table:table-cell table:style-name="ce2" office:value-type="float" office:value="16.717" calcext:value-type="float">
            <text:p>16.717</text:p>
          </table:table-cell>
          <table:table-cell table:formula="of:=AVERAGE([.B10:.D10])" office:value-type="float" office:value="16.7216666666667" calcext:value-type="float">
            <text:p>16.721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1670528370947" calcext:value-type="float">
            <text:p>2.81670528370947</text:p>
          </table:table-cell>
          <table:table-cell table:formula="of:=SQRT(((MAX([.B10:.D10])-MIN([.B10:.D10]))/2)^2+0.0005^2)" office:value-type="float" office:value="0.010012492197252" calcext:value-type="float">
            <text:p>0.010012492197252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1670528370947" calcext:value-type="float">
            <text:p>2.81670528370947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598773579024337" calcext:value-type="float">
            <text:p>0.000598773579024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.237" calcext:value-type="float">
            <text:p>16.237</text:p>
          </table:table-cell>
          <table:table-cell table:style-name="ce2" office:value-type="float" office:value="16.296" calcext:value-type="float">
            <text:p>16.296</text:p>
          </table:table-cell>
          <table:table-cell table:style-name="ce2" office:value-type="float" office:value="16.295" calcext:value-type="float">
            <text:p>16.295</text:p>
          </table:table-cell>
          <table:table-cell table:formula="of:=AVERAGE([.B11:.D11])" office:value-type="float" office:value="16.276" calcext:value-type="float">
            <text:p>16.276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8969163013944" calcext:value-type="float">
            <text:p>2.78969163013944</text:p>
          </table:table-cell>
          <table:table-cell table:formula="of:=SQRT(((MAX([.B11:.D11])-MIN([.B11:.D11]))/2)^2+0.0005^2)" office:value-type="float" office:value="0.0295042369838644" calcext:value-type="float">
            <text:p>0.029504236983864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8969163013944" calcext:value-type="float">
            <text:p>2.78969163013944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181274496091573" calcext:value-type="float">
            <text:p>0.001812744960916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5.756" calcext:value-type="float">
            <text:p>15.756</text:p>
          </table:table-cell>
          <table:table-cell table:style-name="ce2" office:value-type="float" office:value="15.76" calcext:value-type="float">
            <text:p>15.76</text:p>
          </table:table-cell>
          <table:table-cell table:style-name="ce2" office:value-type="float" office:value="15.759" calcext:value-type="float">
            <text:p>15.759</text:p>
          </table:table-cell>
          <table:table-cell table:formula="of:=AVERAGE([.B12:.D12])" office:value-type="float" office:value="15.7583333333333" calcext:value-type="float">
            <text:p>15.7583333333333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5736932587641" calcext:value-type="float">
            <text:p>2.75736932587641</text:p>
          </table:table-cell>
          <table:table-cell table:formula="of:=SQRT(((MAX([.B12:.D12])-MIN([.B12:.D12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5736932587641" calcext:value-type="float">
            <text:p>2.75736932587641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130823023552107" calcext:value-type="float">
            <text:p>0.000130823023552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.286" calcext:value-type="float">
            <text:p>15.286</text:p>
          </table:table-cell>
          <table:table-cell table:style-name="ce2" office:value-type="float" office:value="15.29" calcext:value-type="float">
            <text:p>15.29</text:p>
          </table:table-cell>
          <table:table-cell table:style-name="ce2" office:value-type="float" office:value="15.294" calcext:value-type="float">
            <text:p>15.294</text:p>
          </table:table-cell>
          <table:table-cell table:formula="of:=AVERAGE([.B13:.D13])" office:value-type="float" office:value="15.29" calcext:value-type="float">
            <text:p>15.29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72719901994097" calcext:value-type="float">
            <text:p>2.72719901994097</text:p>
          </table:table-cell>
          <table:table-cell table:formula="of:=SQRT(((MAX([.B13:.D13])-MIN([.B13:.D13]))/2)^2+0.0005^2)" office:value-type="float" office:value="0.00403112887414972" calcext:value-type="float">
            <text:p>0.00403112887415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72719901994097" calcext:value-type="float">
            <text:p>2.72719901994097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26364479229233" calcext:value-type="float">
            <text:p>0.000263644792292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.298" calcext:value-type="float">
            <text:p>14.298</text:p>
          </table:table-cell>
          <table:table-cell table:style-name="ce2" office:value-type="float" office:value="14.93" calcext:value-type="float">
            <text:p>14.93</text:p>
          </table:table-cell>
          <table:table-cell table:style-name="ce2" office:value-type="float" office:value="14.931" calcext:value-type="float">
            <text:p>14.931</text:p>
          </table:table-cell>
          <table:table-cell table:formula="of:=AVERAGE([.B14:.D14])" office:value-type="float" office:value="14.7196666666667" calcext:value-type="float">
            <text:p>14.7196666666667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8918446811679" calcext:value-type="float">
            <text:p>2.68918446811679</text:p>
          </table:table-cell>
          <table:table-cell table:formula="of:=SQRT(((MAX([.B14:.D14])-MIN([.B14:.D14]))/2)^2+0.0005^2)" office:value-type="float" office:value="0.316500394944461" calcext:value-type="float">
            <text:p>0.316500394944461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8918446811679" calcext:value-type="float">
            <text:p>2.68918446811679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215018724344614" calcext:value-type="float">
            <text:p>0.021501872434462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.619" calcext:value-type="float">
            <text:p>14.619</text:p>
          </table:table-cell>
          <table:table-cell table:style-name="ce2" office:value-type="float" office:value="14.624" calcext:value-type="float">
            <text:p>14.624</text:p>
          </table:table-cell>
          <table:table-cell table:style-name="ce2" office:value-type="float" office:value="14.623" calcext:value-type="float">
            <text:p>14.623</text:p>
          </table:table-cell>
          <table:table-cell table:formula="of:=AVERAGE([.B15:.D15])" office:value-type="float" office:value="14.622" calcext:value-type="float">
            <text:p>14.622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8252724387112" calcext:value-type="float">
            <text:p>2.68252724387112</text:p>
          </table:table-cell>
          <table:table-cell table:formula="of:=SQRT(((MAX([.B15:.D15])-MIN([.B15:.D15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8252724387112" calcext:value-type="float">
            <text:p>2.68252724387112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174361219860264" calcext:value-type="float">
            <text:p>0.00017436121986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.355" calcext:value-type="float">
            <text:p>14.355</text:p>
          </table:table-cell>
          <table:table-cell table:style-name="ce2" office:value-type="float" office:value="14.358" calcext:value-type="float">
            <text:p>14.358</text:p>
          </table:table-cell>
          <table:table-cell table:style-name="ce2" office:value-type="float" office:value="14.357" calcext:value-type="float">
            <text:p>14.357</text:p>
          </table:table-cell>
          <table:table-cell table:formula="of:=AVERAGE([.B16:.D16])" office:value-type="float" office:value="14.3566666666667" calcext:value-type="float">
            <text:p>14.356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6421441039791" calcext:value-type="float">
            <text:p>2.66421441039791</text:p>
          </table:table-cell>
          <table:table-cell table:formula="of:=SQRT(((MAX([.B16:.D16])-MIN([.B16:.D16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6421441039791" calcext:value-type="float">
            <text:p>2.66421441039791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110132725568905" calcext:value-type="float">
            <text:p>0.000110132725569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.124" calcext:value-type="float">
            <text:p>14.124</text:p>
          </table:table-cell>
          <table:table-cell table:style-name="ce2" office:value-type="float" office:value="14.123" calcext:value-type="float">
            <text:p>14.123</text:p>
          </table:table-cell>
          <table:table-cell table:style-name="ce2" office:value-type="float" office:value="14.126" calcext:value-type="float">
            <text:p>14.126</text:p>
          </table:table-cell>
          <table:table-cell table:formula="of:=AVERAGE([.B17:.D17])" office:value-type="float" office:value="14.1243333333333" calcext:value-type="float">
            <text:p>14.124333333333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64789907827854" calcext:value-type="float">
            <text:p>2.64789907827854</text:p>
          </table:table-cell>
          <table:table-cell table:formula="of:=SQRT(((MAX([.B17:.D17])-MIN([.B17:.D17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64789907827854" calcext:value-type="float">
            <text:p>2.64789907827854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11194431572588" calcext:value-type="float">
            <text:p>0.000111944315726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.918" calcext:value-type="float">
            <text:p>13.918</text:p>
          </table:table-cell>
          <table:table-cell table:style-name="ce2" office:value-type="float" office:value="13.921" calcext:value-type="float">
            <text:p>13.921</text:p>
          </table:table-cell>
          <table:table-cell table:style-name="ce2" office:value-type="float" office:value="13.92" calcext:value-type="float">
            <text:p>13.92</text:p>
          </table:table-cell>
          <table:table-cell table:formula="of:=AVERAGE([.B18:.D18])" office:value-type="float" office:value="13.9196666666667" calcext:value-type="float">
            <text:p>13.919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6333027082594" calcext:value-type="float">
            <text:p>2.6333027082594</text:p>
          </table:table-cell>
          <table:table-cell table:formula="of:=SQRT(((MAX([.B18:.D18])-MIN([.B18:.D18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6333027082594" calcext:value-type="float">
            <text:p>2.6333027082594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113590279706237" calcext:value-type="float">
            <text:p>0.000113590279706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.734" calcext:value-type="float">
            <text:p>13.734</text:p>
          </table:table-cell>
          <table:table-cell table:style-name="ce2" office:value-type="float" office:value="13.735" calcext:value-type="float">
            <text:p>13.735</text:p>
          </table:table-cell>
          <table:table-cell table:style-name="ce2" office:value-type="float" office:value="13.736" calcext:value-type="float">
            <text:p>13.736</text:p>
          </table:table-cell>
          <table:table-cell table:formula="of:=AVERAGE([.B19:.D19])" office:value-type="float" office:value="13.735" calcext:value-type="float">
            <text:p>13.735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61994731954724" calcext:value-type="float">
            <text:p>2.61994731954724</text:p>
          </table:table-cell>
          <table:table-cell table:formula="of:=SQRT(((MAX([.B19:.D19])-MIN([.B19:.D19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61994731954724" calcext:value-type="float">
            <text:p>2.61994731954724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0814003632144298" calcext:value-type="float">
            <text:p>8.14003632144298E-05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.565" calcext:value-type="float">
            <text:p>13.565</text:p>
          </table:table-cell>
          <table:table-cell table:style-name="ce2" office:value-type="float" office:value="13.566" calcext:value-type="float">
            <text:p>13.566</text:p>
          </table:table-cell>
          <table:table-cell table:style-name="ce2" office:value-type="float" office:value="13.57" calcext:value-type="float">
            <text:p>13.57</text:p>
          </table:table-cell>
          <table:table-cell table:formula="of:=AVERAGE([.B20:.D20])" office:value-type="float" office:value="13.567" calcext:value-type="float">
            <text:p>13.567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60764037350317" calcext:value-type="float">
            <text:p>2.60764037350317</text:p>
          </table:table-cell>
          <table:table-cell table:formula="of:=SQRT(((MAX([.B20:.D20])-MIN([.B20:.D20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60764037350317" calcext:value-type="float">
            <text:p>2.60764037350317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87919934900625" calcext:value-type="float">
            <text:p>0.000187919934901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3.42" calcext:value-type="float">
            <text:p>13.42</text:p>
          </table:table-cell>
          <table:table-cell table:style-name="ce2" office:value-type="float" office:value="13.418" calcext:value-type="float">
            <text:p>13.418</text:p>
          </table:table-cell>
          <table:table-cell table:formula="of:=AVERAGE([.B21:.D21])" office:value-type="float" office:value="13.4193333333333" calcext:value-type="float">
            <text:p>13.4193333333333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9669645321073" calcext:value-type="float">
            <text:p>2.59669645321073</text:p>
          </table:table-cell>
          <table:table-cell table:formula="of:=SQRT(((MAX([.B21:.D21])-MIN([.B21:.D21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9669645321073" calcext:value-type="float">
            <text:p>2.59669645321073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083315166333414" calcext:value-type="float">
            <text:p>8.3315166333414E-05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number-columns-repeated="3" table:style-name="ce2" office:value-type="float" office:value="13.28" calcext:value-type="float">
            <text:p>13.28</text:p>
          </table:table-cell>
          <table:table-cell table:formula="of:=AVERAGE([.B22:.D22])" office:value-type="float" office:value="13.28" calcext:value-type="float">
            <text:p>13.28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8625914404829" calcext:value-type="float">
            <text:p>2.58625914404829</text:p>
          </table:table-cell>
          <table:table-cell table:formula="of:=SQRT(((MAX([.B22:.D22])-MIN([.B22:.D22]))/2)^2+0.0005^2)" office:value-type="float" office:value="0.0005" calcext:value-type="float">
            <text:p>0.0005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8625914404829" calcext:value-type="float">
            <text:p>2.58625914404829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0376506024096386" calcext:value-type="float">
            <text:p>3.76506024096386E-05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.153" calcext:value-type="float">
            <text:p>13.153</text:p>
          </table:table-cell>
          <table:table-cell table:style-name="ce2" office:value-type="float" office:value="13.151" calcext:value-type="float">
            <text:p>13.151</text:p>
          </table:table-cell>
          <table:table-cell table:style-name="ce2" office:value-type="float" office:value="13.154" calcext:value-type="float">
            <text:p>13.154</text:p>
          </table:table-cell>
          <table:table-cell table:formula="of:=AVERAGE([.B23:.D23])" office:value-type="float" office:value="13.1526666666667" calcext:value-type="float">
            <text:p>13.152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7662452640467" calcext:value-type="float">
            <text:p>2.57662452640467</text:p>
          </table:table-cell>
          <table:table-cell table:formula="of:=SQRT(((MAX([.B23:.D23])-MIN([.B23:.D23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7662452640467" calcext:value-type="float">
            <text:p>2.57662452640467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120214316241389" calcext:value-type="float">
            <text:p>0.000120214316241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3.034" calcext:value-type="float">
            <text:p>13.034</text:p>
          </table:table-cell>
          <table:table-cell table:style-name="ce2" office:value-type="float" office:value="13.035" calcext:value-type="float">
            <text:p>13.035</text:p>
          </table:table-cell>
          <table:table-cell table:formula="of:=AVERAGE([.B24:.D24])" office:value-type="float" office:value="13.0343333333333" calcext:value-type="float">
            <text:p>13.0343333333333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56758690172261" calcext:value-type="float">
            <text:p>2.56758690172261</text:p>
          </table:table-cell>
          <table:table-cell table:formula="of:=SQRT(((MAX([.B24:.D24])-MIN([.B24:.D24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56758690172261" calcext:value-type="float">
            <text:p>2.56758690172261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0542495548566364" calcext:value-type="float">
            <text:p>5.42495548566364E-05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.929" calcext:value-type="float">
            <text:p>12.929</text:p>
          </table:table-cell>
          <table:table-cell table:number-columns-repeated="2" table:style-name="ce2" office:value-type="float" office:value="12.928" calcext:value-type="float">
            <text:p>12.928</text:p>
          </table:table-cell>
          <table:table-cell table:formula="of:=AVERAGE([.B25:.D25])" office:value-type="float" office:value="12.9283333333333" calcext:value-type="float">
            <text:p>12.9283333333333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55942128527473" calcext:value-type="float">
            <text:p>2.55942128527473</text:p>
          </table:table-cell>
          <table:table-cell table:formula="of:=SQRT(((MAX([.B25:.D25])-MIN([.B25:.D25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55942128527473" calcext:value-type="float">
            <text:p>2.55942128527473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0546943494536304" calcext:value-type="float">
            <text:p>5.46943494536304E-05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.84" calcext:value-type="float">
            <text:p>12.84</text:p>
          </table:table-cell>
          <table:table-cell table:style-name="ce2" office:value-type="float" office:value="12.837" calcext:value-type="float">
            <text:p>12.837</text:p>
          </table:table-cell>
          <table:table-cell table:style-name="ce2" office:value-type="float" office:value="12.87" calcext:value-type="float">
            <text:p>12.87</text:p>
          </table:table-cell>
          <table:table-cell table:formula="of:=AVERAGE([.B26:.D26])" office:value-type="float" office:value="12.849" calcext:value-type="float">
            <text:p>12.849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55326598730134" calcext:value-type="float">
            <text:p>2.55326598730134</text:p>
          </table:table-cell>
          <table:table-cell table:formula="of:=SQRT(((MAX([.B26:.D26])-MIN([.B26:.D26]))/2)^2+0.0005^2)" office:value-type="float" office:value="0.0165075740192189" calcext:value-type="float">
            <text:p>0.016507574019219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55326598730134" calcext:value-type="float">
            <text:p>2.55326598730134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12847360899073" calcext:value-type="float">
            <text:p>0.001284736089907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.752" calcext:value-type="float">
            <text:p>12.752</text:p>
          </table:table-cell>
          <table:table-cell table:style-name="ce2" office:value-type="float" office:value="12.756" calcext:value-type="float">
            <text:p>12.756</text:p>
          </table:table-cell>
          <table:table-cell table:style-name="ce2" office:value-type="float" office:value="12.758" calcext:value-type="float">
            <text:p>12.758</text:p>
          </table:table-cell>
          <table:table-cell table:formula="of:=AVERAGE([.B27:.D27])" office:value-type="float" office:value="12.7553333333333" calcext:value-type="float">
            <text:p>12.7553333333333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5459494847947" calcext:value-type="float">
            <text:p>2.5459494847947</text:p>
          </table:table-cell>
          <table:table-cell table:formula="of:=SQRT(((MAX([.B27:.D27])-MIN([.B27:.D27]))/2)^2+0.0005^2)" office:value-type="float" office:value="0.00304138126514835" calcext:value-type="float">
            <text:p>0.003041381265148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5459494847947" calcext:value-type="float">
            <text:p>2.5459494847947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23843996747622" calcext:value-type="float">
            <text:p>0.000238439967476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12.687" calcext:value-type="float">
            <text:p>12.687</text:p>
          </table:table-cell>
          <table:table-cell table:style-name="ce2" office:value-type="float" office:value="12.691" calcext:value-type="float">
            <text:p>12.691</text:p>
          </table:table-cell>
          <table:table-cell table:formula="of:=AVERAGE([.B28:.D28])" office:value-type="float" office:value="12.6883333333333" calcext:value-type="float">
            <text:p>12.6883333333333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54068293609007" calcext:value-type="float">
            <text:p>2.54068293609007</text:p>
          </table:table-cell>
          <table:table-cell table:formula="of:=SQRT(((MAX([.B28:.D28])-MIN([.B28:.D28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54068293609007" calcext:value-type="float">
            <text:p>2.54068293609007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162476249531812" calcext:value-type="float">
            <text:p>0.000162476249532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.63" calcext:value-type="float">
            <text:p>12.63</text:p>
          </table:table-cell>
          <table:table-cell table:number-columns-repeated="2" table:style-name="ce2" office:value-type="float" office:value="12.628" calcext:value-type="float">
            <text:p>12.628</text:p>
          </table:table-cell>
          <table:table-cell table:formula="of:=AVERAGE([.B29:.D29])" office:value-type="float" office:value="12.6286666666667" calcext:value-type="float">
            <text:p>12.6286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53596936203798" calcext:value-type="float">
            <text:p>2.53596936203798</text:p>
          </table:table-cell>
          <table:table-cell table:formula="of:=SQRT(((MAX([.B29:.D29])-MIN([.B29:.D29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53596936203798" calcext:value-type="float">
            <text:p>2.53596936203798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0885314355236916" calcext:value-type="float">
            <text:p>8.85314355236916E-05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.584" calcext:value-type="float">
            <text:p>12.584</text:p>
          </table:table-cell>
          <table:table-cell table:style-name="ce2" office:value-type="float" office:value="12.582" calcext:value-type="float">
            <text:p>12.582</text:p>
          </table:table-cell>
          <table:table-cell table:style-name="ce2" office:value-type="float" office:value="12.586" calcext:value-type="float">
            <text:p>12.586</text:p>
          </table:table-cell>
          <table:table-cell table:formula="of:=AVERAGE([.B30:.D30])" office:value-type="float" office:value="12.584" calcext:value-type="float">
            <text:p>12.584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53242616575598" calcext:value-type="float">
            <text:p>2.53242616575598</text:p>
          </table:table-cell>
          <table:table-cell table:formula="of:=SQRT(((MAX([.B30:.D30])-MIN([.B30:.D30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53242616575598" calcext:value-type="float">
            <text:p>2.53242616575598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16382333223209" calcext:value-type="float">
            <text:p>0.000163823332232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.546" calcext:value-type="float">
            <text:p>12.546</text:p>
          </table:table-cell>
          <table:table-cell table:style-name="ce2" office:value-type="float" office:value="12.549" calcext:value-type="float">
            <text:p>12.549</text:p>
          </table:table-cell>
          <table:table-cell table:style-name="ce2" office:value-type="float" office:value="12.548" calcext:value-type="float">
            <text:p>12.548</text:p>
          </table:table-cell>
          <table:table-cell table:formula="of:=AVERAGE([.B31:.D31])" office:value-type="float" office:value="12.5476666666667" calcext:value-type="float">
            <text:p>12.547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52953472531721" calcext:value-type="float">
            <text:p>2.52953472531721</text:p>
          </table:table-cell>
          <table:table-cell table:formula="of:=SQRT(((MAX([.B31:.D31])-MIN([.B31:.D3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52953472531721" calcext:value-type="float">
            <text:p>2.52953472531721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126010586038645" calcext:value-type="float">
            <text:p>0.000126010586039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2.519" calcext:value-type="float">
            <text:p>12.519</text:p>
          </table:table-cell>
          <table:table-cell table:number-columns-repeated="2" table:style-name="ce2" office:value-type="float" office:value="12.516" calcext:value-type="float">
            <text:p>12.516</text:p>
          </table:table-cell>
          <table:table-cell table:formula="of:=AVERAGE([.B32:.D32])" office:value-type="float" office:value="12.517" calcext:value-type="float">
            <text:p>12.51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52708772034589" calcext:value-type="float">
            <text:p>2.52708772034589</text:p>
          </table:table-cell>
          <table:table-cell table:formula="of:=SQRT(((MAX([.B32:.D32])-MIN([.B32:.D32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52708772034589" calcext:value-type="float">
            <text:p>2.52708772034589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126319312142226" calcext:value-type="float">
            <text:p>0.000126319312142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.493" calcext:value-type="float">
            <text:p>12.493</text:p>
          </table:table-cell>
          <table:table-cell table:style-name="ce2" office:value-type="float" office:value="12.494" calcext:value-type="float">
            <text:p>12.494</text:p>
          </table:table-cell>
          <table:table-cell table:style-name="ce2" office:value-type="float" office:value="12.496" calcext:value-type="float">
            <text:p>12.496</text:p>
          </table:table-cell>
          <table:table-cell table:formula="of:=AVERAGE([.B33:.D33])" office:value-type="float" office:value="12.4943333333333" calcext:value-type="float">
            <text:p>12.4943333333333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5252752081883" calcext:value-type="float">
            <text:p>2.5252752081883</text:p>
          </table:table-cell>
          <table:table-cell table:formula="of:=SQRT(((MAX([.B33:.D33])-MIN([.B33:.D33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5252752081883" calcext:value-type="float">
            <text:p>2.5252752081883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126548475048762" calcext:value-type="float">
            <text:p>0.000126548475049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2.471" calcext:value-type="float">
            <text:p>12.471</text:p>
          </table:table-cell>
          <table:table-cell table:style-name="ce2" office:value-type="float" office:value="12.475" calcext:value-type="float">
            <text:p>12.475</text:p>
          </table:table-cell>
          <table:table-cell table:style-name="ce2" office:value-type="float" office:value="12.472" calcext:value-type="float">
            <text:p>12.472</text:p>
          </table:table-cell>
          <table:table-cell table:formula="of:=AVERAGE([.B34:.D34])" office:value-type="float" office:value="12.4726666666667" calcext:value-type="float">
            <text:p>12.472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52353958339512" calcext:value-type="float">
            <text:p>2.52353958339512</text:p>
          </table:table-cell>
          <table:table-cell table:formula="of:=SQRT(((MAX([.B34:.D34])-MIN([.B34:.D34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52353958339512" calcext:value-type="float">
            <text:p>2.52353958339512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165285649645247" calcext:value-type="float">
            <text:p>0.000165285649645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2.452" calcext:value-type="float">
            <text:p>12.452</text:p>
          </table:table-cell>
          <table:table-cell table:style-name="ce2" office:value-type="float" office:value="12.453" calcext:value-type="float">
            <text:p>12.453</text:p>
          </table:table-cell>
          <table:table-cell table:formula="of:=AVERAGE([.B35:.D35])" office:value-type="float" office:value="12.4523333333333" calcext:value-type="float">
            <text:p>12.4523333333333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52190802168246" calcext:value-type="float">
            <text:p>2.52190802168246</text:p>
          </table:table-cell>
          <table:table-cell table:formula="of:=SQRT(((MAX([.B35:.D35])-MIN([.B35:.D35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52190802168246" calcext:value-type="float">
            <text:p>2.52190802168246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0567850829445366" calcext:value-type="float">
            <text:p>5.67850829445366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.435" calcext:value-type="float">
            <text:p>12.435</text:p>
          </table:table-cell>
          <table:table-cell table:number-columns-repeated="2" table:style-name="ce2" office:value-type="float" office:value="12.437" calcext:value-type="float">
            <text:p>12.437</text:p>
          </table:table-cell>
          <table:table-cell table:formula="of:=AVERAGE([.B36:.D36])" office:value-type="float" office:value="12.4363333333333" calcext:value-type="float">
            <text:p>12.436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52062229573994" calcext:value-type="float">
            <text:p>2.52062229573994</text:p>
          </table:table-cell>
          <table:table-cell table:formula="of:=SQRT(((MAX([.B36:.D36])-MIN([.B36:.D36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52062229573994" calcext:value-type="float">
            <text:p>2.52062229573994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0899006128882628" calcext:value-type="float">
            <text:p>8.99006128882628E-05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.419" calcext:value-type="float">
            <text:p>12.419</text:p>
          </table:table-cell>
          <table:table-cell table:style-name="ce2" office:value-type="float" office:value="12.422" calcext:value-type="float">
            <text:p>12.422</text:p>
          </table:table-cell>
          <table:table-cell table:style-name="ce2" office:value-type="float" office:value="12.419" calcext:value-type="float">
            <text:p>12.419</text:p>
          </table:table-cell>
          <table:table-cell table:formula="of:=AVERAGE([.B37:.D37])" office:value-type="float" office:value="12.42" calcext:value-type="float">
            <text:p>12.42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51930807650533" calcext:value-type="float">
            <text:p>2.51930807650533</text:p>
          </table:table-cell>
          <table:table-cell table:formula="of:=SQRT(((MAX([.B37:.D37])-MIN([.B37:.D37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51930807650533" calcext:value-type="float">
            <text:p>2.51930807650533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27305863935929" calcext:value-type="float">
            <text:p>0.000127305863936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2.401" calcext:value-type="float">
            <text:p>12.40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2.402" calcext:value-type="float">
            <text:p>12.402</text:p>
          </table:table-cell>
          <table:table-cell table:formula="of:=AVERAGE([.B38:.D38])" office:value-type="float" office:value="12.401" calcext:value-type="float">
            <text:p>12.401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51777711452064" calcext:value-type="float">
            <text:p>2.51777711452064</text:p>
          </table:table-cell>
          <table:table-cell table:formula="of:=SQRT(((MAX([.B38:.D38])-MIN([.B38:.D38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51777711452064" calcext:value-type="float">
            <text:p>2.51777711452064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0901567606442544" calcext:value-type="float">
            <text:p>9.01567606442544E-05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2.419" calcext:value-type="float">
            <text:p>12.419</text:p>
          </table:table-cell>
          <table:table-cell table:style-name="ce2" office:value-type="float" office:value="12.423" calcext:value-type="float">
            <text:p>12.423</text:p>
          </table:table-cell>
          <table:table-cell table:style-name="ce2" office:value-type="float" office:value="12.418" calcext:value-type="float">
            <text:p>12.418</text:p>
          </table:table-cell>
          <table:table-cell table:formula="of:=AVERAGE([.B39:.D39])" office:value-type="float" office:value="12.42" calcext:value-type="float">
            <text:p>12.42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51930807650533" calcext:value-type="float">
            <text:p>2.51930807650533</text:p>
          </table:table-cell>
          <table:table-cell table:formula="of:=SQRT(((MAX([.B39:.D39])-MIN([.B39:.D39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51930807650533" calcext:value-type="float">
            <text:p>2.51930807650533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205274537584281" calcext:value-type="float">
            <text:p>0.000205274537584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.404" calcext:value-type="float">
            <text:p>12.404</text:p>
          </table:table-cell>
          <table:table-cell table:style-name="ce2" office:value-type="float" office:value="12.409" calcext:value-type="float">
            <text:p>12.409</text:p>
          </table:table-cell>
          <table:table-cell table:style-name="ce2" office:value-type="float" office:value="12.376" calcext:value-type="float">
            <text:p>12.376</text:p>
          </table:table-cell>
          <table:table-cell table:formula="of:=AVERAGE([.B40:.D40])" office:value-type="float" office:value="12.3963333333333" calcext:value-type="float">
            <text:p>12.3963333333333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51740072995871" calcext:value-type="float">
            <text:p>2.51740072995871</text:p>
          </table:table-cell>
          <table:table-cell table:formula="of:=SQRT(((MAX([.B40:.D40])-MIN([.B40:.D40]))/2)^2+0.0005^2)" office:value-type="float" office:value="0.0165075740192198" calcext:value-type="float">
            <text:p>0.01650757401922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51740072995871" calcext:value-type="float">
            <text:p>2.51740072995871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133164973668718" calcext:value-type="float">
            <text:p>0.001331649736687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.364" calcext:value-type="float">
            <text:p>12.364</text:p>
          </table:table-cell>
          <table:table-cell table:style-name="ce2" office:value-type="float" office:value="12.367" calcext:value-type="float">
            <text:p>12.367</text:p>
          </table:table-cell>
          <table:table-cell table:style-name="ce2" office:value-type="float" office:value="12.361" calcext:value-type="float">
            <text:p>12.361</text:p>
          </table:table-cell>
          <table:table-cell table:formula="of:=AVERAGE([.B41:.D41])" office:value-type="float" office:value="12.364" calcext:value-type="float">
            <text:p>12.364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51478902426987" calcext:value-type="float">
            <text:p>2.51478902426987</text:p>
          </table:table-cell>
          <table:table-cell table:formula="of:=SQRT(((MAX([.B41:.D41])-MIN([.B41:.D41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51478902426987" calcext:value-type="float">
            <text:p>2.51478902426987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245986838009481" calcext:value-type="float">
            <text:p>0.000245986838009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D43 10kHz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3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.148" calcext:value-type="float">
            <text:p>41.148</text:p>
          </table:table-cell>
          <table:table-cell table:style-name="ce2" office:value-type="float" office:value="41.164" calcext:value-type="float">
            <text:p>41.164</text:p>
          </table:table-cell>
          <table:table-cell table:style-name="ce2" office:value-type="float" office:value="41.13" calcext:value-type="float">
            <text:p>41.13</text:p>
          </table:table-cell>
          <table:table-cell table:formula="of:=AVERAGE([.B4:.D4])" office:value-type="float" office:value="41.1473333333333" calcext:value-type="float">
            <text:p>41.147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1715912145904" calcext:value-type="float">
            <text:p>3.71715912145904</text:p>
          </table:table-cell>
          <table:table-cell table:formula="of:=SQRT(((MAX([.B4:.D4])-MIN([.B4:.D4]))/2)^2+0.0005^2)" office:value-type="float" office:value="0.0170073513516944" calcext:value-type="float">
            <text:p>0.017007351351695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1715912145904" calcext:value-type="float">
            <text:p>3.71715912145904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41332815455909" calcext:value-type="float">
            <text:p>0.000413328154559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8.192" calcext:value-type="float">
            <text:p>28.192</text:p>
          </table:table-cell>
          <table:table-cell table:style-name="ce2" office:value-type="float" office:value="28.194" calcext:value-type="float">
            <text:p>28.194</text:p>
          </table:table-cell>
          <table:table-cell table:formula="of:=AVERAGE([.B5:.D5])" office:value-type="float" office:value="28.1926666666667" calcext:value-type="float">
            <text:p>28.1926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3906189684459" calcext:value-type="float">
            <text:p>3.33906189684459</text:p>
          </table:table-cell>
          <table:table-cell table:formula="of:=SQRT(((MAX([.B5:.D5])-MIN([.B5:.D5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3906189684459" calcext:value-type="float">
            <text:p>3.33906189684459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0396569080168389" calcext:value-type="float">
            <text:p>3.96569080168389E-05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.956" calcext:value-type="float">
            <text:p>23.956</text:p>
          </table:table-cell>
          <table:table-cell table:style-name="ce2" office:value-type="float" office:value="23.968" calcext:value-type="float">
            <text:p>23.968</text:p>
          </table:table-cell>
          <table:table-cell table:style-name="ce2" office:value-type="float" office:value="23.972" calcext:value-type="float">
            <text:p>23.972</text:p>
          </table:table-cell>
          <table:table-cell table:formula="of:=AVERAGE([.B6:.D6])" office:value-type="float" office:value="23.9653333333333" calcext:value-type="float">
            <text:p>23.9653333333333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7660834168796" calcext:value-type="float">
            <text:p>3.17660834168796</text:p>
          </table:table-cell>
          <table:table-cell table:formula="of:=SQRT(((MAX([.B6:.D6])-MIN([.B6:.D6]))/2)^2+0.0005^2)" office:value-type="float" office:value="0.00801560977094159" calcext:value-type="float">
            <text:p>0.008015609770942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7660834168796" calcext:value-type="float">
            <text:p>3.17660834168796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334466859252598" calcext:value-type="float">
            <text:p>0.000334466859253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.423" calcext:value-type="float">
            <text:p>19.423</text:p>
          </table:table-cell>
          <table:table-cell table:style-name="ce2" office:value-type="float" office:value="19.425" calcext:value-type="float">
            <text:p>19.425</text:p>
          </table:table-cell>
          <table:table-cell table:style-name="ce2" office:value-type="float" office:value="19.418" calcext:value-type="float">
            <text:p>19.418</text:p>
          </table:table-cell>
          <table:table-cell table:formula="of:=AVERAGE([.B7:.D7])" office:value-type="float" office:value="19.422" calcext:value-type="float">
            <text:p>19.422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6640644417216" calcext:value-type="float">
            <text:p>2.96640644417216</text:p>
          </table:table-cell>
          <table:table-cell table:formula="of:=SQRT(((MAX([.B7:.D7])-MIN([.B7:.D7]))/2)^2+0.0005^2)" office:value-type="float" office:value="0.00353553390593345" calcext:value-type="float">
            <text:p>0.003535533905933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6640644417216" calcext:value-type="float">
            <text:p>2.96640644417216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182037581399107" calcext:value-type="float">
            <text:p>0.000182037581399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325" calcext:value-type="float">
            <text:p>17.325</text:p>
          </table:table-cell>
          <table:table-cell table:number-columns-repeated="2" table:style-name="ce2" office:value-type="float" office:value="17.311" calcext:value-type="float">
            <text:p>17.311</text:p>
          </table:table-cell>
          <table:table-cell table:formula="of:=AVERAGE([.B8:.D8])" office:value-type="float" office:value="17.3156666666667" calcext:value-type="float">
            <text:p>17.3156666666667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516116793752" calcext:value-type="float">
            <text:p>2.8516116793752</text:p>
          </table:table-cell>
          <table:table-cell table:formula="of:=SQRT(((MAX([.B8:.D8])-MIN([.B8:.D8]))/2)^2+0.0005^2)" office:value-type="float" office:value="0.00701783442380877" calcext:value-type="float">
            <text:p>0.007017834423809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516116793752" calcext:value-type="float">
            <text:p>2.8516116793752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405288145059894" calcext:value-type="float">
            <text:p>0.00040528814506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.018" calcext:value-type="float">
            <text:p>16.018</text:p>
          </table:table-cell>
          <table:table-cell table:style-name="ce2" office:value-type="float" office:value="16.017" calcext:value-type="float">
            <text:p>16.017</text:p>
          </table:table-cell>
          <table:table-cell table:style-name="ce2" office:value-type="float" office:value="16.02" calcext:value-type="float">
            <text:p>16.02</text:p>
          </table:table-cell>
          <table:table-cell table:formula="of:=AVERAGE([.B9:.D9])" office:value-type="float" office:value="16.0183333333333" calcext:value-type="float">
            <text:p>16.0183333333333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7373389960714" calcext:value-type="float">
            <text:p>2.77373389960714</text:p>
          </table:table-cell>
          <table:table-cell table:formula="of:=SQRT(((MAX([.B9:.D9])-MIN([.B9:.D9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7373389960714" calcext:value-type="float">
            <text:p>2.77373389960714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0987080738789456" calcext:value-type="float">
            <text:p>9.87080738789456E-05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.133" calcext:value-type="float">
            <text:p>15.133</text:p>
          </table:table-cell>
          <table:table-cell table:style-name="ce2" office:value-type="float" office:value="15.135" calcext:value-type="float">
            <text:p>15.135</text:p>
          </table:table-cell>
          <table:table-cell table:style-name="ce2" office:value-type="float" office:value="15.133" calcext:value-type="float">
            <text:p>15.133</text:p>
          </table:table-cell>
          <table:table-cell table:formula="of:=AVERAGE([.B10:.D10])" office:value-type="float" office:value="15.1336666666667" calcext:value-type="float">
            <text:p>15.133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1692184256833" calcext:value-type="float">
            <text:p>2.71692184256833</text:p>
          </table:table-cell>
          <table:table-cell table:formula="of:=SQRT(((MAX([.B10:.D10])-MIN([.B10:.D1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1692184256833" calcext:value-type="float">
            <text:p>2.71692184256833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0738772706823766" calcext:value-type="float">
            <text:p>7.38772706823766E-05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.461" calcext:value-type="float">
            <text:p>14.461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14.461" calcext:value-type="float">
            <text:p>14.461</text:p>
          </table:table-cell>
          <table:table-cell table:formula="of:=AVERAGE([.B11:.D11])" office:value-type="float" office:value="14.4606666666667" calcext:value-type="float">
            <text:p>14.4606666666667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7143231986333" calcext:value-type="float">
            <text:p>2.67143231986333</text:p>
          </table:table-cell>
          <table:table-cell table:formula="of:=SQRT(((MAX([.B11:.D11])-MIN([.B11:.D11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7143231986333" calcext:value-type="float">
            <text:p>2.67143231986333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0488986294674993" calcext:value-type="float">
            <text:p>4.88986294674993E-05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3.833" calcext:value-type="float">
            <text:p>13.833</text:p>
          </table:table-cell>
          <table:table-cell table:style-name="ce2" office:value-type="float" office:value="13.787" calcext:value-type="float">
            <text:p>13.787</text:p>
          </table:table-cell>
          <table:table-cell table:style-name="ce2" office:value-type="float" office:value="13.76" calcext:value-type="float">
            <text:p>13.76</text:p>
          </table:table-cell>
          <table:table-cell table:formula="of:=AVERAGE([.B12:.D12])" office:value-type="float" office:value="13.7933333333333" calcext:value-type="float">
            <text:p>13.7933333333333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2418538364929" calcext:value-type="float">
            <text:p>2.62418538364929</text:p>
          </table:table-cell>
          <table:table-cell table:formula="of:=SQRT(((MAX([.B12:.D12])-MIN([.B12:.D12]))/2)^2+0.0005^2)" office:value-type="float" office:value="0.0365034244968882" calcext:value-type="float">
            <text:p>0.036503424496888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2418538364929" calcext:value-type="float">
            <text:p>2.62418538364929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264645416845492" calcext:value-type="float">
            <text:p>0.002646454168455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.345" calcext:value-type="float">
            <text:p>13.345</text:p>
          </table:table-cell>
          <table:table-cell table:style-name="ce2" office:value-type="float" office:value="13.344" calcext:value-type="float">
            <text:p>13.344</text:p>
          </table:table-cell>
          <table:table-cell table:style-name="ce2" office:value-type="float" office:value="13.341" calcext:value-type="float">
            <text:p>13.341</text:p>
          </table:table-cell>
          <table:table-cell table:formula="of:=AVERAGE([.B13:.D13])" office:value-type="float" office:value="13.3433333333333" calcext:value-type="float">
            <text:p>13.3433333333333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9101688433637" calcext:value-type="float">
            <text:p>2.59101688433637</text:p>
          </table:table-cell>
          <table:table-cell table:formula="of:=SQRT(((MAX([.B13:.D13])-MIN([.B13:.D13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9101688433637" calcext:value-type="float">
            <text:p>2.59101688433637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15450058552157" calcext:value-type="float">
            <text:p>0.000154500585522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.976" calcext:value-type="float">
            <text:p>12.976</text:p>
          </table:table-cell>
          <table:table-cell table:style-name="ce2" office:value-type="float" office:value="12.983" calcext:value-type="float">
            <text:p>12.983</text:p>
          </table:table-cell>
          <table:table-cell table:style-name="ce2" office:value-type="float" office:value="12.98" calcext:value-type="float">
            <text:p>12.98</text:p>
          </table:table-cell>
          <table:table-cell table:formula="of:=AVERAGE([.B14:.D14])" office:value-type="float" office:value="12.9796666666667" calcext:value-type="float">
            <text:p>12.9796666666667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6338403041204" calcext:value-type="float">
            <text:p>2.56338403041204</text:p>
          </table:table-cell>
          <table:table-cell table:formula="of:=SQRT(((MAX([.B14:.D14])-MIN([.B14:.D14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6338403041204" calcext:value-type="float">
            <text:p>2.56338403041204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272390192809207" calcext:value-type="float">
            <text:p>0.000272390192809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.677" calcext:value-type="float">
            <text:p>12.677</text:p>
          </table:table-cell>
          <table:table-cell table:style-name="ce2" office:value-type="float" office:value="12.683" calcext:value-type="float">
            <text:p>12.683</text:p>
          </table:table-cell>
          <table:table-cell table:style-name="ce2" office:value-type="float" office:value="12.686" calcext:value-type="float">
            <text:p>12.686</text:p>
          </table:table-cell>
          <table:table-cell table:formula="of:=AVERAGE([.B15:.D15])" office:value-type="float" office:value="12.682" calcext:value-type="float">
            <text:p>12.682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4018366527784" calcext:value-type="float">
            <text:p>2.54018366527784</text:p>
          </table:table-cell>
          <table:table-cell table:formula="of:=SQRT(((MAX([.B15:.D15])-MIN([.B15:.D15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4018366527784" calcext:value-type="float">
            <text:p>2.54018366527784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357017234589882" calcext:value-type="float">
            <text:p>0.00035701723459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.419" calcext:value-type="float">
            <text:p>12.419</text:p>
          </table:table-cell>
          <table:table-cell table:style-name="ce2" office:value-type="float" office:value="12.421" calcext:value-type="float">
            <text:p>12.421</text:p>
          </table:table-cell>
          <table:table-cell table:style-name="ce2" office:value-type="float" office:value="12.422" calcext:value-type="float">
            <text:p>12.422</text:p>
          </table:table-cell>
          <table:table-cell table:formula="of:=AVERAGE([.B16:.D16])" office:value-type="float" office:value="12.4206666666667" calcext:value-type="float">
            <text:p>12.420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1936175193005" calcext:value-type="float">
            <text:p>2.51936175193005</text:p>
          </table:table-cell>
          <table:table-cell table:formula="of:=SQRT(((MAX([.B16:.D16])-MIN([.B16:.D16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1936175193005" calcext:value-type="float">
            <text:p>2.51936175193005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127299030922997" calcext:value-type="float">
            <text:p>0.000127299030923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.192" calcext:value-type="float">
            <text:p>12.19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194" calcext:value-type="float">
            <text:p>12.194</text:p>
          </table:table-cell>
          <table:table-cell table:formula="of:=AVERAGE([.B17:.D17])" office:value-type="float" office:value="12.1953333333333" calcext:value-type="float">
            <text:p>12.195333333333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01053364901" calcext:value-type="float">
            <text:p>2.501053364901</text:p>
          </table:table-cell>
          <table:table-cell table:formula="of:=SQRT(((MAX([.B17:.D17])-MIN([.B17:.D17]))/2)^2+0.0005^2)" office:value-type="float" office:value="0.00403112887414884" calcext:value-type="float">
            <text:p>0.004031128874149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01053364901" calcext:value-type="float">
            <text:p>2.501053364901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330546838201676" calcext:value-type="float">
            <text:p>0.000330546838202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.991" calcext:value-type="float">
            <text:p>11.991</text:p>
          </table:table-cell>
          <table:table-cell table:style-name="ce2" office:value-type="float" office:value="11.995" calcext:value-type="float">
            <text:p>11.995</text:p>
          </table:table-cell>
          <table:table-cell table:style-name="ce2" office:value-type="float" office:value="11.993" calcext:value-type="float">
            <text:p>11.993</text:p>
          </table:table-cell>
          <table:table-cell table:formula="of:=AVERAGE([.B18:.D18])" office:value-type="float" office:value="11.993" calcext:value-type="float">
            <text:p>11.99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8432314624958" calcext:value-type="float">
            <text:p>2.48432314624958</text:p>
          </table:table-cell>
          <table:table-cell table:formula="of:=SQRT(((MAX([.B18:.D18])-MIN([.B18:.D18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8432314624958" calcext:value-type="float">
            <text:p>2.48432314624958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171896340599401" calcext:value-type="float">
            <text:p>0.000171896340599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.806" calcext:value-type="float">
            <text:p>11.806</text:p>
          </table:table-cell>
          <table:table-cell table:style-name="ce2" office:value-type="float" office:value="11.81" calcext:value-type="float">
            <text:p>11.81</text:p>
          </table:table-cell>
          <table:table-cell table:style-name="ce2" office:value-type="float" office:value="11.799" calcext:value-type="float">
            <text:p>11.799</text:p>
          </table:table-cell>
          <table:table-cell table:formula="of:=AVERAGE([.B19:.D19])" office:value-type="float" office:value="11.805" calcext:value-type="float">
            <text:p>11.805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6852317053748" calcext:value-type="float">
            <text:p>2.46852317053748</text:p>
          </table:table-cell>
          <table:table-cell table:formula="of:=SQRT(((MAX([.B19:.D19])-MIN([.B19:.D19]))/2)^2+0.0005^2)" office:value-type="float" office:value="0.00552268050859413" calcext:value-type="float">
            <text:p>0.005522680508594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6852317053748" calcext:value-type="float">
            <text:p>2.46852317053748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467825540753421" calcext:value-type="float">
            <text:p>0.000467825540753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631" calcext:value-type="float">
            <text:p>11.631</text:p>
          </table:table-cell>
          <table:table-cell table:style-name="ce2" office:value-type="float" office:value="11.634" calcext:value-type="float">
            <text:p>11.634</text:p>
          </table:table-cell>
          <table:table-cell table:style-name="ce2" office:value-type="float" office:value="11.637" calcext:value-type="float">
            <text:p>11.637</text:p>
          </table:table-cell>
          <table:table-cell table:formula="of:=AVERAGE([.B20:.D20])" office:value-type="float" office:value="11.634" calcext:value-type="float">
            <text:p>11.634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5393184548857" calcext:value-type="float">
            <text:p>2.45393184548857</text:p>
          </table:table-cell>
          <table:table-cell table:formula="of:=SQRT(((MAX([.B20:.D20])-MIN([.B20:.D20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5393184548857" calcext:value-type="float">
            <text:p>2.45393184548857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261421803777654" calcext:value-type="float">
            <text:p>0.000261421803778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479" calcext:value-type="float">
            <text:p>11.479</text:p>
          </table:table-cell>
          <table:table-cell table:style-name="ce2" office:value-type="float" office:value="11.483" calcext:value-type="float">
            <text:p>11.483</text:p>
          </table:table-cell>
          <table:table-cell table:style-name="ce2" office:value-type="float" office:value="11.489" calcext:value-type="float">
            <text:p>11.489</text:p>
          </table:table-cell>
          <table:table-cell table:formula="of:=AVERAGE([.B21:.D21])" office:value-type="float" office:value="11.4836666666667" calcext:value-type="float">
            <text:p>11.4836666666667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4092573594646" calcext:value-type="float">
            <text:p>2.44092573594646</text:p>
          </table:table-cell>
          <table:table-cell table:formula="of:=SQRT(((MAX([.B21:.D21])-MIN([.B21:.D21]))/2)^2+0.0005^2)" office:value-type="float" office:value="0.00502493781056122" calcext:value-type="float">
            <text:p>0.005024937810561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4092573594646" calcext:value-type="float">
            <text:p>2.44092573594646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437572593877788" calcext:value-type="float">
            <text:p>0.000437572593878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348" calcext:value-type="float">
            <text:p>11.348</text:p>
          </table:table-cell>
          <table:table-cell table:style-name="ce2" office:value-type="float" office:value="11.356" calcext:value-type="float">
            <text:p>11.356</text:p>
          </table:table-cell>
          <table:table-cell table:style-name="ce2" office:value-type="float" office:value="11.367" calcext:value-type="float">
            <text:p>11.367</text:p>
          </table:table-cell>
          <table:table-cell table:formula="of:=AVERAGE([.B22:.D22])" office:value-type="float" office:value="11.357" calcext:value-type="float">
            <text:p>11.357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2983429390951" calcext:value-type="float">
            <text:p>2.42983429390951</text:p>
          </table:table-cell>
          <table:table-cell table:formula="of:=SQRT(((MAX([.B22:.D22])-MIN([.B22:.D22]))/2)^2+0.0005^2)" office:value-type="float" office:value="0.00951314879522029" calcext:value-type="float">
            <text:p>0.00951314879522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2983429390951" calcext:value-type="float">
            <text:p>2.42983429390951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837646279406559" calcext:value-type="float">
            <text:p>0.000837646279407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.238" calcext:value-type="float">
            <text:p>11.238</text:p>
          </table:table-cell>
          <table:table-cell table:style-name="ce2" office:value-type="float" office:value="11.239" calcext:value-type="float">
            <text:p>11.239</text:p>
          </table:table-cell>
          <table:table-cell table:style-name="ce2" office:value-type="float" office:value="11.246" calcext:value-type="float">
            <text:p>11.246</text:p>
          </table:table-cell>
          <table:table-cell table:formula="of:=AVERAGE([.B23:.D23])" office:value-type="float" office:value="11.241" calcext:value-type="float">
            <text:p>11.241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1956780847966" calcext:value-type="float">
            <text:p>2.41956780847966</text:p>
          </table:table-cell>
          <table:table-cell table:formula="of:=SQRT(((MAX([.B23:.D23])-MIN([.B23:.D23]))/2)^2+0.0005^2)" office:value-type="float" office:value="0.00403112887414972" calcext:value-type="float">
            <text:p>0.00403112887415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1956780847966" calcext:value-type="float">
            <text:p>2.41956780847966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35860945415441" calcext:value-type="float">
            <text:p>0.000358609454154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131" calcext:value-type="float">
            <text:p>11.131</text:p>
          </table:table-cell>
          <table:table-cell table:style-name="ce2" office:value-type="float" office:value="11.14" calcext:value-type="float">
            <text:p>11.14</text:p>
          </table:table-cell>
          <table:table-cell table:style-name="ce2" office:value-type="float" office:value="11.139" calcext:value-type="float">
            <text:p>11.139</text:p>
          </table:table-cell>
          <table:table-cell table:formula="of:=AVERAGE([.B24:.D24])" office:value-type="float" office:value="11.1366666666667" calcext:value-type="float">
            <text:p>11.1366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1024296770056" calcext:value-type="float">
            <text:p>2.41024296770056</text:p>
          </table:table-cell>
          <table:table-cell table:formula="of:=SQRT(((MAX([.B24:.D24])-MIN([.B24:.D24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1024296770056" calcext:value-type="float">
            <text:p>2.41024296770056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406557249542252" calcext:value-type="float">
            <text:p>0.000406557249542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039" calcext:value-type="float">
            <text:p>11.039</text:p>
          </table:table-cell>
          <table:table-cell table:style-name="ce2" office:value-type="float" office:value="11.052" calcext:value-type="float">
            <text:p>11.052</text:p>
          </table:table-cell>
          <table:table-cell table:style-name="ce2" office:value-type="float" office:value="11.047" calcext:value-type="float">
            <text:p>11.047</text:p>
          </table:table-cell>
          <table:table-cell table:formula="of:=AVERAGE([.B25:.D25])" office:value-type="float" office:value="11.046" calcext:value-type="float">
            <text:p>11.046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02068371479" calcext:value-type="float">
            <text:p>2.402068371479</text:p>
          </table:table-cell>
          <table:table-cell table:formula="of:=SQRT(((MAX([.B25:.D25])-MIN([.B25:.D25]))/2)^2+0.0005^2)" office:value-type="float" office:value="0.0065192024052026" calcext:value-type="float">
            <text:p>0.006519202405203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02068371479" calcext:value-type="float">
            <text:p>2.402068371479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590186710592305" calcext:value-type="float">
            <text:p>0.000590186710592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.973" calcext:value-type="float">
            <text:p>10.973</text:p>
          </table:table-cell>
          <table:table-cell table:number-columns-repeated="2" table:style-name="ce2" office:value-type="float" office:value="10.971" calcext:value-type="float">
            <text:p>10.971</text:p>
          </table:table-cell>
          <table:table-cell table:formula="of:=AVERAGE([.B26:.D26])" office:value-type="float" office:value="10.9716666666667" calcext:value-type="float">
            <text:p>10.9716666666667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39531619225173" calcext:value-type="float">
            <text:p>2.39531619225173</text:p>
          </table:table-cell>
          <table:table-cell table:formula="of:=SQRT(((MAX([.B26:.D26])-MIN([.B26:.D26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39531619225173" calcext:value-type="float">
            <text:p>2.39531619225173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101901928186255" calcext:value-type="float">
            <text:p>0.000101901928186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0.913" calcext:value-type="float">
            <text:p>10.913</text:p>
          </table:table-cell>
          <table:table-cell table:style-name="ce2" office:value-type="float" office:value="10.909" calcext:value-type="float">
            <text:p>10.909</text:p>
          </table:table-cell>
          <table:table-cell table:formula="of:=AVERAGE([.B27:.D27])" office:value-type="float" office:value="10.9116666666667" calcext:value-type="float">
            <text:p>10.9116666666667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38983255322495" calcext:value-type="float">
            <text:p>2.38983255322495</text:p>
          </table:table-cell>
          <table:table-cell table:formula="of:=SQRT(((MAX([.B27:.D27])-MIN([.B27:.D27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38983255322495" calcext:value-type="float">
            <text:p>2.38983255322495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188931065783591" calcext:value-type="float">
            <text:p>0.000188931065784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.857" calcext:value-type="float">
            <text:p>10.857</text:p>
          </table:table-cell>
          <table:table-cell table:style-name="ce2" office:value-type="float" office:value="10.859" calcext:value-type="float">
            <text:p>10.859</text:p>
          </table:table-cell>
          <table:table-cell table:style-name="ce2" office:value-type="float" office:value="10.86" calcext:value-type="float">
            <text:p>10.86</text:p>
          </table:table-cell>
          <table:table-cell table:formula="of:=AVERAGE([.B28:.D28])" office:value-type="float" office:value="10.8586666666667" calcext:value-type="float">
            <text:p>10.8586666666667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38496353225995" calcext:value-type="float">
            <text:p>2.38496353225995</text:p>
          </table:table-cell>
          <table:table-cell table:formula="of:=SQRT(((MAX([.B28:.D28])-MIN([.B28:.D28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38496353225995" calcext:value-type="float">
            <text:p>2.38496353225995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145610771434575" calcext:value-type="float">
            <text:p>0.000145610771435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.811" calcext:value-type="float">
            <text:p>10.811</text:p>
          </table:table-cell>
          <table:table-cell table:style-name="ce2" office:value-type="float" office:value="10.816" calcext:value-type="float">
            <text:p>10.816</text:p>
          </table:table-cell>
          <table:table-cell table:style-name="ce2" office:value-type="float" office:value="10.817" calcext:value-type="float">
            <text:p>10.817</text:p>
          </table:table-cell>
          <table:table-cell table:formula="of:=AVERAGE([.B29:.D29])" office:value-type="float" office:value="10.8146666666667" calcext:value-type="float">
            <text:p>10.8146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38090323753999" calcext:value-type="float">
            <text:p>2.38090323753999</text:p>
          </table:table-cell>
          <table:table-cell table:formula="of:=SQRT(((MAX([.B29:.D29])-MIN([.B29:.D29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38090323753999" calcext:value-type="float">
            <text:p>2.38090323753999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281227462564655" calcext:value-type="float">
            <text:p>0.000281227462565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.785" calcext:value-type="float">
            <text:p>10.785</text:p>
          </table:table-cell>
          <table:table-cell table:style-name="ce2" office:value-type="float" office:value="10.782" calcext:value-type="float">
            <text:p>10.782</text:p>
          </table:table-cell>
          <table:table-cell table:style-name="ce2" office:value-type="float" office:value="10.78" calcext:value-type="float">
            <text:p>10.78</text:p>
          </table:table-cell>
          <table:table-cell table:formula="of:=AVERAGE([.B30:.D30])" office:value-type="float" office:value="10.7823333333333" calcext:value-type="float">
            <text:p>10.782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7790899227533" calcext:value-type="float">
            <text:p>2.37790899227533</text:p>
          </table:table-cell>
          <table:table-cell table:formula="of:=SQRT(((MAX([.B30:.D30])-MIN([.B30:.D30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7790899227533" calcext:value-type="float">
            <text:p>2.37790899227533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236452507818046" calcext:value-type="float">
            <text:p>0.000236452507818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.748" calcext:value-type="float">
            <text:p>10.748</text:p>
          </table:table-cell>
          <table:table-cell table:style-name="ce2" office:value-type="float" office:value="10.751" calcext:value-type="float">
            <text:p>10.751</text:p>
          </table:table-cell>
          <table:table-cell table:style-name="ce2" office:value-type="float" office:value="10.75" calcext:value-type="float">
            <text:p>10.75</text:p>
          </table:table-cell>
          <table:table-cell table:formula="of:=AVERAGE([.B31:.D31])" office:value-type="float" office:value="10.7496666666667" calcext:value-type="float">
            <text:p>10.749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7487474634098" calcext:value-type="float">
            <text:p>2.37487474634098</text:p>
          </table:table-cell>
          <table:table-cell table:formula="of:=SQRT(((MAX([.B31:.D31])-MIN([.B31:.D3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7487474634098" calcext:value-type="float">
            <text:p>2.37487474634098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147087242713037" calcext:value-type="float">
            <text:p>0.000147087242713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10.704" calcext:value-type="float">
            <text:p>10.704</text:p>
          </table:table-cell>
          <table:table-cell table:style-name="ce2" office:value-type="float" office:value="10.709" calcext:value-type="float">
            <text:p>10.709</text:p>
          </table:table-cell>
          <table:table-cell table:formula="of:=AVERAGE([.B32:.D32])" office:value-type="float" office:value="10.7056666666667" calcext:value-type="float">
            <text:p>10.705666666666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7077319629749" calcext:value-type="float">
            <text:p>2.37077319629749</text:p>
          </table:table-cell>
          <table:table-cell table:formula="of:=SQRT(((MAX([.B32:.D32])-MIN([.B32:.D32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7077319629749" calcext:value-type="float">
            <text:p>2.37077319629749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238145819048719" calcext:value-type="float">
            <text:p>0.000238145819049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.678" calcext:value-type="float">
            <text:p>10.678</text:p>
          </table:table-cell>
          <table:table-cell table:style-name="ce2" office:value-type="float" office:value="10.683" calcext:value-type="float">
            <text:p>10.683</text:p>
          </table:table-cell>
          <table:table-cell table:style-name="ce2" office:value-type="float" office:value="10.684" calcext:value-type="float">
            <text:p>10.684</text:p>
          </table:table-cell>
          <table:table-cell table:formula="of:=AVERAGE([.B33:.D33])" office:value-type="float" office:value="10.6816666666667" calcext:value-type="float">
            <text:p>10.681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6852887628808" calcext:value-type="float">
            <text:p>2.36852887628808</text:p>
          </table:table-cell>
          <table:table-cell table:formula="of:=SQRT(((MAX([.B33:.D33])-MIN([.B33:.D33]))/2)^2+0.0005^2)" office:value-type="float" office:value="0.00304138126514835" calcext:value-type="float">
            <text:p>0.003041381265148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6852887628808" calcext:value-type="float">
            <text:p>2.36852887628808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284729093320176" calcext:value-type="float">
            <text:p>0.00028472909332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.657" calcext:value-type="float">
            <text:p>10.657</text:p>
          </table:table-cell>
          <table:table-cell table:style-name="ce2" office:value-type="float" office:value="10.661" calcext:value-type="float">
            <text:p>10.661</text:p>
          </table:table-cell>
          <table:table-cell table:style-name="ce2" office:value-type="float" office:value="10.664" calcext:value-type="float">
            <text:p>10.664</text:p>
          </table:table-cell>
          <table:table-cell table:formula="of:=AVERAGE([.B34:.D34])" office:value-type="float" office:value="10.6606666666667" calcext:value-type="float">
            <text:p>10.660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6656095586914" calcext:value-type="float">
            <text:p>2.36656095586914</text:p>
          </table:table-cell>
          <table:table-cell table:formula="of:=SQRT(((MAX([.B34:.D34])-MIN([.B34:.D34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6656095586914" calcext:value-type="float">
            <text:p>2.36656095586914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331642852785871" calcext:value-type="float">
            <text:p>0.000331642852786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.617" calcext:value-type="float">
            <text:p>10.617</text:p>
          </table:table-cell>
          <table:table-cell table:number-columns-repeated="2" table:style-name="ce2" office:value-type="float" office:value="10.627" calcext:value-type="float">
            <text:p>10.627</text:p>
          </table:table-cell>
          <table:table-cell table:formula="of:=AVERAGE([.B35:.D35])" office:value-type="float" office:value="10.6236666666667" calcext:value-type="float">
            <text:p>10.6236666666667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6308421673985" calcext:value-type="float">
            <text:p>2.36308421673985</text:p>
          </table:table-cell>
          <table:table-cell table:formula="of:=SQRT(((MAX([.B35:.D35])-MIN([.B35:.D35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6308421673985" calcext:value-type="float">
            <text:p>2.36308421673985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472994679541935" calcext:value-type="float">
            <text:p>0.000472994679542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0.617" calcext:value-type="float">
            <text:p>10.617</text:p>
          </table:table-cell>
          <table:table-cell table:style-name="ce2" office:value-type="float" office:value="10.61" calcext:value-type="float">
            <text:p>10.61</text:p>
          </table:table-cell>
          <table:table-cell table:style-name="ce2" office:value-type="float" office:value="10.615" calcext:value-type="float">
            <text:p>10.615</text:p>
          </table:table-cell>
          <table:table-cell table:formula="of:=AVERAGE([.B36:.D36])" office:value-type="float" office:value="10.614" calcext:value-type="float">
            <text:p>10.614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621738844057" calcext:value-type="float">
            <text:p>2.3621738844057</text:p>
          </table:table-cell>
          <table:table-cell table:formula="of:=SQRT(((MAX([.B36:.D36])-MIN([.B36:.D36]))/2)^2+0.0005^2)" office:value-type="float" office:value="0.00353553390593345" calcext:value-type="float">
            <text:p>0.003535533905933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621738844057" calcext:value-type="float">
            <text:p>2.3621738844057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33310098981849" calcext:value-type="float">
            <text:p>0.000333100989818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.587" calcext:value-type="float">
            <text:p>10.587</text:p>
          </table:table-cell>
          <table:table-cell table:style-name="ce2" office:value-type="float" office:value="10.572" calcext:value-type="float">
            <text:p>10.572</text:p>
          </table:table-cell>
          <table:table-cell table:style-name="ce2" office:value-type="float" office:value="10.588" calcext:value-type="float">
            <text:p>10.588</text:p>
          </table:table-cell>
          <table:table-cell table:formula="of:=AVERAGE([.B37:.D37])" office:value-type="float" office:value="10.5823333333333" calcext:value-type="float">
            <text:p>10.58233333333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5918594401732" calcext:value-type="float">
            <text:p>2.35918594401732</text:p>
          </table:table-cell>
          <table:table-cell table:formula="of:=SQRT(((MAX([.B37:.D37])-MIN([.B37:.D37]))/2)^2+0.0005^2)" office:value-type="float" office:value="0.00801560977094071" calcext:value-type="float">
            <text:p>0.008015609770941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5918594401732" calcext:value-type="float">
            <text:p>2.35918594401732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757452021067254" calcext:value-type="float">
            <text:p>0.000757452021067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.556" calcext:value-type="float">
            <text:p>10.556</text:p>
          </table:table-cell>
          <table:table-cell table:style-name="ce2" office:value-type="float" office:value="10.552" calcext:value-type="float">
            <text:p>10.552</text:p>
          </table:table-cell>
          <table:table-cell table:style-name="ce2" office:value-type="float" office:value="10.559" calcext:value-type="float">
            <text:p>10.559</text:p>
          </table:table-cell>
          <table:table-cell table:formula="of:=AVERAGE([.B38:.D38])" office:value-type="float" office:value="10.5556666666667" calcext:value-type="float">
            <text:p>10.5556666666667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5666284052471" calcext:value-type="float">
            <text:p>2.35666284052471</text:p>
          </table:table-cell>
          <table:table-cell table:formula="of:=SQRT(((MAX([.B38:.D38])-MIN([.B38:.D38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5666284052471" calcext:value-type="float">
            <text:p>2.35666284052471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334941791701068" calcext:value-type="float">
            <text:p>0.000334941791701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.679" calcext:value-type="float">
            <text:p>10.679</text:p>
          </table:table-cell>
          <table:table-cell table:style-name="ce2" office:value-type="float" office:value="10.626" calcext:value-type="float">
            <text:p>10.626</text:p>
          </table:table-cell>
          <table:table-cell table:style-name="ce2" office:value-type="float" office:value="10.631" calcext:value-type="float">
            <text:p>10.631</text:p>
          </table:table-cell>
          <table:table-cell table:formula="of:=AVERAGE([.B39:.D39])" office:value-type="float" office:value="10.6453333333333" calcext:value-type="float">
            <text:p>10.645333333333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6512161146094" calcext:value-type="float">
            <text:p>2.36512161146094</text:p>
          </table:table-cell>
          <table:table-cell table:formula="of:=SQRT(((MAX([.B39:.D39])-MIN([.B39:.D39]))/2)^2+0.0005^2)" office:value-type="float" office:value="0.0265047165613976" calcext:value-type="float">
            <text:p>0.026504716561398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6512161146094" calcext:value-type="float">
            <text:p>2.36512161146094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248979677117337" calcext:value-type="float">
            <text:p>0.002489796771173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.593" calcext:value-type="float">
            <text:p>10.593</text:p>
          </table:table-cell>
          <table:table-cell table:style-name="ce2" office:value-type="float" office:value="10.602" calcext:value-type="float">
            <text:p>10.602</text:p>
          </table:table-cell>
          <table:table-cell table:style-name="ce2" office:value-type="float" office:value="10.597" calcext:value-type="float">
            <text:p>10.597</text:p>
          </table:table-cell>
          <table:table-cell table:formula="of:=AVERAGE([.B40:.D40])" office:value-type="float" office:value="10.5973333333333" calcext:value-type="float">
            <text:p>10.5973333333333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6060239714135" calcext:value-type="float">
            <text:p>2.36060239714135</text:p>
          </table:table-cell>
          <table:table-cell table:formula="of:=SQRT(((MAX([.B40:.D40])-MIN([.B40:.D40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6060239714135" calcext:value-type="float">
            <text:p>2.36060239714135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427248292249831" calcext:value-type="float">
            <text:p>0.00042724829225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765" calcext:value-type="float">
            <text:p>10.765</text:p>
          </table:table-cell>
          <table:table-cell table:style-name="ce2" office:value-type="float" office:value="10.776" calcext:value-type="float">
            <text:p>10.776</text:p>
          </table:table-cell>
          <table:table-cell table:formula="of:=AVERAGE([.B41:.D41])" office:value-type="float" office:value="10.7136666666667" calcext:value-type="float">
            <text:p>10.7136666666667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7152018503402" calcext:value-type="float">
            <text:p>2.37152018503402</text:p>
          </table:table-cell>
          <table:table-cell table:formula="of:=SQRT(((MAX([.B41:.D41])-MIN([.B41:.D41]))/2)^2+0.0005^2)" office:value-type="float" office:value="0.0880014204430816" calcext:value-type="float">
            <text:p>0.088001420443082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7152018503402" calcext:value-type="float">
            <text:p>2.37152018503402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821394049124933" calcext:value-type="float">
            <text:p>0.008213940491249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 D44 10kHz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49" calcext:value-type="float">
            <text:p>42.49</text:p>
          </table:table-cell>
          <table:table-cell table:style-name="ce2" office:value-type="float" office:value="42.284" calcext:value-type="float">
            <text:p>42.284</text:p>
          </table:table-cell>
          <table:table-cell table:style-name="ce2" office:value-type="float" office:value="42.184" calcext:value-type="float">
            <text:p>42.184</text:p>
          </table:table-cell>
          <table:table-cell table:formula="of:=AVERAGE([.B4:.D4])" office:value-type="float" office:value="42.3193333333333" calcext:value-type="float">
            <text:p>42.319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52440344329" calcext:value-type="float">
            <text:p>3.7452440344329</text:p>
          </table:table-cell>
          <table:table-cell table:formula="of:=SQRT(((MAX([.B4:.D4])-MIN([.B4:.D4]))/2)^2+0.0005^2)" office:value-type="float" office:value="0.153000816991285" calcext:value-type="float">
            <text:p>0.153000816991285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52440344329" calcext:value-type="float">
            <text:p>3.7452440344329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361538816753458" calcext:value-type="float">
            <text:p>0.003615388167535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9.102" calcext:value-type="float">
            <text:p>29.102</text:p>
          </table:table-cell>
          <table:table-cell table:style-name="ce2" office:value-type="float" office:value="29.072" calcext:value-type="float">
            <text:p>29.072</text:p>
          </table:table-cell>
          <table:table-cell table:style-name="ce2" office:value-type="float" office:value="29.078" calcext:value-type="float">
            <text:p>29.078</text:p>
          </table:table-cell>
          <table:table-cell table:formula="of:=AVERAGE([.B5:.D5])" office:value-type="float" office:value="29.084" calcext:value-type="float">
            <text:p>29.084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7018819478781" calcext:value-type="float">
            <text:p>3.37018819478781</text:p>
          </table:table-cell>
          <table:table-cell table:formula="of:=SQRT(((MAX([.B5:.D5])-MIN([.B5:.D5]))/2)^2+0.0005^2)" office:value-type="float" office:value="0.0150083310198042" calcext:value-type="float">
            <text:p>0.015008331019804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7018819478781" calcext:value-type="float">
            <text:p>3.37018819478781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516033936865775" calcext:value-type="float">
            <text:p>0.000516033936866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4.784" calcext:value-type="float">
            <text:p>24.784</text:p>
          </table:table-cell>
          <table:table-cell table:style-name="ce2" office:value-type="float" office:value="24.788" calcext:value-type="float">
            <text:p>24.788</text:p>
          </table:table-cell>
          <table:table-cell table:style-name="ce2" office:value-type="float" office:value="24.794" calcext:value-type="float">
            <text:p>24.794</text:p>
          </table:table-cell>
          <table:table-cell table:formula="of:=AVERAGE([.B6:.D6])" office:value-type="float" office:value="24.7886666666667" calcext:value-type="float">
            <text:p>24.7886666666667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1038655947222" calcext:value-type="float">
            <text:p>3.21038655947222</text:p>
          </table:table-cell>
          <table:table-cell table:formula="of:=SQRT(((MAX([.B6:.D6])-MIN([.B6:.D6]))/2)^2+0.0005^2)" office:value-type="float" office:value="0.00502493781056122" calcext:value-type="float">
            <text:p>0.005024937810561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1038655947222" calcext:value-type="float">
            <text:p>3.21038655947222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202711096894867" calcext:value-type="float">
            <text:p>0.000202711096895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225" calcext:value-type="float">
            <text:p>20.225</text:p>
          </table:table-cell>
          <table:table-cell table:style-name="ce2" office:value-type="float" office:value="20.223" calcext:value-type="float">
            <text:p>20.223</text:p>
          </table:table-cell>
          <table:table-cell table:style-name="ce2" office:value-type="float" office:value="20.229" calcext:value-type="float">
            <text:p>20.229</text:p>
          </table:table-cell>
          <table:table-cell table:formula="of:=AVERAGE([.B7:.D7])" office:value-type="float" office:value="20.2256666666667" calcext:value-type="float">
            <text:p>20.2256666666667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0695242490645" calcext:value-type="float">
            <text:p>3.00695242490645</text:p>
          </table:table-cell>
          <table:table-cell table:formula="of:=SQRT(((MAX([.B7:.D7])-MIN([.B7:.D7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0695242490645" calcext:value-type="float">
            <text:p>3.00695242490645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150372361775428" calcext:value-type="float">
            <text:p>0.000150372361775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083" calcext:value-type="float">
            <text:p>18.083</text:p>
          </table:table-cell>
          <table:table-cell table:style-name="ce2" office:value-type="float" office:value="18.087" calcext:value-type="float">
            <text:p>18.087</text:p>
          </table:table-cell>
          <table:table-cell table:style-name="ce2" office:value-type="float" office:value="18.088" calcext:value-type="float">
            <text:p>18.088</text:p>
          </table:table-cell>
          <table:table-cell table:formula="of:=AVERAGE([.B8:.D8])" office:value-type="float" office:value="18.086" calcext:value-type="float">
            <text:p>18.086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9513815831829" calcext:value-type="float">
            <text:p>2.89513815831829</text:p>
          </table:table-cell>
          <table:table-cell table:formula="of:=SQRT(((MAX([.B8:.D8])-MIN([.B8:.D8]))/2)^2+0.0005^2)" office:value-type="float" office:value="0.00254950975679765" calcext:value-type="float">
            <text:p>0.002549509756798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9513815831829" calcext:value-type="float">
            <text:p>2.89513815831829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140965927059474" calcext:value-type="float">
            <text:p>0.000140965927059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.757" calcext:value-type="float">
            <text:p>16.757</text:p>
          </table:table-cell>
          <table:table-cell table:style-name="ce2" office:value-type="float" office:value="16.759" calcext:value-type="float">
            <text:p>16.759</text:p>
          </table:table-cell>
          <table:table-cell table:style-name="ce2" office:value-type="float" office:value="16.764" calcext:value-type="float">
            <text:p>16.764</text:p>
          </table:table-cell>
          <table:table-cell table:formula="of:=AVERAGE([.B9:.D9])" office:value-type="float" office:value="16.76" calcext:value-type="float">
            <text:p>16.76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1899509505394" calcext:value-type="float">
            <text:p>2.81899509505394</text:p>
          </table:table-cell>
          <table:table-cell table:formula="of:=SQRT(((MAX([.B9:.D9])-MIN([.B9:.D9]))/2)^2+0.0005^2)" office:value-type="float" office:value="0.0035355339059317" calcext:value-type="float">
            <text:p>0.003535533905932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1899509505394" calcext:value-type="float">
            <text:p>2.81899509505394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210950710377786" calcext:value-type="float">
            <text:p>0.000210950710378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.843" calcext:value-type="float">
            <text:p>15.843</text:p>
          </table:table-cell>
          <table:table-cell table:style-name="ce2" office:value-type="float" office:value="15.845" calcext:value-type="float">
            <text:p>15.845</text:p>
          </table:table-cell>
          <table:table-cell table:style-name="ce2" office:value-type="float" office:value="15.846" calcext:value-type="float">
            <text:p>15.846</text:p>
          </table:table-cell>
          <table:table-cell table:formula="of:=AVERAGE([.B10:.D10])" office:value-type="float" office:value="15.8446666666667" calcext:value-type="float">
            <text:p>15.844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6283295579107" calcext:value-type="float">
            <text:p>2.76283295579107</text:p>
          </table:table-cell>
          <table:table-cell table:formula="of:=SQRT(((MAX([.B10:.D10])-MIN([.B10:.D10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6283295579107" calcext:value-type="float">
            <text:p>2.76283295579107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0997899711838417" calcext:value-type="float">
            <text:p>9.97899711838417E-05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.153" calcext:value-type="float">
            <text:p>15.153</text:p>
          </table:table-cell>
          <table:table-cell table:style-name="ce2" office:value-type="float" office:value="15.159" calcext:value-type="float">
            <text:p>15.159</text:p>
          </table:table-cell>
          <table:table-cell table:style-name="ce2" office:value-type="float" office:value="15.157" calcext:value-type="float">
            <text:p>15.157</text:p>
          </table:table-cell>
          <table:table-cell table:formula="of:=AVERAGE([.B11:.D11])" office:value-type="float" office:value="15.1563333333333" calcext:value-type="float">
            <text:p>15.1563333333333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1841848640443" calcext:value-type="float">
            <text:p>2.71841848640443</text:p>
          </table:table-cell>
          <table:table-cell table:formula="of:=SQRT(((MAX([.B11:.D11])-MIN([.B11:.D11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1841848640443" calcext:value-type="float">
            <text:p>2.71841848640443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200667351282141" calcext:value-type="float">
            <text:p>0.000200667351282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3.618" calcext:value-type="float">
            <text:p>13.618</text:p>
          </table:table-cell>
          <table:table-cell table:style-name="ce2" office:value-type="float" office:value="14.624" calcext:value-type="float">
            <text:p>14.624</text:p>
          </table:table-cell>
          <table:table-cell table:style-name="ce2" office:value-type="float" office:value="14.623" calcext:value-type="float">
            <text:p>14.623</text:p>
          </table:table-cell>
          <table:table-cell table:formula="of:=AVERAGE([.B12:.D12])" office:value-type="float" office:value="14.2883333333333" calcext:value-type="float">
            <text:p>14.2883333333333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5944335346261" calcext:value-type="float">
            <text:p>2.65944335346261</text:p>
          </table:table-cell>
          <table:table-cell table:formula="of:=SQRT(((MAX([.B12:.D12])-MIN([.B12:.D12]))/2)^2+0.0005^2)" office:value-type="float" office:value="0.503000248508885" calcext:value-type="float">
            <text:p>0.503000248508885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5944335346261" calcext:value-type="float">
            <text:p>2.65944335346261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35203563408997" calcext:value-type="float">
            <text:p>0.035203563408997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.183" calcext:value-type="float">
            <text:p>14.183</text:p>
          </table:table-cell>
          <table:table-cell table:style-name="ce2" office:value-type="float" office:value="14.185" calcext:value-type="float">
            <text:p>14.185</text:p>
          </table:table-cell>
          <table:table-cell table:style-name="ce2" office:value-type="float" office:value="14.186" calcext:value-type="float">
            <text:p>14.186</text:p>
          </table:table-cell>
          <table:table-cell table:formula="of:=AVERAGE([.B13:.D13])" office:value-type="float" office:value="14.1846666666667" calcext:value-type="float">
            <text:p>14.1846666666667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5216156898342" calcext:value-type="float">
            <text:p>2.65216156898342</text:p>
          </table:table-cell>
          <table:table-cell table:formula="of:=SQRT(((MAX([.B13:.D13])-MIN([.B13:.D13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5216156898342" calcext:value-type="float">
            <text:p>2.65216156898342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111468169625716" calcext:value-type="float">
            <text:p>0.000111468169626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.824" calcext:value-type="float">
            <text:p>13.824</text:p>
          </table:table-cell>
          <table:table-cell table:style-name="ce2" office:value-type="float" office:value="13.82" calcext:value-type="float">
            <text:p>13.82</text:p>
          </table:table-cell>
          <table:table-cell table:style-name="ce2" office:value-type="float" office:value="13.821" calcext:value-type="float">
            <text:p>13.821</text:p>
          </table:table-cell>
          <table:table-cell table:formula="of:=AVERAGE([.B14:.D14])" office:value-type="float" office:value="13.8216666666667" calcext:value-type="float">
            <text:p>13.8216666666667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2623740923506" calcext:value-type="float">
            <text:p>2.62623740923506</text:p>
          </table:table-cell>
          <table:table-cell table:formula="of:=SQRT(((MAX([.B14:.D14])-MIN([.B14:.D14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2623740923506" calcext:value-type="float">
            <text:p>2.62623740923506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149153706461494" calcext:value-type="float">
            <text:p>0.000149153706461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.508" calcext:value-type="float">
            <text:p>13.508</text:p>
          </table:table-cell>
          <table:table-cell table:style-name="ce2" office:value-type="float" office:value="13.515" calcext:value-type="float">
            <text:p>13.515</text:p>
          </table:table-cell>
          <table:table-cell table:style-name="ce2" office:value-type="float" office:value="13.512" calcext:value-type="float">
            <text:p>13.512</text:p>
          </table:table-cell>
          <table:table-cell table:formula="of:=AVERAGE([.B15:.D15])" office:value-type="float" office:value="13.5116666666667" calcext:value-type="float">
            <text:p>13.511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0355350977156" calcext:value-type="float">
            <text:p>2.60355350977156</text:p>
          </table:table-cell>
          <table:table-cell table:formula="of:=SQRT(((MAX([.B15:.D15])-MIN([.B15:.D15]))/2)^2+0.0005^2)" office:value-type="float" office:value="0.00353553390593345" calcext:value-type="float">
            <text:p>0.003535533905933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0355350977156" calcext:value-type="float">
            <text:p>2.60355350977156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261665269959303" calcext:value-type="float">
            <text:p>0.000261665269959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.24" calcext:value-type="float">
            <text:p>13.24</text:p>
          </table:table-cell>
          <table:table-cell table:style-name="ce2" office:value-type="float" office:value="13.245" calcext:value-type="float">
            <text:p>13.245</text:p>
          </table:table-cell>
          <table:table-cell table:style-name="ce2" office:value-type="float" office:value="13.243" calcext:value-type="float">
            <text:p>13.243</text:p>
          </table:table-cell>
          <table:table-cell table:formula="of:=AVERAGE([.B16:.D16])" office:value-type="float" office:value="13.2426666666667" calcext:value-type="float">
            <text:p>13.242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834439400977" calcext:value-type="float">
            <text:p>2.5834439400977</text:p>
          </table:table-cell>
          <table:table-cell table:formula="of:=SQRT(((MAX([.B16:.D16])-MIN([.B16:.D16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834439400977" calcext:value-type="float">
            <text:p>2.5834439400977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192522383970694" calcext:value-type="float">
            <text:p>0.000192522383971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.006" calcext:value-type="float">
            <text:p>13.006</text:p>
          </table:table-cell>
          <table:table-cell table:style-name="ce2" office:value-type="float" office:value="13.007" calcext:value-type="float">
            <text:p>13.007</text:p>
          </table:table-cell>
          <table:table-cell table:style-name="ce2" office:value-type="float" office:value="13.008" calcext:value-type="float">
            <text:p>13.008</text:p>
          </table:table-cell>
          <table:table-cell table:formula="of:=AVERAGE([.B17:.D17])" office:value-type="float" office:value="13.007" calcext:value-type="float">
            <text:p>13.007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654876740816" calcext:value-type="float">
            <text:p>2.5654876740816</text:p>
          </table:table-cell>
          <table:table-cell table:formula="of:=SQRT(((MAX([.B17:.D17])-MIN([.B17:.D17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654876740816" calcext:value-type="float">
            <text:p>2.5654876740816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0859563303413085" calcext:value-type="float">
            <text:p>8.59563303413085E-05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.801" calcext:value-type="float">
            <text:p>12.801</text:p>
          </table:table-cell>
          <table:table-cell table:style-name="ce2" office:value-type="float" office:value="12.802" calcext:value-type="float">
            <text:p>12.802</text:p>
          </table:table-cell>
          <table:table-cell table:style-name="ce2" office:value-type="float" office:value="12.799" calcext:value-type="float">
            <text:p>12.799</text:p>
          </table:table-cell>
          <table:table-cell table:formula="of:=AVERAGE([.B18:.D18])" office:value-type="float" office:value="12.8006666666667" calcext:value-type="float">
            <text:p>12.800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4949725290261" calcext:value-type="float">
            <text:p>2.54949725290261</text:p>
          </table:table-cell>
          <table:table-cell table:formula="of:=SQRT(((MAX([.B18:.D18])-MIN([.B18:.D18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4949725290261" calcext:value-type="float">
            <text:p>2.54949725290261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123520037765031" calcext:value-type="float">
            <text:p>0.000123520037765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612" calcext:value-type="float">
            <text:p>12.612</text:p>
          </table:table-cell>
          <table:table-cell table:style-name="ce2" office:value-type="float" office:value="12.613" calcext:value-type="float">
            <text:p>12.613</text:p>
          </table:table-cell>
          <table:table-cell table:style-name="ce2" office:value-type="float" office:value="12.612" calcext:value-type="float">
            <text:p>12.612</text:p>
          </table:table-cell>
          <table:table-cell table:formula="of:=AVERAGE([.B19:.D19])" office:value-type="float" office:value="12.6123333333333" calcext:value-type="float">
            <text:p>12.6123333333333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3467517118872" calcext:value-type="float">
            <text:p>2.53467517118872</text:p>
          </table:table-cell>
          <table:table-cell table:formula="of:=SQRT(((MAX([.B19:.D19])-MIN([.B19:.D19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3467517118872" calcext:value-type="float">
            <text:p>2.53467517118872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0560647076554445" calcext:value-type="float">
            <text:p>5.60647076554445E-05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44" calcext:value-type="float">
            <text:p>12.44</text:p>
          </table:table-cell>
          <table:table-cell table:style-name="ce2" office:value-type="float" office:value="12.446" calcext:value-type="float">
            <text:p>12.446</text:p>
          </table:table-cell>
          <table:table-cell table:style-name="ce2" office:value-type="float" office:value="12.436" calcext:value-type="float">
            <text:p>12.436</text:p>
          </table:table-cell>
          <table:table-cell table:formula="of:=AVERAGE([.B20:.D20])" office:value-type="float" office:value="12.4406666666667" calcext:value-type="float">
            <text:p>12.4406666666667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2097067644317" calcext:value-type="float">
            <text:p>2.52097067644317</text:p>
          </table:table-cell>
          <table:table-cell table:formula="of:=SQRT(((MAX([.B20:.D20])-MIN([.B20:.D20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2097067644317" calcext:value-type="float">
            <text:p>2.52097067644317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403912261713762" calcext:value-type="float">
            <text:p>0.000403912261714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.279" calcext:value-type="float">
            <text:p>12.279</text:p>
          </table:table-cell>
          <table:table-cell table:number-columns-repeated="2" table:style-name="ce2" office:value-type="float" office:value="12.285" calcext:value-type="float">
            <text:p>12.285</text:p>
          </table:table-cell>
          <table:table-cell table:formula="of:=AVERAGE([.B21:.D21])" office:value-type="float" office:value="12.283" calcext:value-type="float">
            <text:p>12.283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0821619255696" calcext:value-type="float">
            <text:p>2.50821619255696</text:p>
          </table:table-cell>
          <table:table-cell table:formula="of:=SQRT(((MAX([.B21:.D21])-MIN([.B21:.D21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0821619255696" calcext:value-type="float">
            <text:p>2.50821619255696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247608993336255" calcext:value-type="float">
            <text:p>0.000247608993336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2.145" calcext:value-type="float">
            <text:p>12.145</text:p>
          </table:table-cell>
          <table:table-cell table:style-name="ce2" office:value-type="float" office:value="12.15" calcext:value-type="float">
            <text:p>12.15</text:p>
          </table:table-cell>
          <table:table-cell table:style-name="ce2" office:value-type="float" office:value="12.148" calcext:value-type="float">
            <text:p>12.148</text:p>
          </table:table-cell>
          <table:table-cell table:formula="of:=AVERAGE([.B22:.D22])" office:value-type="float" office:value="12.1476666666667" calcext:value-type="float">
            <text:p>12.1476666666667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9713710744802" calcext:value-type="float">
            <text:p>2.49713710744802</text:p>
          </table:table-cell>
          <table:table-cell table:formula="of:=SQRT(((MAX([.B22:.D22])-MIN([.B22:.D22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9713710744802" calcext:value-type="float">
            <text:p>2.49713710744802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209876499475628" calcext:value-type="float">
            <text:p>0.000209876499476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2.023" calcext:value-type="float">
            <text:p>12.023</text:p>
          </table:table-cell>
          <table:table-cell table:style-name="ce2" office:value-type="float" office:value="12.019" calcext:value-type="float">
            <text:p>12.019</text:p>
          </table:table-cell>
          <table:table-cell table:formula="of:=AVERAGE([.B23:.D23])" office:value-type="float" office:value="12.0216666666667" calcext:value-type="float">
            <text:p>12.021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8671057728753" calcext:value-type="float">
            <text:p>2.48671057728753</text:p>
          </table:table-cell>
          <table:table-cell table:formula="of:=SQRT(((MAX([.B23:.D23])-MIN([.B23:.D23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8671057728753" calcext:value-type="float">
            <text:p>2.48671057728753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171486439440617" calcext:value-type="float">
            <text:p>0.000171486439441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1.902" calcext:value-type="float">
            <text:p>11.902</text:p>
          </table:table-cell>
          <table:table-cell table:style-name="ce2" office:value-type="float" office:value="11.905" calcext:value-type="float">
            <text:p>11.905</text:p>
          </table:table-cell>
          <table:table-cell table:formula="of:=AVERAGE([.B24:.D24])" office:value-type="float" office:value="11.9023333333333" calcext:value-type="float">
            <text:p>11.9023333333333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7673445932799" calcext:value-type="float">
            <text:p>2.47673445932799</text:p>
          </table:table-cell>
          <table:table-cell table:formula="of:=SQRT(((MAX([.B24:.D24])-MIN([.B24:.D24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7673445932799" calcext:value-type="float">
            <text:p>2.47673445932799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2142025168843" calcext:value-type="float">
            <text:p>0.000214202516884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795" calcext:value-type="float">
            <text:p>11.795</text:p>
          </table:table-cell>
          <table:table-cell table:style-name="ce2" office:value-type="float" office:value="11.794" calcext:value-type="float">
            <text:p>11.794</text:p>
          </table:table-cell>
          <table:table-cell table:style-name="ce2" office:value-type="float" office:value="11.795" calcext:value-type="float">
            <text:p>11.795</text:p>
          </table:table-cell>
          <table:table-cell table:formula="of:=AVERAGE([.B25:.D25])" office:value-type="float" office:value="11.7946666666667" calcext:value-type="float">
            <text:p>11.7946666666667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6764745189792" calcext:value-type="float">
            <text:p>2.46764745189792</text:p>
          </table:table-cell>
          <table:table-cell table:formula="of:=SQRT(((MAX([.B25:.D25])-MIN([.B25:.D25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6764745189792" calcext:value-type="float">
            <text:p>2.46764745189792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059951400168411" calcext:value-type="float">
            <text:p>5.9951400168411E-05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706" calcext:value-type="float">
            <text:p>11.706</text:p>
          </table:table-cell>
          <table:table-cell table:style-name="ce2" office:value-type="float" office:value="11.703" calcext:value-type="float">
            <text:p>11.703</text:p>
          </table:table-cell>
          <table:table-cell table:style-name="ce2" office:value-type="float" office:value="11.708" calcext:value-type="float">
            <text:p>11.708</text:p>
          </table:table-cell>
          <table:table-cell table:formula="of:=AVERAGE([.B26:.D26])" office:value-type="float" office:value="11.7056666666667" calcext:value-type="float">
            <text:p>11.7056666666667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6007305503789" calcext:value-type="float">
            <text:p>2.46007305503789</text:p>
          </table:table-cell>
          <table:table-cell table:formula="of:=SQRT(((MAX([.B26:.D26])-MIN([.B26:.D26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6007305503789" calcext:value-type="float">
            <text:p>2.46007305503789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217801328997076" calcext:value-type="float">
            <text:p>0.000217801328997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.636" calcext:value-type="float">
            <text:p>11.636</text:p>
          </table:table-cell>
          <table:table-cell table:style-name="ce2" office:value-type="float" office:value="11.633" calcext:value-type="float">
            <text:p>11.633</text:p>
          </table:table-cell>
          <table:table-cell table:style-name="ce2" office:value-type="float" office:value="11.632" calcext:value-type="float">
            <text:p>11.632</text:p>
          </table:table-cell>
          <table:table-cell table:formula="of:=AVERAGE([.B27:.D27])" office:value-type="float" office:value="11.6336666666667" calcext:value-type="float">
            <text:p>11.6336666666667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539031934249" calcext:value-type="float">
            <text:p>2.4539031934249</text:p>
          </table:table-cell>
          <table:table-cell table:formula="of:=SQRT(((MAX([.B27:.D27])-MIN([.B27:.D27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539031934249" calcext:value-type="float">
            <text:p>2.4539031934249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177205765978793" calcext:value-type="float">
            <text:p>0.000177205765979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.58" calcext:value-type="float">
            <text:p>11.58</text:p>
          </table:table-cell>
          <table:table-cell table:style-name="ce2" office:value-type="float" office:value="11.582" calcext:value-type="float">
            <text:p>11.582</text:p>
          </table:table-cell>
          <table:table-cell table:style-name="ce2" office:value-type="float" office:value="11.578" calcext:value-type="float">
            <text:p>11.578</text:p>
          </table:table-cell>
          <table:table-cell table:formula="of:=AVERAGE([.B28:.D28])" office:value-type="float" office:value="11.58" calcext:value-type="float">
            <text:p>11.58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4927947214485" calcext:value-type="float">
            <text:p>2.44927947214485</text:p>
          </table:table-cell>
          <table:table-cell table:formula="of:=SQRT(((MAX([.B28:.D28])-MIN([.B28:.D28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4927947214485" calcext:value-type="float">
            <text:p>2.44927947214485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178027013195983" calcext:value-type="float">
            <text:p>0.000178027013196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543" calcext:value-type="float">
            <text:p>11.543</text:p>
          </table:table-cell>
          <table:table-cell table:number-columns-repeated="2" table:style-name="ce2" office:value-type="float" office:value="11.541" calcext:value-type="float">
            <text:p>11.541</text:p>
          </table:table-cell>
          <table:table-cell table:formula="of:=AVERAGE([.B29:.D29])" office:value-type="float" office:value="11.5416666666667" calcext:value-type="float">
            <text:p>11.5416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4596367583939" calcext:value-type="float">
            <text:p>2.44596367583939</text:p>
          </table:table-cell>
          <table:table-cell table:formula="of:=SQRT(((MAX([.B29:.D29])-MIN([.B29:.D29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4596367583939" calcext:value-type="float">
            <text:p>2.44596367583939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0968693708663739" calcext:value-type="float">
            <text:p>9.6869370866373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.507" calcext:value-type="float">
            <text:p>11.507</text:p>
          </table:table-cell>
          <table:table-cell table:style-name="ce2" office:value-type="float" office:value="11.509" calcext:value-type="float">
            <text:p>11.509</text:p>
          </table:table-cell>
          <table:table-cell table:style-name="ce2" office:value-type="float" office:value="11.508" calcext:value-type="float">
            <text:p>11.508</text:p>
          </table:table-cell>
          <table:table-cell table:formula="of:=AVERAGE([.B30:.D30])" office:value-type="float" office:value="11.508" calcext:value-type="float">
            <text:p>11.508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430424456893" calcext:value-type="float">
            <text:p>2.4430424456893</text:p>
          </table:table-cell>
          <table:table-cell table:formula="of:=SQRT(((MAX([.B30:.D30])-MIN([.B30:.D3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430424456893" calcext:value-type="float">
            <text:p>2.4430424456893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097152762317535" calcext:value-type="float">
            <text:p>9.7152762317535E-05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11.478" calcext:value-type="float">
            <text:p>11.478</text:p>
          </table:table-cell>
          <table:table-cell table:style-name="ce2" office:value-type="float" office:value="11.473" calcext:value-type="float">
            <text:p>11.473</text:p>
          </table:table-cell>
          <table:table-cell table:formula="of:=AVERAGE([.B31:.D31])" office:value-type="float" office:value="11.4763333333333" calcext:value-type="float">
            <text:p>11.4763333333333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4028694382253" calcext:value-type="float">
            <text:p>2.44028694382253</text:p>
          </table:table-cell>
          <table:table-cell table:formula="of:=SQRT(((MAX([.B31:.D31])-MIN([.B31:.D31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4028694382253" calcext:value-type="float">
            <text:p>2.44028694382253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222153686438401" calcext:value-type="float">
            <text:p>0.000222153686438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.453" calcext:value-type="float">
            <text:p>11.453</text:p>
          </table:table-cell>
          <table:table-cell table:style-name="ce2" office:value-type="float" office:value="11.449" calcext:value-type="float">
            <text:p>11.449</text:p>
          </table:table-cell>
          <table:table-cell table:style-name="ce2" office:value-type="float" office:value="11.454" calcext:value-type="float">
            <text:p>11.454</text:p>
          </table:table-cell>
          <table:table-cell table:formula="of:=AVERAGE([.B32:.D32])" office:value-type="float" office:value="11.452" calcext:value-type="float">
            <text:p>11.452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3816438723587" calcext:value-type="float">
            <text:p>2.43816438723587</text:p>
          </table:table-cell>
          <table:table-cell table:formula="of:=SQRT(((MAX([.B32:.D32])-MIN([.B32:.D32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3816438723587" calcext:value-type="float">
            <text:p>2.43816438723587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222625720991685" calcext:value-type="float">
            <text:p>0.000222625720992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.43" calcext:value-type="float">
            <text:p>11.43</text:p>
          </table:table-cell>
          <table:table-cell table:style-name="ce2" office:value-type="float" office:value="11.429" calcext:value-type="float">
            <text:p>11.429</text:p>
          </table:table-cell>
          <table:table-cell table:style-name="ce2" office:value-type="float" office:value="11.431" calcext:value-type="float">
            <text:p>11.431</text:p>
          </table:table-cell>
          <table:table-cell table:formula="of:=AVERAGE([.B33:.D33])" office:value-type="float" office:value="11.43" calcext:value-type="float">
            <text:p>11.43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3624147780672" calcext:value-type="float">
            <text:p>2.43624147780672</text:p>
          </table:table-cell>
          <table:table-cell table:formula="of:=SQRT(((MAX([.B33:.D33])-MIN([.B33:.D33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3624147780672" calcext:value-type="float">
            <text:p>2.43624147780672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0978157470471915" calcext:value-type="float">
            <text:p>9.78157470471915E-05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.408" calcext:value-type="float">
            <text:p>11.408</text:p>
          </table:table-cell>
          <table:table-cell table:style-name="ce2" office:value-type="float" office:value="11.409" calcext:value-type="float">
            <text:p>11.409</text:p>
          </table:table-cell>
          <table:table-cell table:style-name="ce2" office:value-type="float" office:value="11.413" calcext:value-type="float">
            <text:p>11.413</text:p>
          </table:table-cell>
          <table:table-cell table:formula="of:=AVERAGE([.B34:.D34])" office:value-type="float" office:value="11.41" calcext:value-type="float">
            <text:p>11.41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3449016387398" calcext:value-type="float">
            <text:p>2.43449016387398</text:p>
          </table:table-cell>
          <table:table-cell table:formula="of:=SQRT(((MAX([.B34:.D34])-MIN([.B34:.D34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3449016387398" calcext:value-type="float">
            <text:p>2.43449016387398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223445202173249" calcext:value-type="float">
            <text:p>0.000223445202173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.385" calcext:value-type="float">
            <text:p>11.385</text:p>
          </table:table-cell>
          <table:table-cell table:style-name="ce2" office:value-type="float" office:value="11.394" calcext:value-type="float">
            <text:p>11.394</text:p>
          </table:table-cell>
          <table:table-cell table:style-name="ce2" office:value-type="float" office:value="11.393" calcext:value-type="float">
            <text:p>11.393</text:p>
          </table:table-cell>
          <table:table-cell table:formula="of:=AVERAGE([.B35:.D35])" office:value-type="float" office:value="11.3906666666667" calcext:value-type="float">
            <text:p>11.3906666666667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3279430662126" calcext:value-type="float">
            <text:p>2.43279430662126</text:p>
          </table:table-cell>
          <table:table-cell table:formula="of:=SQRT(((MAX([.B35:.D35])-MIN([.B35:.D35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3279430662126" calcext:value-type="float">
            <text:p>2.43279430662126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397491446424167" calcext:value-type="float">
            <text:p>0.000397491446424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.373" calcext:value-type="float">
            <text:p>11.373</text:p>
          </table:table-cell>
          <table:table-cell table:number-columns-repeated="2" table:style-name="ce2" office:value-type="float" office:value="11.372" calcext:value-type="float">
            <text:p>11.372</text:p>
          </table:table-cell>
          <table:table-cell table:formula="of:=AVERAGE([.B36:.D36])" office:value-type="float" office:value="11.3723333333333" calcext:value-type="float">
            <text:p>11.372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3118350511905" calcext:value-type="float">
            <text:p>2.43118350511905</text:p>
          </table:table-cell>
          <table:table-cell table:formula="of:=SQRT(((MAX([.B36:.D36])-MIN([.B36:.D36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3118350511905" calcext:value-type="float">
            <text:p>2.43118350511905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062177809993817" calcext:value-type="float">
            <text:p>6.217780999381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352" calcext:value-type="float">
            <text:p>11.352</text:p>
          </table:table-cell>
          <table:table-cell table:style-name="ce2" office:value-type="float" office:value="11.355" calcext:value-type="float">
            <text:p>11.355</text:p>
          </table:table-cell>
          <table:table-cell table:style-name="ce2" office:value-type="float" office:value="11.356" calcext:value-type="float">
            <text:p>11.356</text:p>
          </table:table-cell>
          <table:table-cell table:formula="of:=AVERAGE([.B37:.D37])" office:value-type="float" office:value="11.3543333333333" calcext:value-type="float">
            <text:p>11.35433333333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295994625467" calcext:value-type="float">
            <text:p>2.4295994625467</text:p>
          </table:table-cell>
          <table:table-cell table:formula="of:=SQRT(((MAX([.B37:.D37])-MIN([.B37:.D37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295994625467" calcext:value-type="float">
            <text:p>2.4295994625467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81565288977067" calcext:value-type="float">
            <text:p>0.000181565288977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.337" calcext:value-type="float">
            <text:p>11.337</text:p>
          </table:table-cell>
          <table:table-cell table:style-name="ce2" office:value-type="float" office:value="11.336" calcext:value-type="float">
            <text:p>11.336</text:p>
          </table:table-cell>
          <table:table-cell table:style-name="ce2" office:value-type="float" office:value="11.335" calcext:value-type="float">
            <text:p>11.335</text:p>
          </table:table-cell>
          <table:table-cell table:formula="of:=AVERAGE([.B38:.D38])" office:value-type="float" office:value="11.336" calcext:value-type="float">
            <text:p>11.336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2798350238838" calcext:value-type="float">
            <text:p>2.42798350238838</text:p>
          </table:table-cell>
          <table:table-cell table:formula="of:=SQRT(((MAX([.B38:.D38])-MIN([.B38:.D38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2798350238838" calcext:value-type="float">
            <text:p>2.42798350238838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0986268515128263" calcext:value-type="float">
            <text:p>9.86268515128263E-05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.322" calcext:value-type="float">
            <text:p>11.322</text:p>
          </table:table-cell>
          <table:table-cell table:number-columns-repeated="2" table:style-name="ce2" office:value-type="float" office:value="11.323" calcext:value-type="float">
            <text:p>11.323</text:p>
          </table:table-cell>
          <table:table-cell table:formula="of:=AVERAGE([.B39:.D39])" office:value-type="float" office:value="11.3226666666667" calcext:value-type="float">
            <text:p>11.3226666666667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2680661629279" calcext:value-type="float">
            <text:p>2.42680661629279</text:p>
          </table:table-cell>
          <table:table-cell table:formula="of:=SQRT(((MAX([.B39:.D39])-MIN([.B39:.D39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2680661629279" calcext:value-type="float">
            <text:p>2.42680661629279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0624505518005457" calcext:value-type="float">
            <text:p>6.2450551800545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.309" calcext:value-type="float">
            <text:p>11.309</text:p>
          </table:table-cell>
          <table:table-cell table:style-name="ce2" office:value-type="float" office:value="11.308" calcext:value-type="float">
            <text:p>11.308</text:p>
          </table:table-cell>
          <table:table-cell table:style-name="ce2" office:value-type="float" office:value="11.312" calcext:value-type="float">
            <text:p>11.312</text:p>
          </table:table-cell>
          <table:table-cell table:formula="of:=AVERAGE([.B40:.D40])" office:value-type="float" office:value="11.3096666666667" calcext:value-type="float">
            <text:p>11.3096666666667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2565781725044" calcext:value-type="float">
            <text:p>2.42565781725044</text:p>
          </table:table-cell>
          <table:table-cell table:formula="of:=SQRT(((MAX([.B40:.D40])-MIN([.B40:.D40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2565781725044" calcext:value-type="float">
            <text:p>2.42565781725044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182282367250018" calcext:value-type="float">
            <text:p>0.00018228236725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.293" calcext:value-type="float">
            <text:p>11.293</text:p>
          </table:table-cell>
          <table:table-cell table:style-name="ce2" office:value-type="float" office:value="11.296" calcext:value-type="float">
            <text:p>11.296</text:p>
          </table:table-cell>
          <table:table-cell table:style-name="ce2" office:value-type="float" office:value="11.295" calcext:value-type="float">
            <text:p>11.295</text:p>
          </table:table-cell>
          <table:table-cell table:formula="of:=AVERAGE([.B41:.D41])" office:value-type="float" office:value="11.2946666666667" calcext:value-type="float">
            <text:p>11.2946666666667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2433063790119" calcext:value-type="float">
            <text:p>2.42433063790119</text:p>
          </table:table-cell>
          <table:table-cell table:formula="of:=SQRT(((MAX([.B41:.D41])-MIN([.B41:.D4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2433063790119" calcext:value-type="float">
            <text:p>2.42433063790119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139989862184297" calcext:value-type="float">
            <text:p>0.000139989862184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D45 10kHz" table:style-name="ta9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5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408" calcext:value-type="float">
            <text:p>42.408</text:p>
          </table:table-cell>
          <table:table-cell table:style-name="ce2" office:value-type="float" office:value="42.42" calcext:value-type="float">
            <text:p>42.42</text:p>
          </table:table-cell>
          <table:table-cell table:style-name="ce2" office:value-type="float" office:value="42.43" calcext:value-type="float">
            <text:p>42.43</text:p>
          </table:table-cell>
          <table:table-cell table:formula="of:=AVERAGE([.B4:.D4])" office:value-type="float" office:value="42.4193333333333" calcext:value-type="float">
            <text:p>42.419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760423315574" calcext:value-type="float">
            <text:p>3.74760423315574</text:p>
          </table:table-cell>
          <table:table-cell table:formula="of:=SQRT(((MAX([.B4:.D4])-MIN([.B4:.D4]))/2)^2+0.005^2)" office:value-type="float" office:value="0.0120830459735939" calcext:value-type="float">
            <text:p>0.012083045973594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760423315574" calcext:value-type="float">
            <text:p>3.74760423315574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284847616030282" calcext:value-type="float">
            <text:p>0.00028484761603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9.686" calcext:value-type="float">
            <text:p>29.686</text:p>
          </table:table-cell>
          <table:table-cell table:style-name="ce2" office:value-type="float" office:value="29.692" calcext:value-type="float">
            <text:p>29.692</text:p>
          </table:table-cell>
          <table:table-cell table:style-name="ce2" office:value-type="float" office:value="29.696" calcext:value-type="float">
            <text:p>29.696</text:p>
          </table:table-cell>
          <table:table-cell table:formula="of:=AVERAGE([.B5:.D5])" office:value-type="float" office:value="29.6913333333333" calcext:value-type="float">
            <text:p>29.6913333333333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9085519626625" calcext:value-type="float">
            <text:p>3.39085519626625</text:p>
          </table:table-cell>
          <table:table-cell table:formula="of:=SQRT(((MAX([.B5:.D5])-MIN([.B5:.D5]))/2)^2+0.0005^2)" office:value-type="float" office:value="0.00502493781056122" calcext:value-type="float">
            <text:p>0.005024937810561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9085519626625" calcext:value-type="float">
            <text:p>3.39085519626625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169239210450678" calcext:value-type="float">
            <text:p>0.000169239210451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5.282" calcext:value-type="float">
            <text:p>25.282</text:p>
          </table:table-cell>
          <table:table-cell table:style-name="ce2" office:value-type="float" office:value="25.302" calcext:value-type="float">
            <text:p>25.302</text:p>
          </table:table-cell>
          <table:table-cell table:style-name="ce2" office:value-type="float" office:value="25.298" calcext:value-type="float">
            <text:p>25.298</text:p>
          </table:table-cell>
          <table:table-cell table:formula="of:=AVERAGE([.B6:.D6])" office:value-type="float" office:value="25.294" calcext:value-type="float">
            <text:p>25.294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3056721345778" calcext:value-type="float">
            <text:p>3.23056721345778</text:p>
          </table:table-cell>
          <table:table-cell table:formula="of:=SQRT(((MAX([.B6:.D6])-MIN([.B6:.D6]))/2)^2+0.0005^2)" office:value-type="float" office:value="0.0100124921972502" calcext:value-type="float">
            <text:p>0.01001249219725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3056721345778" calcext:value-type="float">
            <text:p>3.23056721345778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395844555912477" calcext:value-type="float">
            <text:p>0.000395844555912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77" calcext:value-type="float">
            <text:p>20.77</text:p>
          </table:table-cell>
          <table:table-cell table:style-name="ce2" office:value-type="float" office:value="20.757" calcext:value-type="float">
            <text:p>20.757</text:p>
          </table:table-cell>
          <table:table-cell table:style-name="ce2" office:value-type="float" office:value="20.759" calcext:value-type="float">
            <text:p>20.759</text:p>
          </table:table-cell>
          <table:table-cell table:formula="of:=AVERAGE([.B7:.D7])" office:value-type="float" office:value="20.762" calcext:value-type="float">
            <text:p>20.762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3312439277105" calcext:value-type="float">
            <text:p>3.03312439277105</text:p>
          </table:table-cell>
          <table:table-cell table:formula="of:=SQRT(((MAX([.B7:.D7])-MIN([.B7:.D7]))/2)^2+0.0005^2)" office:value-type="float" office:value="0.00651920240520171" calcext:value-type="float">
            <text:p>0.006519202405202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3312439277105" calcext:value-type="float">
            <text:p>3.03312439277105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313996840632006" calcext:value-type="float">
            <text:p>0.000313996840632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642" calcext:value-type="float">
            <text:p>18.642</text:p>
          </table:table-cell>
          <table:table-cell table:style-name="ce2" office:value-type="float" office:value="18.645" calcext:value-type="float">
            <text:p>18.645</text:p>
          </table:table-cell>
          <table:table-cell table:style-name="ce2" office:value-type="float" office:value="18.633" calcext:value-type="float">
            <text:p>18.633</text:p>
          </table:table-cell>
          <table:table-cell table:formula="of:=AVERAGE([.B8:.D8])" office:value-type="float" office:value="18.64" calcext:value-type="float">
            <text:p>18.64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2530980925744" calcext:value-type="float">
            <text:p>2.92530980925744</text:p>
          </table:table-cell>
          <table:table-cell table:formula="of:=SQRT(((MAX([.B8:.D8])-MIN([.B8:.D8]))/2)^2+0.0005^2)" office:value-type="float" office:value="0.00602079728939637" calcext:value-type="float">
            <text:p>0.006020797289396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2530980925744" calcext:value-type="float">
            <text:p>2.92530980925744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323004146426844" calcext:value-type="float">
            <text:p>0.000323004146427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.516" calcext:value-type="float">
            <text:p>17.516</text:p>
          </table:table-cell>
          <table:table-cell table:number-columns-repeated="2" table:style-name="ce2" office:value-type="float" office:value="17.518" calcext:value-type="float">
            <text:p>17.518</text:p>
          </table:table-cell>
          <table:table-cell table:formula="of:=AVERAGE([.B9:.D9])" office:value-type="float" office:value="17.5173333333333" calcext:value-type="float">
            <text:p>17.5173333333333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6319086692206" calcext:value-type="float">
            <text:p>2.86319086692206</text:p>
          </table:table-cell>
          <table:table-cell table:formula="of:=SQRT(((MAX([.B9:.D9])-MIN([.B9:.D9]))/2)^2+0.0005^2)" office:value-type="float" office:value="0.00111803398875099" calcext:value-type="float">
            <text:p>0.001118033988751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6319086692206" calcext:value-type="float">
            <text:p>2.86319086692206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0638244399119532" calcext:value-type="float">
            <text:p>6.38244399119532E-05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.606" calcext:value-type="float">
            <text:p>16.606</text:p>
          </table:table-cell>
          <table:table-cell table:style-name="ce2" office:value-type="float" office:value="16.609" calcext:value-type="float">
            <text:p>16.609</text:p>
          </table:table-cell>
          <table:table-cell table:style-name="ce2" office:value-type="float" office:value="16.606" calcext:value-type="float">
            <text:p>16.606</text:p>
          </table:table-cell>
          <table:table-cell table:formula="of:=AVERAGE([.B10:.D10])" office:value-type="float" office:value="16.607" calcext:value-type="float">
            <text:p>16.60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0982429322462" calcext:value-type="float">
            <text:p>2.80982429322462</text:p>
          </table:table-cell>
          <table:table-cell table:formula="of:=SQRT(((MAX([.B10:.D10])-MIN([.B10:.D10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0982429322462" calcext:value-type="float">
            <text:p>2.80982429322462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0952091786646741" calcext:value-type="float">
            <text:p>9.52091786646741E-05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.935" calcext:value-type="float">
            <text:p>15.935</text:p>
          </table:table-cell>
          <table:table-cell table:style-name="ce2" office:value-type="float" office:value="15.936" calcext:value-type="float">
            <text:p>15.936</text:p>
          </table:table-cell>
          <table:table-cell table:style-name="ce2" office:value-type="float" office:value="15.933" calcext:value-type="float">
            <text:p>15.933</text:p>
          </table:table-cell>
          <table:table-cell table:formula="of:=AVERAGE([.B11:.D11])" office:value-type="float" office:value="15.9346666666667" calcext:value-type="float">
            <text:p>15.9346666666667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6849702933652" calcext:value-type="float">
            <text:p>2.76849702933652</text:p>
          </table:table-cell>
          <table:table-cell table:formula="of:=SQRT(((MAX([.B11:.D11])-MIN([.B11:.D1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6849702933652" calcext:value-type="float">
            <text:p>2.76849702933652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0992263511474506" calcext:value-type="float">
            <text:p>9.92263511474506E-05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5.405" calcext:value-type="float">
            <text:p>15.405</text:p>
          </table:table-cell>
          <table:table-cell table:style-name="ce2" office:value-type="float" office:value="15.406" calcext:value-type="float">
            <text:p>15.406</text:p>
          </table:table-cell>
          <table:table-cell table:style-name="ce2" office:value-type="float" office:value="15.407" calcext:value-type="float">
            <text:p>15.407</text:p>
          </table:table-cell>
          <table:table-cell table:formula="of:=AVERAGE([.B12:.D12])" office:value-type="float" office:value="15.406" calcext:value-type="float">
            <text:p>15.406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3475704393077" calcext:value-type="float">
            <text:p>2.73475704393077</text:p>
          </table:table-cell>
          <table:table-cell table:formula="of:=SQRT(((MAX([.B12:.D12])-MIN([.B12:.D12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3475704393077" calcext:value-type="float">
            <text:p>2.73475704393077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0725713351129556" calcext:value-type="float">
            <text:p>7.25713351129556E-05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.988" calcext:value-type="float">
            <text:p>14.988</text:p>
          </table:table-cell>
          <table:table-cell table:style-name="ce2" office:value-type="float" office:value="14.989" calcext:value-type="float">
            <text:p>14.989</text:p>
          </table:table-cell>
          <table:table-cell table:style-name="ce2" office:value-type="float" office:value="14.858" calcext:value-type="float">
            <text:p>14.858</text:p>
          </table:table-cell>
          <table:table-cell table:formula="of:=AVERAGE([.B13:.D13])" office:value-type="float" office:value="14.945" calcext:value-type="float">
            <text:p>14.945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7043767957359" calcext:value-type="float">
            <text:p>2.7043767957359</text:p>
          </table:table-cell>
          <table:table-cell table:formula="of:=SQRT(((MAX([.B13:.D13])-MIN([.B13:.D13]))/2)^2+0.0005^2)" office:value-type="float" office:value="0.0655019083691461" calcext:value-type="float">
            <text:p>0.065501908369146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7043767957359" calcext:value-type="float">
            <text:p>2.7043767957359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438286439405461" calcext:value-type="float">
            <text:p>0.004382864394055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.525" calcext:value-type="float">
            <text:p>14.52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603" calcext:value-type="float">
            <text:p>14.603</text:p>
          </table:table-cell>
          <table:table-cell table:formula="of:=AVERAGE([.B14:.D14])" office:value-type="float" office:value="14.576" calcext:value-type="float">
            <text:p>14.576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793763405176" calcext:value-type="float">
            <text:p>2.6793763405176</text:p>
          </table:table-cell>
          <table:table-cell table:formula="of:=SQRT(((MAX([.B14:.D14])-MIN([.B14:.D14]))/2)^2+0.0005^2)" office:value-type="float" office:value="0.0390032049965125" calcext:value-type="float">
            <text:p>0.039003204996513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793763405176" calcext:value-type="float">
            <text:p>2.6793763405176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267585105629202" calcext:value-type="float">
            <text:p>0.002675851056292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.298" calcext:value-type="float">
            <text:p>14.298</text:p>
          </table:table-cell>
          <table:table-cell table:style-name="ce2" office:value-type="float" office:value="14.301" calcext:value-type="float">
            <text:p>14.301</text:p>
          </table:table-cell>
          <table:table-cell table:style-name="ce2" office:value-type="float" office:value="14.06" calcext:value-type="float">
            <text:p>14.06</text:p>
          </table:table-cell>
          <table:table-cell table:formula="of:=AVERAGE([.B15:.D15])" office:value-type="float" office:value="14.2196666666667" calcext:value-type="float">
            <text:p>14.219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5462598293766" calcext:value-type="float">
            <text:p>2.65462598293766</text:p>
          </table:table-cell>
          <table:table-cell table:formula="of:=SQRT(((MAX([.B15:.D15])-MIN([.B15:.D15]))/2)^2+0.0005^2)" office:value-type="float" office:value="0.120501037339933" calcext:value-type="float">
            <text:p>0.120501037339933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5462598293766" calcext:value-type="float">
            <text:p>2.65462598293766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847425190510325" calcext:value-type="float">
            <text:p>0.008474251905103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.809" calcext:value-type="float">
            <text:p>13.809</text:p>
          </table:table-cell>
          <table:table-cell table:style-name="ce2" office:value-type="float" office:value="13.817" calcext:value-type="float">
            <text:p>13.817</text:p>
          </table:table-cell>
          <table:table-cell table:style-name="ce2" office:value-type="float" office:value="13.818" calcext:value-type="float">
            <text:p>13.818</text:p>
          </table:table-cell>
          <table:table-cell table:formula="of:=AVERAGE([.B16:.D16])" office:value-type="float" office:value="13.8146666666667" calcext:value-type="float">
            <text:p>13.814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257308297214" calcext:value-type="float">
            <text:p>2.6257308297214</text:p>
          </table:table-cell>
          <table:table-cell table:formula="of:=SQRT(((MAX([.B16:.D16])-MIN([.B16:.D16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257308297214" calcext:value-type="float">
            <text:p>2.6257308297214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327745336048804" calcext:value-type="float">
            <text:p>0.000327745336049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.588" calcext:value-type="float">
            <text:p>13.588</text:p>
          </table:table-cell>
          <table:table-cell table:style-name="ce2" office:value-type="float" office:value="13.599" calcext:value-type="float">
            <text:p>13.599</text:p>
          </table:table-cell>
          <table:table-cell table:style-name="ce2" office:value-type="float" office:value="13.601" calcext:value-type="float">
            <text:p>13.601</text:p>
          </table:table-cell>
          <table:table-cell table:formula="of:=AVERAGE([.B17:.D17])" office:value-type="float" office:value="13.596" calcext:value-type="float">
            <text:p>13.596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60977563183387" calcext:value-type="float">
            <text:p>2.60977563183387</text:p>
          </table:table-cell>
          <table:table-cell table:formula="of:=SQRT(((MAX([.B17:.D17])-MIN([.B17:.D17]))/2)^2+0.0005^2)" office:value-type="float" office:value="0.00651920240520348" calcext:value-type="float">
            <text:p>0.006519202405203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60977563183387" calcext:value-type="float">
            <text:p>2.60977563183387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479494145719585" calcext:value-type="float">
            <text:p>0.00047949414572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.382" calcext:value-type="float">
            <text:p>13.382</text:p>
          </table:table-cell>
          <table:table-cell table:style-name="ce2" office:value-type="float" office:value="13.376" calcext:value-type="float">
            <text:p>13.376</text:p>
          </table:table-cell>
          <table:table-cell table:style-name="ce2" office:value-type="float" office:value="13.382" calcext:value-type="float">
            <text:p>13.382</text:p>
          </table:table-cell>
          <table:table-cell table:formula="of:=AVERAGE([.B18:.D18])" office:value-type="float" office:value="13.38" calcext:value-type="float">
            <text:p>13.38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9376105470008" calcext:value-type="float">
            <text:p>2.59376105470008</text:p>
          </table:table-cell>
          <table:table-cell table:formula="of:=SQRT(((MAX([.B18:.D18])-MIN([.B18:.D18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9376105470008" calcext:value-type="float">
            <text:p>2.59376105470008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227308016827296" calcext:value-type="float">
            <text:p>0.000227308016827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.197" calcext:value-type="float">
            <text:p>13.197</text:p>
          </table:table-cell>
          <table:table-cell table:style-name="ce2" office:value-type="float" office:value="13.211" calcext:value-type="float">
            <text:p>13.211</text:p>
          </table:table-cell>
          <table:table-cell table:style-name="ce2" office:value-type="float" office:value="13.204" calcext:value-type="float">
            <text:p>13.204</text:p>
          </table:table-cell>
          <table:table-cell table:formula="of:=AVERAGE([.B19:.D19])" office:value-type="float" office:value="13.204" calcext:value-type="float">
            <text:p>13.204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8051981399095" calcext:value-type="float">
            <text:p>2.58051981399095</text:p>
          </table:table-cell>
          <table:table-cell table:formula="of:=SQRT(((MAX([.B19:.D19])-MIN([.B19:.D19]))/2)^2+0.0005^2)" office:value-type="float" office:value="0.00701783442380966" calcext:value-type="float">
            <text:p>0.00701783442381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8051981399095" calcext:value-type="float">
            <text:p>2.58051981399095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531493064511486" calcext:value-type="float">
            <text:p>0.000531493064511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.046" calcext:value-type="float">
            <text:p>13.046</text:p>
          </table:table-cell>
          <table:table-cell table:style-name="ce2" office:value-type="float" office:value="13.042" calcext:value-type="float">
            <text:p>13.042</text:p>
          </table:table-cell>
          <table:table-cell table:style-name="ce2" office:value-type="float" office:value="13.045" calcext:value-type="float">
            <text:p>13.045</text:p>
          </table:table-cell>
          <table:table-cell table:formula="of:=AVERAGE([.B20:.D20])" office:value-type="float" office:value="13.0443333333333" calcext:value-type="float">
            <text:p>13.044333333333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6835381213394" calcext:value-type="float">
            <text:p>2.56835381213394</text:p>
          </table:table-cell>
          <table:table-cell table:formula="of:=SQRT(((MAX([.B20:.D20])-MIN([.B20:.D20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6835381213394" calcext:value-type="float">
            <text:p>2.56835381213394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58042021782788" calcext:value-type="float">
            <text:p>0.000158042021783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.794" calcext:value-type="float">
            <text:p>12.79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2.799" calcext:value-type="float">
            <text:p>12.799</text:p>
          </table:table-cell>
          <table:table-cell table:formula="of:=AVERAGE([.B21:.D21])" office:value-type="float" office:value="12.7976666666667" calcext:value-type="float">
            <text:p>12.7976666666667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4926286264176" calcext:value-type="float">
            <text:p>2.54926286264176</text:p>
          </table:table-cell>
          <table:table-cell table:formula="of:=SQRT(((MAX([.B21:.D21])-MIN([.B21:.D21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4926286264176" calcext:value-type="float">
            <text:p>2.54926286264176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237651233179165" calcext:value-type="float">
            <text:p>0.000237651233179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2.689" calcext:value-type="float">
            <text:p>12.689</text:p>
          </table:table-cell>
          <table:table-cell table:style-name="ce2" office:value-type="float" office:value="12.708" calcext:value-type="float">
            <text:p>12.708</text:p>
          </table:table-cell>
          <table:table-cell table:formula="of:=AVERAGE([.B22:.D22])" office:value-type="float" office:value="12.689" calcext:value-type="float">
            <text:p>12.689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4073547641478" calcext:value-type="float">
            <text:p>2.54073547641478</text:p>
          </table:table-cell>
          <table:table-cell table:formula="of:=SQRT(((MAX([.B22:.D22])-MIN([.B22:.D22]))/2)^2+0.0005^2)" office:value-type="float" office:value="0.0190065778087483" calcext:value-type="float">
            <text:p>0.019006577808748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4073547641478" calcext:value-type="float">
            <text:p>2.54073547641478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149787830473231" calcext:value-type="float">
            <text:p>0.001497878304732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.366" calcext:value-type="float">
            <text:p>12.366</text:p>
          </table:table-cell>
          <table:table-cell table:style-name="ce2" office:value-type="float" office:value="12.385" calcext:value-type="float">
            <text:p>12.385</text:p>
          </table:table-cell>
          <table:table-cell table:style-name="ce2" office:value-type="float" office:value="12.389" calcext:value-type="float">
            <text:p>12.389</text:p>
          </table:table-cell>
          <table:table-cell table:formula="of:=AVERAGE([.B23:.D23])" office:value-type="float" office:value="12.38" calcext:value-type="float">
            <text:p>12.38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1608226725645" calcext:value-type="float">
            <text:p>2.51608226725645</text:p>
          </table:table-cell>
          <table:table-cell table:formula="of:=SQRT(((MAX([.B23:.D23])-MIN([.B23:.D23]))/2)^2+0.0005^2)" office:value-type="float" office:value="0.0115108644332212" calcext:value-type="float">
            <text:p>0.011510864433221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1608226725645" calcext:value-type="float">
            <text:p>2.51608226725645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929795188466977" calcext:value-type="float">
            <text:p>0.000929795188467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.262" calcext:value-type="float">
            <text:p>12.262</text:p>
          </table:table-cell>
          <table:table-cell table:style-name="ce2" office:value-type="float" office:value="12.276" calcext:value-type="float">
            <text:p>12.276</text:p>
          </table:table-cell>
          <table:table-cell table:style-name="ce2" office:value-type="float" office:value="12.277" calcext:value-type="float">
            <text:p>12.277</text:p>
          </table:table-cell>
          <table:table-cell table:formula="of:=AVERAGE([.B24:.D24])" office:value-type="float" office:value="12.2716666666667" calcext:value-type="float">
            <text:p>12.2716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50729308215257" calcext:value-type="float">
            <text:p>2.50729308215257</text:p>
          </table:table-cell>
          <table:table-cell table:formula="of:=SQRT(((MAX([.B24:.D24])-MIN([.B24:.D24]))/2)^2+0.0005^2)" office:value-type="float" office:value="0.00751664818918585" calcext:value-type="float">
            <text:p>0.007516648189186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50729308215257" calcext:value-type="float">
            <text:p>2.50729308215257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612520564105869" calcext:value-type="float">
            <text:p>0.000612520564106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962" calcext:value-type="float">
            <text:p>11.962</text:p>
          </table:table-cell>
          <table:table-cell table:style-name="ce2" office:value-type="float" office:value="12.189" calcext:value-type="float">
            <text:p>12.189</text:p>
          </table:table-cell>
          <table:table-cell table:style-name="ce2" office:value-type="float" office:value="12.208" calcext:value-type="float">
            <text:p>12.208</text:p>
          </table:table-cell>
          <table:table-cell table:formula="of:=AVERAGE([.B25:.D25])" office:value-type="float" office:value="12.1196666666667" calcext:value-type="float">
            <text:p>12.1196666666667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9482947751269" calcext:value-type="float">
            <text:p>2.49482947751269</text:p>
          </table:table-cell>
          <table:table-cell table:formula="of:=SQRT(((MAX([.B25:.D25])-MIN([.B25:.D25]))/2)^2+0.0005^2)" office:value-type="float" office:value="0.123001016255965" calcext:value-type="float">
            <text:p>0.123001016255965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9482947751269" calcext:value-type="float">
            <text:p>2.49482947751269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101488778230395" calcext:value-type="float">
            <text:p>0.01014887782304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967" calcext:value-type="float">
            <text:p>11.967</text:p>
          </table:table-cell>
          <table:table-cell table:number-columns-repeated="2" table:style-name="ce2" office:value-type="float" office:value="12.072" calcext:value-type="float">
            <text:p>12.072</text:p>
          </table:table-cell>
          <table:table-cell table:formula="of:=AVERAGE([.B26:.D26])" office:value-type="float" office:value="12.037" calcext:value-type="float">
            <text:p>12.037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879852393976" calcext:value-type="float">
            <text:p>2.4879852393976</text:p>
          </table:table-cell>
          <table:table-cell table:formula="of:=SQRT(((MAX([.B26:.D26])-MIN([.B26:.D26]))/2)^2+0.0005^2)" office:value-type="float" office:value="0.0525023808983929" calcext:value-type="float">
            <text:p>0.052502380898393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879852393976" calcext:value-type="float">
            <text:p>2.4879852393976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436174968001935" calcext:value-type="float">
            <text:p>0.004361749680019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.964" calcext:value-type="float">
            <text:p>11.964</text:p>
          </table:table-cell>
          <table:table-cell table:style-name="ce2" office:value-type="float" office:value="12.012" calcext:value-type="float">
            <text:p>12.012</text:p>
          </table:table-cell>
          <table:table-cell table:style-name="ce2" office:value-type="float" office:value="12.003" calcext:value-type="float">
            <text:p>12.003</text:p>
          </table:table-cell>
          <table:table-cell table:formula="of:=AVERAGE([.B27:.D27])" office:value-type="float" office:value="11.993" calcext:value-type="float">
            <text:p>11.993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8432314624958" calcext:value-type="float">
            <text:p>2.48432314624958</text:p>
          </table:table-cell>
          <table:table-cell table:formula="of:=SQRT(((MAX([.B27:.D27])-MIN([.B27:.D27]))/2)^2+0.0005^2)" office:value-type="float" office:value="0.0240052077683156" calcext:value-type="float">
            <text:p>0.024005207768316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8432314624958" calcext:value-type="float">
            <text:p>2.48432314624958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200160158161558" calcext:value-type="float">
            <text:p>0.002001601581616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.947" calcext:value-type="float">
            <text:p>11.947</text:p>
          </table:table-cell>
          <table:table-cell table:style-name="ce2" office:value-type="float" office:value="11.962" calcext:value-type="float">
            <text:p>11.962</text:p>
          </table:table-cell>
          <table:table-cell table:style-name="ce2" office:value-type="float" office:value="11.92" calcext:value-type="float">
            <text:p>11.92</text:p>
          </table:table-cell>
          <table:table-cell table:formula="of:=AVERAGE([.B28:.D28])" office:value-type="float" office:value="11.943" calcext:value-type="float">
            <text:p>11.943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8014533268629" calcext:value-type="float">
            <text:p>2.48014533268629</text:p>
          </table:table-cell>
          <table:table-cell table:formula="of:=SQRT(((MAX([.B28:.D28])-MIN([.B28:.D28]))/2)^2+0.0005^2)" office:value-type="float" office:value="0.0210059515375999" calcext:value-type="float">
            <text:p>0.0210059515376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8014533268629" calcext:value-type="float">
            <text:p>2.48014533268629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175885050134806" calcext:value-type="float">
            <text:p>0.001758850501348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934" calcext:value-type="float">
            <text:p>11.934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11.963" calcext:value-type="float">
            <text:p>11.963</text:p>
          </table:table-cell>
          <table:table-cell table:formula="of:=AVERAGE([.B29:.D29])" office:value-type="float" office:value="11.949" calcext:value-type="float">
            <text:p>11.949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8064759286762" calcext:value-type="float">
            <text:p>2.48064759286762</text:p>
          </table:table-cell>
          <table:table-cell table:formula="of:=SQRT(((MAX([.B29:.D29])-MIN([.B29:.D29]))/2)^2+0.0005^2)" office:value-type="float" office:value="0.0145086181285469" calcext:value-type="float">
            <text:p>0.014508618128547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8064759286762" calcext:value-type="float">
            <text:p>2.48064759286762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121421191133541" calcext:value-type="float">
            <text:p>0.001214211911335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.893" calcext:value-type="float">
            <text:p>11.893</text:p>
          </table:table-cell>
          <table:table-cell table:style-name="ce2" office:value-type="float" office:value="11.917" calcext:value-type="float">
            <text:p>11.917</text:p>
          </table:table-cell>
          <table:table-cell table:style-name="ce2" office:value-type="float" office:value="11.922" calcext:value-type="float">
            <text:p>11.922</text:p>
          </table:table-cell>
          <table:table-cell table:formula="of:=AVERAGE([.B30:.D30])" office:value-type="float" office:value="11.9106666666667" calcext:value-type="float">
            <text:p>11.9106666666667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7743435717148" calcext:value-type="float">
            <text:p>2.47743435717148</text:p>
          </table:table-cell>
          <table:table-cell table:formula="of:=SQRT(((MAX([.B30:.D30])-MIN([.B30:.D30]))/2)^2+0.0005^2)" office:value-type="float" office:value="0.0145086181285469" calcext:value-type="float">
            <text:p>0.014508618128547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7743435717148" calcext:value-type="float">
            <text:p>2.47743435717148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121811973540917" calcext:value-type="float">
            <text:p>0.001218119735409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.868" calcext:value-type="float">
            <text:p>11.868</text:p>
          </table:table-cell>
          <table:table-cell table:style-name="ce2" office:value-type="float" office:value="11.892" calcext:value-type="float">
            <text:p>11.892</text:p>
          </table:table-cell>
          <table:table-cell table:style-name="ce2" office:value-type="float" office:value="11.899" calcext:value-type="float">
            <text:p>11.899</text:p>
          </table:table-cell>
          <table:table-cell table:formula="of:=AVERAGE([.B31:.D31])" office:value-type="float" office:value="11.8863333333333" calcext:value-type="float">
            <text:p>11.8863333333333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7538928074889" calcext:value-type="float">
            <text:p>2.47538928074889</text:p>
          </table:table-cell>
          <table:table-cell table:formula="of:=SQRT(((MAX([.B31:.D31])-MIN([.B31:.D31]))/2)^2+0.0005^2)" office:value-type="float" office:value="0.0155080624192702" calcext:value-type="float">
            <text:p>0.01550806241927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7538928074889" calcext:value-type="float">
            <text:p>2.47538928074889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130469691404164" calcext:value-type="float">
            <text:p>0.001304696914042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.798" calcext:value-type="float">
            <text:p>11.798</text:p>
          </table:table-cell>
          <table:table-cell table:style-name="ce2" office:value-type="float" office:value="11.863" calcext:value-type="float">
            <text:p>11.863</text:p>
          </table:table-cell>
          <table:table-cell table:style-name="ce2" office:value-type="float" office:value="11.868" calcext:value-type="float">
            <text:p>11.868</text:p>
          </table:table-cell>
          <table:table-cell table:formula="of:=AVERAGE([.B32:.D32])" office:value-type="float" office:value="11.843" calcext:value-type="float">
            <text:p>11.84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7173697573936" calcext:value-type="float">
            <text:p>2.47173697573936</text:p>
          </table:table-cell>
          <table:table-cell table:formula="of:=SQRT(((MAX([.B32:.D32])-MIN([.B32:.D32]))/2)^2+0.0005^2)" office:value-type="float" office:value="0.0350035712463744" calcext:value-type="float">
            <text:p>0.035003571246375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7173697573936" calcext:value-type="float">
            <text:p>2.47173697573936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295563381291686" calcext:value-type="float">
            <text:p>0.002955633812917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.938" calcext:value-type="float">
            <text:p>11.938</text:p>
          </table:table-cell>
          <table:table-cell table:style-name="ce2" office:value-type="float" office:value="11.898" calcext:value-type="float">
            <text:p>11.898</text:p>
          </table:table-cell>
          <table:table-cell table:style-name="ce2" office:value-type="float" office:value="11.894" calcext:value-type="float">
            <text:p>11.894</text:p>
          </table:table-cell>
          <table:table-cell table:formula="of:=AVERAGE([.B33:.D33])" office:value-type="float" office:value="11.91" calcext:value-type="float">
            <text:p>11.91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7737838336721" calcext:value-type="float">
            <text:p>2.47737838336721</text:p>
          </table:table-cell>
          <table:table-cell table:formula="of:=SQRT(((MAX([.B33:.D33])-MIN([.B33:.D33]))/2)^2+0.0005^2)" office:value-type="float" office:value="0.0220056810846656" calcext:value-type="float">
            <text:p>0.022005681084666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7737838336721" calcext:value-type="float">
            <text:p>2.47737838336721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184766423884682" calcext:value-type="float">
            <text:p>0.001847664238847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.878" calcext:value-type="float">
            <text:p>11.878</text:p>
          </table:table-cell>
          <table:table-cell table:style-name="ce2" office:value-type="float" office:value="11.868" calcext:value-type="float">
            <text:p>11.868</text:p>
          </table:table-cell>
          <table:table-cell table:style-name="ce2" office:value-type="float" office:value="11.861" calcext:value-type="float">
            <text:p>11.861</text:p>
          </table:table-cell>
          <table:table-cell table:formula="of:=AVERAGE([.B34:.D34])" office:value-type="float" office:value="11.869" calcext:value-type="float">
            <text:p>11.869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7392995907437" calcext:value-type="float">
            <text:p>2.47392995907437</text:p>
          </table:table-cell>
          <table:table-cell table:formula="of:=SQRT(((MAX([.B34:.D34])-MIN([.B34:.D34]))/2)^2+0.0005^2)" office:value-type="float" office:value="0.00851469318296293" calcext:value-type="float">
            <text:p>0.008514693182963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7392995907437" calcext:value-type="float">
            <text:p>2.47392995907437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717389264720105" calcext:value-type="float">
            <text:p>0.00071738926472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.825" calcext:value-type="float">
            <text:p>11.825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11.838" calcext:value-type="float">
            <text:p>11.838</text:p>
          </table:table-cell>
          <table:table-cell table:formula="of:=AVERAGE([.B35:.D35])" office:value-type="float" office:value="11.841" calcext:value-type="float">
            <text:p>11.841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7156808534882" calcext:value-type="float">
            <text:p>2.47156808534882</text:p>
          </table:table-cell>
          <table:table-cell table:formula="of:=SQRT(((MAX([.B35:.D35])-MIN([.B35:.D35]))/2)^2+0.0005^2)" office:value-type="float" office:value="0.0175071414000117" calcext:value-type="float">
            <text:p>0.017507141400012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7156808534882" calcext:value-type="float">
            <text:p>2.47156808534882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14785188244246" calcext:value-type="float">
            <text:p>0.001478518824425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.801" calcext:value-type="float">
            <text:p>11.801</text:p>
          </table:table-cell>
          <table:table-cell table:style-name="ce2" office:value-type="float" office:value="11.824" calcext:value-type="float">
            <text:p>11.824</text:p>
          </table:table-cell>
          <table:table-cell table:style-name="ce2" office:value-type="float" office:value="11.819" calcext:value-type="float">
            <text:p>11.819</text:p>
          </table:table-cell>
          <table:table-cell table:formula="of:=AVERAGE([.B36:.D36])" office:value-type="float" office:value="11.8146666666667" calcext:value-type="float">
            <text:p>11.8146666666667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6934169751695" calcext:value-type="float">
            <text:p>2.46934169751695</text:p>
          </table:table-cell>
          <table:table-cell table:formula="of:=SQRT(((MAX([.B36:.D36])-MIN([.B36:.D36]))/2)^2+0.0005^2)" office:value-type="float" office:value="0.0115108644332212" calcext:value-type="float">
            <text:p>0.011510864433221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6934169751695" calcext:value-type="float">
            <text:p>2.46934169751695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97428600890598" calcext:value-type="float">
            <text:p>0.000974286008906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778" calcext:value-type="float">
            <text:p>11.778</text:p>
          </table:table-cell>
          <table:table-cell table:style-name="ce2" office:value-type="float" office:value="11.833" calcext:value-type="float">
            <text:p>11.833</text:p>
          </table:table-cell>
          <table:table-cell table:style-name="ce2" office:value-type="float" office:value="11.83" calcext:value-type="float">
            <text:p>11.83</text:p>
          </table:table-cell>
          <table:table-cell table:formula="of:=AVERAGE([.B37:.D37])" office:value-type="float" office:value="11.8136666666667" calcext:value-type="float">
            <text:p>11.8136666666667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6925705337498" calcext:value-type="float">
            <text:p>2.46925705337498</text:p>
          </table:table-cell>
          <table:table-cell table:formula="of:=SQRT(((MAX([.B37:.D37])-MIN([.B37:.D37]))/2)^2+0.0005^2)" office:value-type="float" office:value="0.02750454507895" calcext:value-type="float">
            <text:p>0.02750454507895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6925705337498" calcext:value-type="float">
            <text:p>2.46925705337498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232819715123303" calcext:value-type="float">
            <text:p>0.002328197151233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.814" calcext:value-type="float">
            <text:p>11.814</text:p>
          </table:table-cell>
          <table:table-cell table:style-name="ce2" office:value-type="float" office:value="11.822" calcext:value-type="float">
            <text:p>11.822</text:p>
          </table:table-cell>
          <table:table-cell table:style-name="ce2" office:value-type="float" office:value="11.819" calcext:value-type="float">
            <text:p>11.819</text:p>
          </table:table-cell>
          <table:table-cell table:formula="of:=AVERAGE([.B38:.D38])" office:value-type="float" office:value="11.8183333333333" calcext:value-type="float">
            <text:p>11.818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6965199808785" calcext:value-type="float">
            <text:p>2.46965199808785</text:p>
          </table:table-cell>
          <table:table-cell table:formula="of:=SQRT(((MAX([.B38:.D38])-MIN([.B38:.D38]))/2)^2+0.0005^2)" office:value-type="float" office:value="0.00403112887414884" calcext:value-type="float">
            <text:p>0.004031128874149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6965199808785" calcext:value-type="float">
            <text:p>2.46965199808785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341091147156861" calcext:value-type="float">
            <text:p>0.000341091147157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.783" calcext:value-type="float">
            <text:p>11.783</text:p>
          </table:table-cell>
          <table:table-cell table:style-name="ce2" office:value-type="float" office:value="11.791" calcext:value-type="float">
            <text:p>11.791</text:p>
          </table:table-cell>
          <table:table-cell table:style-name="ce2" office:value-type="float" office:value="11.787" calcext:value-type="float">
            <text:p>11.787</text:p>
          </table:table-cell>
          <table:table-cell table:formula="of:=AVERAGE([.B39:.D39])" office:value-type="float" office:value="11.787" calcext:value-type="float">
            <text:p>11.787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6699722924443" calcext:value-type="float">
            <text:p>2.46699722924443</text:p>
          </table:table-cell>
          <table:table-cell table:formula="of:=SQRT(((MAX([.B39:.D39])-MIN([.B39:.D39]))/2)^2+0.0005^2)" office:value-type="float" office:value="0.00403112887414972" calcext:value-type="float">
            <text:p>0.00403112887415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6699722924443" calcext:value-type="float">
            <text:p>2.46699722924443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341997868342218" calcext:value-type="float">
            <text:p>0.000341997868342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2" table:style-name="ce2" office:value-type="float" office:value="11.795" calcext:value-type="float">
            <text:p>11.795</text:p>
          </table:table-cell>
          <table:table-cell table:formula="of:=AVERAGE([.B40:.D40])" office:value-type="float" office:value="11.7966666666667" calcext:value-type="float">
            <text:p>11.7966666666667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6781700568926" calcext:value-type="float">
            <text:p>2.46781700568926</text:p>
          </table:table-cell>
          <table:table-cell table:formula="of:=SQRT(((MAX([.B40:.D40])-MIN([.B40:.D40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6781700568926" calcext:value-type="float">
            <text:p>2.46781700568926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216121200067542" calcext:value-type="float">
            <text:p>0.000216121200068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.976" calcext:value-type="float">
            <text:p>11.976</text:p>
          </table:table-cell>
          <table:table-cell table:style-name="ce2" office:value-type="float" office:value="11.975" calcext:value-type="float">
            <text:p>11.975</text:p>
          </table:table-cell>
          <table:table-cell table:style-name="ce2" office:value-type="float" office:value="11.974" calcext:value-type="float">
            <text:p>11.974</text:p>
          </table:table-cell>
          <table:table-cell table:formula="of:=AVERAGE([.B41:.D41])" office:value-type="float" office:value="11.975" calcext:value-type="float">
            <text:p>11.975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8282114329698" calcext:value-type="float">
            <text:p>2.48282114329698</text:p>
          </table:table-cell>
          <table:table-cell table:formula="of:=SQRT(((MAX([.B41:.D41])-MIN([.B41:.D41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8282114329698" calcext:value-type="float">
            <text:p>2.48282114329698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0933640074112896" calcext:value-type="float">
            <text:p>9.33640074112896E-05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 D46 10kHz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6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414" calcext:value-type="float">
            <text:p>42.414</text:p>
          </table:table-cell>
          <table:table-cell table:style-name="ce2" office:value-type="float" office:value="42.434" calcext:value-type="float">
            <text:p>42.434</text:p>
          </table:table-cell>
          <table:table-cell table:style-name="ce2" office:value-type="float" office:value="42.452" calcext:value-type="float">
            <text:p>42.452</text:p>
          </table:table-cell>
          <table:table-cell table:formula="of:=AVERAGE([.B4:.D4])" office:value-type="float" office:value="42.4333333333333" calcext:value-type="float">
            <text:p>42.433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793421689525" calcext:value-type="float">
            <text:p>3.74793421689525</text:p>
          </table:table-cell>
          <table:table-cell table:formula="of:=SQRT(((MAX([.B4:.D4])-MIN([.B4:.D4]))/2)^2+0.0005^2)" office:value-type="float" office:value="0.0190065778087466" calcext:value-type="float">
            <text:p>0.019006577808747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793421689525" calcext:value-type="float">
            <text:p>3.74793421689525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447916209161349" calcext:value-type="float">
            <text:p>0.000447916209161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9.678" calcext:value-type="float">
            <text:p>29.678</text:p>
          </table:table-cell>
          <table:table-cell table:style-name="ce2" office:value-type="float" office:value="29.688" calcext:value-type="float">
            <text:p>29.688</text:p>
          </table:table-cell>
          <table:table-cell table:style-name="ce2" office:value-type="float" office:value="29.684" calcext:value-type="float">
            <text:p>29.684</text:p>
          </table:table-cell>
          <table:table-cell table:formula="of:=AVERAGE([.B5:.D5])" office:value-type="float" office:value="29.6833333333333" calcext:value-type="float">
            <text:p>29.6833333333333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9058572106756" calcext:value-type="float">
            <text:p>3.39058572106756</text:p>
          </table:table-cell>
          <table:table-cell table:formula="of:=SQRT(((MAX([.B5:.D5])-MIN([.B5:.D5]))/2)^2+0.0005^2)" office:value-type="float" office:value="0.00502493781055946" calcext:value-type="float">
            <text:p>0.005024937810559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9058572106756" calcext:value-type="float">
            <text:p>3.39058572106756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169284822365844" calcext:value-type="float">
            <text:p>0.000169284822366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5.438" calcext:value-type="float">
            <text:p>25.438</text:p>
          </table:table-cell>
          <table:table-cell table:style-name="ce2" office:value-type="float" office:value="25.44" calcext:value-type="float">
            <text:p>25.44</text:p>
          </table:table-cell>
          <table:table-cell table:style-name="ce2" office:value-type="float" office:value="25.442" calcext:value-type="float">
            <text:p>25.442</text:p>
          </table:table-cell>
          <table:table-cell table:formula="of:=AVERAGE([.B6:.D6])" office:value-type="float" office:value="25.44" calcext:value-type="float">
            <text:p>25.44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3632273847192" calcext:value-type="float">
            <text:p>3.23632273847192</text:p>
          </table:table-cell>
          <table:table-cell table:formula="of:=SQRT(((MAX([.B6:.D6])-MIN([.B6:.D6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3632273847192" calcext:value-type="float">
            <text:p>3.23632273847192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0810358810066619" calcext:value-type="float">
            <text:p>8.1035881006661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907" calcext:value-type="float">
            <text:p>20.907</text:p>
          </table:table-cell>
          <table:table-cell table:style-name="ce2" office:value-type="float" office:value="20.909" calcext:value-type="float">
            <text:p>20.909</text:p>
          </table:table-cell>
          <table:table-cell table:style-name="ce2" office:value-type="float" office:value="20.908" calcext:value-type="float">
            <text:p>20.908</text:p>
          </table:table-cell>
          <table:table-cell table:formula="of:=AVERAGE([.B7:.D7])" office:value-type="float" office:value="20.908" calcext:value-type="float">
            <text:p>20.908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4013186085068" calcext:value-type="float">
            <text:p>3.04013186085068</text:p>
          </table:table-cell>
          <table:table-cell table:formula="of:=SQRT(((MAX([.B7:.D7])-MIN([.B7:.D7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4013186085068" calcext:value-type="float">
            <text:p>3.04013186085068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0534739807130954" calcext:value-type="float">
            <text:p>5.34739807130954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785" calcext:value-type="float">
            <text:p>18.785</text:p>
          </table:table-cell>
          <table:table-cell table:style-name="ce2" office:value-type="float" office:value="18.784" calcext:value-type="float">
            <text:p>18.784</text:p>
          </table:table-cell>
          <table:table-cell table:style-name="ce2" office:value-type="float" office:value="18.783" calcext:value-type="float">
            <text:p>18.783</text:p>
          </table:table-cell>
          <table:table-cell table:formula="of:=AVERAGE([.B8:.D8])" office:value-type="float" office:value="18.784" calcext:value-type="float">
            <text:p>18.784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3300544364569" calcext:value-type="float">
            <text:p>2.93300544364569</text:p>
          </table:table-cell>
          <table:table-cell table:formula="of:=SQRT(((MAX([.B8:.D8])-MIN([.B8:.D8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3300544364569" calcext:value-type="float">
            <text:p>2.93300544364569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0595205488048019" calcext:value-type="float">
            <text:p>5.95205488048019E-05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7.478" calcext:value-type="float">
            <text:p>17.478</text:p>
          </table:table-cell>
          <table:table-cell table:style-name="ce2" office:value-type="float" office:value="17.468" calcext:value-type="float">
            <text:p>17.468</text:p>
          </table:table-cell>
          <table:table-cell table:formula="of:=AVERAGE([.B9:.D9])" office:value-type="float" office:value="17.4746666666667" calcext:value-type="float">
            <text:p>17.4746666666667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6075221306909" calcext:value-type="float">
            <text:p>2.86075221306909</text:p>
          </table:table-cell>
          <table:table-cell table:formula="of:=SQRT(((MAX([.B9:.D9])-MIN([.B9:.D9]))/2)^2+0.0005^2)" office:value-type="float" office:value="0.00502493781056122" calcext:value-type="float">
            <text:p>0.005024937810561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6075221306909" calcext:value-type="float">
            <text:p>2.86075221306909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287555574387374" calcext:value-type="float">
            <text:p>0.000287555574387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.568" calcext:value-type="float">
            <text:p>16.568</text:p>
          </table:table-cell>
          <table:table-cell table:style-name="ce2" office:value-type="float" office:value="16.567" calcext:value-type="float">
            <text:p>16.567</text:p>
          </table:table-cell>
          <table:table-cell table:style-name="ce2" office:value-type="float" office:value="16.563" calcext:value-type="float">
            <text:p>16.563</text:p>
          </table:table-cell>
          <table:table-cell table:formula="of:=AVERAGE([.B10:.D10])" office:value-type="float" office:value="16.566" calcext:value-type="float">
            <text:p>16.566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0735240217607" calcext:value-type="float">
            <text:p>2.80735240217607</text:p>
          </table:table-cell>
          <table:table-cell table:formula="of:=SQRT(((MAX([.B10:.D10])-MIN([.B10:.D10]))/2)^2+0.0005^2)" office:value-type="float" office:value="0.00254950975679765" calcext:value-type="float">
            <text:p>0.002549509756798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80735240217607" calcext:value-type="float">
            <text:p>2.80735240217607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153900142267152" calcext:value-type="float">
            <text:p>0.000153900142267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.889" calcext:value-type="float">
            <text:p>15.889</text:p>
          </table:table-cell>
          <table:table-cell table:style-name="ce2" office:value-type="float" office:value="15.897" calcext:value-type="float">
            <text:p>15.897</text:p>
          </table:table-cell>
          <table:table-cell table:style-name="ce2" office:value-type="float" office:value="15.899" calcext:value-type="float">
            <text:p>15.899</text:p>
          </table:table-cell>
          <table:table-cell table:formula="of:=AVERAGE([.B11:.D11])" office:value-type="float" office:value="15.895" calcext:value-type="float">
            <text:p>15.895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6600459436277" calcext:value-type="float">
            <text:p>2.76600459436277</text:p>
          </table:table-cell>
          <table:table-cell table:formula="of:=SQRT(((MAX([.B11:.D11])-MIN([.B11:.D11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6600459436277" calcext:value-type="float">
            <text:p>2.76600459436277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31613323753132" calcext:value-type="float">
            <text:p>0.000316133237531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5.367" calcext:value-type="float">
            <text:p>15.367</text:p>
          </table:table-cell>
          <table:table-cell table:style-name="ce2" office:value-type="float" office:value="15.367" calcext:value-type="float">
            <text:p>15.367</text:p>
          </table:table-cell>
          <table:table-cell table:style-name="ce2" office:value-type="float" office:value="15.365" calcext:value-type="float">
            <text:p>15.365</text:p>
          </table:table-cell>
          <table:table-cell table:formula="of:=AVERAGE([.B12:.D12])" office:value-type="float" office:value="15.3663333333333" calcext:value-type="float">
            <text:p>15.3663333333333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3217896912525" calcext:value-type="float">
            <text:p>2.73217896912525</text:p>
          </table:table-cell>
          <table:table-cell table:formula="of:=SQRT(((MAX([.B12:.D12])-MIN([.B12:.D12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3217896912525" calcext:value-type="float">
            <text:p>2.73217896912525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0727586708225901" calcext:value-type="float">
            <text:p>7.27586708225901E-05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.934" calcext:value-type="float">
            <text:p>14.934</text:p>
          </table:table-cell>
          <table:table-cell table:style-name="ce2" office:value-type="float" office:value="14.938" calcext:value-type="float">
            <text:p>14.938</text:p>
          </table:table-cell>
          <table:table-cell table:style-name="ce2" office:value-type="float" office:value="14.855" calcext:value-type="float">
            <text:p>14.855</text:p>
          </table:table-cell>
          <table:table-cell table:formula="of:=AVERAGE([.B13:.D13])" office:value-type="float" office:value="14.909" calcext:value-type="float">
            <text:p>14.909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70196505744626" calcext:value-type="float">
            <text:p>2.70196505744626</text:p>
          </table:table-cell>
          <table:table-cell table:formula="of:=SQRT(((MAX([.B13:.D13])-MIN([.B13:.D13]))/2)^2+0.0005^2)" office:value-type="float" office:value="0.0415030119388944" calcext:value-type="float">
            <text:p>0.041503011938894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70196505744626" calcext:value-type="float">
            <text:p>2.70196505744626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278375557977694" calcext:value-type="float">
            <text:p>0.002783755579777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.568" calcext:value-type="float">
            <text:p>14.568</text:p>
          </table:table-cell>
          <table:table-cell table:style-name="ce2" office:value-type="float" office:value="14.572" calcext:value-type="float">
            <text:p>14.572</text:p>
          </table:table-cell>
          <table:table-cell table:style-name="ce2" office:value-type="float" office:value="14.577" calcext:value-type="float">
            <text:p>14.577</text:p>
          </table:table-cell>
          <table:table-cell table:formula="of:=AVERAGE([.B14:.D14])" office:value-type="float" office:value="14.5723333333333" calcext:value-type="float">
            <text:p>14.5723333333333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7912475380463" calcext:value-type="float">
            <text:p>2.67912475380463</text:p>
          </table:table-cell>
          <table:table-cell table:formula="of:=SQRT(((MAX([.B14:.D14])-MIN([.B14:.D14]))/2)^2+0.0005^2)" office:value-type="float" office:value="0.00452769256906888" calcext:value-type="float">
            <text:p>0.004527692569069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7912475380463" calcext:value-type="float">
            <text:p>2.67912475380463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310704707715686" calcext:value-type="float">
            <text:p>0.000310704707716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.263" calcext:value-type="float">
            <text:p>14.263</text:p>
          </table:table-cell>
          <table:table-cell table:style-name="ce2" office:value-type="float" office:value="14.261" calcext:value-type="float">
            <text:p>14.261</text:p>
          </table:table-cell>
          <table:table-cell table:style-name="ce2" office:value-type="float" office:value="14.267" calcext:value-type="float">
            <text:p>14.267</text:p>
          </table:table-cell>
          <table:table-cell table:formula="of:=AVERAGE([.B15:.D15])" office:value-type="float" office:value="14.2636666666667" calcext:value-type="float">
            <text:p>14.263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5771551143379" calcext:value-type="float">
            <text:p>2.65771551143379</text:p>
          </table:table-cell>
          <table:table-cell table:formula="of:=SQRT(((MAX([.B15:.D15])-MIN([.B15:.D15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5771551143379" calcext:value-type="float">
            <text:p>2.65771551143379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213225766994173" calcext:value-type="float">
            <text:p>0.000213225766994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.999" calcext:value-type="float">
            <text:p>13.999</text:p>
          </table:table-cell>
          <table:table-cell table:style-name="ce2" office:value-type="float" office:value="14.017" calcext:value-type="float">
            <text:p>14.017</text:p>
          </table:table-cell>
          <table:table-cell table:style-name="ce2" office:value-type="float" office:value="14.016" calcext:value-type="float">
            <text:p>14.016</text:p>
          </table:table-cell>
          <table:table-cell table:formula="of:=AVERAGE([.B16:.D16])" office:value-type="float" office:value="14.0106666666667" calcext:value-type="float">
            <text:p>14.010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3981894427507" calcext:value-type="float">
            <text:p>2.63981894427507</text:p>
          </table:table-cell>
          <table:table-cell table:formula="of:=SQRT(((MAX([.B16:.D16])-MIN([.B16:.D16]))/2)^2+0.0005^2)" office:value-type="float" office:value="0.00901387818865943" calcext:value-type="float">
            <text:p>0.009013878188659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3981894427507" calcext:value-type="float">
            <text:p>2.63981894427507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643358264321904" calcext:value-type="float">
            <text:p>0.000643358264322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.789" calcext:value-type="float">
            <text:p>13.789</text:p>
          </table:table-cell>
          <table:table-cell table:style-name="ce2" office:value-type="float" office:value="13.774" calcext:value-type="float">
            <text:p>13.774</text:p>
          </table:table-cell>
          <table:table-cell table:style-name="ce2" office:value-type="float" office:value="13.768" calcext:value-type="float">
            <text:p>13.768</text:p>
          </table:table-cell>
          <table:table-cell table:formula="of:=AVERAGE([.B17:.D17])" office:value-type="float" office:value="13.777" calcext:value-type="float">
            <text:p>13.777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62300053506246" calcext:value-type="float">
            <text:p>2.62300053506246</text:p>
          </table:table-cell>
          <table:table-cell table:formula="of:=SQRT(((MAX([.B17:.D17])-MIN([.B17:.D17]))/2)^2+0.0005^2)" office:value-type="float" office:value="0.0105118980208138" calcext:value-type="float">
            <text:p>0.010511898020814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62300053506246" calcext:value-type="float">
            <text:p>2.62300053506246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763003412993673" calcext:value-type="float">
            <text:p>0.000763003412994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.577" calcext:value-type="float">
            <text:p>13.577</text:p>
          </table:table-cell>
          <table:table-cell table:style-name="ce2" office:value-type="float" office:value="13.581" calcext:value-type="float">
            <text:p>13.581</text:p>
          </table:table-cell>
          <table:table-cell table:style-name="ce2" office:value-type="float" office:value="13.578" calcext:value-type="float">
            <text:p>13.578</text:p>
          </table:table-cell>
          <table:table-cell table:formula="of:=AVERAGE([.B18:.D18])" office:value-type="float" office:value="13.5786666666667" calcext:value-type="float">
            <text:p>13.578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60849993370689" calcext:value-type="float">
            <text:p>2.60849993370689</text:p>
          </table:table-cell>
          <table:table-cell table:formula="of:=SQRT(((MAX([.B18:.D18])-MIN([.B18:.D18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60849993370689" calcext:value-type="float">
            <text:p>2.60849993370689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15182291924651" calcext:value-type="float">
            <text:p>0.000151822919247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.398" calcext:value-type="float">
            <text:p>13.398</text:p>
          </table:table-cell>
          <table:table-cell table:style-name="ce2" office:value-type="float" office:value="13.392" calcext:value-type="float">
            <text:p>13.392</text:p>
          </table:table-cell>
          <table:table-cell table:style-name="ce2" office:value-type="float" office:value="13.399" calcext:value-type="float">
            <text:p>13.399</text:p>
          </table:table-cell>
          <table:table-cell table:formula="of:=AVERAGE([.B19:.D19])" office:value-type="float" office:value="13.3963333333333" calcext:value-type="float">
            <text:p>13.3963333333333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9498103767205" calcext:value-type="float">
            <text:p>2.59498103767205</text:p>
          </table:table-cell>
          <table:table-cell table:formula="of:=SQRT(((MAX([.B19:.D19])-MIN([.B19:.D19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9498103767205" calcext:value-type="float">
            <text:p>2.59498103767205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263918030252002" calcext:value-type="float">
            <text:p>0.000263918030252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.226" calcext:value-type="float">
            <text:p>13.226</text:p>
          </table:table-cell>
          <table:table-cell table:style-name="ce2" office:value-type="float" office:value="13.229" calcext:value-type="float">
            <text:p>13.229</text:p>
          </table:table-cell>
          <table:table-cell table:style-name="ce2" office:value-type="float" office:value="13.235" calcext:value-type="float">
            <text:p>13.235</text:p>
          </table:table-cell>
          <table:table-cell table:formula="of:=AVERAGE([.B20:.D20])" office:value-type="float" office:value="13.23" calcext:value-type="float">
            <text:p>13.2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8248697812686" calcext:value-type="float">
            <text:p>2.58248697812686</text:p>
          </table:table-cell>
          <table:table-cell table:formula="of:=SQRT(((MAX([.B20:.D20])-MIN([.B20:.D20]))/2)^2+0.0005^2)" office:value-type="float" office:value="0.00452769256906799" calcext:value-type="float">
            <text:p>0.004527692569068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8248697812686" calcext:value-type="float">
            <text:p>2.58248697812686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342229219128344" calcext:value-type="float">
            <text:p>0.000342229219128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.085" calcext:value-type="float">
            <text:p>13.085</text:p>
          </table:table-cell>
          <table:table-cell table:style-name="ce2" office:value-type="float" office:value="13.086" calcext:value-type="float">
            <text:p>13.086</text:p>
          </table:table-cell>
          <table:table-cell table:style-name="ce2" office:value-type="float" office:value="13.081" calcext:value-type="float">
            <text:p>13.081</text:p>
          </table:table-cell>
          <table:table-cell table:formula="of:=AVERAGE([.B21:.D21])" office:value-type="float" office:value="13.084" calcext:value-type="float">
            <text:p>13.084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7139010967614" calcext:value-type="float">
            <text:p>2.57139010967614</text:p>
          </table:table-cell>
          <table:table-cell table:formula="of:=SQRT(((MAX([.B21:.D21])-MIN([.B21:.D21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7139010967614" calcext:value-type="float">
            <text:p>2.57139010967614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194857058758543" calcext:value-type="float">
            <text:p>0.000194857058759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2.938" calcext:value-type="float">
            <text:p>12.938</text:p>
          </table:table-cell>
          <table:table-cell table:style-name="ce2" office:value-type="float" office:value="12.94" calcext:value-type="float">
            <text:p>12.94</text:p>
          </table:table-cell>
          <table:table-cell table:style-name="ce2" office:value-type="float" office:value="12.939" calcext:value-type="float">
            <text:p>12.939</text:p>
          </table:table-cell>
          <table:table-cell table:formula="of:=AVERAGE([.B22:.D22])" office:value-type="float" office:value="12.939" calcext:value-type="float">
            <text:p>12.939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6024600633382" calcext:value-type="float">
            <text:p>2.56024600633382</text:p>
          </table:table-cell>
          <table:table-cell table:formula="of:=SQRT(((MAX([.B22:.D22])-MIN([.B22:.D22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6024600633382" calcext:value-type="float">
            <text:p>2.56024600633382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0864080677602132" calcext:value-type="float">
            <text:p>8.64080677602132E-05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.817" calcext:value-type="float">
            <text:p>12.817</text:p>
          </table:table-cell>
          <table:table-cell table:style-name="ce2" office:value-type="float" office:value="12.813" calcext:value-type="float">
            <text:p>12.813</text:p>
          </table:table-cell>
          <table:table-cell table:style-name="ce2" office:value-type="float" office:value="12.815" calcext:value-type="float">
            <text:p>12.815</text:p>
          </table:table-cell>
          <table:table-cell table:formula="of:=AVERAGE([.B23:.D23])" office:value-type="float" office:value="12.815" calcext:value-type="float">
            <text:p>12.815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5061635981603" calcext:value-type="float">
            <text:p>2.55061635981603</text:p>
          </table:table-cell>
          <table:table-cell table:formula="of:=SQRT(((MAX([.B23:.D23])-MIN([.B23:.D23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5061635981603" calcext:value-type="float">
            <text:p>2.55061635981603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160870293625331" calcext:value-type="float">
            <text:p>0.000160870293625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.704" calcext:value-type="float">
            <text:p>12.70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2.706" calcext:value-type="float">
            <text:p>12.706</text:p>
          </table:table-cell>
          <table:table-cell table:formula="of:=AVERAGE([.B24:.D24])" office:value-type="float" office:value="12.7033333333333" calcext:value-type="float">
            <text:p>12.7033333333333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54186442621766" calcext:value-type="float">
            <text:p>2.54186442621766</text:p>
          </table:table-cell>
          <table:table-cell table:formula="of:=SQRT(((MAX([.B24:.D24])-MIN([.B24:.D24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54186442621766" calcext:value-type="float">
            <text:p>2.54186442621766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239416000930141" calcext:value-type="float">
            <text:p>0.00023941600093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.602" calcext:value-type="float">
            <text:p>12.602</text:p>
          </table:table-cell>
          <table:table-cell table:style-name="ce2" office:value-type="float" office:value="12.604" calcext:value-type="float">
            <text:p>12.604</text:p>
          </table:table-cell>
          <table:table-cell table:style-name="ce2" office:value-type="float" office:value="12.596" calcext:value-type="float">
            <text:p>12.596</text:p>
          </table:table-cell>
          <table:table-cell table:formula="of:=AVERAGE([.B25:.D25])" office:value-type="float" office:value="12.6006666666667" calcext:value-type="float">
            <text:p>12.6006666666667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53374972261066" calcext:value-type="float">
            <text:p>2.53374972261066</text:p>
          </table:table-cell>
          <table:table-cell table:formula="of:=SQRT(((MAX([.B25:.D25])-MIN([.B25:.D25]))/2)^2+0.0005^2)" office:value-type="float" office:value="0.00403112887414884" calcext:value-type="float">
            <text:p>0.004031128874149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53374972261066" calcext:value-type="float">
            <text:p>2.53374972261066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319913936364386" calcext:value-type="float">
            <text:p>0.000319913936364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.517" calcext:value-type="float">
            <text:p>12.517</text:p>
          </table:table-cell>
          <table:table-cell table:style-name="ce2" office:value-type="float" office:value="12.518" calcext:value-type="float">
            <text:p>12.518</text:p>
          </table:table-cell>
          <table:table-cell table:style-name="ce2" office:value-type="float" office:value="12.515" calcext:value-type="float">
            <text:p>12.515</text:p>
          </table:table-cell>
          <table:table-cell table:formula="of:=AVERAGE([.B26:.D26])" office:value-type="float" office:value="12.5166666666667" calcext:value-type="float">
            <text:p>12.5166666666667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52706108954203" calcext:value-type="float">
            <text:p>2.52706108954203</text:p>
          </table:table-cell>
          <table:table-cell table:formula="of:=SQRT(((MAX([.B26:.D26])-MIN([.B26:.D26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52706108954203" calcext:value-type="float">
            <text:p>2.52706108954203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126322676171844" calcext:value-type="float">
            <text:p>0.000126322676172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.44" calcext:value-type="float">
            <text:p>12.44</text:p>
          </table:table-cell>
          <table:table-cell table:style-name="ce2" office:value-type="float" office:value="12.439" calcext:value-type="float">
            <text:p>12.439</text:p>
          </table:table-cell>
          <table:table-cell table:style-name="ce2" office:value-type="float" office:value="12.444" calcext:value-type="float">
            <text:p>12.444</text:p>
          </table:table-cell>
          <table:table-cell table:formula="of:=AVERAGE([.B27:.D27])" office:value-type="float" office:value="12.441" calcext:value-type="float">
            <text:p>12.441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52099746993235" calcext:value-type="float">
            <text:p>2.52099746993235</text:p>
          </table:table-cell>
          <table:table-cell table:formula="of:=SQRT(((MAX([.B27:.D27])-MIN([.B27:.D27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52099746993235" calcext:value-type="float">
            <text:p>2.52099746993235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204928040896775" calcext:value-type="float">
            <text:p>0.000204928040897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.384" calcext:value-type="float">
            <text:p>12.384</text:p>
          </table:table-cell>
          <table:table-cell table:style-name="ce2" office:value-type="float" office:value="12.382" calcext:value-type="float">
            <text:p>12.382</text:p>
          </table:table-cell>
          <table:table-cell table:style-name="ce2" office:value-type="float" office:value="12.374" calcext:value-type="float">
            <text:p>12.374</text:p>
          </table:table-cell>
          <table:table-cell table:formula="of:=AVERAGE([.B28:.D28])" office:value-type="float" office:value="12.38" calcext:value-type="float">
            <text:p>12.38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51608226725645" calcext:value-type="float">
            <text:p>2.51608226725645</text:p>
          </table:table-cell>
          <table:table-cell table:formula="of:=SQRT(((MAX([.B28:.D28])-MIN([.B28:.D28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51608226725645" calcext:value-type="float">
            <text:p>2.51608226725645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405891584051724" calcext:value-type="float">
            <text:p>0.000405891584052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.34" calcext:value-type="float">
            <text:p>12.34</text:p>
          </table:table-cell>
          <table:table-cell table:style-name="ce2" office:value-type="float" office:value="12.33" calcext:value-type="float">
            <text:p>12.33</text:p>
          </table:table-cell>
          <table:table-cell table:style-name="ce2" office:value-type="float" office:value="12.336" calcext:value-type="float">
            <text:p>12.336</text:p>
          </table:table-cell>
          <table:table-cell table:formula="of:=AVERAGE([.B29:.D29])" office:value-type="float" office:value="12.3353333333333" calcext:value-type="float">
            <text:p>12.3353333333333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51246777299141" calcext:value-type="float">
            <text:p>2.51246777299141</text:p>
          </table:table-cell>
          <table:table-cell table:formula="of:=SQRT(((MAX([.B29:.D29])-MIN([.B29:.D29]))/2)^2+0.0005^2)" office:value-type="float" office:value="0.00502493781056034" calcext:value-type="float">
            <text:p>0.00502493781056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51246777299141" calcext:value-type="float">
            <text:p>2.51246777299141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407361331451143" calcext:value-type="float">
            <text:p>0.000407361331451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.298" calcext:value-type="float">
            <text:p>12.298</text:p>
          </table:table-cell>
          <table:table-cell table:style-name="ce2" office:value-type="float" office:value="12.301" calcext:value-type="float">
            <text:p>12.301</text:p>
          </table:table-cell>
          <table:table-cell table:style-name="ce2" office:value-type="float" office:value="12.302" calcext:value-type="float">
            <text:p>12.302</text:p>
          </table:table-cell>
          <table:table-cell table:formula="of:=AVERAGE([.B30:.D30])" office:value-type="float" office:value="12.3003333333333" calcext:value-type="float">
            <text:p>12.300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50962636228217" calcext:value-type="float">
            <text:p>2.50962636228217</text:p>
          </table:table-cell>
          <table:table-cell table:formula="of:=SQRT(((MAX([.B30:.D30])-MIN([.B30:.D30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50962636228217" calcext:value-type="float">
            <text:p>2.50962636228217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167601377697782" calcext:value-type="float">
            <text:p>0.000167601377698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.262" calcext:value-type="float">
            <text:p>12.262</text:p>
          </table:table-cell>
          <table:table-cell table:style-name="ce2" office:value-type="float" office:value="12.261" calcext:value-type="float">
            <text:p>12.261</text:p>
          </table:table-cell>
          <table:table-cell table:style-name="ce2" office:value-type="float" office:value="12.266" calcext:value-type="float">
            <text:p>12.266</text:p>
          </table:table-cell>
          <table:table-cell table:formula="of:=AVERAGE([.B31:.D31])" office:value-type="float" office:value="12.263" calcext:value-type="float">
            <text:p>12.263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50658659877989" calcext:value-type="float">
            <text:p>2.50658659877989</text:p>
          </table:table-cell>
          <table:table-cell table:formula="of:=SQRT(((MAX([.B31:.D31])-MIN([.B31:.D31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50658659877989" calcext:value-type="float">
            <text:p>2.50658659877989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207902614107215" calcext:value-type="float">
            <text:p>0.000207902614107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2.241" calcext:value-type="float">
            <text:p>12.241</text:p>
          </table:table-cell>
          <table:table-cell table:style-name="ce2" office:value-type="float" office:value="12.238" calcext:value-type="float">
            <text:p>12.238</text:p>
          </table:table-cell>
          <table:table-cell table:style-name="ce2" office:value-type="float" office:value="12.24" calcext:value-type="float">
            <text:p>12.24</text:p>
          </table:table-cell>
          <table:table-cell table:formula="of:=AVERAGE([.B32:.D32])" office:value-type="float" office:value="12.2396666666667" calcext:value-type="float">
            <text:p>12.239666666666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50468204359788" calcext:value-type="float">
            <text:p>2.50468204359788</text:p>
          </table:table-cell>
          <table:table-cell table:formula="of:=SQRT(((MAX([.B32:.D32])-MIN([.B32:.D32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50468204359788" calcext:value-type="float">
            <text:p>2.50468204359788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129181527009252" calcext:value-type="float">
            <text:p>0.000129181527009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.212" calcext:value-type="float">
            <text:p>12.212</text:p>
          </table:table-cell>
          <table:table-cell table:style-name="ce2" office:value-type="float" office:value="12.207" calcext:value-type="float">
            <text:p>12.207</text:p>
          </table:table-cell>
          <table:table-cell table:style-name="ce2" office:value-type="float" office:value="12.212" calcext:value-type="float">
            <text:p>12.212</text:p>
          </table:table-cell>
          <table:table-cell table:formula="of:=AVERAGE([.B33:.D33])" office:value-type="float" office:value="12.2103333333333" calcext:value-type="float">
            <text:p>12.2103333333333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50228258777727" calcext:value-type="float">
            <text:p>2.50228258777727</text:p>
          </table:table-cell>
          <table:table-cell table:formula="of:=SQRT(((MAX([.B33:.D33])-MIN([.B33:.D33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50228258777727" calcext:value-type="float">
            <text:p>2.50228258777727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208799357658478" calcext:value-type="float">
            <text:p>0.000208799357658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number-columns-repeated="3" table:style-name="ce2" office:value-type="float" office:value="12.19" calcext:value-type="float">
            <text:p>12.19</text:p>
          </table:table-cell>
          <table:table-cell table:formula="of:=AVERAGE([.B34:.D34])" office:value-type="float" office:value="12.19" calcext:value-type="float">
            <text:p>12.19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50061594349318" calcext:value-type="float">
            <text:p>2.50061594349318</text:p>
          </table:table-cell>
          <table:table-cell table:formula="of:=SQRT(((MAX([.B34:.D34])-MIN([.B34:.D34]))/2)^2+0.0005^2)" office:value-type="float" office:value="0.0005" calcext:value-type="float">
            <text:p>0.0005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50061594349318" calcext:value-type="float">
            <text:p>2.50061594349318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0410172272354389" calcext:value-type="float">
            <text:p>4.1017227235438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.172" calcext:value-type="float">
            <text:p>12.172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12.167" calcext:value-type="float">
            <text:p>12.167</text:p>
          </table:table-cell>
          <table:table-cell table:formula="of:=AVERAGE([.B35:.D35])" office:value-type="float" office:value="12.1696666666667" calcext:value-type="float">
            <text:p>12.1696666666667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989465168681" calcext:value-type="float">
            <text:p>2.4989465168681</text:p>
          </table:table-cell>
          <table:table-cell table:formula="of:=SQRT(((MAX([.B35:.D35])-MIN([.B35:.D35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989465168681" calcext:value-type="float">
            <text:p>2.4989465168681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209497090317191" calcext:value-type="float">
            <text:p>0.000209497090317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number-columns-repeated="2" table:style-name="ce2" office:value-type="float" office:value="12.146" calcext:value-type="float">
            <text:p>12.146</text:p>
          </table:table-cell>
          <table:table-cell table:style-name="ce2" office:value-type="float" office:value="12.148" calcext:value-type="float">
            <text:p>12.148</text:p>
          </table:table-cell>
          <table:table-cell table:formula="of:=AVERAGE([.B36:.D36])" office:value-type="float" office:value="12.1466666666667" calcext:value-type="float">
            <text:p>12.1466666666667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9705478372365" calcext:value-type="float">
            <text:p>2.49705478372365</text:p>
          </table:table-cell>
          <table:table-cell table:formula="of:=SQRT(((MAX([.B36:.D36])-MIN([.B36:.D36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9705478372365" calcext:value-type="float">
            <text:p>2.49705478372365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0920445105995663" calcext:value-type="float">
            <text:p>9.20445105995663E-05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12.126" calcext:value-type="float">
            <text:p>12.126</text:p>
          </table:table-cell>
          <table:table-cell table:style-name="ce2" office:value-type="float" office:value="12.127" calcext:value-type="float">
            <text:p>12.127</text:p>
          </table:table-cell>
          <table:table-cell table:formula="of:=AVERAGE([.B37:.D37])" office:value-type="float" office:value="12.1276666666667" calcext:value-type="float">
            <text:p>12.1276666666667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9548934391369" calcext:value-type="float">
            <text:p>2.49548934391369</text:p>
          </table:table-cell>
          <table:table-cell table:formula="of:=SQRT(((MAX([.B37:.D37])-MIN([.B37:.D37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9548934391369" calcext:value-type="float">
            <text:p>2.49548934391369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69987588665817" calcext:value-type="float">
            <text:p>0.000169987588666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2.108" calcext:value-type="float">
            <text:p>12.108</text:p>
          </table:table-cell>
          <table:table-cell table:style-name="ce2" office:value-type="float" office:value="12.111" calcext:value-type="float">
            <text:p>12.111</text:p>
          </table:table-cell>
          <table:table-cell table:style-name="ce2" office:value-type="float" office:value="12.112" calcext:value-type="float">
            <text:p>12.112</text:p>
          </table:table-cell>
          <table:table-cell table:formula="of:=AVERAGE([.B38:.D38])" office:value-type="float" office:value="12.1103333333333" calcext:value-type="float">
            <text:p>12.110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9405908264723" calcext:value-type="float">
            <text:p>2.49405908264723</text:p>
          </table:table-cell>
          <table:table-cell table:formula="of:=SQRT(((MAX([.B38:.D38])-MIN([.B38:.D38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9405908264723" calcext:value-type="float">
            <text:p>2.49405908264723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17023088927984" calcext:value-type="float">
            <text:p>0.00017023088928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2.089" calcext:value-type="float">
            <text:p>12.089</text:p>
          </table:table-cell>
          <table:table-cell table:style-name="ce2" office:value-type="float" office:value="12.093" calcext:value-type="float">
            <text:p>12.093</text:p>
          </table:table-cell>
          <table:table-cell table:style-name="ce2" office:value-type="float" office:value="12.094" calcext:value-type="float">
            <text:p>12.094</text:p>
          </table:table-cell>
          <table:table-cell table:formula="of:=AVERAGE([.B39:.D39])" office:value-type="float" office:value="12.092" calcext:value-type="float">
            <text:p>12.092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9254407691721" calcext:value-type="float">
            <text:p>2.49254407691721</text:p>
          </table:table-cell>
          <table:table-cell table:formula="of:=SQRT(((MAX([.B39:.D39])-MIN([.B39:.D39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9254407691721" calcext:value-type="float">
            <text:p>2.49254407691721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210842685808461" calcext:value-type="float">
            <text:p>0.000210842685808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.066" calcext:value-type="float">
            <text:p>12.066</text:p>
          </table:table-cell>
          <table:table-cell table:style-name="ce2" office:value-type="float" office:value="12.065" calcext:value-type="float">
            <text:p>12.065</text:p>
          </table:table-cell>
          <table:table-cell table:style-name="ce2" office:value-type="float" office:value="12.059" calcext:value-type="float">
            <text:p>12.059</text:p>
          </table:table-cell>
          <table:table-cell table:formula="of:=AVERAGE([.B40:.D40])" office:value-type="float" office:value="12.0633333333333" calcext:value-type="float">
            <text:p>12.0633333333333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9017054890754" calcext:value-type="float">
            <text:p>2.49017054890754</text:p>
          </table:table-cell>
          <table:table-cell table:formula="of:=SQRT(((MAX([.B40:.D40])-MIN([.B40:.D40]))/2)^2+0.0005^2)" office:value-type="float" office:value="0.00353553390593345" calcext:value-type="float">
            <text:p>0.003535533905933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9017054890754" calcext:value-type="float">
            <text:p>2.49017054890754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293081009057761" calcext:value-type="float">
            <text:p>0.000293081009058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.047" calcext:value-type="float">
            <text:p>12.047</text:p>
          </table:table-cell>
          <table:table-cell table:number-columns-repeated="2" table:style-name="ce2" office:value-type="float" office:value="12.046" calcext:value-type="float">
            <text:p>12.046</text:p>
          </table:table-cell>
          <table:table-cell table:formula="of:=AVERAGE([.B41:.D41])" office:value-type="float" office:value="12.0463333333333" calcext:value-type="float">
            <text:p>12.046333333333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8876032594159" calcext:value-type="float">
            <text:p>2.48876032594159</text:p>
          </table:table-cell>
          <table:table-cell table:formula="of:=SQRT(((MAX([.B41:.D41])-MIN([.B41:.D41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8876032594159" calcext:value-type="float">
            <text:p>2.48876032594159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0586989220388206" calcext:value-type="float">
            <text:p>5.86989220388206E-05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D47 10kHz" table:style-name="ta1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7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3.91" calcext:value-type="float">
            <text:p>43.91</text:p>
          </table:table-cell>
          <table:table-cell table:style-name="ce2" office:value-type="float" office:value="43.914" calcext:value-type="float">
            <text:p>43.914</text:p>
          </table:table-cell>
          <table:table-cell table:style-name="ce2" office:value-type="float" office:value="43.862" calcext:value-type="float">
            <text:p>43.862</text:p>
          </table:table-cell>
          <table:table-cell table:formula="of:=AVERAGE([.B4:.D4])" office:value-type="float" office:value="43.8953333333333" calcext:value-type="float">
            <text:p>43.895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8180801222867" calcext:value-type="float">
            <text:p>3.78180801222867</text:p>
          </table:table-cell>
          <table:table-cell table:formula="of:=SQRT(((MAX([.B4:.D4])-MIN([.B4:.D4]))/2)^2+0.0005^2)" office:value-type="float" office:value="0.0260048072478915" calcext:value-type="float">
            <text:p>0.026004807247892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8180801222867" calcext:value-type="float">
            <text:p>3.78180801222867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592427606151561" calcext:value-type="float">
            <text:p>0.000592427606152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30.32" calcext:value-type="float">
            <text:p>30.32</text:p>
          </table:table-cell>
          <table:table-cell table:style-name="ce2" office:value-type="float" office:value="30.312" calcext:value-type="float">
            <text:p>30.312</text:p>
          </table:table-cell>
          <table:table-cell table:formula="of:=AVERAGE([.B5:.D5])" office:value-type="float" office:value="30.3173333333333" calcext:value-type="float">
            <text:p>30.3173333333333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4117196061587" calcext:value-type="float">
            <text:p>3.4117196061587</text:p>
          </table:table-cell>
          <table:table-cell table:formula="of:=SQRT(((MAX([.B5:.D5])-MIN([.B5:.D5]))/2)^2+0.0005^2)" office:value-type="float" office:value="0.00403112887414884" calcext:value-type="float">
            <text:p>0.004031128874149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4117196061587" calcext:value-type="float">
            <text:p>3.4117196061587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13296449360593" calcext:value-type="float">
            <text:p>0.000132964493606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5.782" calcext:value-type="float">
            <text:p>25.782</text:p>
          </table:table-cell>
          <table:table-cell table:style-name="ce2" office:value-type="float" office:value="25.756" calcext:value-type="float">
            <text:p>25.756</text:p>
          </table:table-cell>
          <table:table-cell table:style-name="ce2" office:value-type="float" office:value="25.762" calcext:value-type="float">
            <text:p>25.762</text:p>
          </table:table-cell>
          <table:table-cell table:formula="of:=AVERAGE([.B6:.D6])" office:value-type="float" office:value="25.7666666666667" calcext:value-type="float">
            <text:p>25.7666666666667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4908166692527" calcext:value-type="float">
            <text:p>3.24908166692527</text:p>
          </table:table-cell>
          <table:table-cell table:formula="of:=SQRT(((MAX([.B6:.D6])-MIN([.B6:.D6]))/2)^2+0.0005^2)" office:value-type="float" office:value="0.0130096118312576" calcext:value-type="float">
            <text:p>0.013009611831258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4908166692527" calcext:value-type="float">
            <text:p>3.24908166692527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504900847267436" calcext:value-type="float">
            <text:p>0.000504900847267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972" calcext:value-type="float">
            <text:p>20.972</text:p>
          </table:table-cell>
          <table:table-cell table:style-name="ce2" office:value-type="float" office:value="20.925" calcext:value-type="float">
            <text:p>20.925</text:p>
          </table:table-cell>
          <table:table-cell table:style-name="ce2" office:value-type="float" office:value="20.932" calcext:value-type="float">
            <text:p>20.932</text:p>
          </table:table-cell>
          <table:table-cell table:formula="of:=AVERAGE([.B7:.D7])" office:value-type="float" office:value="20.943" calcext:value-type="float">
            <text:p>20.943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4180446165637" calcext:value-type="float">
            <text:p>3.04180446165637</text:p>
          </table:table-cell>
          <table:table-cell table:formula="of:=SQRT(((MAX([.B7:.D7])-MIN([.B7:.D7]))/2)^2+0.0005^2)" office:value-type="float" office:value="0.0235053185470866" calcext:value-type="float">
            <text:p>0.023505318547087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4180446165637" calcext:value-type="float">
            <text:p>3.04180446165637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112234725431345" calcext:value-type="float">
            <text:p>0.001122347254313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68" calcext:value-type="float">
            <text:p>18.68</text:p>
          </table:table-cell>
          <table:table-cell table:style-name="ce2" office:value-type="float" office:value="18.683" calcext:value-type="float">
            <text:p>18.683</text:p>
          </table:table-cell>
          <table:table-cell table:style-name="ce2" office:value-type="float" office:value="18.634" calcext:value-type="float">
            <text:p>18.634</text:p>
          </table:table-cell>
          <table:table-cell table:formula="of:=AVERAGE([.B8:.D8])" office:value-type="float" office:value="18.6656666666667" calcext:value-type="float">
            <text:p>18.6656666666667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2668582920347" calcext:value-type="float">
            <text:p>2.92668582920347</text:p>
          </table:table-cell>
          <table:table-cell table:formula="of:=SQRT(((MAX([.B8:.D8])-MIN([.B8:.D8]))/2)^2+0.0005^2)" office:value-type="float" office:value="0.0245051015096854" calcext:value-type="float">
            <text:p>0.024505101509686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2668582920347" calcext:value-type="float">
            <text:p>2.92668582920347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131284362607026" calcext:value-type="float">
            <text:p>0.00131284362607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.213" calcext:value-type="float">
            <text:p>17.213</text:p>
          </table:table-cell>
          <table:table-cell table:style-name="ce2" office:value-type="float" office:value="17.201" calcext:value-type="float">
            <text:p>17.201</text:p>
          </table:table-cell>
          <table:table-cell table:style-name="ce2" office:value-type="float" office:value="17.198" calcext:value-type="float">
            <text:p>17.198</text:p>
          </table:table-cell>
          <table:table-cell table:formula="of:=AVERAGE([.B9:.D9])" office:value-type="float" office:value="17.204" calcext:value-type="float">
            <text:p>17.204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4514191492149" calcext:value-type="float">
            <text:p>2.84514191492149</text:p>
          </table:table-cell>
          <table:table-cell table:formula="of:=SQRT(((MAX([.B9:.D9])-MIN([.B9:.D9]))/2)^2+0.0005^2)" office:value-type="float" office:value="0.00751664818918674" calcext:value-type="float">
            <text:p>0.007516648189187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4514191492149" calcext:value-type="float">
            <text:p>2.84514191492149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436912821970864" calcext:value-type="float">
            <text:p>0.000436912821971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.247" calcext:value-type="float">
            <text:p>16.247</text:p>
          </table:table-cell>
          <table:table-cell table:style-name="ce2" office:value-type="float" office:value="16.244" calcext:value-type="float">
            <text:p>16.244</text:p>
          </table:table-cell>
          <table:table-cell table:style-name="ce2" office:value-type="float" office:value="16.246" calcext:value-type="float">
            <text:p>16.246</text:p>
          </table:table-cell>
          <table:table-cell table:formula="of:=AVERAGE([.B10:.D10])" office:value-type="float" office:value="16.2456666666667" calcext:value-type="float">
            <text:p>16.245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878262065472" calcext:value-type="float">
            <text:p>2.7878262065472</text:p>
          </table:table-cell>
          <table:table-cell table:formula="of:=SQRT(((MAX([.B10:.D10])-MIN([.B10:.D10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878262065472" calcext:value-type="float">
            <text:p>2.7878262065472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0973268048967464" calcext:value-type="float">
            <text:p>9.73268048967464E-05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15.532" calcext:value-type="float">
            <text:p>15.532</text:p>
          </table:table-cell>
          <table:table-cell table:style-name="ce2" office:value-type="float" office:value="15.533" calcext:value-type="float">
            <text:p>15.533</text:p>
          </table:table-cell>
          <table:table-cell table:formula="of:=AVERAGE([.B11:.D11])" office:value-type="float" office:value="15.5316666666667" calcext:value-type="float">
            <text:p>15.5316666666667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4288095056951" calcext:value-type="float">
            <text:p>2.74288095056951</text:p>
          </table:table-cell>
          <table:table-cell table:formula="of:=SQRT(((MAX([.B11:.D11])-MIN([.B11:.D1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4288095056951" calcext:value-type="float">
            <text:p>2.74288095056951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101800976290433" calcext:value-type="float">
            <text:p>0.00010180097629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4.976" calcext:value-type="float">
            <text:p>14.976</text:p>
          </table:table-cell>
          <table:table-cell table:style-name="ce2" office:value-type="float" office:value="14.979" calcext:value-type="float">
            <text:p>14.979</text:p>
          </table:table-cell>
          <table:table-cell table:style-name="ce2" office:value-type="float" office:value="14.982" calcext:value-type="float">
            <text:p>14.982</text:p>
          </table:table-cell>
          <table:table-cell table:formula="of:=AVERAGE([.B12:.D12])" office:value-type="float" office:value="14.979" calcext:value-type="float">
            <text:p>14.979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0664922018658" calcext:value-type="float">
            <text:p>2.70664922018658</text:p>
          </table:table-cell>
          <table:table-cell table:formula="of:=SQRT(((MAX([.B12:.D12])-MIN([.B12:.D12]))/2)^2+0.0005^2)" office:value-type="float" office:value="0.00304138126514835" calcext:value-type="float">
            <text:p>0.003041381265148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70664922018658" calcext:value-type="float">
            <text:p>2.70664922018658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203043011225606" calcext:value-type="float">
            <text:p>0.000203043011226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.526" calcext:value-type="float">
            <text:p>14.526</text:p>
          </table:table-cell>
          <table:table-cell table:style-name="ce2" office:value-type="float" office:value="14.531" calcext:value-type="float">
            <text:p>14.531</text:p>
          </table:table-cell>
          <table:table-cell table:style-name="ce2" office:value-type="float" office:value="14.529" calcext:value-type="float">
            <text:p>14.529</text:p>
          </table:table-cell>
          <table:table-cell table:formula="of:=AVERAGE([.B13:.D13])" office:value-type="float" office:value="14.5286666666667" calcext:value-type="float">
            <text:p>14.5286666666667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7612370920551" calcext:value-type="float">
            <text:p>2.67612370920551</text:p>
          </table:table-cell>
          <table:table-cell table:formula="of:=SQRT(((MAX([.B13:.D13])-MIN([.B13:.D13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7612370920551" calcext:value-type="float">
            <text:p>2.67612370920551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175481330482043" calcext:value-type="float">
            <text:p>0.000175481330482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.153" calcext:value-type="float">
            <text:p>14.153</text:p>
          </table:table-cell>
          <table:table-cell table:style-name="ce2" office:value-type="float" office:value="14.156" calcext:value-type="float">
            <text:p>14.156</text:p>
          </table:table-cell>
          <table:table-cell table:style-name="ce2" office:value-type="float" office:value="14.154" calcext:value-type="float">
            <text:p>14.154</text:p>
          </table:table-cell>
          <table:table-cell table:formula="of:=AVERAGE([.B14:.D14])" office:value-type="float" office:value="14.1543333333333" calcext:value-type="float">
            <text:p>14.1543333333333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5002081984494" calcext:value-type="float">
            <text:p>2.65002081984494</text:p>
          </table:table-cell>
          <table:table-cell table:formula="of:=SQRT(((MAX([.B14:.D14])-MIN([.B14:.D14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5002081984494" calcext:value-type="float">
            <text:p>2.65002081984494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111707050614717" calcext:value-type="float">
            <text:p>0.000111707050615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.832" calcext:value-type="float">
            <text:p>13.832</text:p>
          </table:table-cell>
          <table:table-cell table:style-name="ce2" office:value-type="float" office:value="13.833" calcext:value-type="float">
            <text:p>13.833</text:p>
          </table:table-cell>
          <table:table-cell table:style-name="ce2" office:value-type="float" office:value="13.832" calcext:value-type="float">
            <text:p>13.832</text:p>
          </table:table-cell>
          <table:table-cell table:formula="of:=AVERAGE([.B15:.D15])" office:value-type="float" office:value="13.8323333333333" calcext:value-type="float">
            <text:p>13.8323333333333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2700884679893" calcext:value-type="float">
            <text:p>2.62700884679893</text:p>
          </table:table-cell>
          <table:table-cell table:formula="of:=SQRT(((MAX([.B15:.D15])-MIN([.B15:.D15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2700884679893" calcext:value-type="float">
            <text:p>2.62700884679893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0511198482675628" calcext:value-type="float">
            <text:p>5.11198482675628E-05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.554" calcext:value-type="float">
            <text:p>13.554</text:p>
          </table:table-cell>
          <table:table-cell table:style-name="ce2" office:value-type="float" office:value="13.558" calcext:value-type="float">
            <text:p>13.558</text:p>
          </table:table-cell>
          <table:table-cell table:style-name="ce2" office:value-type="float" office:value="13.555" calcext:value-type="float">
            <text:p>13.555</text:p>
          </table:table-cell>
          <table:table-cell table:formula="of:=AVERAGE([.B16:.D16])" office:value-type="float" office:value="13.5556666666667" calcext:value-type="float">
            <text:p>13.555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0680466408476" calcext:value-type="float">
            <text:p>2.60680466408476</text:p>
          </table:table-cell>
          <table:table-cell table:formula="of:=SQRT(((MAX([.B16:.D16])-MIN([.B16:.D16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60680466408476" calcext:value-type="float">
            <text:p>2.60680466408476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152080518317699" calcext:value-type="float">
            <text:p>0.000152080518318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.314" calcext:value-type="float">
            <text:p>13.314</text:p>
          </table:table-cell>
          <table:table-cell table:number-columns-repeated="2" table:style-name="ce2" office:value-type="float" office:value="13.313" calcext:value-type="float">
            <text:p>13.313</text:p>
          </table:table-cell>
          <table:table-cell table:formula="of:=AVERAGE([.B17:.D17])" office:value-type="float" office:value="13.3133333333333" calcext:value-type="float">
            <text:p>13.313333333333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8876603931956" calcext:value-type="float">
            <text:p>2.58876603931956</text:p>
          </table:table-cell>
          <table:table-cell table:formula="of:=SQRT(((MAX([.B17:.D17])-MIN([.B17:.D17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8876603931956" calcext:value-type="float">
            <text:p>2.58876603931956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0531126776053844" calcext:value-type="float">
            <text:p>5.31126776053844E-05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.098" calcext:value-type="float">
            <text:p>13.098</text:p>
          </table:table-cell>
          <table:table-cell table:style-name="ce2" office:value-type="float" office:value="13.103" calcext:value-type="float">
            <text:p>13.103</text:p>
          </table:table-cell>
          <table:table-cell table:style-name="ce2" office:value-type="float" office:value="13.101" calcext:value-type="float">
            <text:p>13.101</text:p>
          </table:table-cell>
          <table:table-cell table:formula="of:=AVERAGE([.B18:.D18])" office:value-type="float" office:value="13.1006666666667" calcext:value-type="float">
            <text:p>13.100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7266311949747" calcext:value-type="float">
            <text:p>2.57266311949747</text:p>
          </table:table-cell>
          <table:table-cell table:formula="of:=SQRT(((MAX([.B18:.D18])-MIN([.B18:.D18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7266311949747" calcext:value-type="float">
            <text:p>2.57266311949747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194609161630139" calcext:value-type="float">
            <text:p>0.00019460916163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907" calcext:value-type="float">
            <text:p>12.907</text:p>
          </table:table-cell>
          <table:table-cell table:number-columns-repeated="2" table:style-name="ce2" office:value-type="float" office:value="12.908" calcext:value-type="float">
            <text:p>12.908</text:p>
          </table:table-cell>
          <table:table-cell table:formula="of:=AVERAGE([.B19:.D19])" office:value-type="float" office:value="12.9076666666667" calcext:value-type="float">
            <text:p>12.9076666666667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5782145007774" calcext:value-type="float">
            <text:p>2.55782145007774</text:p>
          </table:table-cell>
          <table:table-cell table:formula="of:=SQRT(((MAX([.B19:.D19])-MIN([.B19:.D19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5782145007774" calcext:value-type="float">
            <text:p>2.55782145007774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0547819214306499" calcext:value-type="float">
            <text:p>5.47819214306499E-05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2.728" calcext:value-type="float">
            <text:p>12.728</text:p>
          </table:table-cell>
          <table:table-cell table:style-name="ce2" office:value-type="float" office:value="12.727" calcext:value-type="float">
            <text:p>12.727</text:p>
          </table:table-cell>
          <table:table-cell table:formula="of:=AVERAGE([.B20:.D20])" office:value-type="float" office:value="12.7283333333333" calcext:value-type="float">
            <text:p>12.728333333333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4383047967224" calcext:value-type="float">
            <text:p>2.54383047967224</text:p>
          </table:table-cell>
          <table:table-cell table:formula="of:=SQRT(((MAX([.B20:.D20])-MIN([.B20:.D20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4383047967224" calcext:value-type="float">
            <text:p>2.54383047967224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24221984817408" calcext:value-type="float">
            <text:p>0.000124221984817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.576" calcext:value-type="float">
            <text:p>12.576</text:p>
          </table:table-cell>
          <table:table-cell table:style-name="ce2" office:value-type="float" office:value="12.572" calcext:value-type="float">
            <text:p>12.572</text:p>
          </table:table-cell>
          <table:table-cell table:style-name="ce2" office:value-type="float" office:value="12.57" calcext:value-type="float">
            <text:p>12.57</text:p>
          </table:table-cell>
          <table:table-cell table:formula="of:=AVERAGE([.B21:.D21])" office:value-type="float" office:value="12.5726666666667" calcext:value-type="float">
            <text:p>12.5726666666667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3152514542206" calcext:value-type="float">
            <text:p>2.53152514542206</text:p>
          </table:table-cell>
          <table:table-cell table:formula="of:=SQRT(((MAX([.B21:.D21])-MIN([.B21:.D21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3152514542206" calcext:value-type="float">
            <text:p>2.53152514542206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241904231280759" calcext:value-type="float">
            <text:p>0.000241904231281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2.429" calcext:value-type="float">
            <text:p>12.429</text:p>
          </table:table-cell>
          <table:table-cell table:number-columns-repeated="2" table:style-name="ce2" office:value-type="float" office:value="12.43" calcext:value-type="float">
            <text:p>12.43</text:p>
          </table:table-cell>
          <table:table-cell table:formula="of:=AVERAGE([.B22:.D22])" office:value-type="float" office:value="12.4296666666667" calcext:value-type="float">
            <text:p>12.4296666666667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2008608832207" calcext:value-type="float">
            <text:p>2.52008608832207</text:p>
          </table:table-cell>
          <table:table-cell table:formula="of:=SQRT(((MAX([.B22:.D22])-MIN([.B22:.D22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2008608832207" calcext:value-type="float">
            <text:p>2.52008608832207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0568886358861609" calcext:value-type="float">
            <text:p>5.68886358861609E-05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.304" calcext:value-type="float">
            <text:p>12.304</text:p>
          </table:table-cell>
          <table:table-cell table:style-name="ce2" office:value-type="float" office:value="12.31" calcext:value-type="float">
            <text:p>12.31</text:p>
          </table:table-cell>
          <table:table-cell table:style-name="ce2" office:value-type="float" office:value="12.304" calcext:value-type="float">
            <text:p>12.304</text:p>
          </table:table-cell>
          <table:table-cell table:formula="of:=AVERAGE([.B23:.D23])" office:value-type="float" office:value="12.306" calcext:value-type="float">
            <text:p>12.306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100869483183" calcext:value-type="float">
            <text:p>2.5100869483183</text:p>
          </table:table-cell>
          <table:table-cell table:formula="of:=SQRT(((MAX([.B23:.D23])-MIN([.B23:.D23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100869483183" calcext:value-type="float">
            <text:p>2.5100869483183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247146210397304" calcext:value-type="float">
            <text:p>0.000247146210397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.183" calcext:value-type="float">
            <text:p>12.183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12.179" calcext:value-type="float">
            <text:p>12.179</text:p>
          </table:table-cell>
          <table:table-cell table:formula="of:=AVERAGE([.B24:.D24])" office:value-type="float" office:value="12.1806666666667" calcext:value-type="float">
            <text:p>12.1806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9984999532136" calcext:value-type="float">
            <text:p>2.49984999532136</text:p>
          </table:table-cell>
          <table:table-cell table:formula="of:=SQRT(((MAX([.B24:.D24])-MIN([.B24:.D24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9984999532136" calcext:value-type="float">
            <text:p>2.49984999532136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169247945882159" calcext:value-type="float">
            <text:p>0.000169247945882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.068" calcext:value-type="float">
            <text:p>12.068</text:p>
          </table:table-cell>
          <table:table-cell table:style-name="ce2" office:value-type="float" office:value="12.066" calcext:value-type="float">
            <text:p>12.066</text:p>
          </table:table-cell>
          <table:table-cell table:style-name="ce2" office:value-type="float" office:value="12.068" calcext:value-type="float">
            <text:p>12.068</text:p>
          </table:table-cell>
          <table:table-cell table:formula="of:=AVERAGE([.B25:.D25])" office:value-type="float" office:value="12.0673333333333" calcext:value-type="float">
            <text:p>12.0673333333333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9050207725625" calcext:value-type="float">
            <text:p>2.49050207725625</text:p>
          </table:table-cell>
          <table:table-cell table:formula="of:=SQRT(((MAX([.B25:.D25])-MIN([.B25:.D25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9050207725625" calcext:value-type="float">
            <text:p>2.49050207725625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0926496316846638" calcext:value-type="float">
            <text:p>9.26496316846638E-05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968" calcext:value-type="float">
            <text:p>11.968</text:p>
          </table:table-cell>
          <table:table-cell table:style-name="ce2" office:value-type="float" office:value="11.971" calcext:value-type="float">
            <text:p>11.971</text:p>
          </table:table-cell>
          <table:table-cell table:style-name="ce2" office:value-type="float" office:value="11.973" calcext:value-type="float">
            <text:p>11.973</text:p>
          </table:table-cell>
          <table:table-cell table:formula="of:=AVERAGE([.B26:.D26])" office:value-type="float" office:value="11.9706666666667" calcext:value-type="float">
            <text:p>11.9706666666667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8245921281152" calcext:value-type="float">
            <text:p>2.48245921281152</text:p>
          </table:table-cell>
          <table:table-cell table:formula="of:=SQRT(((MAX([.B26:.D26])-MIN([.B26:.D26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8245921281152" calcext:value-type="float">
            <text:p>2.48245921281152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212979763599641" calcext:value-type="float">
            <text:p>0.0002129797636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11.874" calcext:value-type="float">
            <text:p>11.874</text:p>
          </table:table-cell>
          <table:table-cell table:formula="of:=AVERAGE([.B27:.D27])" office:value-type="float" office:value="11.874" calcext:value-type="float">
            <text:p>11.874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7435113584848" calcext:value-type="float">
            <text:p>2.47435113584848</text:p>
          </table:table-cell>
          <table:table-cell table:formula="of:=SQRT(((MAX([.B27:.D27])-MIN([.B27:.D27]))/2)^2+0.0005^2)" office:value-type="float" office:value="0.0005" calcext:value-type="float">
            <text:p>0.0005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7435113584848" calcext:value-type="float">
            <text:p>2.47435113584848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0421088091628769" calcext:value-type="float">
            <text:p>4.2108809162876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.79" calcext:value-type="float">
            <text:p>11.79</text:p>
          </table:table-cell>
          <table:table-cell table:style-name="ce2" office:value-type="float" office:value="11.792" calcext:value-type="float">
            <text:p>11.792</text:p>
          </table:table-cell>
          <table:table-cell table:style-name="ce2" office:value-type="float" office:value="11.787" calcext:value-type="float">
            <text:p>11.787</text:p>
          </table:table-cell>
          <table:table-cell table:formula="of:=AVERAGE([.B28:.D28])" office:value-type="float" office:value="11.7896666666667" calcext:value-type="float">
            <text:p>11.7896666666667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6722344160225" calcext:value-type="float">
            <text:p>2.46722344160225</text:p>
          </table:table-cell>
          <table:table-cell table:formula="of:=SQRT(((MAX([.B28:.D28])-MIN([.B28:.D28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6722344160225" calcext:value-type="float">
            <text:p>2.46722344160225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216249519929535" calcext:value-type="float">
            <text:p>0.00021624951993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718" calcext:value-type="float">
            <text:p>11.718</text:p>
          </table:table-cell>
          <table:table-cell table:number-columns-repeated="2" table:style-name="ce2" office:value-type="float" office:value="11.719" calcext:value-type="float">
            <text:p>11.719</text:p>
          </table:table-cell>
          <table:table-cell table:formula="of:=AVERAGE([.B29:.D29])" office:value-type="float" office:value="11.7186666666667" calcext:value-type="float">
            <text:p>11.7186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6118301203429" calcext:value-type="float">
            <text:p>2.46118301203429</text:p>
          </table:table-cell>
          <table:table-cell table:formula="of:=SQRT(((MAX([.B29:.D29])-MIN([.B29:.D29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6118301203429" calcext:value-type="float">
            <text:p>2.46118301203429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0603402077471571" calcext:value-type="float">
            <text:p>6.03402077471571E-05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.658" calcext:value-type="float">
            <text:p>11.658</text:p>
          </table:table-cell>
          <table:table-cell table:number-columns-repeated="2" table:style-name="ce2" office:value-type="float" office:value="11.66" calcext:value-type="float">
            <text:p>11.66</text:p>
          </table:table-cell>
          <table:table-cell table:formula="of:=AVERAGE([.B30:.D30])" office:value-type="float" office:value="11.6593333333333" calcext:value-type="float">
            <text:p>11.659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5610700375889" calcext:value-type="float">
            <text:p>2.45610700375889</text:p>
          </table:table-cell>
          <table:table-cell table:formula="of:=SQRT(((MAX([.B30:.D30])-MIN([.B30:.D3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5610700375889" calcext:value-type="float">
            <text:p>2.45610700375889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0958917595703179" calcext:value-type="float">
            <text:p>9.5891759570317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.613" calcext:value-type="float">
            <text:p>11.613</text:p>
          </table:table-cell>
          <table:table-cell table:style-name="ce2" office:value-type="float" office:value="11.608" calcext:value-type="float">
            <text:p>11.608</text:p>
          </table:table-cell>
          <table:table-cell table:style-name="ce2" office:value-type="float" office:value="11.606" calcext:value-type="float">
            <text:p>11.606</text:p>
          </table:table-cell>
          <table:table-cell table:formula="of:=AVERAGE([.B31:.D31])" office:value-type="float" office:value="11.609" calcext:value-type="float">
            <text:p>11.609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517806593559" calcext:value-type="float">
            <text:p>2.4517806593559</text:p>
          </table:table-cell>
          <table:table-cell table:formula="of:=SQRT(((MAX([.B31:.D31])-MIN([.B31:.D31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517806593559" calcext:value-type="float">
            <text:p>2.4517806593559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304551116024858" calcext:value-type="float">
            <text:p>0.000304551116025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.561" calcext:value-type="float">
            <text:p>11.561</text:p>
          </table:table-cell>
          <table:table-cell table:style-name="ce2" office:value-type="float" office:value="11.568" calcext:value-type="float">
            <text:p>11.568</text:p>
          </table:table-cell>
          <table:table-cell table:style-name="ce2" office:value-type="float" office:value="11.564" calcext:value-type="float">
            <text:p>11.564</text:p>
          </table:table-cell>
          <table:table-cell table:formula="of:=AVERAGE([.B32:.D32])" office:value-type="float" office:value="11.5643333333333" calcext:value-type="float">
            <text:p>11.564333333333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4792564882802" calcext:value-type="float">
            <text:p>2.44792564882802</text:p>
          </table:table-cell>
          <table:table-cell table:formula="of:=SQRT(((MAX([.B32:.D32])-MIN([.B32:.D32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4792564882802" calcext:value-type="float">
            <text:p>2.44792564882802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305727429677391" calcext:value-type="float">
            <text:p>0.000305727429677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11.53" calcext:value-type="float">
            <text:p>11.53</text:p>
          </table:table-cell>
          <table:table-cell table:style-name="ce2" office:value-type="float" office:value="11.529" calcext:value-type="float">
            <text:p>11.529</text:p>
          </table:table-cell>
          <table:table-cell table:formula="of:=AVERAGE([.B33:.D33])" office:value-type="float" office:value="11.5296666666667" calcext:value-type="float">
            <text:p>11.529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4492342377344" calcext:value-type="float">
            <text:p>2.44492342377344</text:p>
          </table:table-cell>
          <table:table-cell table:formula="of:=SQRT(((MAX([.B33:.D33])-MIN([.B33:.D33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4492342377344" calcext:value-type="float">
            <text:p>2.44492342377344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0613293342842827" calcext:value-type="float">
            <text:p>6.1329334284282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.499" calcext:value-type="float">
            <text:p>11.499</text:p>
          </table:table-cell>
          <table:table-cell table:style-name="ce2" office:value-type="float" office:value="11.498" calcext:value-type="float">
            <text:p>11.498</text:p>
          </table:table-cell>
          <table:table-cell table:style-name="ce2" office:value-type="float" office:value="11.497" calcext:value-type="float">
            <text:p>11.497</text:p>
          </table:table-cell>
          <table:table-cell table:formula="of:=AVERAGE([.B34:.D34])" office:value-type="float" office:value="11.498" calcext:value-type="float">
            <text:p>11.498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421731072011" calcext:value-type="float">
            <text:p>2.4421731072011</text:p>
          </table:table-cell>
          <table:table-cell table:formula="of:=SQRT(((MAX([.B34:.D34])-MIN([.B34:.D34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421731072011" calcext:value-type="float">
            <text:p>2.4421731072011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0972372576752647" calcext:value-type="float">
            <text:p>9.7237257675264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.474" calcext:value-type="float">
            <text:p>11.474</text:p>
          </table:table-cell>
          <table:table-cell table:style-name="ce2" office:value-type="float" office:value="11.471" calcext:value-type="float">
            <text:p>11.471</text:p>
          </table:table-cell>
          <table:table-cell table:style-name="ce2" office:value-type="float" office:value="11.467" calcext:value-type="float">
            <text:p>11.467</text:p>
          </table:table-cell>
          <table:table-cell table:formula="of:=AVERAGE([.B35:.D35])" office:value-type="float" office:value="11.4706666666667" calcext:value-type="float">
            <text:p>11.4706666666667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3979305209099" calcext:value-type="float">
            <text:p>2.43979305209099</text:p>
          </table:table-cell>
          <table:table-cell table:formula="of:=SQRT(((MAX([.B35:.D35])-MIN([.B35:.D35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3979305209099" calcext:value-type="float">
            <text:p>2.43979305209099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308223925310872" calcext:value-type="float">
            <text:p>0.000308223925311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11.451" calcext:value-type="float">
            <text:p>11.451</text:p>
          </table:table-cell>
          <table:table-cell table:style-name="ce2" office:value-type="float" office:value="11.452" calcext:value-type="float">
            <text:p>11.452</text:p>
          </table:table-cell>
          <table:table-cell table:formula="of:=AVERAGE([.B36:.D36])" office:value-type="float" office:value="11.451" calcext:value-type="float">
            <text:p>11.451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380770624312" calcext:value-type="float">
            <text:p>2.4380770624312</text:p>
          </table:table-cell>
          <table:table-cell table:formula="of:=SQRT(((MAX([.B36:.D36])-MIN([.B36:.D36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380770624312" calcext:value-type="float">
            <text:p>2.4380770624312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0976363626539336" calcext:value-type="float">
            <text:p>9.76363626539336E-05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431" calcext:value-type="float">
            <text:p>11.431</text:p>
          </table:table-cell>
          <table:table-cell table:style-name="ce2" office:value-type="float" office:value="11.433" calcext:value-type="float">
            <text:p>11.433</text:p>
          </table:table-cell>
          <table:table-cell table:style-name="ce2" office:value-type="float" office:value="11.435" calcext:value-type="float">
            <text:p>11.435</text:p>
          </table:table-cell>
          <table:table-cell table:formula="of:=AVERAGE([.B37:.D37])" office:value-type="float" office:value="11.433" calcext:value-type="float">
            <text:p>11.4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3650391055983" calcext:value-type="float">
            <text:p>2.43650391055983</text:p>
          </table:table-cell>
          <table:table-cell table:formula="of:=SQRT(((MAX([.B37:.D37])-MIN([.B37:.D37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3650391055983" calcext:value-type="float">
            <text:p>2.43650391055983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80315998671344" calcext:value-type="float">
            <text:p>0.000180315998671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.422" calcext:value-type="float">
            <text:p>11.422</text:p>
          </table:table-cell>
          <table:table-cell table:style-name="ce2" office:value-type="float" office:value="11.423" calcext:value-type="float">
            <text:p>11.423</text:p>
          </table:table-cell>
          <table:table-cell table:style-name="ce2" office:value-type="float" office:value="11.418" calcext:value-type="float">
            <text:p>11.418</text:p>
          </table:table-cell>
          <table:table-cell table:formula="of:=AVERAGE([.B38:.D38])" office:value-type="float" office:value="11.421" calcext:value-type="float">
            <text:p>11.421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3545376606847" calcext:value-type="float">
            <text:p>2.43545376606847</text:p>
          </table:table-cell>
          <table:table-cell table:formula="of:=SQRT(((MAX([.B38:.D38])-MIN([.B38:.D38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3545376606847" calcext:value-type="float">
            <text:p>2.43545376606847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223229993590472" calcext:value-type="float">
            <text:p>0.00022322999359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number-columns-repeated="2" table:style-name="ce2" office:value-type="float" office:value="11.406" calcext:value-type="float">
            <text:p>11.406</text:p>
          </table:table-cell>
          <table:table-cell table:style-name="ce2" office:value-type="float" office:value="11.404" calcext:value-type="float">
            <text:p>11.404</text:p>
          </table:table-cell>
          <table:table-cell table:formula="of:=AVERAGE([.B39:.D39])" office:value-type="float" office:value="11.4053333333333" calcext:value-type="float">
            <text:p>11.405333333333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340810822565" calcext:value-type="float">
            <text:p>2.4340810822565</text:p>
          </table:table-cell>
          <table:table-cell table:formula="of:=SQRT(((MAX([.B39:.D39])-MIN([.B39:.D39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340810822565" calcext:value-type="float">
            <text:p>2.4340810822565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0980272961845505" calcext:value-type="float">
            <text:p>9.80272961845505E-05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.393" calcext:value-type="float">
            <text:p>11.393</text:p>
          </table:table-cell>
          <table:table-cell table:style-name="ce2" office:value-type="float" office:value="11.392" calcext:value-type="float">
            <text:p>11.392</text:p>
          </table:table-cell>
          <table:table-cell table:style-name="ce2" office:value-type="float" office:value="11.394" calcext:value-type="float">
            <text:p>11.394</text:p>
          </table:table-cell>
          <table:table-cell table:formula="of:=AVERAGE([.B40:.D40])" office:value-type="float" office:value="11.393" calcext:value-type="float">
            <text:p>11.393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3299913171598" calcext:value-type="float">
            <text:p>2.43299913171598</text:p>
          </table:table-cell>
          <table:table-cell table:formula="of:=SQRT(((MAX([.B40:.D40])-MIN([.B40:.D4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3299913171598" calcext:value-type="float">
            <text:p>2.43299913171598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0981334142675497" calcext:value-type="float">
            <text:p>9.8133414267549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.497" calcext:value-type="float">
            <text:p>11.497</text:p>
          </table:table-cell>
          <table:table-cell table:style-name="ce2" office:value-type="float" office:value="11.509" calcext:value-type="float">
            <text:p>11.509</text:p>
          </table:table-cell>
          <table:table-cell table:style-name="ce2" office:value-type="float" office:value="11.508" calcext:value-type="float">
            <text:p>11.508</text:p>
          </table:table-cell>
          <table:table-cell table:formula="of:=AVERAGE([.B41:.D41])" office:value-type="float" office:value="11.5046666666667" calcext:value-type="float">
            <text:p>11.5046666666667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4275275015728" calcext:value-type="float">
            <text:p>2.44275275015728</text:p>
          </table:table-cell>
          <table:table-cell table:formula="of:=SQRT(((MAX([.B41:.D41])-MIN([.B41:.D41]))/2)^2+0.0005^2)" office:value-type="float" office:value="0.00602079728939637" calcext:value-type="float">
            <text:p>0.006020797289396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4275275015728" calcext:value-type="float">
            <text:p>2.44275275015728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523335222465931" calcext:value-type="float">
            <text:p>0.000523335222466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 D48 10kHz" table:style-name="ta1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48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10"/>
          <table:table-cell office:value-type="string" calcext:value-type="string">
            <text:p>Root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2"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346" calcext:value-type="float">
            <text:p>42.346</text:p>
          </table:table-cell>
          <table:table-cell table:style-name="ce2" office:value-type="float" office:value="42.334" calcext:value-type="float">
            <text:p>42.334</text:p>
          </table:table-cell>
          <table:table-cell table:style-name="ce2" office:value-type="float" office:value="42.328" calcext:value-type="float">
            <text:p>42.328</text:p>
          </table:table-cell>
          <table:table-cell table:formula="of:=AVERAGE([.B4:.D4])" office:value-type="float" office:value="42.336" calcext:value-type="float">
            <text:p>42.336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563778793255" calcext:value-type="float">
            <text:p>3.74563778793255</text:p>
          </table:table-cell>
          <table:table-cell table:formula="of:=SQRT(((MAX([.B4:.D4])-MIN([.B4:.D4]))/2)^2+0.0005^2)" office:value-type="float" office:value="0.00901387818865677" calcext:value-type="float">
            <text:p>0.009013878188657</text:p>
          </table:table-cell>
          <table:table-cell table:number-columns-repeated="2"/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563778793255" calcext:value-type="float">
            <text:p>3.74563778793255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212912844592233" calcext:value-type="float">
            <text:p>0.000212912844592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9.306" calcext:value-type="float">
            <text:p>29.306</text:p>
          </table:table-cell>
          <table:table-cell table:style-name="ce2" office:value-type="float" office:value="29.302" calcext:value-type="float">
            <text:p>29.302</text:p>
          </table:table-cell>
          <table:table-cell table:formula="of:=AVERAGE([.B5:.D5])" office:value-type="float" office:value="29.3046666666667" calcext:value-type="float">
            <text:p>29.3046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7774677524049" calcext:value-type="float">
            <text:p>3.37774677524049</text:p>
          </table:table-cell>
          <table:table-cell table:formula="of:=SQRT(((MAX([.B5:.D5])-MIN([.B5:.D5]))/2)^2+0.0005^2)" office:value-type="float" office:value="0.00206155281280948" calcext:value-type="float">
            <text:p>0.002061552812809</text:p>
          </table:table-cell>
          <table:table-cell table:number-columns-repeated="2"/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7774677524049" calcext:value-type="float">
            <text:p>3.37774677524049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0703489596472511" calcext:value-type="float">
            <text:p>7.03489596472511E-05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4.95" calcext:value-type="float">
            <text:p>24.95</text:p>
          </table:table-cell>
          <table:table-cell table:style-name="ce2" office:value-type="float" office:value="24.948" calcext:value-type="float">
            <text:p>24.948</text:p>
          </table:table-cell>
          <table:table-cell table:style-name="ce2" office:value-type="float" office:value="29.95" calcext:value-type="float">
            <text:p>29.95</text:p>
          </table:table-cell>
          <table:table-cell table:formula="of:=AVERAGE([.B6:.D6])" office:value-type="float" office:value="26.616" calcext:value-type="float">
            <text:p>26.616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8151253871618" calcext:value-type="float">
            <text:p>3.28151253871618</text:p>
          </table:table-cell>
          <table:table-cell table:formula="of:=SQRT(((MAX([.B6:.D6])-MIN([.B6:.D6]))/2)^2+0.0005^2)" office:value-type="float" office:value="2.50100004998001" calcext:value-type="float">
            <text:p>2.50100004998001</text:p>
          </table:table-cell>
          <table:table-cell table:number-columns-repeated="2"/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28151253871618" calcext:value-type="float">
            <text:p>3.28151253871618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939660373452062" calcext:value-type="float">
            <text:p>0.093966037345206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325" calcext:value-type="float">
            <text:p>20.325</text:p>
          </table:table-cell>
          <table:table-cell table:style-name="ce2" office:value-type="float" office:value="20.326" calcext:value-type="float">
            <text:p>20.326</text:p>
          </table:table-cell>
          <table:table-cell table:style-name="ce2" office:value-type="float" office:value="20.331" calcext:value-type="float">
            <text:p>20.331</text:p>
          </table:table-cell>
          <table:table-cell table:formula="of:=AVERAGE([.B7:.D7])" office:value-type="float" office:value="20.3273333333333" calcext:value-type="float">
            <text:p>20.3273333333333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1196644999274" calcext:value-type="float">
            <text:p>3.01196644999274</text:p>
          </table:table-cell>
          <table:table-cell table:formula="of:=SQRT(((MAX([.B7:.D7])-MIN([.B7:.D7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3.01196644999274" calcext:value-type="float">
            <text:p>3.01196644999274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149620278040203" calcext:value-type="float">
            <text:p>0.00014962027804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179" calcext:value-type="float">
            <text:p>18.179</text:p>
          </table:table-cell>
          <table:table-cell table:style-name="ce2" office:value-type="float" office:value="18.184" calcext:value-type="float">
            <text:p>18.184</text:p>
          </table:table-cell>
          <table:table-cell table:style-name="ce2" office:value-type="float" office:value="18.182" calcext:value-type="float">
            <text:p>18.182</text:p>
          </table:table-cell>
          <table:table-cell table:formula="of:=AVERAGE([.B8:.D8])" office:value-type="float" office:value="18.1816666666667" calcext:value-type="float">
            <text:p>18.1816666666667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0041376038161" calcext:value-type="float">
            <text:p>2.90041376038161</text:p>
          </table:table-cell>
          <table:table-cell table:formula="of:=SQRT(((MAX([.B8:.D8])-MIN([.B8:.D8]))/2)^2+0.0005^2)" office:value-type="float" office:value="0.00254950975679765" calcext:value-type="float">
            <text:p>0.002549509756798</text:p>
          </table:table-cell>
          <table:table-cell table:number-columns-repeated="2"/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90041376038161" calcext:value-type="float">
            <text:p>2.90041376038161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140224205158914" calcext:value-type="float">
            <text:p>0.000140224205159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.865" calcext:value-type="float">
            <text:p>16.865</text:p>
          </table:table-cell>
          <table:table-cell table:style-name="ce2" office:value-type="float" office:value="16.868" calcext:value-type="float">
            <text:p>16.868</text:p>
          </table:table-cell>
          <table:table-cell table:style-name="ce2" office:value-type="float" office:value="16.865" calcext:value-type="float">
            <text:p>16.865</text:p>
          </table:table-cell>
          <table:table-cell table:formula="of:=AVERAGE([.B9:.D9])" office:value-type="float" office:value="16.866" calcext:value-type="float">
            <text:p>16.866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2529976115245" calcext:value-type="float">
            <text:p>2.82529976115245</text:p>
          </table:table-cell>
          <table:table-cell table:formula="of:=SQRT(((MAX([.B9:.D9])-MIN([.B9:.D9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82529976115245" calcext:value-type="float">
            <text:p>2.82529976115245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0937471143178136" calcext:value-type="float">
            <text:p>9.37471143178136E-05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.956" calcext:value-type="float">
            <text:p>15.956</text:p>
          </table:table-cell>
          <table:table-cell table:style-name="ce2" office:value-type="float" office:value="15.958" calcext:value-type="float">
            <text:p>15.958</text:p>
          </table:table-cell>
          <table:table-cell table:style-name="ce2" office:value-type="float" office:value="15.956" calcext:value-type="float">
            <text:p>15.956</text:p>
          </table:table-cell>
          <table:table-cell table:formula="of:=AVERAGE([.B10:.D10])" office:value-type="float" office:value="15.9566666666667" calcext:value-type="float">
            <text:p>15.956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6987671473631" calcext:value-type="float">
            <text:p>2.76987671473631</text:p>
          </table:table-cell>
          <table:table-cell table:formula="of:=SQRT(((MAX([.B10:.D10])-MIN([.B10:.D10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76987671473631" calcext:value-type="float">
            <text:p>2.76987671473631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0700668887873528" calcext:value-type="float">
            <text:p>7.00668887873528E-05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.275" calcext:value-type="float">
            <text:p>15.275</text:p>
          </table:table-cell>
          <table:table-cell table:style-name="ce2" office:value-type="float" office:value="15.277" calcext:value-type="float">
            <text:p>15.277</text:p>
          </table:table-cell>
          <table:table-cell table:style-name="ce2" office:value-type="float" office:value="15.278" calcext:value-type="float">
            <text:p>15.278</text:p>
          </table:table-cell>
          <table:table-cell table:formula="of:=AVERAGE([.B11:.D11])" office:value-type="float" office:value="15.2766666666667" calcext:value-type="float">
            <text:p>15.2766666666667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2632660985292" calcext:value-type="float">
            <text:p>2.72632660985292</text:p>
          </table:table-cell>
          <table:table-cell table:formula="of:=SQRT(((MAX([.B11:.D11])-MIN([.B11:.D1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72632660985292" calcext:value-type="float">
            <text:p>2.72632660985292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103500250714657" calcext:value-type="float">
            <text:p>0.000103500250715</text:p>
          </table:table-cell>
          <table:table-cell table:number-columns-repeated="101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4.746" calcext:value-type="float">
            <text:p>14.746</text:p>
          </table:table-cell>
          <table:table-cell table:style-name="ce2" office:value-type="float" office:value="14.745" calcext:value-type="float">
            <text:p>14.745</text:p>
          </table:table-cell>
          <table:table-cell table:style-name="ce2" office:value-type="float" office:value="14.747" calcext:value-type="float">
            <text:p>14.747</text:p>
          </table:table-cell>
          <table:table-cell table:formula="of:=AVERAGE([.B12:.D12])" office:value-type="float" office:value="14.746" calcext:value-type="float">
            <text:p>14.746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9097185956746" calcext:value-type="float">
            <text:p>2.69097185956746</text:p>
          </table:table-cell>
          <table:table-cell table:formula="of:=SQRT(((MAX([.B12:.D12])-MIN([.B12:.D12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9097185956746" calcext:value-type="float">
            <text:p>2.69097185956746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0758194757052891" calcext:value-type="float">
            <text:p>7.58194757052891E-05</text:p>
          </table:table-cell>
          <table:table-cell table:number-columns-repeated="101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.313" calcext:value-type="float">
            <text:p>14.313</text:p>
          </table:table-cell>
          <table:table-cell table:style-name="ce2" office:value-type="float" office:value="14.317" calcext:value-type="float">
            <text:p>14.317</text:p>
          </table:table-cell>
          <table:table-cell table:style-name="ce2" office:value-type="float" office:value="14.31" calcext:value-type="float">
            <text:p>14.31</text:p>
          </table:table-cell>
          <table:table-cell table:formula="of:=AVERAGE([.B13:.D13])" office:value-type="float" office:value="14.3133333333333" calcext:value-type="float">
            <text:p>14.3133333333333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6119150378253" calcext:value-type="float">
            <text:p>2.66119150378253</text:p>
          </table:table-cell>
          <table:table-cell table:formula="of:=SQRT(((MAX([.B13:.D13])-MIN([.B13:.D13]))/2)^2+0.0005^2)" office:value-type="float" office:value="0.00353553390593258" calcext:value-type="float">
            <text:p>0.003535533905933</text:p>
          </table:table-cell>
          <table:table-cell table:number-columns-repeated="2"/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66119150378253" calcext:value-type="float">
            <text:p>2.66119150378253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247009821094498" calcext:value-type="float">
            <text:p>0.000247009821094</text:p>
          </table:table-cell>
          <table:table-cell table:number-columns-repeated="101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.956" calcext:value-type="float">
            <text:p>13.956</text:p>
          </table:table-cell>
          <table:table-cell table:style-name="ce2" office:value-type="float" office:value="13.959" calcext:value-type="float">
            <text:p>13.959</text:p>
          </table:table-cell>
          <table:table-cell table:style-name="ce2" office:value-type="float" office:value="13.954" calcext:value-type="float">
            <text:p>13.954</text:p>
          </table:table-cell>
          <table:table-cell table:formula="of:=AVERAGE([.B14:.D14])" office:value-type="float" office:value="13.9563333333333" calcext:value-type="float">
            <text:p>13.9563333333333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3593340762896" calcext:value-type="float">
            <text:p>2.63593340762896</text:p>
          </table:table-cell>
          <table:table-cell table:formula="of:=SQRT(((MAX([.B14:.D14])-MIN([.B14:.D14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63593340762896" calcext:value-type="float">
            <text:p>2.63593340762896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182677619966747" calcext:value-type="float">
            <text:p>0.000182677619967</text:p>
          </table:table-cell>
          <table:table-cell table:number-columns-repeated="101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.651" calcext:value-type="float">
            <text:p>13.651</text:p>
          </table:table-cell>
          <table:table-cell table:style-name="ce2" office:value-type="float" office:value="13.652" calcext:value-type="float">
            <text:p>13.652</text:p>
          </table:table-cell>
          <table:table-cell table:style-name="ce2" office:value-type="float" office:value="13.651" calcext:value-type="float">
            <text:p>13.651</text:p>
          </table:table-cell>
          <table:table-cell table:formula="of:=AVERAGE([.B15:.D15])" office:value-type="float" office:value="13.6513333333333" calcext:value-type="float">
            <text:p>13.6513333333333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1383719695826" calcext:value-type="float">
            <text:p>2.61383719695826</text:p>
          </table:table-cell>
          <table:table-cell table:formula="of:=SQRT(((MAX([.B15:.D15])-MIN([.B15:.D15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61383719695826" calcext:value-type="float">
            <text:p>2.61383719695826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0517976349943609" calcext:value-type="float">
            <text:p>5.17976349943609E-05</text:p>
          </table:table-cell>
          <table:table-cell table:number-columns-repeated="101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13.389" calcext:value-type="float">
            <text:p>13.389</text:p>
          </table:table-cell>
          <table:table-cell table:style-name="ce2" office:value-type="float" office:value="13.384" calcext:value-type="float">
            <text:p>13.384</text:p>
          </table:table-cell>
          <table:table-cell table:formula="of:=AVERAGE([.B16:.D16])" office:value-type="float" office:value="13.3873333333333" calcext:value-type="float">
            <text:p>13.3873333333333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9430898627216" calcext:value-type="float">
            <text:p>2.59430898627216</text:p>
          </table:table-cell>
          <table:table-cell table:formula="of:=SQRT(((MAX([.B16:.D16])-MIN([.B16:.D16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9430898627216" calcext:value-type="float">
            <text:p>2.59430898627216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190441941895018" calcext:value-type="float">
            <text:p>0.000190441941895</text:p>
          </table:table-cell>
          <table:table-cell table:number-columns-repeated="10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.153" calcext:value-type="float">
            <text:p>13.153</text:p>
          </table:table-cell>
          <table:table-cell table:number-columns-repeated="2" table:style-name="ce2" office:value-type="float" office:value="13.156" calcext:value-type="float">
            <text:p>13.156</text:p>
          </table:table-cell>
          <table:table-cell table:formula="of:=AVERAGE([.B17:.D17])" office:value-type="float" office:value="13.155" calcext:value-type="float">
            <text:p>13.155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7680191449226" calcext:value-type="float">
            <text:p>2.57680191449226</text:p>
          </table:table-cell>
          <table:table-cell table:formula="of:=SQRT(((MAX([.B17:.D17])-MIN([.B17:.D17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57680191449226" calcext:value-type="float">
            <text:p>2.57680191449226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120192993544982" calcext:value-type="float">
            <text:p>0.000120192993545</text:p>
          </table:table-cell>
          <table:table-cell table:number-columns-repeated="101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.953" calcext:value-type="float">
            <text:p>12.953</text:p>
          </table:table-cell>
          <table:table-cell table:style-name="ce2" office:value-type="float" office:value="12.952" calcext:value-type="float">
            <text:p>12.952</text:p>
          </table:table-cell>
          <table:table-cell table:style-name="ce2" office:value-type="float" office:value="12.953" calcext:value-type="float">
            <text:p>12.953</text:p>
          </table:table-cell>
          <table:table-cell table:formula="of:=AVERAGE([.B18:.D18])" office:value-type="float" office:value="12.9526666666667" calcext:value-type="float">
            <text:p>12.952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6130168715281" calcext:value-type="float">
            <text:p>2.56130168715281</text:p>
          </table:table-cell>
          <table:table-cell table:formula="of:=SQRT(((MAX([.B18:.D18])-MIN([.B18:.D18]))/2)^2+0.0005^2)" office:value-type="float" office:value="0.000707106781186352" calcext:value-type="float">
            <text:p>0.000707106781186</text:p>
          </table:table-cell>
          <table:table-cell table:number-columns-repeated="2"/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56130168715281" calcext:value-type="float">
            <text:p>2.56130168715281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0545915987327977" calcext:value-type="float">
            <text:p>5.45915987327977E-05</text:p>
          </table:table-cell>
          <table:table-cell table:number-columns-repeated="101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768" calcext:value-type="float">
            <text:p>12.768</text:p>
          </table:table-cell>
          <table:table-cell table:number-columns-repeated="2" table:style-name="ce2" office:value-type="float" office:value="12.772" calcext:value-type="float">
            <text:p>12.772</text:p>
          </table:table-cell>
          <table:table-cell table:formula="of:=AVERAGE([.B19:.D19])" office:value-type="float" office:value="12.7706666666667" calcext:value-type="float">
            <text:p>12.7706666666667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471508743722" calcext:value-type="float">
            <text:p>2.5471508743722</text:p>
          </table:table-cell>
          <table:table-cell table:formula="of:=SQRT(((MAX([.B19:.D19])-MIN([.B19:.D19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5471508743722" calcext:value-type="float">
            <text:p>2.5471508743722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161428754396164" calcext:value-type="float">
            <text:p>0.000161428754396</text:p>
          </table:table-cell>
          <table:table-cell table:number-columns-repeated="101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601" calcext:value-type="float">
            <text:p>12.601</text:p>
          </table:table-cell>
          <table:table-cell table:style-name="ce2" office:value-type="float" office:value="12.603" calcext:value-type="float">
            <text:p>12.603</text:p>
          </table:table-cell>
          <table:table-cell table:style-name="ce2" office:value-type="float" office:value="12.599" calcext:value-type="float">
            <text:p>12.599</text:p>
          </table:table-cell>
          <table:table-cell table:formula="of:=AVERAGE([.B20:.D20])" office:value-type="float" office:value="12.601" calcext:value-type="float">
            <text:p>12.601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3377617588756" calcext:value-type="float">
            <text:p>2.53377617588756</text:p>
          </table:table-cell>
          <table:table-cell table:formula="of:=SQRT(((MAX([.B20:.D20])-MIN([.B20:.D20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53377617588756" calcext:value-type="float">
            <text:p>2.53377617588756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63602318292883" calcext:value-type="float">
            <text:p>0.000163602318293</text:p>
          </table:table-cell>
          <table:table-cell table:number-columns-repeated="10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2.452" calcext:value-type="float">
            <text:p>12.452</text:p>
          </table:table-cell>
          <table:table-cell table:style-name="ce2" office:value-type="float" office:value="12.449" calcext:value-type="float">
            <text:p>12.449</text:p>
          </table:table-cell>
          <table:table-cell table:formula="of:=AVERAGE([.B21:.D21])" office:value-type="float" office:value="12.451" calcext:value-type="float">
            <text:p>12.451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2180094097028" calcext:value-type="float">
            <text:p>2.52180094097028</text:p>
          </table:table-cell>
          <table:table-cell table:formula="of:=SQRT(((MAX([.B21:.D21])-MIN([.B21:.D21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52180094097028" calcext:value-type="float">
            <text:p>2.52180094097028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126988902906132" calcext:value-type="float">
            <text:p>0.000126988902906</text:p>
          </table:table-cell>
          <table:table-cell table:number-columns-repeated="101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2.317" calcext:value-type="float">
            <text:p>12.317</text:p>
          </table:table-cell>
          <table:table-cell table:style-name="ce2" office:value-type="float" office:value="12.315" calcext:value-type="float">
            <text:p>12.315</text:p>
          </table:table-cell>
          <table:table-cell table:style-name="ce2" office:value-type="float" office:value="12.313" calcext:value-type="float">
            <text:p>12.313</text:p>
          </table:table-cell>
          <table:table-cell table:formula="of:=AVERAGE([.B22:.D22])" office:value-type="float" office:value="12.315" calcext:value-type="float">
            <text:p>12.315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108180315725" calcext:value-type="float">
            <text:p>2.5108180315725</text:p>
          </table:table-cell>
          <table:table-cell table:formula="of:=SQRT(((MAX([.B22:.D22])-MIN([.B22:.D22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5108180315725" calcext:value-type="float">
            <text:p>2.5108180315725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167401771239027" calcext:value-type="float">
            <text:p>0.000167401771239</text:p>
          </table:table-cell>
          <table:table-cell table:number-columns-repeated="101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.195" calcext:value-type="float">
            <text:p>12.195</text:p>
          </table:table-cell>
          <table:table-cell table:style-name="ce2" office:value-type="float" office:value="12.19" calcext:value-type="float">
            <text:p>12.19</text:p>
          </table:table-cell>
          <table:table-cell table:style-name="ce2" office:value-type="float" office:value="12.193" calcext:value-type="float">
            <text:p>12.193</text:p>
          </table:table-cell>
          <table:table-cell table:formula="of:=AVERAGE([.B23:.D23])" office:value-type="float" office:value="12.1926666666667" calcext:value-type="float">
            <text:p>12.192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0083467811427" calcext:value-type="float">
            <text:p>2.50083467811427</text:p>
          </table:table-cell>
          <table:table-cell table:formula="of:=SQRT(((MAX([.B23:.D23])-MIN([.B23:.D23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50083467811427" calcext:value-type="float">
            <text:p>2.50083467811427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209101899239716" calcext:value-type="float">
            <text:p>0.00020910189924</text:p>
          </table:table-cell>
          <table:table-cell table:number-columns-repeated="101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.079" calcext:value-type="float">
            <text:p>12.079</text:p>
          </table:table-cell>
          <table:table-cell table:style-name="ce2" office:value-type="float" office:value="12.084" calcext:value-type="float">
            <text:p>12.084</text:p>
          </table:table-cell>
          <table:table-cell table:style-name="ce2" office:value-type="float" office:value="12.078" calcext:value-type="float">
            <text:p>12.078</text:p>
          </table:table-cell>
          <table:table-cell table:formula="of:=AVERAGE([.B24:.D24])" office:value-type="float" office:value="12.0803333333333" calcext:value-type="float">
            <text:p>12.0803333333333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9157878594495" calcext:value-type="float">
            <text:p>2.49157878594495</text:p>
          </table:table-cell>
          <table:table-cell table:formula="of:=SQRT(((MAX([.B24:.D24])-MIN([.B24:.D24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9157878594495" calcext:value-type="float">
            <text:p>2.49157878594495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251763025177221" calcext:value-type="float">
            <text:p>0.000251763025177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972" calcext:value-type="float">
            <text:p>11.972</text:p>
          </table:table-cell>
          <table:table-cell table:number-columns-repeated="2" table:style-name="ce2" office:value-type="float" office:value="11.973" calcext:value-type="float">
            <text:p>11.973</text:p>
          </table:table-cell>
          <table:table-cell table:formula="of:=AVERAGE([.B25:.D25])" office:value-type="float" office:value="11.9726666666667" calcext:value-type="float">
            <text:p>11.9726666666667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8262627392843" calcext:value-type="float">
            <text:p>2.48262627392843</text:p>
          </table:table-cell>
          <table:table-cell table:formula="of:=SQRT(((MAX([.B25:.D25])-MIN([.B25:.D25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8262627392843" calcext:value-type="float">
            <text:p>2.48262627392843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0590600908614327" calcext:value-type="float">
            <text:p>5.9060090861432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882" calcext:value-type="float">
            <text:p>11.882</text:p>
          </table:table-cell>
          <table:table-cell table:style-name="ce2" office:value-type="float" office:value="11.886" calcext:value-type="float">
            <text:p>11.886</text:p>
          </table:table-cell>
          <table:table-cell table:style-name="ce2" office:value-type="float" office:value="11.885" calcext:value-type="float">
            <text:p>11.885</text:p>
          </table:table-cell>
          <table:table-cell table:formula="of:=AVERAGE([.B26:.D26])" office:value-type="float" office:value="11.8843333333333" calcext:value-type="float">
            <text:p>11.8843333333333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7522100612431" calcext:value-type="float">
            <text:p>2.47522100612431</text:p>
          </table:table-cell>
          <table:table-cell table:formula="of:=SQRT(((MAX([.B26:.D26])-MIN([.B26:.D26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7522100612431" calcext:value-type="float">
            <text:p>2.47522100612431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173468107548477" calcext:value-type="float">
            <text:p>0.000173468107548</text:p>
          </table:table-cell>
          <table:table-cell table:number-columns-repeated="101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.808" calcext:value-type="float">
            <text:p>11.808</text:p>
          </table:table-cell>
          <table:table-cell table:style-name="ce2" office:value-type="float" office:value="11.806" calcext:value-type="float">
            <text:p>11.806</text:p>
          </table:table-cell>
          <table:table-cell table:style-name="ce2" office:value-type="float" office:value="11.809" calcext:value-type="float">
            <text:p>11.809</text:p>
          </table:table-cell>
          <table:table-cell table:formula="of:=AVERAGE([.B27:.D27])" office:value-type="float" office:value="11.8076666666667" calcext:value-type="float">
            <text:p>11.8076666666667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687490380107" calcext:value-type="float">
            <text:p>2.4687490380107</text:p>
          </table:table-cell>
          <table:table-cell table:formula="of:=SQRT(((MAX([.B27:.D27])-MIN([.B27:.D27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4687490380107" calcext:value-type="float">
            <text:p>2.4687490380107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133907813856893" calcext:value-type="float">
            <text:p>0.000133907813857</text:p>
          </table:table-cell>
          <table:table-cell table:number-columns-repeated="101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11.745" calcext:value-type="float">
            <text:p>11.745</text:p>
          </table:table-cell>
          <table:table-cell table:style-name="ce2" office:value-type="float" office:value="11.743" calcext:value-type="float">
            <text:p>11.743</text:p>
          </table:table-cell>
          <table:table-cell table:formula="of:=AVERAGE([.B28:.D28])" office:value-type="float" office:value="11.7443333333333" calcext:value-type="float">
            <text:p>11.7443333333333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6337085475728" calcext:value-type="float">
            <text:p>2.46337085475728</text:p>
          </table:table-cell>
          <table:table-cell table:formula="of:=SQRT(((MAX([.B28:.D28])-MIN([.B28:.D28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46337085475728" calcext:value-type="float">
            <text:p>2.46337085475728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0951977397964464" calcext:value-type="float">
            <text:p>9.51977397964464E-05</text:p>
          </table:table-cell>
          <table:table-cell table:number-columns-repeated="101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803" calcext:value-type="float">
            <text:p>11.803</text:p>
          </table:table-cell>
          <table:table-cell table:style-name="ce2" office:value-type="float" office:value="11.805" calcext:value-type="float">
            <text:p>11.805</text:p>
          </table:table-cell>
          <table:table-cell table:style-name="ce2" office:value-type="float" office:value="11.801" calcext:value-type="float">
            <text:p>11.801</text:p>
          </table:table-cell>
          <table:table-cell table:formula="of:=AVERAGE([.B29:.D29])" office:value-type="float" office:value="11.803" calcext:value-type="float">
            <text:p>11.803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6835373644693" calcext:value-type="float">
            <text:p>2.46835373644693</text:p>
          </table:table-cell>
          <table:table-cell table:formula="of:=SQRT(((MAX([.B29:.D29])-MIN([.B29:.D29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46835373644693" calcext:value-type="float">
            <text:p>2.46835373644693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174663459527969" calcext:value-type="float">
            <text:p>0.000174663459528</text:p>
          </table:table-cell>
          <table:table-cell table:number-columns-repeated="101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.763" calcext:value-type="float">
            <text:p>11.763</text:p>
          </table:table-cell>
          <table:table-cell table:style-name="ce2" office:value-type="float" office:value="11.765" calcext:value-type="float">
            <text:p>11.765</text:p>
          </table:table-cell>
          <table:table-cell table:style-name="ce2" office:value-type="float" office:value="11.762" calcext:value-type="float">
            <text:p>11.762</text:p>
          </table:table-cell>
          <table:table-cell table:formula="of:=AVERAGE([.B30:.D30])" office:value-type="float" office:value="11.7633333333333" calcext:value-type="float">
            <text:p>11.763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6498734901907" calcext:value-type="float">
            <text:p>2.46498734901907</text:p>
          </table:table-cell>
          <table:table-cell table:formula="of:=SQRT(((MAX([.B30:.D30])-MIN([.B30:.D30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46498734901907" calcext:value-type="float">
            <text:p>2.46498734901907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134412482013396" calcext:value-type="float">
            <text:p>0.000134412482013</text:p>
          </table:table-cell>
          <table:table-cell table:number-columns-repeated="101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.729" calcext:value-type="float">
            <text:p>11.729</text:p>
          </table:table-cell>
          <table:table-cell table:style-name="ce2" office:value-type="float" office:value="11.724" calcext:value-type="float">
            <text:p>11.724</text:p>
          </table:table-cell>
          <table:table-cell table:style-name="ce2" office:value-type="float" office:value="11.726" calcext:value-type="float">
            <text:p>11.726</text:p>
          </table:table-cell>
          <table:table-cell table:formula="of:=AVERAGE([.B31:.D31])" office:value-type="float" office:value="11.7263333333333" calcext:value-type="float">
            <text:p>11.7263333333333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6183702499568" calcext:value-type="float">
            <text:p>2.46183702499568</text:p>
          </table:table-cell>
          <table:table-cell table:formula="of:=SQRT(((MAX([.B31:.D31])-MIN([.B31:.D31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46183702499568" calcext:value-type="float">
            <text:p>2.46183702499568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217417472650948" calcext:value-type="float">
            <text:p>0.000217417472651</text:p>
          </table:table-cell>
          <table:table-cell table:number-columns-repeated="101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2" table:style-name="ce2" office:value-type="float" office:value="11.701" calcext:value-type="float">
            <text:p>11.701</text:p>
          </table:table-cell>
          <table:table-cell table:formula="of:=AVERAGE([.B32:.D32])" office:value-type="float" office:value="11.7006666666667" calcext:value-type="float">
            <text:p>11.700666666666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5964582023739" calcext:value-type="float">
            <text:p>2.45964582023739</text:p>
          </table:table-cell>
          <table:table-cell table:formula="of:=SQRT(((MAX([.B32:.D32])-MIN([.B32:.D32]))/2)^2+0.0005^2)" office:value-type="float" office:value="0.00070710678118698" calcext:value-type="float">
            <text:p>0.000707106781187</text:p>
          </table:table-cell>
          <table:table-cell table:number-columns-repeated="2"/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45964582023739" calcext:value-type="float">
            <text:p>2.45964582023739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0604330335468332" calcext:value-type="float">
            <text:p>6.04330335468332E-05</text:p>
          </table:table-cell>
          <table:table-cell table:number-columns-repeated="101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.678" calcext:value-type="float">
            <text:p>11.678</text:p>
          </table:table-cell>
          <table:table-cell table:style-name="ce2" office:value-type="float" office:value="11.673" calcext:value-type="float">
            <text:p>11.673</text:p>
          </table:table-cell>
          <table:table-cell table:style-name="ce2" office:value-type="float" office:value="11.671" calcext:value-type="float">
            <text:p>11.671</text:p>
          </table:table-cell>
          <table:table-cell table:formula="of:=AVERAGE([.B33:.D33])" office:value-type="float" office:value="11.674" calcext:value-type="float">
            <text:p>11.674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573641467816" calcext:value-type="float">
            <text:p>2.4573641467816</text:p>
          </table:table-cell>
          <table:table-cell table:formula="of:=SQRT(((MAX([.B33:.D33])-MIN([.B33:.D33]))/2)^2+0.0005^2)" office:value-type="float" office:value="0.00353553390593345" calcext:value-type="float">
            <text:p>0.003535533905933</text:p>
          </table:table-cell>
          <table:table-cell table:number-columns-repeated="2"/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4573641467816" calcext:value-type="float">
            <text:p>2.4573641467816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302855397116109" calcext:value-type="float">
            <text:p>0.000302855397116</text:p>
          </table:table-cell>
          <table:table-cell table:number-columns-repeated="101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.652" calcext:value-type="float">
            <text:p>11.652</text:p>
          </table:table-cell>
          <table:table-cell table:style-name="ce2" office:value-type="float" office:value="11.654" calcext:value-type="float">
            <text:p>11.654</text:p>
          </table:table-cell>
          <table:table-cell table:style-name="ce2" office:value-type="float" office:value="11.653" calcext:value-type="float">
            <text:p>11.653</text:p>
          </table:table-cell>
          <table:table-cell table:formula="of:=AVERAGE([.B34:.D34])" office:value-type="float" office:value="11.653" calcext:value-type="float">
            <text:p>11.653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5556365759113" calcext:value-type="float">
            <text:p>2.45556365759113</text:p>
          </table:table-cell>
          <table:table-cell table:formula="of:=SQRT(((MAX([.B34:.D34])-MIN([.B34:.D34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45556365759113" calcext:value-type="float">
            <text:p>2.45556365759113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0959438761477897" calcext:value-type="float">
            <text:p>9.5943876147789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.636" calcext:value-type="float">
            <text:p>11.636</text:p>
          </table:table-cell>
          <table:table-cell table:number-columns-repeated="2" table:style-name="ce2" office:value-type="float" office:value="11.634" calcext:value-type="float">
            <text:p>11.634</text:p>
          </table:table-cell>
          <table:table-cell table:formula="of:=AVERAGE([.B35:.D35])" office:value-type="float" office:value="11.6346666666667" calcext:value-type="float">
            <text:p>11.6346666666667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539891471532" calcext:value-type="float">
            <text:p>2.4539891471532</text:p>
          </table:table-cell>
          <table:table-cell table:formula="of:=SQRT(((MAX([.B35:.D35])-MIN([.B35:.D35]))/2)^2+0.0005^2)" office:value-type="float" office:value="0.0011180339887494" calcext:value-type="float">
            <text:p>0.001118033988749</text:p>
          </table:table-cell>
          <table:table-cell table:number-columns-repeated="2"/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4539891471532" calcext:value-type="float">
            <text:p>2.4539891471532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0960950597710347" calcext:value-type="float">
            <text:p>9.60950597710347E-05</text:p>
          </table:table-cell>
          <table:table-cell table:number-columns-repeated="101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.611" calcext:value-type="float">
            <text:p>11.611</text:p>
          </table:table-cell>
          <table:table-cell table:style-name="ce2" office:value-type="float" office:value="11.616" calcext:value-type="float">
            <text:p>11.616</text:p>
          </table:table-cell>
          <table:table-cell table:style-name="ce2" office:value-type="float" office:value="11.613" calcext:value-type="float">
            <text:p>11.613</text:p>
          </table:table-cell>
          <table:table-cell table:formula="of:=AVERAGE([.B36:.D36])" office:value-type="float" office:value="11.6133333333333" calcext:value-type="float">
            <text:p>11.613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5215386331619" calcext:value-type="float">
            <text:p>2.45215386331619</text:p>
          </table:table-cell>
          <table:table-cell table:formula="of:=SQRT(((MAX([.B36:.D36])-MIN([.B36:.D36]))/2)^2+0.0005^2)" office:value-type="float" office:value="0.0025495097567959" calcext:value-type="float">
            <text:p>0.002549509756796</text:p>
          </table:table-cell>
          <table:table-cell table:number-columns-repeated="2"/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45215386331619" calcext:value-type="float">
            <text:p>2.45215386331619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21953298709494" calcext:value-type="float">
            <text:p>0.000219532987095</text:p>
          </table:table-cell>
          <table:table-cell table:number-columns-repeated="101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.597" calcext:value-type="float">
            <text:p>11.597</text:p>
          </table:table-cell>
          <table:table-cell table:style-name="ce2" office:value-type="float" office:value="11.598" calcext:value-type="float">
            <text:p>11.598</text:p>
          </table:table-cell>
          <table:table-cell table:style-name="ce2" office:value-type="float" office:value="11.592" calcext:value-type="float">
            <text:p>11.592</text:p>
          </table:table-cell>
          <table:table-cell table:formula="of:=AVERAGE([.B37:.D37])" office:value-type="float" office:value="11.5956666666667" calcext:value-type="float">
            <text:p>11.5956666666667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5063146510181" calcext:value-type="float">
            <text:p>2.45063146510181</text:p>
          </table:table-cell>
          <table:table-cell table:formula="of:=SQRT(((MAX([.B37:.D37])-MIN([.B37:.D37]))/2)^2+0.0005^2)" office:value-type="float" office:value="0.00304138126514922" calcext:value-type="float">
            <text:p>0.003041381265149</text:p>
          </table:table-cell>
          <table:table-cell table:number-columns-repeated="2"/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45063146510181" calcext:value-type="float">
            <text:p>2.45063146510181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262286020509031" calcext:value-type="float">
            <text:p>0.000262286020509</text:p>
          </table:table-cell>
          <table:table-cell table:number-columns-repeated="101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.578" calcext:value-type="float">
            <text:p>11.578</text:p>
          </table:table-cell>
          <table:table-cell table:style-name="ce2" office:value-type="float" office:value="11.577" calcext:value-type="float">
            <text:p>11.577</text:p>
          </table:table-cell>
          <table:table-cell table:style-name="ce2" office:value-type="float" office:value="11.579" calcext:value-type="float">
            <text:p>11.579</text:p>
          </table:table-cell>
          <table:table-cell table:formula="of:=AVERAGE([.B38:.D38])" office:value-type="float" office:value="11.578" calcext:value-type="float">
            <text:p>11.578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4910674565681" calcext:value-type="float">
            <text:p>2.44910674565681</text:p>
          </table:table-cell>
          <table:table-cell table:formula="of:=SQRT(((MAX([.B38:.D38])-MIN([.B38:.D38]))/2)^2+0.0005^2)" office:value-type="float" office:value="0.00111803398875019" calcext:value-type="float">
            <text:p>0.00111803398875</text:p>
          </table:table-cell>
          <table:table-cell table:number-columns-repeated="2"/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44910674565681" calcext:value-type="float">
            <text:p>2.44910674565681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0965653816505609" calcext:value-type="float">
            <text:p>9.65653816505609E-05</text:p>
          </table:table-cell>
          <table:table-cell table:number-columns-repeated="101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.567" calcext:value-type="float">
            <text:p>11.567</text:p>
          </table:table-cell>
          <table:table-cell table:style-name="ce2" office:value-type="float" office:value="11.569" calcext:value-type="float">
            <text:p>11.569</text:p>
          </table:table-cell>
          <table:table-cell table:style-name="ce2" office:value-type="float" office:value="11.566" calcext:value-type="float">
            <text:p>11.566</text:p>
          </table:table-cell>
          <table:table-cell table:formula="of:=AVERAGE([.B39:.D39])" office:value-type="float" office:value="11.5673333333333" calcext:value-type="float">
            <text:p>11.567333333333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4818503351137" calcext:value-type="float">
            <text:p>2.44818503351137</text:p>
          </table:table-cell>
          <table:table-cell table:formula="of:=SQRT(((MAX([.B39:.D39])-MIN([.B39:.D39]))/2)^2+0.0005^2)" office:value-type="float" office:value="0.00158113883008424" calcext:value-type="float">
            <text:p>0.001581138830084</text:p>
          </table:table-cell>
          <table:table-cell table:number-columns-repeated="2"/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44818503351137" calcext:value-type="float">
            <text:p>2.44818503351137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136690003177129" calcext:value-type="float">
            <text:p>0.000136690003177</text:p>
          </table:table-cell>
          <table:table-cell table:number-columns-repeated="101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.549" calcext:value-type="float">
            <text:p>11.549</text:p>
          </table:table-cell>
          <table:table-cell table:style-name="ce2" office:value-type="float" office:value="11.545" calcext:value-type="float">
            <text:p>11.545</text:p>
          </table:table-cell>
          <table:table-cell table:style-name="ce2" office:value-type="float" office:value="11.549" calcext:value-type="float">
            <text:p>11.549</text:p>
          </table:table-cell>
          <table:table-cell table:formula="of:=AVERAGE([.B40:.D40])" office:value-type="float" office:value="11.5476666666667" calcext:value-type="float">
            <text:p>11.5476666666667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4648339635695" calcext:value-type="float">
            <text:p>2.44648339635695</text:p>
          </table:table-cell>
          <table:table-cell table:formula="of:=SQRT(((MAX([.B40:.D40])-MIN([.B40:.D40]))/2)^2+0.0005^2)" office:value-type="float" office:value="0.00206155281280862" calcext:value-type="float">
            <text:p>0.002061552812809</text:p>
          </table:table-cell>
          <table:table-cell table:number-columns-repeated="2"/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44648339635695" calcext:value-type="float">
            <text:p>2.44648339635695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178525486777296" calcext:value-type="float">
            <text:p>0.000178525486777</text:p>
          </table:table-cell>
          <table:table-cell table:number-columns-repeated="101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.534" calcext:value-type="float">
            <text:p>11.534</text:p>
          </table:table-cell>
          <table:table-cell table:style-name="ce2" office:value-type="float" office:value="11.531" calcext:value-type="float">
            <text:p>11.531</text:p>
          </table:table-cell>
          <table:table-cell table:style-name="ce2" office:value-type="float" office:value="11.529" calcext:value-type="float">
            <text:p>11.529</text:p>
          </table:table-cell>
          <table:table-cell table:formula="of:=AVERAGE([.B41:.D41])" office:value-type="float" office:value="11.5313333333333" calcext:value-type="float">
            <text:p>11.531333333333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4506796795362" calcext:value-type="float">
            <text:p>2.44506796795362</text:p>
          </table:table-cell>
          <table:table-cell table:formula="of:=SQRT(((MAX([.B41:.D41])-MIN([.B41:.D41]))/2)^2+0.0005^2)" office:value-type="float" office:value="0.00254950975679678" calcext:value-type="float">
            <text:p>0.002549509756797</text:p>
          </table:table-cell>
          <table:table-cell table:number-columns-repeated="2"/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44506796795362" calcext:value-type="float">
            <text:p>2.44506796795362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221094099277052" calcext:value-type="float">
            <text:p>0.000221094099277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_20_D38_20_10kHz" style:display-name="PageStyle_B D38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D39_20_10kHz" style:display-name="PageStyle_A D39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40_20_10kHz" style:display-name="PageStyle_B D40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D41_20_10kHz" style:display-name="PageStyle_A D41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42_20_10kHz" style:display-name="PageStyle_B D42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D43_20_10kHz" style:display-name="PageStyle_A D43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44_20_10kHz" style:display-name="PageStyle_B D44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D37_20_10kHz" style:display-name="PageStyle_A D37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D47_20_10kHz" style:display-name="PageStyle_A D47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46_20_10kHz" style:display-name="PageStyle_B D46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D45_20_10kHz" style:display-name="PageStyle_A D45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48_20_10kHz" style:display-name="PageStyle_B D48 10k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8-03-05T20:10:16.219555476</dc:date>
    <meta:generator>LibreOffice/5.3.7.2.0$Linux_X86_64 LibreOffice_project/30$Build-2</meta:generator>
    <meta:editing-duration>PT1H25M22S</meta:editing-duration>
    <meta:editing-cycles>2</meta:editing-cycles>
    <meta:document-statistic meta:table-count="12" meta:cell-count="56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